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Graph2" manifest:media-type="application/x-openoffice-gdimetafile;windows_formatname=&quot;GDIMetaFile&quot;"/>
  <manifest:file-entry manifest:full-path="ObjectReplacements/Graph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Graph5" manifest:media-type="application/x-openoffice-gdimetafile;windows_formatname=&quot;GDIMetaFile&quot;"/>
  <manifest:file-entry manifest:full-path="ObjectReplacements/Graph4" manifest:media-type="application/x-openoffice-gdimetafile;windows_formatname=&quot;GDIMetaFile&quot;"/>
  <manifest:file-entry manifest:full-path="ObjectReplacements/Graph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Graph5/content.xml" manifest:media-type="text/xml"/>
  <manifest:file-entry manifest:full-path="Graph5/styles.xml" manifest:media-type="text/xml"/>
  <manifest:file-entry manifest:full-path="Graph5/meta.xml" manifest:media-type="text/xml"/>
  <manifest:file-entry manifest:full-path="Graph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Graph2/content.xml" manifest:media-type="text/xml"/>
  <manifest:file-entry manifest:full-path="Graph2/styles.xml" manifest:media-type="text/xml"/>
  <manifest:file-entry manifest:full-path="Graph2/meta.xml" manifest:media-type="text/xml"/>
  <manifest:file-entry manifest:full-path="Graph2/" manifest:media-type="application/vnd.oasis.opendocument.chart"/>
  <manifest:file-entry manifest:full-path="settings.xml" manifest:media-type="text/xml"/>
  <manifest:file-entry manifest:full-path="Graph1/content.xml" manifest:media-type="text/xml"/>
  <manifest:file-entry manifest:full-path="Graph1/styles.xml" manifest:media-type="text/xml"/>
  <manifest:file-entry manifest:full-path="Graph1/meta.xml" manifest:media-type="text/xml"/>
  <manifest:file-entry manifest:full-path="Graph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tent.xml" manifest:media-type="text/xml"/>
  <manifest:file-entry manifest:full-path="Graph4/content.xml" manifest:media-type="text/xml"/>
  <manifest:file-entry manifest:full-path="Graph4/styles.xml" manifest:media-type="text/xml"/>
  <manifest:file-entry manifest:full-path="Graph4/meta.xml" manifest:media-type="text/xml"/>
  <manifest:file-entry manifest:full-path="Graph4/" manifest:media-type="application/vnd.oasis.opendocument.chart"/>
  <manifest:file-entry manifest:full-path="Graph3/content.xml" manifest:media-type="text/xml"/>
  <manifest:file-entry manifest:full-path="Graph3/styles.xml" manifest:media-type="text/xml"/>
  <manifest:file-entry manifest:full-path="Graph3/meta.xml" manifest:media-type="text/xml"/>
  <manifest:file-entry manifest:full-path="Graph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Liberation Sans" svg:font-family="'Liberation Sans'"/>
    <style:font-face style:name="Liberation Serif" svg:font-family="'Liberation Serif'"/>
    <style:font-face style:name="Liberation Serif1" svg:font-family="'Liberation Serif1'"/>
    <style:font-face style:name="Sans" svg:font-family="Sans"/>
    <style:font-face style:name="Sans1" svg:font-family="Sans" style:font-family-generic="swis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mm"/>
    </style:style>
    <style:style style:name="co3" style:family="table-column">
      <style:table-column-properties fo:break-before="auto" style:column-width="29.72mm"/>
    </style:style>
    <style:style style:name="co4" style:family="table-column">
      <style:table-column-properties fo:break-before="auto" style:column-width="27.5mm"/>
    </style:style>
    <style:style style:name="co5" style:family="table-column">
      <style:table-column-properties fo:break-before="auto" style:column-width="27.22mm"/>
    </style:style>
    <style:style style:name="co6" style:family="table-column">
      <style:table-column-properties fo:break-before="auto" style:column-width="16.93mm"/>
    </style:style>
    <style:style style:name="co7" style:family="table-column">
      <style:table-column-properties fo:break-before="auto" style:column-width="24.34mm"/>
    </style:style>
    <style:style style:name="co8" style:family="table-column">
      <style:table-column-properties fo:break-before="auto" style:column-width="23.02mm"/>
    </style:style>
    <style:style style:name="co9" style:family="table-column">
      <style:table-column-properties fo:break-before="auto" style:column-width="26.19mm"/>
    </style:style>
    <style:style style:name="co10" style:family="table-column">
      <style:table-column-properties fo:break-before="auto" style:column-width="21.43mm"/>
    </style:style>
    <style:style style:name="co11" style:family="table-column">
      <style:table-column-properties fo:break-before="auto" style:column-width="20.9mm"/>
    </style:style>
    <style:style style:name="co12" style:family="table-column">
      <style:table-column-properties fo:break-before="auto" style:column-width="25.93mm"/>
    </style:style>
    <style:style style:name="co13" style:family="table-column">
      <style:table-column-properties fo:break-before="auto" style:column-width="24.08mm"/>
    </style:style>
    <style:style style:name="co14" style:family="table-column">
      <style:table-column-properties fo:break-before="auto" style:column-width="38.36mm"/>
    </style:style>
    <style:style style:name="co15" style:family="table-column">
      <style:table-column-properties fo:break-before="auto" style:column-width="27.31mm"/>
    </style:style>
    <style:style style:name="co16" style:family="table-column">
      <style:table-column-properties fo:break-before="auto" style:column-width="29.49mm"/>
    </style:style>
    <style:style style:name="co17" style:family="table-column">
      <style:table-column-properties fo:break-before="auto" style:column-width="28.4mm"/>
    </style:style>
    <style:style style:name="co18" style:family="table-column">
      <style:table-column-properties fo:break-before="auto" style:column-width="22.4mm"/>
    </style:style>
    <style:style style:name="co19" style:family="table-column">
      <style:table-column-properties fo:break-before="auto" style:column-width="23.21mm"/>
    </style:style>
    <style:style style:name="co20" style:family="table-column">
      <style:table-column-properties fo:break-before="auto" style:column-width="22.12mm"/>
    </style:style>
    <style:style style:name="co21" style:family="table-column">
      <style:table-column-properties fo:break-before="auto" style:column-width="21.85mm"/>
    </style:style>
    <style:style style:name="co22" style:family="table-column">
      <style:table-column-properties fo:break-before="auto" style:column-width="25.12mm"/>
    </style:style>
    <style:style style:name="co23" style:family="table-column">
      <style:table-column-properties fo:break-before="auto" style:column-width="26.4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2mm" fo:break-before="auto" style:use-optimal-row-height="true"/>
    </style:style>
    <style:style style:name="ro3" style:family="table-row">
      <style:table-row-properties style:row-height="8.8mm" fo:break-before="auto" style:use-optimal-row-height="true"/>
    </style:style>
    <style:style style:name="ro4" style:family="table-row">
      <style:table-row-properties style:row-height="4.5mm" fo:break-before="auto" style:use-optimal-row-height="true"/>
    </style:style>
    <style:style style:name="ro5" style:family="table-row">
      <style:table-row-properties style:row-height="8.2mm" fo:break-before="auto" style:use-optimal-row-height="true"/>
    </style:style>
    <style:style style:name="ro6" style:family="table-row">
      <style:table-row-properties style:row-height="8.73mm" fo:break-before="auto" style:use-optimal-row-height="true"/>
    </style:style>
    <style:style style:name="ro7" style:family="table-row">
      <style:table-row-properties style:row-height="13.76mm" fo:break-before="auto" style:use-optimal-row-height="true"/>
    </style:style>
    <style:style style:name="ro8" style:family="table-row">
      <style:table-row-properties style:row-height="4.76mm" fo:break-before="auto" style:use-optimal-row-height="true"/>
    </style:style>
    <style:style style:name="ro9" style:family="table-row">
      <style:table-row-properties style:row-height="8.45mm" fo:break-before="auto" style:use-optimal-row-height="true"/>
    </style:style>
    <style:style style:name="ta1" style:family="table" style:master-page-name="Sheet1">
      <style:table-properties table:display="true" style:writing-mode="lr-tb"/>
    </style:style>
    <style:style style:name="ta2" style:family="table" style:master-page-name="Sheet2">
      <style:table-properties table:display="true" style:writing-mode="lr-tb"/>
    </style:style>
    <style:style style:name="ta3" style:family="table" style:master-page-name="Sheet3">
      <style:table-properties table:display="true" style:writing-mode="lr-tb"/>
    </style:style>
    <style:style style:name="ta4" style:family="table" style:master-page-name="Média_20_Ponderada">
      <style:table-properties table:display="true" style:writing-mode="lr-tb"/>
    </style:style>
    <style:style style:name="ta5" style:family="table" style:master-page-name="Média_20_Erro">
      <style:table-properties table:display="true" style:writing-mode="lr-tb"/>
    </style:style>
    <style:style style:name="ta6" style:family="table" style:master-page-name="Linear_20_regression">
      <style:table-properties table:display="true" style:writing-mode="lr-tb"/>
    </style:style>
    <style:style style:name="ta7" style:family="table" style:master-page-name="Sheet7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wrap" fo:border="0.99pt solid #000000" style:rotation-angle="0" style:rotation-align="none" style:shrink-to-fit="false" gnm:background-colour="#eeeeee" gnm:pattern-colour="#000000" gnm:pattern="1" style:vertical-align="middle"/>
      <style:paragraph-properties fo:text-align="center" fo:margin-left="0mm"/>
      <style:text-properties fo:color="#000000" style:text-line-through-style="none" style:text-line-through-type="none" style:font-name="Liberation Serif" fo:font-size="10pt" fo:font-style="normal" style:text-underline-style="none" fo:font-weight="normal" style:text-underline-mode="continuous" style:text-overline-mode="continuous" style:text-line-through-mode="continuous"/>
    </style:style>
    <style:style style:name="ce2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value-type" style:repeat-content="false" fo:wrap-option="wrap" fo:border="0.99pt solid #000000" style:rotation-angle="0" style:rotation-align="none" style:shrink-to-fit="false" gnm:background-colour="#eeeeee" gnm:pattern-colour="#000000" gnm:pattern="1" style:vertical-align="bottom"/>
      <style:paragraph-properties fo:margin-left="0mm"/>
      <style:text-properties fo:color="#000000" style:text-line-through-style="none" style:text-line-through-type="none" style:font-name="Liberation Serif" fo:font-size="10pt" fo:font-style="normal" style:text-underline-style="none" fo:font-weight="normal" style:text-underline-mode="continuous" style:text-overline-mode="continuous" style:text-line-through-mode="continuous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000000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Liberation Serif" fo:font-size="10pt" fo:font-style="normal" style:text-underline-style="none" fo:font-weight="normal" style:text-underline-mode="continuous" style:text-overline-mode="continuous" style:text-line-through-mode="continuous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value-type" style:repeat-content="false" fo:wrap-option="wrap" fo:border="0.99pt solid #000000" style:rotation-angle="0" style:rotation-align="none" style:shrink-to-fit="false" gnm:background-colour="#999999" gnm:pattern-colour="#000000" gnm:pattern="1" style:vertical-align="middle"/>
      <style:paragraph-properties fo:margin-left="0mm"/>
      <style:text-properties fo:color="#000000" style:text-line-through-style="none" style:text-line-through-type="none" style:font-name="Liberation Serif" fo:font-size="10pt" fo:font-style="normal" style:text-underline-style="none" fo:font-weight="normal" style:text-underline-mode="continuous" style:text-overline-mode="continuous" style:text-line-through-mode="continuous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000000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Liberation Serif" fo:font-size="10pt" fo:font-style="normal" style:text-underline-style="none" fo:font-weight="normal" style:text-underline-mode="continuous" style:text-overline-mode="continuous" style:text-line-through-mode="continuous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000000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000000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000000" style:rotation-angle="0" style:rotation-align="none" style:shrink-to-fit="false" gnm:background-colour="#ffffff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Liberation Serif" fo:font-size="10pt" fo:font-style="normal" style:text-underline-style="none" fo:font-weight="normal" style:text-underline-mode="continuous" style:text-overline-mode="continuous" style:text-line-through-mode="continuous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ce13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000000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Liberation Serif1" fo:font-size="10pt" fo:font-style="normal" style:text-underline-style="none" fo:font-weight="normal" style:text-underline-mode="continuous" style:text-overline-mode="continuous" style:text-line-through-mode="continuous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ce16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gnm:background-colour="#999999" gnm:pattern-colour="#000000" gnm:pattern="1" style:vertical-align="middle"/>
      <style:paragraph-properties fo:text-align="center" fo:margin-left="0mm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Liberation Serif1" fo:font-size="10pt" fo:font-style="normal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top"/>
      <style:paragraph-properties fo:text-align="center" fo:margin-left="0mm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000000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Liberation Serif" fo:font-size="10pt" fo:font-style="normal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 style:data-style-name="N2">
      <style:table-cell-properties style:glyph-orientation-vertical="auto" fo:background-color="#999999" style:cell-protect="protected" style:print-content="true" style:diagonal-bl-tr="none" style:diagonal-tl-br="none" style:text-align-source="value-type" style:repeat-content="false" fo:wrap-option="wrap" fo:border="0.99pt solid #000000" style:rotation-angle="0" style:rotation-align="none" style:shrink-to-fit="false" gnm:background-colour="#999999" gnm:pattern-colour="#000000" gnm:pattern="1" style:vertical-align="middle"/>
      <style:paragraph-properties fo:margin-left="0mm"/>
      <style:text-properties fo:color="#000000" style:text-line-through-style="none" style:text-line-through-type="none" style:font-name="Liberation Serif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 style:data-style-name="N2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wrap" fo:border="0.99pt solid #000000" style:rotation-angle="0" style:rotation-align="none" style:shrink-to-fit="false" gnm:background-colour="#999999" gnm:pattern-colour="#000000" gnm:pattern="1" style:vertical-align="middle"/>
      <style:paragraph-properties fo:text-align="center" fo:margin-left="0mm"/>
      <style:text-properties fo:color="#000000" style:text-line-through-style="none" style:text-line-through-type="none" style:font-name="Liberation Serif" fo:font-size="10pt" fo:font-style="normal" style:text-underline-style="none" fo:font-weight="normal" style:text-underline-mode="continuous" style:text-overline-mode="continuous" style:text-line-through-mode="continuous"/>
    </style:style>
    <style:style style:name="ce23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value-type" style:repeat-content="false" fo:wrap-option="no-wrap" fo:border="0.99pt solid #000000" style:rotation-angle="0" style:rotation-align="none" style:shrink-to-fit="false" gnm:background-colour="#eeeeee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999999" gnm:pattern-colour="#000000" gnm:pattern="1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000000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ff" style:text-line-through-style="none" style:text-line-through-type="none" style:font-name="Liberation Serif" fo:font-size="10pt" fo:font-style="normal" style:text-underline-style="solid" style:text-underline-width="auto" style:text-underline-color="font-color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name-asian="Droid Sans Fallback" style:font-name-complex="FreeSan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name-asian="Droid Sans Fallback" style:font-name-complex="FreeSans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Sans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default-cell-style-name="ce15"/>
        <table:table-column table:style-name="co1" table:default-cell-style-name="ce5"/>
        <table:table-column table:style-name="co1" table:default-cell-style-name="ce3"/>
        <table:table-column table:style-name="co1" table:number-columns-repeated="5" table:default-cell-style-name="ce19"/>
        <table:table-column table:style-name="co1" table:number-columns-repeated="7" table:default-cell-style-name="ce5"/>
        <table:table-column table:style-name="co6" table:number-columns-repeated="108" table:default-cell-style-name="ce5"/>
        <table:table-row table:style-name="ro1">
          <table:table-cell table:style-name="ce1" office:value-type="string" calcext:value-type="string" table:number-columns-spanned="6" table:number-rows-spanned="1">
            <text:p>F @ B(inactive</text:p>
          </table:table-cell>
          <table:covered-table-cell table:number-columns-repeated="5"/>
          <table:table-cell table:number-columns-repeated="122"/>
        </table:table-row>
        <table:table-row table:style-name="ro2">
          <table:table-cell table:style-name="ce2"/>
          <table:table-cell table:style-name="ce6" office:value-type="string" calcext:value-type="string">
            <text:p>write_issued</text:p>
          </table:table-cell>
          <table:table-cell table:style-name="ce6" office:value-type="string" calcext:value-type="string">
            <text:p>read_issued</text:p>
          </table:table-cell>
          <table:table-cell table:style-name="ce6" office:value-type="string" calcext:value-type="string">
            <text:p>write_time</text:p>
          </table:table-cell>
          <table:table-cell table:style-name="ce6" office:value-type="string" calcext:value-type="string">
            <text:p>read_time</text:p>
          </table:table-cell>
          <table:table-cell table:style-name="ce16" office:value-type="string" calcext:value-type="string">
            <text:p><text:s/>cputil</text:p>
          </table:table-cell>
          <table:table-cell table:number-columns-repeated="12"/>
          <table:table-cell>
            <draw:frame table:end-cell-address="Sheet1.AB22" table:end-x="16.18mm" table:end-y="3.8mm" draw:z-index="0" draw:style-name="gr1" svg:width="160.16mm" svg:height="94.73mm" svg:x="19.71mm" svg:y="0.88mm">
              <loext:p draw:notify-on-update-of-ranges="Sheet1.H13:Sheet1.H19 Sheet1.I12:Sheet1.I12 Sheet1.I13:Sheet1.I19 Sheet1.J12:Sheet1.J12 Sheet1.J13:Sheet1.J19 Sheet1.K12:Sheet1.K12 Sheet1.K13:Sheet1.K19 Sheet1.L12:Sheet1.L12 Sheet1.L13:Sheet1.L19 Sheet1.M12:Sheet1.M12 Sheet1.M13:Sheet1.M19"/>
              <draw:object xlink:href="./Graph1" xlink:type="simple" xlink:show="embed" xlink:actuate="onLoad"/>
              <draw:image xlink:href="./ObjectReplacements/Graph1" xlink:type="simple" xlink:show="embed" xlink:actuate="onLoad"/>
            </draw:frame>
          </table:table-cell>
          <table:table-cell table:number-columns-repeated="109"/>
        </table:table-row>
        <table:table-row table:style-name="ro1">
          <table:table-cell office:value-type="string" calcext:value-type="string">
            <text:p>Bzip2 </text:p>
          </table:table-cell>
          <table:table-cell table:style-name="ce7" office:value-type="float" office:value="0.399566666667" calcext:value-type="float">
            <text:p>0,399566666667</text:p>
          </table:table-cell>
          <table:table-cell table:style-name="ce7" office:value-type="float" office:value="174.403133333" calcext:value-type="float">
            <text:p>174,403133333</text:p>
          </table:table-cell>
          <table:table-cell table:style-name="ce7" office:value-type="float" office:value="0.1079" calcext:value-type="float">
            <text:p>0,1079</text:p>
          </table:table-cell>
          <table:table-cell table:style-name="ce7" office:value-type="float" office:value="5.02133333333" calcext:value-type="float">
            <text:p>5,02133333333</text:p>
          </table:table-cell>
          <table:table-cell table:style-name="ce17" office:value-type="float" office:value="94.11" calcext:value-type="float">
            <text:p>94,11</text:p>
          </table:table-cell>
          <table:table-cell table:number-columns-repeated="122"/>
        </table:table-row>
        <table:table-row table:style-name="ro2">
          <table:table-cell office:value-type="string" calcext:value-type="string">
            <text:p>Crypt</text:p>
          </table:table-cell>
          <table:table-cell table:style-name="ce3" office:value-type="float" office:value="75.4687666667" calcext:value-type="float">
            <text:p>75,4687666667</text:p>
          </table:table-cell>
          <table:table-cell table:style-name="ce7" office:value-type="float" office:value="93.7960666667" calcext:value-type="float">
            <text:p>93,7960666667</text:p>
          </table:table-cell>
          <table:table-cell table:style-name="ce7" office:value-type="float" office:value="15.4183666667" calcext:value-type="float">
            <text:p>15,4183666667</text:p>
          </table:table-cell>
          <table:table-cell table:style-name="ce7" office:value-type="float" office:value="12.3154" calcext:value-type="float">
            <text:p>12,3154</text:p>
          </table:table-cell>
          <table:table-cell table:style-name="ce17" office:value-type="float" office:value="91.13" calcext:value-type="float">
            <text:p>91,13</text:p>
          </table:table-cell>
          <table:table-cell table:number-columns-repeated="122"/>
        </table:table-row>
        <table:table-row table:style-name="ro2">
          <table:table-cell office:value-type="string" calcext:value-type="string">
            <text:p>Cat</text:p>
          </table:table-cell>
          <table:table-cell table:style-name="ce3" office:value-type="float" office:value="187.305633333" calcext:value-type="float">
            <text:p>187,305633333</text:p>
          </table:table-cell>
          <table:table-cell table:style-name="ce7" office:value-type="float" office:value="233.5144" calcext:value-type="float">
            <text:p>233,5144</text:p>
          </table:table-cell>
          <table:table-cell table:style-name="ce7" office:value-type="float" office:value="22.8662333333" calcext:value-type="float">
            <text:p>22,8662333333</text:p>
          </table:table-cell>
          <table:table-cell table:style-name="ce7" office:value-type="float" office:value="30.4872" calcext:value-type="float">
            <text:p>30,4872</text:p>
          </table:table-cell>
          <table:table-cell table:style-name="ce17" office:value-type="float" office:value="0.07" calcext:value-type="float">
            <text:p>0,07</text:p>
          </table:table-cell>
          <table:table-cell table:number-columns-repeated="122"/>
        </table:table-row>
        <table:table-row table:style-name="ro2">
          <table:table-cell office:value-type="string" calcext:value-type="string">
            <text:p>cp</text:p>
          </table:table-cell>
          <table:table-cell table:style-name="ce3" office:value-type="float" office:value="183.593866667" calcext:value-type="float">
            <text:p>183,593866667</text:p>
          </table:table-cell>
          <table:table-cell table:style-name="ce7" office:value-type="float" office:value="228.145633333" calcext:value-type="float">
            <text:p>228,145633333</text:p>
          </table:table-cell>
          <table:table-cell table:style-name="ce7" office:value-type="float" office:value="21.8689" calcext:value-type="float">
            <text:p>21,8689</text:p>
          </table:table-cell>
          <table:table-cell table:style-name="ce7" office:value-type="float" office:value="29.5941" calcext:value-type="float">
            <text:p>29,5941</text:p>
          </table:table-cell>
          <table:table-cell table:style-name="ce17" office:value-type="float" office:value="0.12" calcext:value-type="float">
            <text:p>0,12</text:p>
          </table:table-cell>
          <table:table-cell table:number-columns-repeated="122"/>
        </table:table-row>
        <table:table-row table:style-name="ro2">
          <table:table-cell office:value-type="string" calcext:value-type="string">
            <text:p>dd </text:p>
          </table:table-cell>
          <table:table-cell table:style-name="ce3" office:value-type="float" office:value="547.289966667" calcext:value-type="float">
            <text:p>547,289966667</text:p>
          </table:table-cell>
          <table:table-cell table:style-name="ce7" office:value-type="float" office:value="4.61773333333" calcext:value-type="float">
            <text:p>4,61773333333</text:p>
          </table:table-cell>
          <table:table-cell table:style-name="ce7" office:value-type="float" office:value="217.247666667" calcext:value-type="float">
            <text:p>217,247666667</text:p>
          </table:table-cell>
          <table:table-cell table:style-name="ce7" office:value-type="float" office:value="18.0741666667" calcext:value-type="float">
            <text:p>18,0741666667</text:p>
          </table:table-cell>
          <table:table-cell table:style-name="ce17" office:value-type="float" office:value="0.53" calcext:value-type="float">
            <text:p>0,53</text:p>
          </table:table-cell>
          <table:table-cell table:number-columns-repeated="122"/>
        </table:table-row>
        <table:table-row table:style-name="ro1">
          <table:table-cell office:value-type="string" calcext:value-type="string">
            <text:p>Grep</text:p>
          </table:table-cell>
          <table:table-cell table:style-name="ce3" office:value-type="float" office:value="0.7877" calcext:value-type="float">
            <text:p>0,7877</text:p>
          </table:table-cell>
          <table:table-cell table:style-name="ce7" office:value-type="float" office:value="70.2134333333" calcext:value-type="float">
            <text:p>70,2134333333</text:p>
          </table:table-cell>
          <table:table-cell table:style-name="ce7" office:value-type="float" office:value="0.2412" calcext:value-type="float">
            <text:p>0,2412</text:p>
          </table:table-cell>
          <table:table-cell table:style-name="ce7" office:value-type="float" office:value="4.6108" calcext:value-type="float">
            <text:p>4,6108</text:p>
          </table:table-cell>
          <table:table-cell table:style-name="ce17" office:value-type="float" office:value="93.61" calcext:value-type="float">
            <text:p>93,61</text:p>
          </table:table-cell>
          <table:table-cell table:number-columns-repeated="122"/>
        </table:table-row>
        <table:table-row table:style-name="ro2">
          <table:table-cell office:value-type="string" calcext:value-type="string">
            <text:p>Gzip</text:p>
          </table:table-cell>
          <table:table-cell table:style-name="ce3" office:value-type="float" office:value="0.470333333333" calcext:value-type="float">
            <text:p>0,470333333333</text:p>
          </table:table-cell>
          <table:table-cell table:style-name="ce7" office:value-type="float" office:value="233.9807" calcext:value-type="float">
            <text:p>233,9807</text:p>
          </table:table-cell>
          <table:table-cell table:style-name="ce7" office:value-type="float" office:value="0.254133333333" calcext:value-type="float">
            <text:p>0,254133333333</text:p>
          </table:table-cell>
          <table:table-cell table:style-name="ce7" office:value-type="float" office:value="4.24356666667" calcext:value-type="float">
            <text:p>4,24356666667</text:p>
          </table:table-cell>
          <table:table-cell table:style-name="ce17" office:value-type="float" office:value="94.27" calcext:value-type="float">
            <text:p>94,27</text:p>
          </table:table-cell>
          <table:table-cell table:number-columns-repeated="122"/>
        </table:table-row>
        <table:table-row table:style-name="ro1">
          <table:table-cell/>
          <table:table-cell table:style-name="ce8"/>
          <table:table-cell table:style-name="ce9"/>
          <table:table-cell table:style-name="ce7" table:number-columns-repeated="2"/>
          <table:table-cell table:number-columns-repeated="123"/>
        </table:table-row>
        <table:table-row table:style-name="ro1">
          <table:table-cell table:style-name="ce1" office:value-type="string" calcext:value-type="string" table:number-columns-spanned="6" table:number-rows-spanned="1">
            <text:p>F @ bzip2</text:p>
          </table:table-cell>
          <table:covered-table-cell table:number-columns-repeated="5"/>
          <table:table-cell/>
          <table:table-cell table:style-name="ce1" office:value-type="string" calcext:value-type="string" table:number-columns-spanned="6" table:number-rows-spanned="1">
            <text:p>NS(F @ Bzip2)</text:p>
          </table:table-cell>
          <table:covered-table-cell table:number-columns-repeated="5"/>
          <table:table-cell table:number-columns-repeated="115"/>
        </table:table-row>
        <table:table-row table:style-name="ro2">
          <table:table-cell table:style-name="ce2"/>
          <table:table-cell table:style-name="ce6" office:value-type="string" calcext:value-type="string">
            <text:p>write_issued</text:p>
          </table:table-cell>
          <table:table-cell table:style-name="ce6" office:value-type="string" calcext:value-type="string">
            <text:p>read_issued</text:p>
          </table:table-cell>
          <table:table-cell table:style-name="ce6" office:value-type="string" calcext:value-type="string">
            <text:p>write_time</text:p>
          </table:table-cell>
          <table:table-cell table:style-name="ce6" office:value-type="string" calcext:value-type="string">
            <text:p>read_time</text:p>
          </table:table-cell>
          <table:table-cell table:style-name="ce16" office:value-type="string" calcext:value-type="string">
            <text:p><text:s/>cputil</text:p>
          </table:table-cell>
          <table:table-cell/>
          <table:table-cell table:style-name="ce2"/>
          <table:table-cell table:style-name="ce20" office:value-type="string" calcext:value-type="string">
            <text:p>write_issued</text:p>
          </table:table-cell>
          <table:table-cell table:style-name="ce20" office:value-type="string" calcext:value-type="string">
            <text:p>read_issued</text:p>
          </table:table-cell>
          <table:table-cell table:style-name="ce20" office:value-type="string" calcext:value-type="string">
            <text:p>write_time</text:p>
          </table:table-cell>
          <table:table-cell table:style-name="ce20" office:value-type="string" calcext:value-type="string">
            <text:p>read_time</text:p>
          </table:table-cell>
          <table:table-cell table:style-name="ce22" office:value-type="string" calcext:value-type="string">
            <text:p><text:s/>cputil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Bzip2 </text:p>
          </table:table-cell>
          <table:table-cell table:style-name="ce9" office:value-type="float" office:value="0.427533333333" calcext:value-type="float">
            <text:p>0,427533333333</text:p>
          </table:table-cell>
          <table:table-cell table:style-name="ce9" office:value-type="float" office:value="160.779" calcext:value-type="float">
            <text:p>160,779</text:p>
          </table:table-cell>
          <table:table-cell table:style-name="ce7" office:value-type="float" office:value="0.110366666667" calcext:value-type="float">
            <text:p>0,110366666667</text:p>
          </table:table-cell>
          <table:table-cell table:style-name="ce7" office:value-type="float" office:value="10.8192333333" calcext:value-type="float">
            <text:p>10,8192333333</text:p>
          </table:table-cell>
          <table:table-cell office:value-type="float" office:value="89.44" calcext:value-type="float">
            <text:p>89,44</text:p>
          </table:table-cell>
          <table:table-cell/>
          <table:table-cell office:value-type="string" calcext:value-type="string">
            <text:p>Bzip2 </text:p>
          </table:table-cell>
          <table:table-cell table:formula="of:=[.B13]/[.B3]" office:value-type="float" office:value="1.06999249186446" calcext:value-type="float">
            <text:p>1,07</text:p>
          </table:table-cell>
          <table:table-cell table:formula="of:=[.C13]/[.C3]" office:value-type="float" office:value="0.921881372928166" calcext:value-type="float">
            <text:p>0,92</text:p>
          </table:table-cell>
          <table:table-cell table:formula="of:=(1/[.D13])/(1/[.D3])" office:value-type="float" office:value="0.977650256717072" calcext:value-type="float">
            <text:p>0,98</text:p>
          </table:table-cell>
          <table:table-cell table:formula="of:=(1/[.E13])/(1/[.E3])" office:value-type="float" office:value="0.464111751603977" calcext:value-type="float">
            <text:p>0,46</text:p>
          </table:table-cell>
          <table:table-cell table:formula="of:=[.F13]/[.F3]" office:value-type="float" office:value="0.950377218148975" calcext:value-type="float">
            <text:p>0,95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Crypt</text:p>
          </table:table-cell>
          <table:table-cell table:style-name="ce8" office:value-type="float" office:value="74.0942333333" calcext:value-type="float">
            <text:p>74,0942333333</text:p>
          </table:table-cell>
          <table:table-cell table:style-name="ce9" office:value-type="float" office:value="92.0872" calcext:value-type="float">
            <text:p>92,0872</text:p>
          </table:table-cell>
          <table:table-cell table:style-name="ce9" office:value-type="float" office:value="15.2145" calcext:value-type="float">
            <text:p>15,2145</text:p>
          </table:table-cell>
          <table:table-cell table:style-name="ce9" office:value-type="float" office:value="19.195" calcext:value-type="float">
            <text:p>19,195</text:p>
          </table:table-cell>
          <table:table-cell office:value-type="float" office:value="89.64" calcext:value-type="float">
            <text:p>89,64</text:p>
          </table:table-cell>
          <table:table-cell/>
          <table:table-cell office:value-type="string" calcext:value-type="string">
            <text:p>Crypt</text:p>
          </table:table-cell>
          <table:table-cell table:formula="of:=[.B14]/[.B4]" office:value-type="float" office:value="0.981786725898536" calcext:value-type="float">
            <text:p>0,98</text:p>
          </table:table-cell>
          <table:table-cell table:formula="of:=[.C14]/[.C4]" office:value-type="float" office:value="0.981781041279989" calcext:value-type="float">
            <text:p>0,98</text:p>
          </table:table-cell>
          <table:table-cell table:formula="of:=(1/[.D14])/(1/[.D4])" office:value-type="float" office:value="1.01339949828782" calcext:value-type="float">
            <text:p>1,01</text:p>
          </table:table-cell>
          <table:table-cell table:formula="of:=(1/[.E14])/(1/[.E4])" office:value-type="float" office:value="0.641594165147174" calcext:value-type="float">
            <text:p>0,64</text:p>
          </table:table-cell>
          <table:table-cell table:formula="of:=[.F14]/[.F4]" office:value-type="float" office:value="0.983649731153298" calcext:value-type="float">
            <text:p>0,98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Cat</text:p>
          </table:table-cell>
          <table:table-cell table:style-name="ce8" office:value-type="float" office:value="139.081666667" calcext:value-type="float">
            <text:p>139,081666667</text:p>
          </table:table-cell>
          <table:table-cell table:style-name="ce9" office:value-type="float" office:value="172.219066667" calcext:value-type="float">
            <text:p>172,219066667</text:p>
          </table:table-cell>
          <table:table-cell table:style-name="ce9" office:value-type="float" office:value="21.2627333333" calcext:value-type="float">
            <text:p>21,2627333333</text:p>
          </table:table-cell>
          <table:table-cell table:style-name="ce9" office:value-type="float" office:value="40.2865666667" calcext:value-type="float">
            <text:p>40,2865666667</text:p>
          </table:table-cell>
          <table:table-cell office:value-type="float" office:value="0.07" calcext:value-type="float">
            <text:p>0,07</text:p>
          </table:table-cell>
          <table:table-cell/>
          <table:table-cell office:value-type="string" calcext:value-type="string">
            <text:p>Cat</text:p>
          </table:table-cell>
          <table:table-cell table:formula="of:=[.B15]/[.B5]" office:value-type="float" office:value="0.742538620927298" calcext:value-type="float">
            <text:p>0,74</text:p>
          </table:table-cell>
          <table:table-cell table:formula="of:=[.C15]/[.C5]" office:value-type="float" office:value="0.737509406987321" calcext:value-type="float">
            <text:p>0,74</text:p>
          </table:table-cell>
          <table:table-cell table:formula="of:=(1/[.D15])/(1/[.D5])" office:value-type="float" office:value="1.07541363449678" calcext:value-type="float">
            <text:p>1,08</text:p>
          </table:table-cell>
          <table:table-cell table:formula="of:=(1/[.E15])/(1/[.E5])" office:value-type="float" office:value="0.756758456292083" calcext:value-type="float">
            <text:p>0,76</text:p>
          </table:table-cell>
          <table:table-cell table:formula="of:=[.F15]/[.F5]" office:value-type="float" office:value="1" calcext:value-type="float">
            <text:p>1,00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cp</text:p>
          </table:table-cell>
          <table:table-cell table:style-name="ce8" office:value-type="float" office:value="135.256666667" calcext:value-type="float">
            <text:p>135,256666667</text:p>
          </table:table-cell>
          <table:table-cell table:style-name="ce9" office:value-type="float" office:value="168.764333333" calcext:value-type="float">
            <text:p>168,764333333</text:p>
          </table:table-cell>
          <table:table-cell table:style-name="ce9" office:value-type="float" office:value="23.2767666667" calcext:value-type="float">
            <text:p>23,2767666667</text:p>
          </table:table-cell>
          <table:table-cell table:style-name="ce9" office:value-type="float" office:value="40.3425666667" calcext:value-type="float">
            <text:p>40,3425666667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cp</text:p>
          </table:table-cell>
          <table:table-cell table:formula="of:=[.B16]/[.B6]" office:value-type="float" office:value="0.736716694966323" calcext:value-type="float">
            <text:p>0,74</text:p>
          </table:table-cell>
          <table:table-cell table:formula="of:=[.C16]/[.C6]" office:value-type="float" office:value="0.739721952454258" calcext:value-type="float">
            <text:p>0,74</text:p>
          </table:table-cell>
          <table:table-cell table:formula="of:=(1/[.D16])/(1/[.D6])" office:value-type="float" office:value="0.939516227195158" calcext:value-type="float">
            <text:p>0,94</text:p>
          </table:table-cell>
          <table:table-cell table:formula="of:=(1/[.E16])/(1/[.E6])" office:value-type="float" office:value="0.733570083542252" calcext:value-type="float">
            <text:p>0,73</text:p>
          </table:table-cell>
          <table:table-cell table:formula="of:=[.F16]/[.F6]" office:value-type="float" office:value="0.5" calcext:value-type="float">
            <text:p>0,50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dd </text:p>
          </table:table-cell>
          <table:table-cell table:style-name="ce3" office:value-type="float" office:value="458.7819" calcext:value-type="float">
            <text:p>458,7819</text:p>
          </table:table-cell>
          <table:table-cell table:style-name="ce9" office:value-type="float" office:value="3.89063333333" calcext:value-type="float">
            <text:p>3,89063333333</text:p>
          </table:table-cell>
          <table:table-cell table:style-name="ce9" office:value-type="float" office:value="249.6884" calcext:value-type="float">
            <text:p>249,6884</text:p>
          </table:table-cell>
          <table:table-cell table:style-name="ce9" office:value-type="float" office:value="21.4718" calcext:value-type="float">
            <text:p>21,4718</text:p>
          </table:table-cell>
          <table:table-cell office:value-type="float" office:value="0.43" calcext:value-type="float">
            <text:p>0,43</text:p>
          </table:table-cell>
          <table:table-cell/>
          <table:table-cell office:value-type="string" calcext:value-type="string">
            <text:p>dd </text:p>
          </table:table-cell>
          <table:table-cell table:formula="of:=[.B17]/[.B7]" office:value-type="float" office:value="0.8382793910767" calcext:value-type="float">
            <text:p>0,84</text:p>
          </table:table-cell>
          <table:table-cell table:formula="of:=[.C17]/[.C7]" office:value-type="float" office:value="0.842541795397339" calcext:value-type="float">
            <text:p>0,84</text:p>
          </table:table-cell>
          <table:table-cell table:formula="of:=(1/[.D17])/(1/[.D7])" office:value-type="float" office:value="0.870075128307923" calcext:value-type="float">
            <text:p>0,87</text:p>
          </table:table-cell>
          <table:table-cell table:formula="of:=(1/[.E17])/(1/[.E7])" office:value-type="float" office:value="0.841762994564964" calcext:value-type="float">
            <text:p>0,84</text:p>
          </table:table-cell>
          <table:table-cell table:formula="of:=[.F17]/[.F7]" office:value-type="float" office:value="0.811320754716981" calcext:value-type="float">
            <text:p>0,81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Grep</text:p>
          </table:table-cell>
          <table:table-cell table:style-name="ce8" office:value-type="float" office:value="0.709633333333" calcext:value-type="float">
            <text:p>0,709633333333</text:p>
          </table:table-cell>
          <table:table-cell table:style-name="ce7" office:value-type="float" office:value="69.5351" calcext:value-type="float">
            <text:p>69,5351</text:p>
          </table:table-cell>
          <table:table-cell table:style-name="ce7" office:value-type="float" office:value="0.5322" calcext:value-type="float">
            <text:p>0,5322</text:p>
          </table:table-cell>
          <table:table-cell table:style-name="ce7" office:value-type="float" office:value="6.87533333333" calcext:value-type="float">
            <text:p>6,87533333333</text:p>
          </table:table-cell>
          <table:table-cell office:value-type="float" office:value="97.84" calcext:value-type="float">
            <text:p>97,84</text:p>
          </table:table-cell>
          <table:table-cell/>
          <table:table-cell office:value-type="string" calcext:value-type="string">
            <text:p>Grep</text:p>
          </table:table-cell>
          <table:table-cell table:formula="of:=[.B18]/[.B8]" office:value-type="float" office:value="0.900892894925734" calcext:value-type="float">
            <text:p>0,90</text:p>
          </table:table-cell>
          <table:table-cell table:formula="of:=[.C18]/[.C8]" office:value-type="float" office:value="0.990338980717835" calcext:value-type="float">
            <text:p>0,99</text:p>
          </table:table-cell>
          <table:table-cell table:formula="of:=(1/[.D18])/(1/[.D8])" office:value-type="float" office:value="0.453213077790304" calcext:value-type="float">
            <text:p>0,45</text:p>
          </table:table-cell>
          <table:table-cell table:formula="of:=(1/[.E18])/(1/[.E8])" office:value-type="float" office:value="0.670629302822006" calcext:value-type="float">
            <text:p>0,67</text:p>
          </table:table-cell>
          <table:table-cell table:formula="of:=[.F18]/[.F8]" office:value-type="float" office:value="1.04518747997009" calcext:value-type="float">
            <text:p>1,05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Gzip</text:p>
          </table:table-cell>
          <table:table-cell table:style-name="ce3" office:value-type="float" office:value="0.389766666667" calcext:value-type="float">
            <text:p>0,389766666667</text:p>
          </table:table-cell>
          <table:table-cell table:style-name="ce7" office:value-type="float" office:value="208.1628" calcext:value-type="float">
            <text:p>208,1628</text:p>
          </table:table-cell>
          <table:table-cell table:style-name="ce7" office:value-type="float" office:value="1.6702" calcext:value-type="float">
            <text:p>1,6702</text:p>
          </table:table-cell>
          <table:table-cell table:style-name="ce7" office:value-type="float" office:value="12.652033333" calcext:value-type="float">
            <text:p>12,652033333</text:p>
          </table:table-cell>
          <table:table-cell office:value-type="float" office:value="93.61" calcext:value-type="float">
            <text:p>93,61</text:p>
          </table:table-cell>
          <table:table-cell/>
          <table:table-cell office:value-type="string" calcext:value-type="string">
            <text:p>Gzip</text:p>
          </table:table-cell>
          <table:table-cell table:formula="of:=[.B19]/[.B9]" office:value-type="float" office:value="0.82870304748535" calcext:value-type="float">
            <text:p>0,83</text:p>
          </table:table-cell>
          <table:table-cell table:formula="of:=[.C19]/[.C9]" office:value-type="float" office:value="0.889657993159265" calcext:value-type="float">
            <text:p>0,89</text:p>
          </table:table-cell>
          <table:table-cell table:formula="of:=(1/[.D19])/(1/[.D9])" office:value-type="float" office:value="0.152157426256137" calcext:value-type="float">
            <text:p>0,15</text:p>
          </table:table-cell>
          <table:table-cell table:formula="of:=(1/[.E19])/(1/[.E9])" office:value-type="float" office:value="0.335405903144564" calcext:value-type="float">
            <text:p>0,34</text:p>
          </table:table-cell>
          <table:table-cell table:formula="of:=[.F19]/[.F9]" office:value-type="float" office:value="0.992998833138856" calcext:value-type="float">
            <text:p>0,99</text:p>
          </table:table-cell>
          <table:table-cell table:number-columns-repeated="115"/>
        </table:table-row>
        <table:table-row table:style-name="ro1">
          <table:table-cell/>
          <table:table-cell table:style-name="ce8"/>
          <table:table-cell table:style-name="ce9"/>
          <table:table-cell table:style-name="ce7" table:number-columns-repeated="2"/>
          <table:table-cell table:number-columns-repeated="123"/>
        </table:table-row>
        <table:table-row table:style-name="ro1">
          <table:table-cell table:style-name="ce1" office:value-type="string" calcext:value-type="string" table:number-columns-spanned="6" table:number-rows-spanned="1">
            <text:p>F @ Crypt</text:p>
          </table:table-cell>
          <table:covered-table-cell table:number-columns-repeated="5"/>
          <table:table-cell/>
          <table:table-cell table:style-name="ce1" office:value-type="string" calcext:value-type="string" table:number-columns-spanned="6" table:number-rows-spanned="1">
            <text:p>NS(F @ Crypt)</text:p>
          </table:table-cell>
          <table:covered-table-cell table:number-columns-repeated="5"/>
          <table:table-cell table:number-columns-repeated="115"/>
        </table:table-row>
        <table:table-row table:style-name="ro2">
          <table:table-cell table:style-name="ce2"/>
          <table:table-cell table:style-name="ce6" office:value-type="string" calcext:value-type="string">
            <text:p>write_issued</text:p>
          </table:table-cell>
          <table:table-cell table:style-name="ce6" office:value-type="string" calcext:value-type="string">
            <text:p>read_issued</text:p>
          </table:table-cell>
          <table:table-cell table:style-name="ce6" office:value-type="string" calcext:value-type="string">
            <text:p>write_time</text:p>
          </table:table-cell>
          <table:table-cell table:style-name="ce6" office:value-type="string" calcext:value-type="string">
            <text:p>read_time</text:p>
          </table:table-cell>
          <table:table-cell table:style-name="ce16" office:value-type="string" calcext:value-type="string">
            <text:p><text:s/>cputil</text:p>
          </table:table-cell>
          <table:table-cell/>
          <table:table-cell table:style-name="ce2"/>
          <table:table-cell table:style-name="ce20" office:value-type="string" calcext:value-type="string">
            <text:p>write_issued</text:p>
          </table:table-cell>
          <table:table-cell table:style-name="ce20" office:value-type="string" calcext:value-type="string">
            <text:p>read_issued</text:p>
          </table:table-cell>
          <table:table-cell table:style-name="ce20" office:value-type="string" calcext:value-type="string">
            <text:p>write_time</text:p>
          </table:table-cell>
          <table:table-cell table:style-name="ce20" office:value-type="string" calcext:value-type="string">
            <text:p>read_time</text:p>
          </table:table-cell>
          <table:table-cell table:style-name="ce22" office:value-type="string" calcext:value-type="string">
            <text:p><text:s/>cputil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Bzip2 </text:p>
          </table:table-cell>
          <table:table-cell table:style-name="ce9" office:value-type="float" office:value="0.317033333333" calcext:value-type="float">
            <text:p>0,317033333333</text:p>
          </table:table-cell>
          <table:table-cell table:style-name="ce9" office:value-type="float" office:value="147.9205" calcext:value-type="float">
            <text:p>147,9205</text:p>
          </table:table-cell>
          <table:table-cell table:style-name="ce7" office:value-type="float" office:value="0.1019" calcext:value-type="float">
            <text:p>0,1019</text:p>
          </table:table-cell>
          <table:table-cell table:style-name="ce7" office:value-type="float" office:value="16.0254333333" calcext:value-type="float">
            <text:p>16,0254333333</text:p>
          </table:table-cell>
          <table:table-cell office:value-type="float" office:value="89.64" calcext:value-type="float">
            <text:p>89,64</text:p>
          </table:table-cell>
          <table:table-cell/>
          <table:table-cell office:value-type="string" calcext:value-type="string">
            <text:p>Bzip2 </text:p>
          </table:table-cell>
          <table:table-cell table:formula="of:=[.B23]/[.B3]" office:value-type="float" office:value="0.793442896469681" calcext:value-type="float">
            <text:p>0,79</text:p>
          </table:table-cell>
          <table:table-cell table:formula="of:=[.C23]/[.C3]" office:value-type="float" office:value="0.848152766370115" calcext:value-type="float">
            <text:p>0,85</text:p>
          </table:table-cell>
          <table:table-cell table:formula="of:=(1/[.D23])/(1/[.D3])" office:value-type="float" office:value="1.05888125613346" calcext:value-type="float">
            <text:p>1,06</text:p>
          </table:table-cell>
          <table:table-cell table:formula="of:=(1/[.E23])/(1/[.E3])" office:value-type="float" office:value="0.313335260825424" calcext:value-type="float">
            <text:p>0,31</text:p>
          </table:table-cell>
          <table:table-cell table:formula="of:=[.F23]/[.F3]" office:value-type="float" office:value="0.952502390819254" calcext:value-type="float">
            <text:p>0,95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Crypt</text:p>
          </table:table-cell>
          <table:table-cell table:style-name="ce8" office:value-type="float" office:value="68.1451333333" calcext:value-type="float">
            <text:p>68,1451333333</text:p>
          </table:table-cell>
          <table:table-cell table:style-name="ce9" office:value-type="float" office:value="85.3133666667" calcext:value-type="float">
            <text:p>85,3133666667</text:p>
          </table:table-cell>
          <table:table-cell table:style-name="ce9" office:value-type="float" office:value="17.7106" calcext:value-type="float">
            <text:p>17,7106</text:p>
          </table:table-cell>
          <table:table-cell table:style-name="ce9" office:value-type="float" office:value="29.4577666667" calcext:value-type="float">
            <text:p>29,4577666667</text:p>
          </table:table-cell>
          <table:table-cell office:value-type="float" office:value="83.44" calcext:value-type="float">
            <text:p>83,44</text:p>
          </table:table-cell>
          <table:table-cell/>
          <table:table-cell office:value-type="string" calcext:value-type="string">
            <text:p>Crypt</text:p>
          </table:table-cell>
          <table:table-cell table:formula="of:=[.B24]/[.B4]" office:value-type="float" office:value="0.902958089062935" calcext:value-type="float">
            <text:p>0,90</text:p>
          </table:table-cell>
          <table:table-cell table:formula="of:=[.C24]/[.C4]" office:value-type="float" office:value="0.909562305739932" calcext:value-type="float">
            <text:p>0,91</text:p>
          </table:table-cell>
          <table:table-cell table:formula="of:=(1/[.D24])/(1/[.D4])" office:value-type="float" office:value="0.870572801977347" calcext:value-type="float">
            <text:p>0,87</text:p>
          </table:table-cell>
          <table:table-cell table:formula="of:=(1/[.E24])/(1/[.E4])" office:value-type="float" office:value="0.418069711100052" calcext:value-type="float">
            <text:p>0,42</text:p>
          </table:table-cell>
          <table:table-cell table:formula="of:=[.F24]/[.F4]" office:value-type="float" office:value="0.915615055415341" calcext:value-type="float">
            <text:p>0,92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Cat</text:p>
          </table:table-cell>
          <table:table-cell table:style-name="ce8" office:value-type="float" office:value="122.502433333" calcext:value-type="float">
            <text:p>122,502433333</text:p>
          </table:table-cell>
          <table:table-cell table:style-name="ce9" office:value-type="float" office:value="151.5635" calcext:value-type="float">
            <text:p>151,5635</text:p>
          </table:table-cell>
          <table:table-cell table:style-name="ce9" office:value-type="float" office:value="26.5477333333" calcext:value-type="float">
            <text:p>26,5477333333</text:p>
          </table:table-cell>
          <table:table-cell table:style-name="ce9" office:value-type="float" office:value="45.5356666667" calcext:value-type="float">
            <text:p>45,5356666667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Cat</text:p>
          </table:table-cell>
          <table:table-cell table:formula="of:=[.B25]/[.B5]" office:value-type="float" office:value="0.654024287220502" calcext:value-type="float">
            <text:p>0,65</text:p>
          </table:table-cell>
          <table:table-cell table:formula="of:=[.C25]/[.C5]" office:value-type="float" office:value="0.649054191090571" calcext:value-type="float">
            <text:p>0,65</text:p>
          </table:table-cell>
          <table:table-cell table:formula="of:=(1/[.D25])/(1/[.D5])" office:value-type="float" office:value="0.861325260662381" calcext:value-type="float">
            <text:p>0,86</text:p>
          </table:table-cell>
          <table:table-cell table:formula="of:=(1/[.E25])/(1/[.E5])" office:value-type="float" office:value="0.66952352368424" calcext:value-type="float">
            <text:p>0,67</text:p>
          </table:table-cell>
          <table:table-cell table:formula="of:=[.F25]/[.F5]" office:value-type="float" office:value="0.714285714285714" calcext:value-type="float">
            <text:p>0,71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cp</text:p>
          </table:table-cell>
          <table:table-cell table:style-name="ce8" office:value-type="float" office:value="122.9677" calcext:value-type="float">
            <text:p>122,9677</text:p>
          </table:table-cell>
          <table:table-cell table:style-name="ce9" office:value-type="float" office:value="152.785666667" calcext:value-type="float">
            <text:p>152,785666667</text:p>
          </table:table-cell>
          <table:table-cell table:style-name="ce9" office:value-type="float" office:value="27.2628" calcext:value-type="float">
            <text:p>27,2628</text:p>
          </table:table-cell>
          <table:table-cell table:style-name="ce9" office:value-type="float" office:value="45.7614333333" calcext:value-type="float">
            <text:p>45,7614333333</text:p>
          </table:table-cell>
          <table:table-cell office:value-type="float" office:value="0.07" calcext:value-type="float">
            <text:p>0,07</text:p>
          </table:table-cell>
          <table:table-cell/>
          <table:table-cell office:value-type="string" calcext:value-type="string">
            <text:p>cp</text:p>
          </table:table-cell>
          <table:table-cell table:formula="of:=[.B26]/[.B6]" office:value-type="float" office:value="0.669781089272645" calcext:value-type="float">
            <text:p>0,67</text:p>
          </table:table-cell>
          <table:table-cell table:formula="of:=[.C26]/[.C6]" office:value-type="float" office:value="0.669684816820469" calcext:value-type="float">
            <text:p>0,67</text:p>
          </table:table-cell>
          <table:table-cell table:formula="of:=(1/[.D26])/(1/[.D6])" office:value-type="float" office:value="0.802151649867218" calcext:value-type="float">
            <text:p>0,80</text:p>
          </table:table-cell>
          <table:table-cell table:formula="of:=(1/[.E26])/(1/[.E6])" office:value-type="float" office:value="0.64670395668015" calcext:value-type="float">
            <text:p>0,65</text:p>
          </table:table-cell>
          <table:table-cell table:formula="of:=[.F26]/[.F6]" office:value-type="float" office:value="0.583333333333333" calcext:value-type="float">
            <text:p>0,58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dd </text:p>
          </table:table-cell>
          <table:table-cell table:style-name="ce3" office:value-type="float" office:value="437.574466667" calcext:value-type="float">
            <text:p>437,574466667</text:p>
          </table:table-cell>
          <table:table-cell table:style-name="ce9" office:value-type="float" office:value="1.86986666667" calcext:value-type="float">
            <text:p>1,86986666667</text:p>
          </table:table-cell>
          <table:table-cell table:style-name="ce9" office:value-type="float" office:value="274.599966667" calcext:value-type="float">
            <text:p>274,599966667</text:p>
          </table:table-cell>
          <table:table-cell table:style-name="ce9" office:value-type="float" office:value="25.7874666667" calcext:value-type="float">
            <text:p>25,7874666667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dd </text:p>
          </table:table-cell>
          <table:table-cell table:formula="of:=[.B27]/[.B7]" office:value-type="float" office:value="0.799529487689737" calcext:value-type="float">
            <text:p>0,80</text:p>
          </table:table-cell>
          <table:table-cell table:formula="of:=[.C27]/[.C7]" office:value-type="float" office:value="0.404931712529527" calcext:value-type="float">
            <text:p>0,40</text:p>
          </table:table-cell>
          <table:table-cell table:formula="of:=(1/[.D27])/(1/[.D7])" office:value-type="float" office:value="0.791142363576651" calcext:value-type="float">
            <text:p>0,79</text:p>
          </table:table-cell>
          <table:table-cell table:formula="of:=(1/[.E27])/(1/[.E7])" office:value-type="float" office:value="0.700889579434323" calcext:value-type="float">
            <text:p>0,70</text:p>
          </table:table-cell>
          <table:table-cell table:formula="of:=[.F27]/[.F7]" office:value-type="float" office:value="0.754716981132076" calcext:value-type="float">
            <text:p>0,75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Grep</text:p>
          </table:table-cell>
          <table:table-cell table:style-name="ce8" office:value-type="float" office:value="0.610233333333" calcext:value-type="float">
            <text:p>0,610233333333</text:p>
          </table:table-cell>
          <table:table-cell table:style-name="ce7" office:value-type="float" office:value="67.0419333333" calcext:value-type="float">
            <text:p>67,0419333333</text:p>
          </table:table-cell>
          <table:table-cell table:style-name="ce7" office:value-type="float" office:value="0.582433333333" calcext:value-type="float">
            <text:p>0,582433333333</text:p>
          </table:table-cell>
          <table:table-cell table:style-name="ce7" office:value-type="float" office:value="14.5333666667" calcext:value-type="float">
            <text:p>14,5333666667</text:p>
          </table:table-cell>
          <table:table-cell office:value-type="float" office:value="95.2" calcext:value-type="float">
            <text:p>95,2</text:p>
          </table:table-cell>
          <table:table-cell/>
          <table:table-cell office:value-type="string" calcext:value-type="string">
            <text:p>Grep</text:p>
          </table:table-cell>
          <table:table-cell table:formula="of:=[.B28]/[.B8]" office:value-type="float" office:value="0.774702721001651" calcext:value-type="float">
            <text:p>0,77</text:p>
          </table:table-cell>
          <table:table-cell table:formula="of:=[.C28]/[.C8]" office:value-type="float" office:value="0.95483058085274" calcext:value-type="float">
            <text:p>0,95</text:p>
          </table:table-cell>
          <table:table-cell table:formula="of:=(1/[.D28])/(1/[.D8])" office:value-type="float" office:value="0.414124649459402" calcext:value-type="float">
            <text:p>0,41</text:p>
          </table:table-cell>
          <table:table-cell table:formula="of:=(1/[.E28])/(1/[.E8])" office:value-type="float" office:value="0.31725615308149" calcext:value-type="float">
            <text:p>0,32</text:p>
          </table:table-cell>
          <table:table-cell table:formula="of:=[.F28]/[.F8]" office:value-type="float" office:value="1.01698536481145" calcext:value-type="float">
            <text:p>1,02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Gzip</text:p>
          </table:table-cell>
          <table:table-cell table:style-name="ce3" office:value-type="float" office:value="0.4038" calcext:value-type="float">
            <text:p>0,4038</text:p>
          </table:table-cell>
          <table:table-cell table:style-name="ce7" office:value-type="float" office:value="187.483933333" calcext:value-type="float">
            <text:p>187,483933333</text:p>
          </table:table-cell>
          <table:table-cell table:style-name="ce7" office:value-type="float" office:value="0.210066666667" calcext:value-type="float">
            <text:p>0,210066666667</text:p>
          </table:table-cell>
          <table:table-cell table:style-name="ce7" office:value-type="float" office:value="15.8696666667" calcext:value-type="float">
            <text:p>15,8696666667</text:p>
          </table:table-cell>
          <table:table-cell office:value-type="float" office:value="79.09" calcext:value-type="float">
            <text:p>79,09</text:p>
          </table:table-cell>
          <table:table-cell/>
          <table:table-cell office:value-type="string" calcext:value-type="string">
            <text:p>Gzip</text:p>
          </table:table-cell>
          <table:table-cell table:formula="of:=[.B29]/[.B9]" office:value-type="float" office:value="0.858540042523642" calcext:value-type="float">
            <text:p>0,86</text:p>
          </table:table-cell>
          <table:table-cell table:formula="of:=[.C29]/[.C9]" office:value-type="float" office:value="0.801279478747606" calcext:value-type="float">
            <text:p>0,80</text:p>
          </table:table-cell>
          <table:table-cell table:formula="of:=(1/[.D29])/(1/[.D9])" office:value-type="float" office:value="1.20977467470294" calcext:value-type="float">
            <text:p>1,21</text:p>
          </table:table-cell>
          <table:table-cell table:formula="of:=(1/[.E29])/(1/[.E9])" office:value-type="float" office:value="0.267401121636314" calcext:value-type="float">
            <text:p>0,27</text:p>
          </table:table-cell>
          <table:table-cell table:formula="of:=[.F29]/[.F9]" office:value-type="float" office:value="0.838973162193699" calcext:value-type="float">
            <text:p>0,84</text:p>
          </table:table-cell>
          <table:table-cell table:number-columns-repeated="115"/>
        </table:table-row>
        <table:table-row table:style-name="ro1">
          <table:table-cell/>
          <table:table-cell table:style-name="ce8"/>
          <table:table-cell table:style-name="ce9"/>
          <table:table-cell table:style-name="ce7" table:number-columns-repeated="2"/>
          <table:table-cell table:number-columns-repeated="123"/>
        </table:table-row>
        <table:table-row table:style-name="ro1">
          <table:table-cell table:style-name="ce1" office:value-type="string" calcext:value-type="string" table:number-columns-spanned="6" table:number-rows-spanned="1">
            <text:p>F @ Cat</text:p>
          </table:table-cell>
          <table:covered-table-cell table:number-columns-repeated="5"/>
          <table:table-cell/>
          <table:table-cell table:style-name="ce1" office:value-type="string" calcext:value-type="string" table:number-columns-spanned="6" table:number-rows-spanned="1">
            <text:p>NS(F @ Cat)</text:p>
          </table:table-cell>
          <table:covered-table-cell table:number-columns-repeated="5"/>
          <table:table-cell table:number-columns-repeated="115"/>
        </table:table-row>
        <table:table-row table:style-name="ro2">
          <table:table-cell table:style-name="ce2"/>
          <table:table-cell table:style-name="ce6" office:value-type="string" calcext:value-type="string">
            <text:p>write_issued</text:p>
          </table:table-cell>
          <table:table-cell table:style-name="ce6" office:value-type="string" calcext:value-type="string">
            <text:p>read_issued</text:p>
          </table:table-cell>
          <table:table-cell table:style-name="ce6" office:value-type="string" calcext:value-type="string">
            <text:p>write_time</text:p>
          </table:table-cell>
          <table:table-cell table:style-name="ce6" office:value-type="string" calcext:value-type="string">
            <text:p>read_time</text:p>
          </table:table-cell>
          <table:table-cell table:style-name="ce16" office:value-type="string" calcext:value-type="string">
            <text:p><text:s/>cputil</text:p>
          </table:table-cell>
          <table:table-cell/>
          <table:table-cell table:style-name="ce2"/>
          <table:table-cell table:style-name="ce20" office:value-type="string" calcext:value-type="string">
            <text:p>write_issued</text:p>
          </table:table-cell>
          <table:table-cell table:style-name="ce20" office:value-type="string" calcext:value-type="string">
            <text:p>read_issued</text:p>
          </table:table-cell>
          <table:table-cell table:style-name="ce20" office:value-type="string" calcext:value-type="string">
            <text:p>write_time</text:p>
          </table:table-cell>
          <table:table-cell table:style-name="ce20" office:value-type="string" calcext:value-type="string">
            <text:p>read_time</text:p>
          </table:table-cell>
          <table:table-cell table:style-name="ce22" office:value-type="string" calcext:value-type="string">
            <text:p><text:s/>cputil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Bzip2 </text:p>
          </table:table-cell>
          <table:table-cell table:style-name="ce9" office:value-type="float" office:value="0.392833333333" calcext:value-type="float">
            <text:p>0,392833333333</text:p>
          </table:table-cell>
          <table:table-cell table:style-name="ce9" office:value-type="float" office:value="85.1577666667" calcext:value-type="float">
            <text:p>85,1577666667</text:p>
          </table:table-cell>
          <table:table-cell table:style-name="ce7" office:value-type="float" office:value="0.109733333333" calcext:value-type="float">
            <text:p>0,109733333333</text:p>
          </table:table-cell>
          <table:table-cell table:style-name="ce7" office:value-type="float" office:value="51.6192333333" calcext:value-type="float">
            <text:p>51,6192333333</text:p>
          </table:table-cell>
          <table:table-cell office:value-type="float" office:value="56.37" calcext:value-type="float">
            <text:p>56,37</text:p>
          </table:table-cell>
          <table:table-cell/>
          <table:table-cell office:value-type="string" calcext:value-type="string">
            <text:p>Bzip2 </text:p>
          </table:table-cell>
          <table:table-cell table:formula="of:=[.B33]/[.B3]" office:value-type="float" office:value="0.983148410776689" calcext:value-type="float">
            <text:p>0,98</text:p>
          </table:table-cell>
          <table:table-cell table:formula="of:=[.C33]/[.C3]" office:value-type="float" office:value="0.488281173848536" calcext:value-type="float">
            <text:p>0,49</text:p>
          </table:table-cell>
          <table:table-cell table:formula="of:=(1/[.D33])/(1/[.D3])" office:value-type="float" office:value="0.983292831108698" calcext:value-type="float">
            <text:p>0,98</text:p>
          </table:table-cell>
          <table:table-cell table:formula="of:=(1/[.E33])/(1/[.E3])" office:value-type="float" office:value="0.097276402787848" calcext:value-type="float">
            <text:p>0,10</text:p>
          </table:table-cell>
          <table:table-cell table:formula="of:=[.F33]/[.F3]" office:value-type="float" office:value="0.598979917118266" calcext:value-type="float">
            <text:p>0,60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Crypt</text:p>
          </table:table-cell>
          <table:table-cell table:style-name="ce8" office:value-type="float" office:value="52.6508666667" calcext:value-type="float">
            <text:p>52,6508666667</text:p>
          </table:table-cell>
          <table:table-cell table:style-name="ce9" office:value-type="float" office:value="64.5888" calcext:value-type="float">
            <text:p>64,5888</text:p>
          </table:table-cell>
          <table:table-cell table:style-name="ce9" office:value-type="float" office:value="20.8651666667" calcext:value-type="float">
            <text:p>20,8651666667</text:p>
          </table:table-cell>
          <table:table-cell table:style-name="ce9" office:value-type="float" office:value="66.6581" calcext:value-type="float">
            <text:p>66,6581</text:p>
          </table:table-cell>
          <table:table-cell office:value-type="float" office:value="68.87" calcext:value-type="float">
            <text:p>68,87</text:p>
          </table:table-cell>
          <table:table-cell/>
          <table:table-cell office:value-type="string" calcext:value-type="string">
            <text:p>Crypt</text:p>
          </table:table-cell>
          <table:table-cell table:formula="of:=[.B34]/[.B4]" office:value-type="float" office:value="0.697651081264215" calcext:value-type="float">
            <text:p>0,70</text:p>
          </table:table-cell>
          <table:table-cell table:formula="of:=[.C34]/[.C4]" office:value-type="float" office:value="0.688608832921676" calcext:value-type="float">
            <text:p>0,69</text:p>
          </table:table-cell>
          <table:table-cell table:formula="of:=(1/[.D34])/(1/[.D4])" office:value-type="float" office:value="0.738952480610046" calcext:value-type="float">
            <text:p>0,74</text:p>
          </table:table-cell>
          <table:table-cell table:formula="of:=(1/[.E34])/(1/[.E4])" office:value-type="float" office:value="0.184754740984216" calcext:value-type="float">
            <text:p>0,18</text:p>
          </table:table-cell>
          <table:table-cell table:formula="of:=[.F34]/[.F4]" office:value-type="float" office:value="0.755733567431142" calcext:value-type="float">
            <text:p>0,76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Cat</text:p>
          </table:table-cell>
          <table:table-cell table:style-name="ce8" office:value-type="float" office:value="85.4334" calcext:value-type="float">
            <text:p>85,4334</text:p>
          </table:table-cell>
          <table:table-cell table:style-name="ce9" office:value-type="float" office:value="105.6681" calcext:value-type="float">
            <text:p>105,6681</text:p>
          </table:table-cell>
          <table:table-cell table:style-name="ce9" office:value-type="float" office:value="42.3546333333" calcext:value-type="float">
            <text:p>42,3546333333</text:p>
          </table:table-cell>
          <table:table-cell table:style-name="ce9" office:value-type="float" office:value="64.1259333333" calcext:value-type="float">
            <text:p>64,1259333333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Cat</text:p>
          </table:table-cell>
          <table:table-cell table:formula="of:=[.B35]/[.B5]" office:value-type="float" office:value="0.456117621663374" calcext:value-type="float">
            <text:p>0,46</text:p>
          </table:table-cell>
          <table:table-cell table:formula="of:=[.C35]/[.C5]" office:value-type="float" office:value="0.45251213629652" calcext:value-type="float">
            <text:p>0,45</text:p>
          </table:table-cell>
          <table:table-cell table:formula="of:=(1/[.D35])/(1/[.D5])" office:value-type="float" office:value="0.539875605895569" calcext:value-type="float">
            <text:p>0,54</text:p>
          </table:table-cell>
          <table:table-cell table:formula="of:=(1/[.E35])/(1/[.E5])" office:value-type="float" office:value="0.475426998333735" calcext:value-type="float">
            <text:p>0,48</text:p>
          </table:table-cell>
          <table:table-cell table:formula="of:=[.F35]/[.F5]" office:value-type="float" office:value="0.714285714285714" calcext:value-type="float">
            <text:p>0,71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cp</text:p>
          </table:table-cell>
          <table:table-cell table:style-name="ce8" office:value-type="float" office:value="87.2332333333" calcext:value-type="float">
            <text:p>87,2332333333</text:p>
          </table:table-cell>
          <table:table-cell table:style-name="ce9" office:value-type="float" office:value="107.408133333" calcext:value-type="float">
            <text:p>107,408133333</text:p>
          </table:table-cell>
          <table:table-cell table:style-name="ce9" office:value-type="float" office:value="37.2431" calcext:value-type="float">
            <text:p>37,2431</text:p>
          </table:table-cell>
          <table:table-cell table:style-name="ce9" office:value-type="float" office:value="61.2392666667" calcext:value-type="float">
            <text:p>61,2392666667</text:p>
          </table:table-cell>
          <table:table-cell office:value-type="float" office:value="0.04" calcext:value-type="float">
            <text:p>0,04</text:p>
          </table:table-cell>
          <table:table-cell/>
          <table:table-cell office:value-type="string" calcext:value-type="string">
            <text:p>cp</text:p>
          </table:table-cell>
          <table:table-cell table:formula="of:=[.B36]/[.B6]" office:value-type="float" office:value="0.475142415794981" calcext:value-type="float">
            <text:p>0,48</text:p>
          </table:table-cell>
          <table:table-cell table:formula="of:=[.C36]/[.C6]" office:value-type="float" office:value="0.470787591959859" calcext:value-type="float">
            <text:p>0,47</text:p>
          </table:table-cell>
          <table:table-cell table:formula="of:=(1/[.D36])/(1/[.D6])" office:value-type="float" office:value="0.587193332456213" calcext:value-type="float">
            <text:p>0,59</text:p>
          </table:table-cell>
          <table:table-cell table:formula="of:=(1/[.E36])/(1/[.E6])" office:value-type="float" office:value="0.483253664043178" calcext:value-type="float">
            <text:p>0,48</text:p>
          </table:table-cell>
          <table:table-cell table:formula="of:=[.F36]/[.F6]" office:value-type="float" office:value="0.333333333333333" calcext:value-type="float">
            <text:p>0,33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dd </text:p>
          </table:table-cell>
          <table:table-cell table:style-name="ce3" office:value-type="float" office:value="425.337133333" calcext:value-type="float">
            <text:p>425,337133333</text:p>
          </table:table-cell>
          <table:table-cell table:style-name="ce9" office:value-type="float" office:value="0.837633333333" calcext:value-type="float">
            <text:p>0,837633333333</text:p>
          </table:table-cell>
          <table:table-cell table:style-name="ce9" office:value-type="float" office:value="308.5696" calcext:value-type="float">
            <text:p>308,5696</text:p>
          </table:table-cell>
          <table:table-cell table:style-name="ce9" office:value-type="float" office:value="23.7906" calcext:value-type="float">
            <text:p>23,7906</text:p>
          </table:table-cell>
          <table:table-cell office:value-type="float" office:value="0.41" calcext:value-type="float">
            <text:p>0,41</text:p>
          </table:table-cell>
          <table:table-cell/>
          <table:table-cell office:value-type="string" calcext:value-type="string">
            <text:p>dd </text:p>
          </table:table-cell>
          <table:table-cell table:formula="of:=[.B37]/[.B7]" office:value-type="float" office:value="0.777169616178616" calcext:value-type="float">
            <text:p>0,78</text:p>
          </table:table-cell>
          <table:table-cell table:formula="of:=[.C37]/[.C7]" office:value-type="float" office:value="0.181394912366877" calcext:value-type="float">
            <text:p>0,18</text:p>
          </table:table-cell>
          <table:table-cell table:formula="of:=(1/[.D37])/(1/[.D7])" office:value-type="float" office:value="0.70404753633216" calcext:value-type="float">
            <text:p>0,70</text:p>
          </table:table-cell>
          <table:table-cell table:formula="of:=(1/[.E37])/(1/[.E7])" office:value-type="float" office:value="0.759718824523131" calcext:value-type="float">
            <text:p>0,76</text:p>
          </table:table-cell>
          <table:table-cell table:formula="of:=[.F37]/[.F7]" office:value-type="float" office:value="0.773584905660377" calcext:value-type="float">
            <text:p>0,77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Grep</text:p>
          </table:table-cell>
          <table:table-cell table:style-name="ce8" office:value-type="float" office:value="0.580933333333" calcext:value-type="float">
            <text:p>0,580933333333</text:p>
          </table:table-cell>
          <table:table-cell table:style-name="ce7" office:value-type="float" office:value="53.9786666667" calcext:value-type="float">
            <text:p>53,9786666667</text:p>
          </table:table-cell>
          <table:table-cell table:style-name="ce7" office:value-type="float" office:value="0.431466666667" calcext:value-type="float">
            <text:p>0,431466666667</text:p>
          </table:table-cell>
          <table:table-cell table:style-name="ce7" office:value-type="float" office:value="53.1286666667" calcext:value-type="float">
            <text:p>53,1286666667</text:p>
          </table:table-cell>
          <table:table-cell office:value-type="float" office:value="82.93" calcext:value-type="float">
            <text:p>82,93</text:p>
          </table:table-cell>
          <table:table-cell/>
          <table:table-cell office:value-type="string" calcext:value-type="string">
            <text:p>Grep</text:p>
          </table:table-cell>
          <table:table-cell table:formula="of:=[.B38]/[.B8]" office:value-type="float" office:value="0.73750581862765" calcext:value-type="float">
            <text:p>0,74</text:p>
          </table:table-cell>
          <table:table-cell table:formula="of:=[.C38]/[.C8]" office:value-type="float" office:value="0.768779763417432" calcext:value-type="float">
            <text:p>0,77</text:p>
          </table:table-cell>
          <table:table-cell table:formula="of:=(1/[.D38])/(1/[.D8])" office:value-type="float" office:value="0.559023485784488" calcext:value-type="float">
            <text:p>0,56</text:p>
          </table:table-cell>
          <table:table-cell table:formula="of:=(1/[.E38])/(1/[.E8])" office:value-type="float" office:value="0.086785539507807" calcext:value-type="float">
            <text:p>0,09</text:p>
          </table:table-cell>
          <table:table-cell table:formula="of:=[.F38]/[.F8]" office:value-type="float" office:value="0.88590962504006" calcext:value-type="float">
            <text:p>0,89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Gzip</text:p>
          </table:table-cell>
          <table:table-cell table:style-name="ce3" office:value-type="float" office:value="0.3213" calcext:value-type="float">
            <text:p>0,3213</text:p>
          </table:table-cell>
          <table:table-cell table:style-name="ce7" office:value-type="float" office:value="95.9172" calcext:value-type="float">
            <text:p>95,9172</text:p>
          </table:table-cell>
          <table:table-cell table:style-name="ce7" office:value-type="float" office:value="0.2679" calcext:value-type="float">
            <text:p>0,2679</text:p>
          </table:table-cell>
          <table:table-cell table:style-name="ce7" office:value-type="float" office:value="52.4136333333" calcext:value-type="float">
            <text:p>52,4136333333</text:p>
          </table:table-cell>
          <table:table-cell office:value-type="float" office:value="51.32" calcext:value-type="float">
            <text:p>51,32</text:p>
          </table:table-cell>
          <table:table-cell/>
          <table:table-cell office:value-type="string" calcext:value-type="string">
            <text:p>Gzip</text:p>
          </table:table-cell>
          <table:table-cell table:formula="of:=[.B39]/[.B9]" office:value-type="float" office:value="0.683132530120966" calcext:value-type="float">
            <text:p>0,68</text:p>
          </table:table-cell>
          <table:table-cell table:formula="of:=[.C39]/[.C9]" office:value-type="float" office:value="0.409936375094185" calcext:value-type="float">
            <text:p>0,41</text:p>
          </table:table-cell>
          <table:table-cell table:formula="of:=(1/[.D39])/(1/[.D9])" office:value-type="float" office:value="0.948612666416573" calcext:value-type="float">
            <text:p>0,95</text:p>
          </table:table-cell>
          <table:table-cell table:formula="of:=(1/[.E39])/(1/[.E9])" office:value-type="float" office:value="0.0809630318830412" calcext:value-type="float">
            <text:p>0,08</text:p>
          </table:table-cell>
          <table:table-cell table:formula="of:=[.F39]/[.F9]" office:value-type="float" office:value="0.544393762596796" calcext:value-type="float">
            <text:p>0,54</text:p>
          </table:table-cell>
          <table:table-cell table:number-columns-repeated="115"/>
        </table:table-row>
        <table:table-row table:style-name="ro1">
          <table:table-cell/>
          <table:table-cell table:style-name="ce8"/>
          <table:table-cell table:style-name="ce9"/>
          <table:table-cell table:style-name="ce7" table:number-columns-repeated="2"/>
          <table:table-cell table:number-columns-repeated="123"/>
        </table:table-row>
        <table:table-row table:style-name="ro1">
          <table:table-cell table:style-name="ce1" office:value-type="string" calcext:value-type="string" table:number-columns-spanned="6" table:number-rows-spanned="1">
            <text:p>F @ Cp</text:p>
          </table:table-cell>
          <table:covered-table-cell table:number-columns-repeated="5"/>
          <table:table-cell/>
          <table:table-cell table:style-name="ce1" office:value-type="string" calcext:value-type="string" table:number-columns-spanned="6" table:number-rows-spanned="1">
            <text:p>NS(F @ cp)</text:p>
          </table:table-cell>
          <table:covered-table-cell table:number-columns-repeated="5"/>
          <table:table-cell table:number-columns-repeated="115"/>
        </table:table-row>
        <table:table-row table:style-name="ro1">
          <table:table-cell table:style-name="ce2"/>
          <table:table-cell table:style-name="ce6" office:value-type="string" calcext:value-type="string">
            <text:p>write_issued</text:p>
          </table:table-cell>
          <table:table-cell table:style-name="ce6" office:value-type="string" calcext:value-type="string">
            <text:p>read_issued</text:p>
          </table:table-cell>
          <table:table-cell table:style-name="ce6" office:value-type="string" calcext:value-type="string">
            <text:p>write_time</text:p>
          </table:table-cell>
          <table:table-cell table:style-name="ce6" office:value-type="string" calcext:value-type="string">
            <text:p>read_time</text:p>
          </table:table-cell>
          <table:table-cell table:style-name="ce16" office:value-type="string" calcext:value-type="string">
            <text:p><text:s/>cputil</text:p>
          </table:table-cell>
          <table:table-cell/>
          <table:table-cell table:style-name="ce2"/>
          <table:table-cell table:style-name="ce20" office:value-type="string" calcext:value-type="string">
            <text:p>write_issued</text:p>
          </table:table-cell>
          <table:table-cell table:style-name="ce20" office:value-type="string" calcext:value-type="string">
            <text:p>read_issued</text:p>
          </table:table-cell>
          <table:table-cell table:style-name="ce20" office:value-type="string" calcext:value-type="string">
            <text:p>write_time</text:p>
          </table:table-cell>
          <table:table-cell table:style-name="ce20" office:value-type="string" calcext:value-type="string">
            <text:p>read_time</text:p>
          </table:table-cell>
          <table:table-cell table:style-name="ce22" office:value-type="string" calcext:value-type="string">
            <text:p><text:s/>cputil</text:p>
          </table:table-cell>
          <table:table-cell/>
          <table:table-cell table:style-name="ce23"/>
          <table:table-cell table:style-name="ce6" table:number-columns-repeated="4"/>
          <table:table-cell table:style-name="ce24"/>
          <table:table-cell table:number-columns-repeated="108"/>
        </table:table-row>
        <table:table-row table:style-name="ro1">
          <table:table-cell office:value-type="string" calcext:value-type="string">
            <text:p>Bzip2 </text:p>
          </table:table-cell>
          <table:table-cell table:style-name="ce9" office:value-type="float" office:value="0.347566666667" calcext:value-type="float">
            <text:p>0,347566666667</text:p>
          </table:table-cell>
          <table:table-cell table:style-name="ce9" office:value-type="float" office:value="85.4616666667" calcext:value-type="float">
            <text:p>85,4616666667</text:p>
          </table:table-cell>
          <table:table-cell table:style-name="ce7" office:value-type="float" office:value="0.112866666667" calcext:value-type="float">
            <text:p>0,112866666667</text:p>
          </table:table-cell>
          <table:table-cell table:style-name="ce7" office:value-type="float" office:value="51.4165" calcext:value-type="float">
            <text:p>51,4165</text:p>
          </table:table-cell>
          <table:table-cell office:value-type="float" office:value="55.1" calcext:value-type="float">
            <text:p>55,1</text:p>
          </table:table-cell>
          <table:table-cell/>
          <table:table-cell office:value-type="string" calcext:value-type="string">
            <text:p>Bzip2 </text:p>
          </table:table-cell>
          <table:table-cell table:formula="of:=[.B43]/[.B3]" office:value-type="float" office:value="0.869859013931868" calcext:value-type="float">
            <text:p>0,87</text:p>
          </table:table-cell>
          <table:table-cell table:formula="of:=[.C43]/[.C3]" office:value-type="float" office:value="0.490023688413454" calcext:value-type="float">
            <text:p>0,49</text:p>
          </table:table-cell>
          <table:table-cell table:formula="of:=(1/[.D43])/(1/[.D3])" office:value-type="float" office:value="0.955995274657543" calcext:value-type="float">
            <text:p>0,96</text:p>
          </table:table-cell>
          <table:table-cell table:formula="of:=(1/[.E43])/(1/[.E3])" office:value-type="float" office:value="0.0976599599998055" calcext:value-type="float">
            <text:p>0,10</text:p>
          </table:table-cell>
          <table:table-cell table:formula="of:=[.F43]/[.F3]" office:value-type="float" office:value="0.585485070661991" calcext:value-type="float">
            <text:p>0,59</text:p>
          </table:table-cell>
          <table:table-cell/>
          <table:table-cell table:style-name="ce3"/>
          <table:table-cell table:style-name="ce19" table:number-columns-repeated="5"/>
          <table:table-cell table:number-columns-repeated="108"/>
        </table:table-row>
        <table:table-row table:style-name="ro2">
          <table:table-cell office:value-type="string" calcext:value-type="string">
            <text:p>Crypt</text:p>
          </table:table-cell>
          <table:table-cell table:style-name="ce8" office:value-type="float" office:value="51.6017666667" calcext:value-type="float">
            <text:p>51,6017666667</text:p>
          </table:table-cell>
          <table:table-cell table:style-name="ce9" office:value-type="float" office:value="64.4756666667" calcext:value-type="float">
            <text:p>64,4756666667</text:p>
          </table:table-cell>
          <table:table-cell table:style-name="ce9" office:value-type="float" office:value="22.9918333333" calcext:value-type="float">
            <text:p>22,9918333333</text:p>
          </table:table-cell>
          <table:table-cell table:style-name="ce9" office:value-type="float" office:value="72.1031" calcext:value-type="float">
            <text:p>72,1031</text:p>
          </table:table-cell>
          <table:table-cell office:value-type="float" office:value="68.12" calcext:value-type="float">
            <text:p>68,12</text:p>
          </table:table-cell>
          <table:table-cell/>
          <table:table-cell office:value-type="string" calcext:value-type="string">
            <text:p>Crypt</text:p>
          </table:table-cell>
          <table:table-cell table:formula="of:=[.B44]/[.B4]" office:value-type="float" office:value="0.683749966321748" calcext:value-type="float">
            <text:p>0,68</text:p>
          </table:table-cell>
          <table:table-cell table:formula="of:=[.C44]/[.C4]" office:value-type="float" office:value="0.687402670048109" calcext:value-type="float">
            <text:p>0,69</text:p>
          </table:table-cell>
          <table:table-cell table:formula="of:=(1/[.D44])/(1/[.D4])" office:value-type="float" office:value="0.670601880380237" calcext:value-type="float">
            <text:p>0,67</text:p>
          </table:table-cell>
          <table:table-cell table:formula="of:=(1/[.E44])/(1/[.E4])" office:value-type="float" office:value="0.170802642327445" calcext:value-type="float">
            <text:p>0,17</text:p>
          </table:table-cell>
          <table:table-cell table:formula="of:=[.F44]/[.F4]" office:value-type="float" office:value="0.747503566333809" calcext:value-type="float">
            <text:p>0,75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Cat</text:p>
          </table:table-cell>
          <table:table-cell table:style-name="ce8" office:value-type="float" office:value="89.7089666667" calcext:value-type="float">
            <text:p>89,7089666667</text:p>
          </table:table-cell>
          <table:table-cell table:style-name="ce9" office:value-type="float" office:value="110.902033333" calcext:value-type="float">
            <text:p>110,902033333</text:p>
          </table:table-cell>
          <table:table-cell table:style-name="ce9" office:value-type="float" office:value="32.1123666667" calcext:value-type="float">
            <text:p>32,1123666667</text:p>
          </table:table-cell>
          <table:table-cell table:style-name="ce9" office:value-type="float" office:value="61.5412" calcext:value-type="float">
            <text:p>61,5412</text:p>
          </table:table-cell>
          <table:table-cell office:value-type="float" office:value="0.09" calcext:value-type="float">
            <text:p>0,09</text:p>
          </table:table-cell>
          <table:table-cell/>
          <table:table-cell office:value-type="string" calcext:value-type="string">
            <text:p>Cat</text:p>
          </table:table-cell>
          <table:table-cell table:formula="of:=[.B45]/[.B5]" office:value-type="float" office:value="0.478944306534612" calcext:value-type="float">
            <text:p>0,48</text:p>
          </table:table-cell>
          <table:table-cell table:formula="of:=[.C45]/[.C5]" office:value-type="float" office:value="0.4749258860824" calcext:value-type="float">
            <text:p>0,47</text:p>
          </table:table-cell>
          <table:table-cell table:formula="of:=(1/[.D45])/(1/[.D5])" office:value-type="float" office:value="0.712069389672606" calcext:value-type="float">
            <text:p>0,71</text:p>
          </table:table-cell>
          <table:table-cell table:formula="of:=(1/[.E45])/(1/[.E5])" office:value-type="float" office:value="0.495394954924506" calcext:value-type="float">
            <text:p>0,50</text:p>
          </table:table-cell>
          <table:table-cell table:formula="of:=[.F45]/[.F5]" office:value-type="float" office:value="1.28571428571429" calcext:value-type="float">
            <text:p>1,29</text:p>
          </table:table-cell>
          <table:table-cell table:number-columns-repeated="115"/>
        </table:table-row>
        <table:table-row table:style-name="ro3">
          <table:table-cell office:value-type="string" calcext:value-type="string">
            <text:p>cp</text:p>
          </table:table-cell>
          <table:table-cell table:style-name="ce8" office:value-type="float" office:value="83.7522" calcext:value-type="float">
            <text:p>83,7522</text:p>
          </table:table-cell>
          <table:table-cell table:style-name="ce9" office:value-type="float" office:value="103.722266667" calcext:value-type="float">
            <text:p>103,722266667</text:p>
          </table:table-cell>
          <table:table-cell table:style-name="ce9" office:value-type="float" office:value="45.2841333333" calcext:value-type="float">
            <text:p>45,2841333333</text:p>
          </table:table-cell>
          <table:table-cell table:style-name="ce9" office:value-type="float" office:value="67.8984666667" calcext:value-type="float">
            <text:p>67,8984666667</text:p>
          </table:table-cell>
          <table:table-cell table:style-name="ce18" office:value-type="string" calcext:value-type="string">
            <text:p>0,06</text:p>
          </table:table-cell>
          <table:table-cell/>
          <table:table-cell office:value-type="string" calcext:value-type="string">
            <text:p>cp</text:p>
          </table:table-cell>
          <table:table-cell table:formula="of:=[.B46]/[.B6]" office:value-type="float" office:value="0.456181905858046" calcext:value-type="float">
            <text:p>0,46</text:p>
          </table:table-cell>
          <table:table-cell table:formula="of:=[.C46]/[.C6]" office:value-type="float" office:value="0.454631829466609" calcext:value-type="float">
            <text:p>0,45</text:p>
          </table:table-cell>
          <table:table-cell table:formula="of:=(1/[.D46])/(1/[.D6])" office:value-type="float" office:value="0.482926322980295" calcext:value-type="float">
            <text:p>0,48</text:p>
          </table:table-cell>
          <table:table-cell table:formula="of:=(1/[.E46])/(1/[.E6])" office:value-type="float" office:value="0.435858148981059" calcext:value-type="float">
            <text:p>0,44</text:p>
          </table:table-cell>
          <table:table-cell table:formula="of:=0.06/[.F6]" office:value-type="float" office:value="0.5" calcext:value-type="float">
            <text:p>0,50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dd </text:p>
          </table:table-cell>
          <table:table-cell table:style-name="ce3" office:value-type="float" office:value="425.3944" calcext:value-type="float">
            <text:p>425,3944</text:p>
          </table:table-cell>
          <table:table-cell table:style-name="ce9" office:value-type="float" office:value="0.649233333333" calcext:value-type="float">
            <text:p>0,649233333333</text:p>
          </table:table-cell>
          <table:table-cell table:style-name="ce9" office:value-type="float" office:value="293.086033333" calcext:value-type="float">
            <text:p>293,086033333</text:p>
          </table:table-cell>
          <table:table-cell table:style-name="ce9" office:value-type="float" office:value="18.8777" calcext:value-type="float">
            <text:p>18,8777</text:p>
          </table:table-cell>
          <table:table-cell office:value-type="float" office:value="0.38" calcext:value-type="float">
            <text:p>0,38</text:p>
          </table:table-cell>
          <table:table-cell/>
          <table:table-cell office:value-type="string" calcext:value-type="string">
            <text:p>dd </text:p>
          </table:table-cell>
          <table:table-cell table:formula="of:=[.B47]/[.B7]" office:value-type="float" office:value="0.777274252971702" calcext:value-type="float">
            <text:p>0,78</text:p>
          </table:table-cell>
          <table:table-cell table:formula="of:=[.C47]/[.C7]" office:value-type="float" office:value="0.140595674645599" calcext:value-type="float">
            <text:p>0,14</text:p>
          </table:table-cell>
          <table:table-cell table:formula="of:=(1/[.D47])/(1/[.D7])" office:value-type="float" office:value="0.741241962970533" calcext:value-type="float">
            <text:p>0,74</text:p>
          </table:table-cell>
          <table:table-cell table:formula="of:=(1/[.E47])/(1/[.E7])" office:value-type="float" office:value="0.95743478637228" calcext:value-type="float">
            <text:p>0,96</text:p>
          </table:table-cell>
          <table:table-cell table:formula="of:=[.F47]/[.F7]" office:value-type="float" office:value="0.716981132075472" calcext:value-type="float">
            <text:p>0,72</text:p>
          </table:table-cell>
          <table:table-cell table:number-columns-repeated="115"/>
        </table:table-row>
        <table:table-row table:style-name="ro1">
          <table:table-cell office:value-type="string" calcext:value-type="string">
            <text:p>Grep</text:p>
          </table:table-cell>
          <table:table-cell table:style-name="ce10" office:value-type="float" office:value="0.7426" calcext:value-type="float">
            <text:p>0,7426</text:p>
          </table:table-cell>
          <table:table-cell table:style-name="ce11" office:value-type="float" office:value="53.825" calcext:value-type="float">
            <text:p>53,825</text:p>
          </table:table-cell>
          <table:table-cell table:style-name="ce7" office:value-type="float" office:value="0.8551" calcext:value-type="float">
            <text:p>0,8551</text:p>
          </table:table-cell>
          <table:table-cell table:style-name="ce7" office:value-type="float" office:value="53.8341666667" calcext:value-type="float">
            <text:p>53,8341666667</text:p>
          </table:table-cell>
          <table:table-cell office:value-type="float" office:value="82.71" calcext:value-type="float">
            <text:p>82,71</text:p>
          </table:table-cell>
          <table:table-cell/>
          <table:table-cell office:value-type="string" calcext:value-type="string">
            <text:p>Grep</text:p>
          </table:table-cell>
          <table:table-cell table:formula="of:=[.B48]/[.B8]" office:value-type="float" office:value="0.942744699758792" calcext:value-type="float">
            <text:p>0,94</text:p>
          </table:table-cell>
          <table:table-cell table:formula="of:=[.C48]/[.C8]" office:value-type="float" office:value="0.766591198360792" calcext:value-type="float">
            <text:p>0,77</text:p>
          </table:table-cell>
          <table:table-cell table:formula="of:=(1/[.D48])/(1/[.D8])" office:value-type="float" office:value="0.28207227224886" calcext:value-type="float">
            <text:p>0,28</text:p>
          </table:table-cell>
          <table:table-cell table:formula="of:=(1/[.E48])/(1/[.E8])" office:value-type="float" office:value="0.0856482097799813" calcext:value-type="float">
            <text:p>0,09</text:p>
          </table:table-cell>
          <table:table-cell table:formula="of:=[.F48]/[.F8]" office:value-type="float" office:value="0.88355944877684" calcext:value-type="float">
            <text:p>0,88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Gzip</text:p>
          </table:table-cell>
          <table:table-cell table:style-name="ce3" office:value-type="float" office:value="0.3918" calcext:value-type="float">
            <text:p>0,3918</text:p>
          </table:table-cell>
          <table:table-cell table:style-name="ce7" office:value-type="float" office:value="97.2023666667" calcext:value-type="float">
            <text:p>97,2023666667</text:p>
          </table:table-cell>
          <table:table-cell table:style-name="ce7" office:value-type="float" office:value="0.320066666667" calcext:value-type="float">
            <text:p>0,320066666667</text:p>
          </table:table-cell>
          <table:table-cell table:style-name="ce7" office:value-type="float" office:value="51.5365333333" calcext:value-type="float">
            <text:p>51,5365333333</text:p>
          </table:table-cell>
          <table:table-cell office:value-type="float" office:value="51.14" calcext:value-type="float">
            <text:p>51,14</text:p>
          </table:table-cell>
          <table:table-cell/>
          <table:table-cell office:value-type="string" calcext:value-type="string">
            <text:p>Gzip</text:p>
          </table:table-cell>
          <table:table-cell table:formula="of:=[.B49]/[.B9]" office:value-type="float" office:value="0.833026222537798" calcext:value-type="float">
            <text:p>0,83</text:p>
          </table:table-cell>
          <table:table-cell table:formula="of:=[.C49]/[.C9]" office:value-type="float" office:value="0.415428993360136" calcext:value-type="float">
            <text:p>0,42</text:p>
          </table:table-cell>
          <table:table-cell table:formula="of:=(1/[.D49])/(1/[.D9])" office:value-type="float" office:value="0.794001249737769" calcext:value-type="float">
            <text:p>0,79</text:p>
          </table:table-cell>
          <table:table-cell table:formula="of:=(1/[.E49])/(1/[.E9])" office:value-type="float" office:value="0.0823409413129471" calcext:value-type="float">
            <text:p>0,08</text:p>
          </table:table-cell>
          <table:table-cell table:formula="of:=[.F49]/[.F9]" office:value-type="float" office:value="0.542484353452848" calcext:value-type="float">
            <text:p>0,54</text:p>
          </table:table-cell>
          <table:table-cell table:number-columns-repeated="115"/>
        </table:table-row>
        <table:table-row table:style-name="ro1">
          <table:table-cell/>
          <table:table-cell table:style-name="ce8"/>
          <table:table-cell table:style-name="ce9"/>
          <table:table-cell table:style-name="ce7" table:number-columns-repeated="2"/>
          <table:table-cell table:number-columns-repeated="123"/>
        </table:table-row>
        <table:table-row table:style-name="ro1">
          <table:table-cell table:style-name="ce1" office:value-type="string" calcext:value-type="string" table:number-columns-spanned="6" table:number-rows-spanned="1">
            <text:p>F @ dd</text:p>
          </table:table-cell>
          <table:covered-table-cell table:number-columns-repeated="5"/>
          <table:table-cell/>
          <table:table-cell table:style-name="ce1" office:value-type="string" calcext:value-type="string" table:number-columns-spanned="6" table:number-rows-spanned="1">
            <text:p>NS(F @ dd)</text:p>
          </table:table-cell>
          <table:covered-table-cell table:number-columns-repeated="5"/>
          <table:table-cell table:number-columns-repeated="115"/>
        </table:table-row>
        <table:table-row table:style-name="ro2">
          <table:table-cell table:style-name="ce2"/>
          <table:table-cell table:style-name="ce6" office:value-type="string" calcext:value-type="string">
            <text:p>write_issued</text:p>
          </table:table-cell>
          <table:table-cell table:style-name="ce6" office:value-type="string" calcext:value-type="string">
            <text:p>read_issued</text:p>
          </table:table-cell>
          <table:table-cell table:style-name="ce6" office:value-type="string" calcext:value-type="string">
            <text:p>write_time</text:p>
          </table:table-cell>
          <table:table-cell table:style-name="ce6" office:value-type="string" calcext:value-type="string">
            <text:p>read_time</text:p>
          </table:table-cell>
          <table:table-cell table:style-name="ce16" office:value-type="string" calcext:value-type="string">
            <text:p><text:s/>cputil</text:p>
          </table:table-cell>
          <table:table-cell/>
          <table:table-cell table:style-name="ce2"/>
          <table:table-cell table:style-name="ce20" office:value-type="string" calcext:value-type="string">
            <text:p>write_issued</text:p>
          </table:table-cell>
          <table:table-cell table:style-name="ce20" office:value-type="string" calcext:value-type="string">
            <text:p>read_issued</text:p>
          </table:table-cell>
          <table:table-cell table:style-name="ce20" office:value-type="string" calcext:value-type="string">
            <text:p>write_time</text:p>
          </table:table-cell>
          <table:table-cell table:style-name="ce20" office:value-type="string" calcext:value-type="string">
            <text:p>read_time</text:p>
          </table:table-cell>
          <table:table-cell table:style-name="ce22" office:value-type="string" calcext:value-type="string">
            <text:p><text:s/>cputil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Bzip2 </text:p>
          </table:table-cell>
          <table:table-cell table:style-name="ce9" office:value-type="float" office:value="0.409833333333" calcext:value-type="float">
            <text:p>0,409833333333</text:p>
          </table:table-cell>
          <table:table-cell table:style-name="ce9" office:value-type="float" office:value="48.5989666667" calcext:value-type="float">
            <text:p>48,5989666667</text:p>
          </table:table-cell>
          <table:table-cell table:style-name="ce7" office:value-type="float" office:value="1.28376666667" calcext:value-type="float">
            <text:p>1,28376666667</text:p>
          </table:table-cell>
          <table:table-cell table:style-name="ce7" office:value-type="float" office:value="144.0739" calcext:value-type="float">
            <text:p>144,0739</text:p>
          </table:table-cell>
          <table:table-cell office:value-type="float" office:value="28.96" calcext:value-type="float">
            <text:p>28,96</text:p>
          </table:table-cell>
          <table:table-cell/>
          <table:table-cell office:value-type="string" calcext:value-type="string">
            <text:p>Bzip2 </text:p>
          </table:table-cell>
          <table:table-cell table:formula="of:=[.B53]/[.B3]" office:value-type="float" office:value="1.02569450237589" calcext:value-type="float">
            <text:p>1,03</text:p>
          </table:table-cell>
          <table:table-cell table:formula="of:=[.C53]/[.C3]" office:value-type="float" office:value="0.278658793210479" calcext:value-type="float">
            <text:p>0,28</text:p>
          </table:table-cell>
          <table:table-cell table:formula="of:=(1/[.D53])/(1/[.D3])" office:value-type="float" office:value="0.0840495417129695" calcext:value-type="float">
            <text:p>0,08</text:p>
          </table:table-cell>
          <table:table-cell table:formula="of:=(1/[.E53])/(1/[.E3])" office:value-type="float" office:value="0.0348524842690453" calcext:value-type="float">
            <text:p>0,03</text:p>
          </table:table-cell>
          <table:table-cell table:formula="of:=[.F53]/[.F3]" office:value-type="float" office:value="0.307725002656466" calcext:value-type="float">
            <text:p>0,31</text:p>
          </table:table-cell>
          <table:table-cell table:number-columns-repeated="115"/>
        </table:table-row>
        <table:table-row table:style-name="ro3">
          <table:table-cell office:value-type="string" calcext:value-type="string">
            <text:p>Crypt</text:p>
          </table:table-cell>
          <table:table-cell table:style-name="ce8" office:value-type="float" office:value="29.7508" calcext:value-type="float">
            <text:p>29,7508</text:p>
          </table:table-cell>
          <table:table-cell table:style-name="ce9" office:value-type="float" office:value="37.2372333333" calcext:value-type="float">
            <text:p>37,2372333333</text:p>
          </table:table-cell>
          <table:table-cell table:style-name="ce9" office:value-type="float" office:value="108.651633333" calcext:value-type="float">
            <text:p>108,651633333</text:p>
          </table:table-cell>
          <table:table-cell table:style-name="ce9" office:value-type="string" calcext:value-type="string">
            <text:p>221,1152</text:p>
          </table:table-cell>
          <table:table-cell office:value-type="float" office:value="37.12" calcext:value-type="float">
            <text:p>37,12</text:p>
          </table:table-cell>
          <table:table-cell/>
          <table:table-cell office:value-type="string" calcext:value-type="string">
            <text:p>Crypt</text:p>
          </table:table-cell>
          <table:table-cell table:formula="of:=[.B54]/[.B4]" office:value-type="float" office:value="0.394213411905767" calcext:value-type="float">
            <text:p>0,39</text:p>
          </table:table-cell>
          <table:table-cell table:formula="of:=[.C54]/[.C4]" office:value-type="float" office:value="0.397002077556416" calcext:value-type="float">
            <text:p>0,40</text:p>
          </table:table-cell>
          <table:table-cell table:formula="of:=(1/[.D54])/(1/[.D4])" office:value-type="float" office:value="0.141906441658775" calcext:value-type="float">
            <text:p>0,14</text:p>
          </table:table-cell>
          <table:table-cell table:formula="of:=(1/221.1152)/(1/[.E4])" office:value-type="float" office:value="0.0556967589745074" calcext:value-type="float">
            <text:p>0,06</text:p>
          </table:table-cell>
          <table:table-cell table:formula="of:=[.F54]/[.F4]" office:value-type="float" office:value="0.407330187644025" calcext:value-type="float">
            <text:p>0,41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Cat</text:p>
          </table:table-cell>
          <table:table-cell table:style-name="ce8" office:value-type="float" office:value="54.8800666667" calcext:value-type="float">
            <text:p>54,8800666667</text:p>
          </table:table-cell>
          <table:table-cell table:style-name="ce9" office:value-type="float" office:value="68.2604666667" calcext:value-type="float">
            <text:p>68,2604666667</text:p>
          </table:table-cell>
          <table:table-cell table:style-name="ce9" office:value-type="float" office:value="145.8811" calcext:value-type="float">
            <text:p>145,8811</text:p>
          </table:table-cell>
          <table:table-cell table:style-name="ce9" office:value-type="float" office:value="149.752466667" calcext:value-type="float">
            <text:p>149,752466667</text:p>
          </table:table-cell>
          <table:table-cell office:value-type="float" office:value="0.04" calcext:value-type="float">
            <text:p>0,04</text:p>
          </table:table-cell>
          <table:table-cell/>
          <table:table-cell office:value-type="string" calcext:value-type="string">
            <text:p>Cat</text:p>
          </table:table-cell>
          <table:table-cell table:formula="of:=[.B55]/[.B5]" office:value-type="float" office:value="0.292997416522609" calcext:value-type="float">
            <text:p>0,29</text:p>
          </table:table-cell>
          <table:table-cell table:formula="of:=[.C55]/[.C5]" office:value-type="float" office:value="0.292318018360752" calcext:value-type="float">
            <text:p>0,29</text:p>
          </table:table-cell>
          <table:table-cell table:formula="of:=(1/[.D55])/(1/[.D5])" office:value-type="float" office:value="0.156745687640825" calcext:value-type="float">
            <text:p>0,16</text:p>
          </table:table-cell>
          <table:table-cell table:formula="of:=(1/[.E55])/(1/[.E5])" office:value-type="float" office:value="0.203583958772402" calcext:value-type="float">
            <text:p>0,20</text:p>
          </table:table-cell>
          <table:table-cell table:formula="of:=[.F55]/[.F5]" office:value-type="float" office:value="0.571428571428571" calcext:value-type="float">
            <text:p>0,57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cp</text:p>
          </table:table-cell>
          <table:table-cell table:style-name="ce8" office:value-type="float" office:value="47.2047666667" calcext:value-type="float">
            <text:p>47,2047666667</text:p>
          </table:table-cell>
          <table:table-cell table:style-name="ce9" office:value-type="float" office:value="57.9330333333" calcext:value-type="float">
            <text:p>57,9330333333</text:p>
          </table:table-cell>
          <table:table-cell table:style-name="ce9" office:value-type="float" office:value="139.990766667" calcext:value-type="float">
            <text:p>139,990766667</text:p>
          </table:table-cell>
          <table:table-cell table:style-name="ce9" office:value-type="float" office:value="160.925533333" calcext:value-type="float">
            <text:p>160,925533333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cp</text:p>
          </table:table-cell>
          <table:table-cell table:formula="of:=[.B56]/[.B6]" office:value-type="float" office:value="0.257115161435754" calcext:value-type="float">
            <text:p>0,26</text:p>
          </table:table-cell>
          <table:table-cell table:formula="of:=[.C56]/[.C6]" office:value-type="float" office:value="0.253930055495479" calcext:value-type="float">
            <text:p>0,25</text:p>
          </table:table-cell>
          <table:table-cell table:formula="of:=(1/[.D56])/(1/[.D6])" office:value-type="float" office:value="0.156216731436439" calcext:value-type="float">
            <text:p>0,16</text:p>
          </table:table-cell>
          <table:table-cell table:formula="of:=(1/[.E56])/(1/[.E6])" office:value-type="float" office:value="0.18389934392053" calcext:value-type="float">
            <text:p>0,18</text:p>
          </table:table-cell>
          <table:table-cell table:formula="of:=[.F56]/[.F6]" office:value-type="float" office:value="0.416666666666667" calcext:value-type="float">
            <text:p>0,42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dd </text:p>
          </table:table-cell>
          <table:table-cell table:style-name="ce3" office:value-type="float" office:value="257.364233333" calcext:value-type="float">
            <text:p>257,364233333</text:p>
          </table:table-cell>
          <table:table-cell table:style-name="ce9" office:value-type="float" office:value="1.74553333333" calcext:value-type="float">
            <text:p>1,74553333333</text:p>
          </table:table-cell>
          <table:table-cell table:style-name="ce9" office:value-type="float" office:value="534.525233333" calcext:value-type="float">
            <text:p>534,525233333</text:p>
          </table:table-cell>
          <table:table-cell table:style-name="ce9" office:value-type="float" office:value="74.7026666667" calcext:value-type="float">
            <text:p>74,7026666667</text:p>
          </table:table-cell>
          <table:table-cell office:value-type="float" office:value="0.19" calcext:value-type="float">
            <text:p>0,19</text:p>
          </table:table-cell>
          <table:table-cell/>
          <table:table-cell office:value-type="string" calcext:value-type="string">
            <text:p>dd </text:p>
          </table:table-cell>
          <table:table-cell table:formula="of:=[.B57]/[.B7]" office:value-type="float" office:value="0.470252058338197" calcext:value-type="float">
            <text:p>0,47</text:p>
          </table:table-cell>
          <table:table-cell table:formula="of:=[.C57]/[.C7]" office:value-type="float" office:value="0.378006525567651" calcext:value-type="float">
            <text:p>0,38</text:p>
          </table:table-cell>
          <table:table-cell table:formula="of:=(1/[.D57])/(1/[.D7])" office:value-type="float" office:value="0.406431077747939" calcext:value-type="float">
            <text:p>0,41</text:p>
          </table:table-cell>
          <table:table-cell table:formula="of:=(1/[.E57])/(1/[.E7])" office:value-type="float" office:value="0.241948078605297" calcext:value-type="float">
            <text:p>0,24</text:p>
          </table:table-cell>
          <table:table-cell table:formula="of:=[.F57]/[.F7]" office:value-type="float" office:value="0.358490566037736" calcext:value-type="float">
            <text:p>0,36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Grep</text:p>
          </table:table-cell>
          <table:table-cell table:style-name="ce10" office:value-type="float" office:value="0.598433333333" calcext:value-type="float">
            <text:p>0,598433333333</text:p>
          </table:table-cell>
          <table:table-cell table:style-name="ce11" office:value-type="float" office:value="38.1927" calcext:value-type="float">
            <text:p>38,1927</text:p>
          </table:table-cell>
          <table:table-cell table:style-name="ce7" office:value-type="float" office:value="3.80726666667" calcext:value-type="float">
            <text:p>3,80726666667</text:p>
          </table:table-cell>
          <table:table-cell table:style-name="ce7" office:value-type="float" office:value="139.715533333" calcext:value-type="float">
            <text:p>139,715533333</text:p>
          </table:table-cell>
          <table:table-cell office:value-type="float" office:value="49.54" calcext:value-type="float">
            <text:p>49,54</text:p>
          </table:table-cell>
          <table:table-cell/>
          <table:table-cell office:value-type="string" calcext:value-type="string">
            <text:p>Grep</text:p>
          </table:table-cell>
          <table:table-cell table:formula="of:=[.B58]/[.B8]" office:value-type="float" office:value="0.759722398543862" calcext:value-type="float">
            <text:p>0,76</text:p>
          </table:table-cell>
          <table:table-cell table:formula="of:=[.C58]/[.C8]" office:value-type="float" office:value="0.543951466077737" calcext:value-type="float">
            <text:p>0,54</text:p>
          </table:table-cell>
          <table:table-cell table:formula="of:=(1/[.D58])/(1/[.D8])" office:value-type="float" office:value="0.0633525363777484" calcext:value-type="float">
            <text:p>0,06</text:p>
          </table:table-cell>
          <table:table-cell table:formula="of:=(1/[.E58])/(1/[.E8])" office:value-type="float" office:value="0.0330013412968947" calcext:value-type="float">
            <text:p>0,03</text:p>
          </table:table-cell>
          <table:table-cell table:formula="of:=[.F58]/[.F8]" office:value-type="float" office:value="0.529216963999573" calcext:value-type="float">
            <text:p>0,53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Gzip</text:p>
          </table:table-cell>
          <table:table-cell table:style-name="ce3" office:value-type="float" office:value="0.324666666667" calcext:value-type="float">
            <text:p>0,324666666667</text:p>
          </table:table-cell>
          <table:table-cell table:style-name="ce7" office:value-type="float" office:value="44.9073333333" calcext:value-type="float">
            <text:p>44,9073333333</text:p>
          </table:table-cell>
          <table:table-cell table:style-name="ce7" office:value-type="float" office:value="3.87586666667" calcext:value-type="float">
            <text:p>3,87586666667</text:p>
          </table:table-cell>
          <table:table-cell table:style-name="ce7" office:value-type="float" office:value="157.300633333" calcext:value-type="float">
            <text:p>157,300633333</text:p>
          </table:table-cell>
          <table:table-cell office:value-type="float" office:value="25.26" calcext:value-type="float">
            <text:p>25,26</text:p>
          </table:table-cell>
          <table:table-cell/>
          <table:table-cell office:value-type="string" calcext:value-type="string">
            <text:p>Gzip</text:p>
          </table:table-cell>
          <table:table-cell table:formula="of:=[.B59]/[.B9]" office:value-type="float" office:value="0.690290574062148" calcext:value-type="float">
            <text:p>0,69</text:p>
          </table:table-cell>
          <table:table-cell table:formula="of:=[.C59]/[.C9]" office:value-type="float" office:value="0.191927510830167" calcext:value-type="float">
            <text:p>0,19</text:p>
          </table:table-cell>
          <table:table-cell table:formula="of:=(1/[.D59])/(1/[.D9])" office:value-type="float" office:value="0.065568130998516" calcext:value-type="float">
            <text:p>0,07</text:p>
          </table:table-cell>
          <table:table-cell table:formula="of:=(1/[.E59])/(1/[.E9])" office:value-type="float" office:value="0.0269774289953844" calcext:value-type="float">
            <text:p>0,03</text:p>
          </table:table-cell>
          <table:table-cell table:formula="of:=[.F59]/[.F9]" office:value-type="float" office:value="0.267953749867402" calcext:value-type="float">
            <text:p>0,27</text:p>
          </table:table-cell>
          <table:table-cell table:number-columns-repeated="115"/>
        </table:table-row>
        <table:table-row table:style-name="ro1">
          <table:table-cell/>
          <table:table-cell table:style-name="ce8"/>
          <table:table-cell table:style-name="ce9"/>
          <table:table-cell table:style-name="ce7" table:number-columns-repeated="2"/>
          <table:table-cell table:number-columns-repeated="123"/>
        </table:table-row>
        <table:table-row table:style-name="ro1">
          <table:table-cell table:style-name="ce1" office:value-type="string" calcext:value-type="string" table:number-columns-spanned="6" table:number-rows-spanned="1">
            <text:p>F @ Grep</text:p>
          </table:table-cell>
          <table:covered-table-cell table:number-columns-repeated="5"/>
          <table:table-cell/>
          <table:table-cell table:style-name="ce1" office:value-type="string" calcext:value-type="string" table:number-columns-spanned="6" table:number-rows-spanned="1">
            <text:p>NS(F @ Grep)</text:p>
          </table:table-cell>
          <table:covered-table-cell table:number-columns-repeated="5"/>
          <table:table-cell table:number-columns-repeated="115"/>
        </table:table-row>
        <table:table-row table:style-name="ro2">
          <table:table-cell table:style-name="ce2"/>
          <table:table-cell table:style-name="ce6" office:value-type="string" calcext:value-type="string">
            <text:p>write_issued</text:p>
          </table:table-cell>
          <table:table-cell table:style-name="ce6" office:value-type="string" calcext:value-type="string">
            <text:p>read_issued</text:p>
          </table:table-cell>
          <table:table-cell table:style-name="ce6" office:value-type="string" calcext:value-type="string">
            <text:p>write_time</text:p>
          </table:table-cell>
          <table:table-cell table:style-name="ce6" office:value-type="string" calcext:value-type="string">
            <text:p>read_time</text:p>
          </table:table-cell>
          <table:table-cell table:style-name="ce16" office:value-type="string" calcext:value-type="string">
            <text:p><text:s/>cputil</text:p>
          </table:table-cell>
          <table:table-cell/>
          <table:table-cell table:style-name="ce2"/>
          <table:table-cell table:style-name="ce20" office:value-type="string" calcext:value-type="string">
            <text:p>write_issued</text:p>
          </table:table-cell>
          <table:table-cell table:style-name="ce20" office:value-type="string" calcext:value-type="string">
            <text:p>read_issued</text:p>
          </table:table-cell>
          <table:table-cell table:style-name="ce20" office:value-type="string" calcext:value-type="string">
            <text:p>write_time</text:p>
          </table:table-cell>
          <table:table-cell table:style-name="ce20" office:value-type="string" calcext:value-type="string">
            <text:p>read_time</text:p>
          </table:table-cell>
          <table:table-cell table:style-name="ce22" office:value-type="string" calcext:value-type="string">
            <text:p><text:s/>cputil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Bzip2 </text:p>
          </table:table-cell>
          <table:table-cell table:style-name="ce9" office:value-type="float" office:value="0.349833333333" calcext:value-type="float">
            <text:p>0,349833333333</text:p>
          </table:table-cell>
          <table:table-cell table:style-name="ce9" office:value-type="float" office:value="173.583833333" calcext:value-type="float">
            <text:p>173,583833333</text:p>
          </table:table-cell>
          <table:table-cell table:style-name="ce7" office:value-type="float" office:value="0.121933333333" calcext:value-type="float">
            <text:p>0,121933333333</text:p>
          </table:table-cell>
          <table:table-cell table:style-name="ce7" office:value-type="float" office:value="6.18766666667" calcext:value-type="float">
            <text:p>6,18766666667</text:p>
          </table:table-cell>
          <table:table-cell office:value-type="float" office:value="94.03" calcext:value-type="float">
            <text:p>94,03</text:p>
          </table:table-cell>
          <table:table-cell/>
          <table:table-cell office:value-type="string" calcext:value-type="string">
            <text:p>Bzip2 </text:p>
          </table:table-cell>
          <table:table-cell table:formula="of:=[.B63]/[.B3]" office:value-type="float" office:value="0.875531826143426" calcext:value-type="float">
            <text:p>0,88</text:p>
          </table:table-cell>
          <table:table-cell table:formula="of:=[.C63]/[.C3]" office:value-type="float" office:value="0.995302263300306" calcext:value-type="float">
            <text:p>1,00</text:p>
          </table:table-cell>
          <table:table-cell table:formula="of:=(1/[.D63])/(1/[.D3])" office:value-type="float" office:value="0.884909786771145" calcext:value-type="float">
            <text:p>0,88</text:p>
          </table:table-cell>
          <table:table-cell table:formula="of:=(1/[.E63])/(1/[.E3])" office:value-type="float" office:value="0.811506760759677" calcext:value-type="float">
            <text:p>0,81</text:p>
          </table:table-cell>
          <table:table-cell table:formula="of:=[.F63]/[.F3]" office:value-type="float" office:value="0.999149930931888" calcext:value-type="float">
            <text:p>1,00</text:p>
          </table:table-cell>
          <table:table-cell table:number-columns-repeated="115"/>
        </table:table-row>
        <table:table-row table:style-name="ro3">
          <table:table-cell office:value-type="string" calcext:value-type="string">
            <text:p>Crypt</text:p>
          </table:table-cell>
          <table:table-cell table:style-name="ce8" office:value-type="float" office:value="76.0631666667" calcext:value-type="float">
            <text:p>76,0631666667</text:p>
          </table:table-cell>
          <table:table-cell table:style-name="ce12" office:value-type="float" office:value="94.668" calcext:value-type="float">
            <text:p>94,668</text:p>
          </table:table-cell>
          <table:table-cell table:style-name="ce9" office:value-type="float" office:value="15.1498" calcext:value-type="float">
            <text:p>15,1498</text:p>
          </table:table-cell>
          <table:table-cell table:style-name="ce14" office:value-type="string" calcext:value-type="string">
            <text:p>15,33263333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Crypt</text:p>
          </table:table-cell>
          <table:table-cell table:formula="of:=[.B64]/[.B4]" office:value-type="float" office:value="1.00787610592108" calcext:value-type="float">
            <text:p>1,01</text:p>
          </table:table-cell>
          <table:table-cell table:formula="of:=[.C64]/[.C4]" office:value-type="float" office:value="1.00929605434734" calcext:value-type="float">
            <text:p>1,01</text:p>
          </table:table-cell>
          <table:table-cell table:formula="of:=(1/[.D64])/(1/[.D4])" office:value-type="float" office:value="1.01772740674464" calcext:value-type="float">
            <text:p>1,02</text:p>
          </table:table-cell>
          <table:table-cell table:formula="of:=(1/15.3326333333)/(1/[.E4])" office:value-type="float" office:value="0.803214929378957" calcext:value-type="float">
            <text:p>0,80</text:p>
          </table:table-cell>
          <table:table-cell table:formula="of:=[.F64]/[.F4]" office:value-type="float" office:value="0.000658400087786678" calcext:value-type="float">
            <text:p>0,00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Cat</text:p>
          </table:table-cell>
          <table:table-cell table:style-name="ce8" office:value-type="float" office:value="152.8785" calcext:value-type="float">
            <text:p>152,8785</text:p>
          </table:table-cell>
          <table:table-cell table:style-name="ce9" office:value-type="float" office:value="188.231433333" calcext:value-type="float">
            <text:p>188,231433333</text:p>
          </table:table-cell>
          <table:table-cell table:style-name="ce9" office:value-type="float" office:value="20.7042666667" calcext:value-type="float">
            <text:p>20,7042666667</text:p>
          </table:table-cell>
          <table:table-cell table:style-name="ce9" office:value-type="float" office:value="36.3459333333" calcext:value-type="float">
            <text:p>36,3459333333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Cat</text:p>
          </table:table-cell>
          <table:table-cell table:formula="of:=[.B65]/[.B5]" office:value-type="float" office:value="0.816198089078325" calcext:value-type="float">
            <text:p>0,82</text:p>
          </table:table-cell>
          <table:table-cell table:formula="of:=[.C65]/[.C5]" office:value-type="float" office:value="0.806080624291264" calcext:value-type="float">
            <text:p>0,81</text:p>
          </table:table-cell>
          <table:table-cell table:formula="of:=(1/[.D65])/(1/[.D5])" office:value-type="float" office:value="1.10442131090193" calcext:value-type="float">
            <text:p>1,10</text:p>
          </table:table-cell>
          <table:table-cell table:formula="of:=(1/[.E65])/(1/[.E5])" office:value-type="float" office:value="0.838806358896492" calcext:value-type="float">
            <text:p>0,84</text:p>
          </table:table-cell>
          <table:table-cell table:formula="of:=[.F65]/[.F5]" office:value-type="float" office:value="0.857142857142857" calcext:value-type="float">
            <text:p>0,86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cp</text:p>
          </table:table-cell>
          <table:table-cell table:style-name="ce8" office:value-type="float" office:value="153.558233333" calcext:value-type="float">
            <text:p>153,558233333</text:p>
          </table:table-cell>
          <table:table-cell table:style-name="ce9" office:value-type="float" office:value="189.8771" calcext:value-type="float">
            <text:p>189,8771</text:p>
          </table:table-cell>
          <table:table-cell table:style-name="ce9" office:value-type="float" office:value="21.4086333333" calcext:value-type="float">
            <text:p>21,4086333333</text:p>
          </table:table-cell>
          <table:table-cell table:style-name="ce9" office:value-type="float" office:value="36.3517333333" calcext:value-type="float">
            <text:p>36,3517333333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cp</text:p>
          </table:table-cell>
          <table:table-cell table:formula="of:=[.B66]/[.B6]" office:value-type="float" office:value="0.836401760694554" calcext:value-type="float">
            <text:p>0,84</text:p>
          </table:table-cell>
          <table:table-cell table:formula="of:=[.C66]/[.C6]" office:value-type="float" office:value="0.832262696533212" calcext:value-type="float">
            <text:p>0,83</text:p>
          </table:table-cell>
          <table:table-cell table:formula="of:=(1/[.D66])/(1/[.D6])" office:value-type="float" office:value="1.02149911484467" calcext:value-type="float">
            <text:p>1,02</text:p>
          </table:table-cell>
          <table:table-cell table:formula="of:=(1/[.E66])/(1/[.E6])" office:value-type="float" office:value="0.814104233453163" calcext:value-type="float">
            <text:p>0,81</text:p>
          </table:table-cell>
          <table:table-cell table:formula="of:=[.F66]/[.F6]" office:value-type="float" office:value="0.5" calcext:value-type="float">
            <text:p>0,50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dd </text:p>
          </table:table-cell>
          <table:table-cell table:style-name="ce3" office:value-type="float" office:value="481.452566667" calcext:value-type="float">
            <text:p>481,452566667</text:p>
          </table:table-cell>
          <table:table-cell table:style-name="ce9" office:value-type="float" office:value="0.778866666667" calcext:value-type="float">
            <text:p>0,778866666667</text:p>
          </table:table-cell>
          <table:table-cell table:style-name="ce9" office:value-type="float" office:value="255.178666667" calcext:value-type="float">
            <text:p>255,178666667</text:p>
          </table:table-cell>
          <table:table-cell table:style-name="ce9" office:value-type="float" office:value="19.7696333333" calcext:value-type="float">
            <text:p>19,7696333333</text:p>
          </table:table-cell>
          <table:table-cell office:value-type="float" office:value="0.43" calcext:value-type="float">
            <text:p>0,43</text:p>
          </table:table-cell>
          <table:table-cell/>
          <table:table-cell office:value-type="string" calcext:value-type="string">
            <text:p>dd </text:p>
          </table:table-cell>
          <table:table-cell table:formula="of:=[.B67]/[.B7]" office:value-type="float" office:value="0.879702892415605" calcext:value-type="float">
            <text:p>0,88</text:p>
          </table:table-cell>
          <table:table-cell table:formula="of:=[.C67]/[.C7]" office:value-type="float" office:value="0.168668610862666" calcext:value-type="float">
            <text:p>0,17</text:p>
          </table:table-cell>
          <table:table-cell table:formula="of:=(1/[.D67])/(1/[.D7])" office:value-type="float" office:value="0.851355128955593" calcext:value-type="float">
            <text:p>0,85</text:p>
          </table:table-cell>
          <table:table-cell table:formula="of:=(1/[.E67])/(1/[.E7])" office:value-type="float" office:value="0.914238841054065" calcext:value-type="float">
            <text:p>0,91</text:p>
          </table:table-cell>
          <table:table-cell table:formula="of:=[.F67]/[.F7]" office:value-type="float" office:value="0.811320754716981" calcext:value-type="float">
            <text:p>0,81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Grep</text:p>
          </table:table-cell>
          <table:table-cell table:style-name="ce10" office:value-type="float" office:value="0.682033333333" calcext:value-type="float">
            <text:p>0,682033333333</text:p>
          </table:table-cell>
          <table:table-cell table:style-name="ce11" office:value-type="float" office:value="69.3631333333" calcext:value-type="float">
            <text:p>69,3631333333</text:p>
          </table:table-cell>
          <table:table-cell table:style-name="ce7" office:value-type="float" office:value="3.42653333333" calcext:value-type="float">
            <text:p>3,42653333333</text:p>
          </table:table-cell>
          <table:table-cell table:style-name="ce7" office:value-type="float" office:value="5.26533333333" calcext:value-type="float">
            <text:p>5,26533333333</text:p>
          </table:table-cell>
          <table:table-cell office:value-type="float" office:value="97.77" calcext:value-type="float">
            <text:p>97,77</text:p>
          </table:table-cell>
          <table:table-cell/>
          <table:table-cell office:value-type="string" calcext:value-type="string">
            <text:p>Grep</text:p>
          </table:table-cell>
          <table:table-cell table:formula="of:=[.B68]/[.B8]" office:value-type="float" office:value="0.865854174600737" calcext:value-type="float">
            <text:p>0,87</text:p>
          </table:table-cell>
          <table:table-cell table:formula="of:=[.C68]/[.C8]" office:value-type="float" office:value="0.987889781774897" calcext:value-type="float">
            <text:p>0,99</text:p>
          </table:table-cell>
          <table:table-cell table:formula="of:=(1/[.D68])/(1/[.D8])" office:value-type="float" office:value="0.0703918440406926" calcext:value-type="float">
            <text:p>0,07</text:p>
          </table:table-cell>
          <table:table-cell table:formula="of:=(1/[.E68])/(1/[.E8])" office:value-type="float" office:value="0.875690048114001" calcext:value-type="float">
            <text:p>0,88</text:p>
          </table:table-cell>
          <table:table-cell table:formula="of:=[.F68]/[.F8]" office:value-type="float" office:value="1.04443969661361" calcext:value-type="float">
            <text:p>1,04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Gzip</text:p>
          </table:table-cell>
          <table:table-cell table:style-name="ce3" office:value-type="float" office:value="0.496633333333" calcext:value-type="float">
            <text:p>0,496633333333</text:p>
          </table:table-cell>
          <table:table-cell table:style-name="ce7" office:value-type="float" office:value="232.528433333" calcext:value-type="float">
            <text:p>232,528433333</text:p>
          </table:table-cell>
          <table:table-cell table:style-name="ce7" office:value-type="float" office:value="0.212233333333" calcext:value-type="float">
            <text:p>0,212233333333</text:p>
          </table:table-cell>
          <table:table-cell table:style-name="ce7" office:value-type="float" office:value="5.34796666667" calcext:value-type="float">
            <text:p>5,34796666667</text:p>
          </table:table-cell>
          <table:table-cell office:value-type="float" office:value="93.63" calcext:value-type="float">
            <text:p>93,63</text:p>
          </table:table-cell>
          <table:table-cell/>
          <table:table-cell office:value-type="string" calcext:value-type="string">
            <text:p>Gzip</text:p>
          </table:table-cell>
          <table:table-cell table:formula="of:=[.B69]/[.B9]" office:value-type="float" office:value="1.05591778880231" calcext:value-type="float">
            <text:p>1,06</text:p>
          </table:table-cell>
          <table:table-cell table:formula="of:=[.C69]/[.C9]" office:value-type="float" office:value="0.993793220265603" calcext:value-type="float">
            <text:p>0,99</text:p>
          </table:table-cell>
          <table:table-cell table:formula="of:=(1/[.D69])/(1/[.D9])" office:value-type="float" office:value="1.19742421862761" calcext:value-type="float">
            <text:p>1,20</text:p>
          </table:table-cell>
          <table:table-cell table:formula="of:=(1/[.E69])/(1/[.E9])" office:value-type="float" office:value="0.793491607402319" calcext:value-type="float">
            <text:p>0,79</text:p>
          </table:table-cell>
          <table:table-cell table:formula="of:=[.F69]/[.F9]" office:value-type="float" office:value="0.993210989710406" calcext:value-type="float">
            <text:p>0,99</text:p>
          </table:table-cell>
          <table:table-cell table:number-columns-repeated="115"/>
        </table:table-row>
        <table:table-row table:style-name="ro1">
          <table:table-cell/>
          <table:table-cell table:style-name="ce8"/>
          <table:table-cell table:style-name="ce9"/>
          <table:table-cell table:style-name="ce7" table:number-columns-repeated="2"/>
          <table:table-cell table:number-columns-repeated="123"/>
        </table:table-row>
        <table:table-row table:style-name="ro1">
          <table:table-cell table:style-name="ce1" office:value-type="string" calcext:value-type="string" table:number-columns-spanned="6" table:number-rows-spanned="1">
            <text:p>F @ Gzip</text:p>
          </table:table-cell>
          <table:covered-table-cell table:number-columns-repeated="5"/>
          <table:table-cell/>
          <table:table-cell table:style-name="ce1" office:value-type="string" calcext:value-type="string" table:number-columns-spanned="6" table:number-rows-spanned="1">
            <text:p>NS(F @ Gzip)</text:p>
          </table:table-cell>
          <table:covered-table-cell table:number-columns-repeated="5"/>
          <table:table-cell table:number-columns-repeated="115"/>
        </table:table-row>
        <table:table-row table:style-name="ro2">
          <table:table-cell table:style-name="ce2"/>
          <table:table-cell table:style-name="ce6" office:value-type="string" calcext:value-type="string">
            <text:p>write_issued</text:p>
          </table:table-cell>
          <table:table-cell table:style-name="ce6" office:value-type="string" calcext:value-type="string">
            <text:p>read_issued</text:p>
          </table:table-cell>
          <table:table-cell table:style-name="ce6" office:value-type="string" calcext:value-type="string">
            <text:p>write_time</text:p>
          </table:table-cell>
          <table:table-cell table:style-name="ce6" office:value-type="string" calcext:value-type="string">
            <text:p>read_time</text:p>
          </table:table-cell>
          <table:table-cell table:style-name="ce16" office:value-type="string" calcext:value-type="string">
            <text:p><text:s/>cputil</text:p>
          </table:table-cell>
          <table:table-cell/>
          <table:table-cell table:style-name="ce2"/>
          <table:table-cell table:style-name="ce20" office:value-type="string" calcext:value-type="string">
            <text:p>write_issued</text:p>
          </table:table-cell>
          <table:table-cell table:style-name="ce20" office:value-type="string" calcext:value-type="string">
            <text:p>read_issued</text:p>
          </table:table-cell>
          <table:table-cell table:style-name="ce20" office:value-type="string" calcext:value-type="string">
            <text:p>write_time</text:p>
          </table:table-cell>
          <table:table-cell table:style-name="ce20" office:value-type="string" calcext:value-type="string">
            <text:p>read_time</text:p>
          </table:table-cell>
          <table:table-cell table:style-name="ce22" office:value-type="string" calcext:value-type="string">
            <text:p><text:s/>cputil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Bzip2 </text:p>
          </table:table-cell>
          <table:table-cell table:style-name="ce9" office:value-type="float" office:value="0.3696" calcext:value-type="float">
            <text:p>0,3696</text:p>
          </table:table-cell>
          <table:table-cell table:style-name="ce9" office:value-type="float" office:value="149.0132" calcext:value-type="float">
            <text:p>149,0132</text:p>
          </table:table-cell>
          <table:table-cell table:style-name="ce7" office:value-type="float" office:value="0.1071" calcext:value-type="float">
            <text:p>0,1071</text:p>
          </table:table-cell>
          <table:table-cell table:style-name="ce7" office:value-type="float" office:value="16.8092666667" calcext:value-type="float">
            <text:p>16,8092666667</text:p>
          </table:table-cell>
          <table:table-cell office:value-type="float" office:value="83.95" calcext:value-type="float">
            <text:p>83,95</text:p>
          </table:table-cell>
          <table:table-cell/>
          <table:table-cell office:value-type="string" calcext:value-type="string">
            <text:p>Bzip2 </text:p>
          </table:table-cell>
          <table:table-cell table:formula="of:=[.B73]/[.B3]" office:value-type="float" office:value="0.925002085591954" calcext:value-type="float">
            <text:p>0,93</text:p>
          </table:table-cell>
          <table:table-cell table:formula="of:=[.C73]/[.C3]" office:value-type="float" office:value="0.854418135455621" calcext:value-type="float">
            <text:p>0,85</text:p>
          </table:table-cell>
          <table:table-cell table:formula="of:=(1/[.D73])/(1/[.D3])" office:value-type="float" office:value="1.00746965452848" calcext:value-type="float">
            <text:p>1,01</text:p>
          </table:table-cell>
          <table:table-cell table:formula="of:=(1/[.E73])/(1/[.E3])" office:value-type="float" office:value="0.298724116458781" calcext:value-type="float">
            <text:p>0,30</text:p>
          </table:table-cell>
          <table:table-cell table:formula="of:=[.F73]/[.F3]" office:value-type="float" office:value="0.892041228349803" calcext:value-type="float">
            <text:p>0,89</text:p>
          </table:table-cell>
          <table:table-cell table:number-columns-repeated="115"/>
        </table:table-row>
        <table:table-row table:style-name="ro1">
          <table:table-cell office:value-type="string" calcext:value-type="string">
            <text:p>Crypt</text:p>
          </table:table-cell>
          <table:table-cell table:style-name="ce8" office:value-type="float" office:value="73.2296666667" calcext:value-type="float">
            <text:p>73,2296666667</text:p>
          </table:table-cell>
          <table:table-cell table:style-name="ce13" office:value-type="float" office:value="90.981" calcext:value-type="float">
            <text:p>91</text:p>
          </table:table-cell>
          <table:table-cell table:style-name="ce9" office:value-type="float" office:value="15.2552" calcext:value-type="float">
            <text:p>15,2552</text:p>
          </table:table-cell>
          <table:table-cell table:style-name="ce9" office:value-type="float" office:value="21.2899666667" calcext:value-type="float">
            <text:p>21,2899666667</text:p>
          </table:table-cell>
          <table:table-cell office:value-type="float" office:value="88.01" calcext:value-type="float">
            <text:p>88,01</text:p>
          </table:table-cell>
          <table:table-cell/>
          <table:table-cell office:value-type="string" calcext:value-type="string">
            <text:p>Crypt</text:p>
          </table:table-cell>
          <table:table-cell table:formula="of:=[.B74]/[.B4]" office:value-type="float" office:value="0.970330772597772" calcext:value-type="float">
            <text:p>0,97</text:p>
          </table:table-cell>
          <table:table-cell table:formula="of:=[.C74]/[.C4]" office:value-type="float" office:value="0.969987369761429" calcext:value-type="float">
            <text:p>0,97</text:p>
          </table:table-cell>
          <table:table-cell table:formula="of:=(1/[.D74])/(1/[.D4])" office:value-type="float" office:value="1.01069580645944" calcext:value-type="float">
            <text:p>1,01</text:p>
          </table:table-cell>
          <table:table-cell table:formula="of:=(1/[.E74])/(1/[.E4])" office:value-type="float" office:value="0.57846027627947" calcext:value-type="float">
            <text:p>0,58</text:p>
          </table:table-cell>
          <table:table-cell table:formula="of:=[.F74]/[.F4]" office:value-type="float" office:value="0.965763195435093" calcext:value-type="float">
            <text:p>0,97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Cat</text:p>
          </table:table-cell>
          <table:table-cell table:style-name="ce8" office:value-type="float" office:value="129.93" calcext:value-type="float">
            <text:p>129,93</text:p>
          </table:table-cell>
          <table:table-cell table:style-name="ce9" office:value-type="float" office:value="161.112166667" calcext:value-type="float">
            <text:p>161,112166667</text:p>
          </table:table-cell>
          <table:table-cell table:style-name="ce9" office:value-type="float" office:value="25.0778666667" calcext:value-type="float">
            <text:p>25,0778666667</text:p>
          </table:table-cell>
          <table:table-cell table:style-name="ce9" office:value-type="float" office:value="42.1682333333" calcext:value-type="float">
            <text:p>42,1682333333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Cat</text:p>
          </table:table-cell>
          <table:table-cell table:formula="of:=[.B75]/[.B5]" office:value-type="float" office:value="0.693679083153921" calcext:value-type="float">
            <text:p>0,69</text:p>
          </table:table-cell>
          <table:table-cell table:formula="of:=[.C75]/[.C5]" office:value-type="float" office:value="0.689945316721367" calcext:value-type="float">
            <text:p>0,69</text:p>
          </table:table-cell>
          <table:table-cell table:formula="of:=(1/[.D75])/(1/[.D5])" office:value-type="float" office:value="0.911809351138438" calcext:value-type="float">
            <text:p>0,91</text:p>
          </table:table-cell>
          <table:table-cell table:formula="of:=(1/[.E75])/(1/[.E5])" office:value-type="float" office:value="0.722989738721742" calcext:value-type="float">
            <text:p>0,72</text:p>
          </table:table-cell>
          <table:table-cell table:formula="of:=[.F75]/[.F5]" office:value-type="float" office:value="0.714285714285714" calcext:value-type="float">
            <text:p>0,71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cp</text:p>
          </table:table-cell>
          <table:table-cell table:style-name="ce8" office:value-type="float" office:value="127.677466667" calcext:value-type="float">
            <text:p>127,677466667</text:p>
          </table:table-cell>
          <table:table-cell table:style-name="ce9" office:value-type="float" office:value="159.027166667" calcext:value-type="float">
            <text:p>159,027166667</text:p>
          </table:table-cell>
          <table:table-cell table:style-name="ce9" office:value-type="float" office:value="20.8548333333" calcext:value-type="float">
            <text:p>20,8548333333</text:p>
          </table:table-cell>
          <table:table-cell table:style-name="ce9" office:value-type="float" office:value="42.3598" calcext:value-type="float">
            <text:p>42,3598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cp</text:p>
          </table:table-cell>
          <table:table-cell table:formula="of:=[.B76]/[.B6]" office:value-type="float" office:value="0.695434270135939" calcext:value-type="float">
            <text:p>0,70</text:p>
          </table:table-cell>
          <table:table-cell table:formula="of:=[.C76]/[.C6]" office:value-type="float" office:value="0.697042342401026" calcext:value-type="float">
            <text:p>0,70</text:p>
          </table:table-cell>
          <table:table-cell table:formula="of:=(1/[.D76])/(1/[.D6])" office:value-type="float" office:value="1.04862501898209" calcext:value-type="float">
            <text:p>1,05</text:p>
          </table:table-cell>
          <table:table-cell table:formula="of:=(1/[.E76])/(1/[.E6])" office:value-type="float" office:value="0.698636443042696" calcext:value-type="float">
            <text:p>0,70</text:p>
          </table:table-cell>
          <table:table-cell table:formula="of:=[.F76]/[.F6]" office:value-type="float" office:value="0.5" calcext:value-type="float">
            <text:p>0,50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dd </text:p>
          </table:table-cell>
          <table:table-cell table:style-name="ce3" office:value-type="float" office:value="454.9151" calcext:value-type="float">
            <text:p>454,9151</text:p>
          </table:table-cell>
          <table:table-cell table:style-name="ce9" office:value-type="float" office:value="3.98826666667" calcext:value-type="float">
            <text:p>3,98826666667</text:p>
          </table:table-cell>
          <table:table-cell table:style-name="ce9" office:value-type="float" office:value="272.313133333" calcext:value-type="float">
            <text:p>272,313133333</text:p>
          </table:table-cell>
          <table:table-cell table:style-name="ce9" office:value-type="float" office:value="42.5877333333" calcext:value-type="float">
            <text:p>42,5877333333</text:p>
          </table:table-cell>
          <table:table-cell office:value-type="float" office:value="0.44" calcext:value-type="float">
            <text:p>0,44</text:p>
          </table:table-cell>
          <table:table-cell/>
          <table:table-cell office:value-type="string" calcext:value-type="string">
            <text:p>dd </text:p>
          </table:table-cell>
          <table:table-cell table:formula="of:=[.B77]/[.B7]" office:value-type="float" office:value="0.83121403224407" calcext:value-type="float">
            <text:p>0,83</text:p>
          </table:table-cell>
          <table:table-cell table:formula="of:=[.C77]/[.C7]" office:value-type="float" office:value="0.863684924784067" calcext:value-type="float">
            <text:p>0,86</text:p>
          </table:table-cell>
          <table:table-cell table:formula="of:=(1/[.D77])/(1/[.D7])" office:value-type="float" office:value="0.79778622502697" calcext:value-type="float">
            <text:p>0,80</text:p>
          </table:table-cell>
          <table:table-cell table:formula="of:=(1/[.E77])/(1/[.E7])" office:value-type="float" office:value="0.424398418325014" calcext:value-type="float">
            <text:p>0,42</text:p>
          </table:table-cell>
          <table:table-cell table:formula="of:=[.F77]/[.F7]" office:value-type="float" office:value="0.830188679245283" calcext:value-type="float">
            <text:p>0,83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Grep</text:p>
          </table:table-cell>
          <table:table-cell table:style-name="ce10" office:value-type="float" office:value="0.664133333333" calcext:value-type="float">
            <text:p>0,664133333333</text:p>
          </table:table-cell>
          <table:table-cell table:style-name="ce11" office:value-type="float" office:value="69.3215333333" calcext:value-type="float">
            <text:p>69,3215333333</text:p>
          </table:table-cell>
          <table:table-cell table:style-name="ce7" office:value-type="float" office:value="2.74763333333" calcext:value-type="float">
            <text:p>2,74763333333</text:p>
          </table:table-cell>
          <table:table-cell table:style-name="ce7" office:value-type="float" office:value="7.2668" calcext:value-type="float">
            <text:p>7,2668</text:p>
          </table:table-cell>
          <table:table-cell office:value-type="float" office:value="97.85" calcext:value-type="float">
            <text:p>97,85</text:p>
          </table:table-cell>
          <table:table-cell/>
          <table:table-cell office:value-type="string" calcext:value-type="string">
            <text:p>Grep</text:p>
          </table:table-cell>
          <table:table-cell table:formula="of:=[.B78]/[.B8]" office:value-type="float" office:value="0.843129787143583" calcext:value-type="float">
            <text:p>0,84</text:p>
          </table:table-cell>
          <table:table-cell table:formula="of:=[.C78]/[.C8]" office:value-type="float" office:value="0.987297302557956" calcext:value-type="float">
            <text:p>0,99</text:p>
          </table:table-cell>
          <table:table-cell table:formula="of:=(1/[.D78])/(1/[.D8])" office:value-type="float" office:value="0.087784638901464" calcext:value-type="float">
            <text:p>0,09</text:p>
          </table:table-cell>
          <table:table-cell table:formula="of:=(1/[.E78])/(1/[.E8])" office:value-type="float" office:value="0.63450211922717" calcext:value-type="float">
            <text:p>0,63</text:p>
          </table:table-cell>
          <table:table-cell table:formula="of:=[.F78]/[.F8]" office:value-type="float" office:value="1.04529430616387" calcext:value-type="float">
            <text:p>1,05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Gzip</text:p>
          </table:table-cell>
          <table:table-cell table:style-name="ce3" office:value-type="float" office:value="0.4771" calcext:value-type="float">
            <text:p>0,4771</text:p>
          </table:table-cell>
          <table:table-cell table:style-name="ce7" office:value-type="float" office:value="200.8945" calcext:value-type="float">
            <text:p>200,8945</text:p>
          </table:table-cell>
          <table:table-cell table:style-name="ce7" office:value-type="float" office:value="0.377666666667" calcext:value-type="float">
            <text:p>0,377666666667</text:p>
          </table:table-cell>
          <table:table-cell table:style-name="ce7" office:value-type="float" office:value="15.4992" calcext:value-type="float">
            <text:p>15,4992</text:p>
          </table:table-cell>
          <table:table-cell office:value-type="float" office:value="83.54" calcext:value-type="float">
            <text:p>83,54</text:p>
          </table:table-cell>
          <table:table-cell/>
          <table:table-cell office:value-type="string" calcext:value-type="string">
            <text:p>Gzip</text:p>
          </table:table-cell>
          <table:table-cell table:formula="of:=[.B79]/[.B9]" office:value-type="float" office:value="1.01438695960384" calcext:value-type="float">
            <text:p>1,01</text:p>
          </table:table-cell>
          <table:table-cell table:formula="of:=[.C79]/[.C9]" office:value-type="float" office:value="0.858594319958868" calcext:value-type="float">
            <text:p>0,86</text:p>
          </table:table-cell>
          <table:table-cell table:formula="of:=(1/[.D79])/(1/[.D9])" office:value-type="float" office:value="0.672903795232416" calcext:value-type="float">
            <text:p>0,67</text:p>
          </table:table-cell>
          <table:table-cell table:formula="of:=(1/[.E79])/(1/[.E9])" office:value-type="float" office:value="0.273792625856173" calcext:value-type="float">
            <text:p>0,27</text:p>
          </table:table-cell>
          <table:table-cell table:formula="of:=[.F79]/[.F9]" office:value-type="float" office:value="0.88617799936353" calcext:value-type="float">
            <text:p>0,89</text:p>
          </table:table-cell>
          <table:table-cell table:number-columns-repeated="115"/>
        </table:table-row>
        <table:table-row table:style-name="ro4" table:number-rows-repeated="48">
          <table:table-cell table:style-name="ce4"/>
          <table:table-cell table:number-columns-repeated="4"/>
          <table:table-cell table:style-name="ce4"/>
          <table:table-cell/>
          <table:table-cell table:style-name="ce4"/>
          <table:table-cell table:style-name="ce21" table:number-columns-repeated="5"/>
          <table:table-cell table:number-columns-repeated="115"/>
        </table:table-row>
        <table:table-row table:style-name="ro4">
          <table:table-cell table:style-name="ce4"/>
          <table:table-cell table:number-columns-repeated="4"/>
          <table:table-cell table:style-name="ce4"/>
          <table:table-cell/>
          <table:table-cell table:style-name="ce4"/>
          <table:table-cell table:style-name="ce21" table:number-columns-repeated="5"/>
          <table:table-cell table:number-columns-repeated="115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table table:name="Sheet2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7" table:default-cell-style-name="ce5"/>
        <table:table-column table:style-name="co6" table:number-columns-repeated="111" table:default-cell-style-name="ce5"/>
        <table:table-row table:style-name="ro1">
          <table:table-cell table:style-name="ce1" office:value-type="string" calcext:value-type="string" table:number-columns-spanned="6" table:number-rows-spanned="1">
            <text:p>BZIP2</text:p>
          </table:table-cell>
          <table:covered-table-cell table:number-columns-repeated="5"/>
          <table:table-cell/>
          <table:table-cell>
            <draw:frame table:end-cell-address="Sheet2.P21" table:end-x="6.35mm" table:end-y="3.24mm" draw:z-index="0" draw:style-name="gr1" svg:width="171.5mm" svg:height="92.22mm" svg:x="15.49mm" svg:y="2.51mm">
              <loext:p draw:notify-on-update-of-ranges="Sheet2.A3:Sheet2.A7 Sheet2.B2:Sheet2.B2 Sheet2.B3:Sheet2.B7 Sheet2.C2:Sheet2.C2 Sheet2.C3:Sheet2.C7 Sheet2.D2:Sheet2.D2 Sheet2.D3:Sheet2.D7 Sheet2.E2:Sheet2.E2 Sheet2.E3:Sheet2.E7 Sheet2.F2:Sheet2.F2 Sheet2.F3:Sheet2.F7"/>
              <draw:object xlink:href="./Graph5" xlink:type="simple" xlink:show="embed" xlink:actuate="onLoad"/>
              <draw:image xlink:href="./ObjectReplacements/Graph5" xlink:type="simple" xlink:show="embed" xlink:actuate="onLoad"/>
            </draw:frame>
          </table:table-cell>
          <table:table-cell table:number-columns-repeated="120"/>
        </table:table-row>
        <table:table-row table:style-name="ro2">
          <table:table-cell table:style-name="ce2"/>
          <table:table-cell table:style-name="ce20" office:value-type="string" calcext:value-type="string">
            <text:p>writes_issued</text:p>
          </table:table-cell>
          <table:table-cell table:style-name="ce20" office:value-type="string" calcext:value-type="string">
            <text:p>reads_issued</text:p>
          </table:table-cell>
          <table:table-cell table:style-name="ce20" office:value-type="string" calcext:value-type="string">
            <text:p>write_time</text:p>
          </table:table-cell>
          <table:table-cell table:style-name="ce20" office:value-type="string" calcext:value-type="string">
            <text:p>read_time</text:p>
          </table:table-cell>
          <table:table-cell table:style-name="ce22" office:value-type="string" calcext:value-type="string">
            <text:p><text:s/>cpuutil</text:p>
          </table:table-cell>
          <table:table-cell table:number-columns-repeated="122"/>
        </table:table-row>
        <table:table-row table:style-name="ro2">
          <table:table-cell table:style-name="ce3" office:value-type="string" calcext:value-type="string">
            <text:p>Bzip2 @ cat</text:p>
          </table:table-cell>
          <table:table-cell table:style-name="ce19" office:value-type="float" office:value="0.983148410776689" calcext:value-type="float">
            <text:p>0,98</text:p>
          </table:table-cell>
          <table:table-cell table:style-name="ce19" office:value-type="float" office:value="0.488281173848536" calcext:value-type="float">
            <text:p>0,49</text:p>
          </table:table-cell>
          <table:table-cell table:style-name="ce19" office:value-type="float" office:value="0.983292831108698" calcext:value-type="float">
            <text:p>0,98</text:p>
          </table:table-cell>
          <table:table-cell table:style-name="ce19" office:value-type="float" office:value="0.097276402787848" calcext:value-type="float">
            <text:p>0,10</text:p>
          </table:table-cell>
          <table:table-cell table:style-name="ce19" office:value-type="float" office:value="0.598979917118266" calcext:value-type="float">
            <text:p>0,60</text:p>
          </table:table-cell>
          <table:table-cell table:number-columns-repeated="122"/>
        </table:table-row>
        <table:table-row table:style-name="ro2">
          <table:table-cell table:style-name="ce3" office:value-type="string" calcext:value-type="string">
            <text:p>Bzip2 @bzip2 </text:p>
          </table:table-cell>
          <table:table-cell table:style-name="ce19" office:value-type="float" office:value="1.06999249186446" calcext:value-type="float">
            <text:p>1,07</text:p>
          </table:table-cell>
          <table:table-cell table:style-name="ce19" office:value-type="float" office:value="0.921881372928166" calcext:value-type="float">
            <text:p>0,92</text:p>
          </table:table-cell>
          <table:table-cell table:style-name="ce19" office:value-type="float" office:value="0.977650256717072" calcext:value-type="float">
            <text:p>0,98</text:p>
          </table:table-cell>
          <table:table-cell table:style-name="ce19" office:value-type="float" office:value="0.464111751603977" calcext:value-type="float">
            <text:p>0,46</text:p>
          </table:table-cell>
          <table:table-cell table:style-name="ce19" office:value-type="float" office:value="0.950377218148975" calcext:value-type="float">
            <text:p>0,95</text:p>
          </table:table-cell>
          <table:table-cell table:number-columns-repeated="10"/>
          <table:table-cell office:value-type="string" calcext:value-type="string">
            <text:p>áa</text:p>
          </table:table-cell>
          <table:table-cell table:number-columns-repeated="111"/>
        </table:table-row>
        <table:table-row table:style-name="ro2">
          <table:table-cell table:style-name="ce3" office:value-type="string" calcext:value-type="string">
            <text:p>Bzip2 @ grep</text:p>
          </table:table-cell>
          <table:table-cell table:style-name="ce19" office:value-type="float" office:value="0.875531826143426" calcext:value-type="float">
            <text:p>0,88</text:p>
          </table:table-cell>
          <table:table-cell table:style-name="ce19" office:value-type="float" office:value="0.995302263300306" calcext:value-type="float">
            <text:p>1,00</text:p>
          </table:table-cell>
          <table:table-cell table:style-name="ce19" office:value-type="float" office:value="0.884909786771145" calcext:value-type="float">
            <text:p>0,88</text:p>
          </table:table-cell>
          <table:table-cell table:style-name="ce19" office:value-type="float" office:value="0.811506760759677" calcext:value-type="float">
            <text:p>0,81</text:p>
          </table:table-cell>
          <table:table-cell table:style-name="ce19" office:value-type="float" office:value="0.999149930931888" calcext:value-type="float">
            <text:p>1,00</text:p>
          </table:table-cell>
          <table:table-cell table:number-columns-repeated="122"/>
        </table:table-row>
        <table:table-row table:style-name="ro1">
          <table:table-cell table:style-name="ce3" office:value-type="string" calcext:value-type="string">
            <text:p>Bzip2 @ dd</text:p>
          </table:table-cell>
          <table:table-cell table:style-name="ce19" office:value-type="float" office:value="1.02569450237589" calcext:value-type="float">
            <text:p>1,03</text:p>
          </table:table-cell>
          <table:table-cell table:style-name="ce19" office:value-type="float" office:value="0.278658793210479" calcext:value-type="float">
            <text:p>0,28</text:p>
          </table:table-cell>
          <table:table-cell table:style-name="ce19" office:value-type="float" office:value="0.0840495417129695" calcext:value-type="float">
            <text:p>0,08</text:p>
          </table:table-cell>
          <table:table-cell table:style-name="ce19" office:value-type="float" office:value="0.0348524842690453" calcext:value-type="float">
            <text:p>0,03</text:p>
          </table:table-cell>
          <table:table-cell table:style-name="ce19" office:value-type="float" office:value="0.307725002656466" calcext:value-type="float">
            <text:p>0,31</text:p>
          </table:table-cell>
          <table:table-cell table:number-columns-repeated="122"/>
        </table:table-row>
        <table:table-row table:style-name="ro2">
          <table:table-cell table:style-name="ce25" office:value-type="string" calcext:value-type="string">
            <text:p><text:a xlink:href="mailto:Bzip2@crypt" xlink:type="simple">Bzip2@crypt</text:a></text:p>
          </table:table-cell>
          <table:table-cell table:style-name="ce19" office:value-type="float" office:value="0.793442896469681" calcext:value-type="float">
            <text:p>0,79</text:p>
          </table:table-cell>
          <table:table-cell table:style-name="ce19" office:value-type="float" office:value="0.848152766370115" calcext:value-type="float">
            <text:p>0,85</text:p>
          </table:table-cell>
          <table:table-cell table:style-name="ce19" office:value-type="float" office:value="1.05888125613346" calcext:value-type="float">
            <text:p>1,06</text:p>
          </table:table-cell>
          <table:table-cell table:style-name="ce19" office:value-type="float" office:value="0.313335260825424" calcext:value-type="float">
            <text:p>0,31</text:p>
          </table:table-cell>
          <table:table-cell table:style-name="ce19" office:value-type="float" office:value="0.952502390819254" calcext:value-type="float">
            <text:p>0,95</text:p>
          </table:table-cell>
          <table:table-cell table:number-columns-repeated="122"/>
        </table:table-row>
        <table:table-row table:style-name="ro1">
          <table:table-cell table:style-name="ce3"/>
          <table:table-cell table:style-name="ce19" table:number-columns-repeated="5"/>
          <table:table-cell table:number-columns-repeated="122"/>
        </table:table-row>
        <table:table-row table:style-name="ro1">
          <table:table-cell table:style-name="ce1" office:value-type="string" calcext:value-type="string" table:number-columns-spanned="6" table:number-rows-spanned="1">
            <text:p>DD</text:p>
          </table:table-cell>
          <table:covered-table-cell table:number-columns-repeated="5"/>
          <table:table-cell table:number-columns-repeated="122"/>
        </table:table-row>
        <table:table-row table:style-name="ro2">
          <table:table-cell table:style-name="ce2"/>
          <table:table-cell table:style-name="ce20" office:value-type="string" calcext:value-type="string">
            <text:p>writes_issued</text:p>
          </table:table-cell>
          <table:table-cell table:style-name="ce20" office:value-type="string" calcext:value-type="string">
            <text:p>reads_issued</text:p>
          </table:table-cell>
          <table:table-cell table:style-name="ce20" office:value-type="string" calcext:value-type="string">
            <text:p>write_time</text:p>
          </table:table-cell>
          <table:table-cell table:style-name="ce20" office:value-type="string" calcext:value-type="string">
            <text:p>read_time</text:p>
          </table:table-cell>
          <table:table-cell table:style-name="ce22" office:value-type="string" calcext:value-type="string">
            <text:p><text:s/>cpuutil</text:p>
          </table:table-cell>
          <table:table-cell table:number-columns-repeated="122"/>
        </table:table-row>
        <table:table-row table:style-name="ro1">
          <table:table-cell table:style-name="ce3" office:value-type="string" calcext:value-type="string">
            <text:p>dd @ cat</text:p>
          </table:table-cell>
          <table:table-cell table:style-name="ce19" office:value-type="float" office:value="0.777169616178616" calcext:value-type="float">
            <text:p>0,78</text:p>
          </table:table-cell>
          <table:table-cell table:style-name="ce19" office:value-type="float" office:value="0.181394912366877" calcext:value-type="float">
            <text:p>0,18</text:p>
          </table:table-cell>
          <table:table-cell table:style-name="ce19" office:value-type="float" office:value="0.70404753633216" calcext:value-type="float">
            <text:p>0,70</text:p>
          </table:table-cell>
          <table:table-cell table:style-name="ce19" office:value-type="float" office:value="0.759718824523131" calcext:value-type="float">
            <text:p>0,76</text:p>
          </table:table-cell>
          <table:table-cell table:style-name="ce19" office:value-type="float" office:value="0.773584905660377" calcext:value-type="float">
            <text:p>0,77</text:p>
          </table:table-cell>
          <table:table-cell table:number-columns-repeated="122"/>
        </table:table-row>
        <table:table-row table:style-name="ro1">
          <table:table-cell table:style-name="ce3" office:value-type="string" calcext:value-type="string">
            <text:p>dd @ dd</text:p>
          </table:table-cell>
          <table:table-cell table:style-name="ce19" office:value-type="float" office:value="0.470252058338197" calcext:value-type="float">
            <text:p>0,47</text:p>
          </table:table-cell>
          <table:table-cell table:style-name="ce19" office:value-type="float" office:value="0.378006525567651" calcext:value-type="float">
            <text:p>0,38</text:p>
          </table:table-cell>
          <table:table-cell table:style-name="ce19" office:value-type="float" office:value="0.406431077747939" calcext:value-type="float">
            <text:p>0,41</text:p>
          </table:table-cell>
          <table:table-cell table:style-name="ce19" office:value-type="float" office:value="0.241948078605297" calcext:value-type="float">
            <text:p>0,24</text:p>
          </table:table-cell>
          <table:table-cell table:style-name="ce19" office:value-type="float" office:value="0.358490566037736" calcext:value-type="float">
            <text:p>0,36</text:p>
          </table:table-cell>
          <table:table-cell table:number-columns-repeated="122"/>
        </table:table-row>
        <table:table-row table:style-name="ro1">
          <table:table-cell table:style-name="ce3" office:value-type="string" calcext:value-type="string">
            <text:p>dd @grep</text:p>
          </table:table-cell>
          <table:table-cell table:style-name="ce19" office:value-type="float" office:value="0.879702892415605" calcext:value-type="float">
            <text:p>0,88</text:p>
          </table:table-cell>
          <table:table-cell table:style-name="ce19" office:value-type="float" office:value="0.168668610862666" calcext:value-type="float">
            <text:p>0,17</text:p>
          </table:table-cell>
          <table:table-cell table:style-name="ce19" office:value-type="float" office:value="0.851355128955593" calcext:value-type="float">
            <text:p>0,85</text:p>
          </table:table-cell>
          <table:table-cell table:style-name="ce19" office:value-type="float" office:value="0.914238841054065" calcext:value-type="float">
            <text:p>0,91</text:p>
          </table:table-cell>
          <table:table-cell table:style-name="ce19" office:value-type="float" office:value="0.811320754716981" calcext:value-type="float">
            <text:p>0,81</text:p>
          </table:table-cell>
          <table:table-cell table:number-columns-repeated="122"/>
        </table:table-row>
        <table:table-row table:style-name="ro1">
          <table:table-cell table:style-name="ce3" office:value-type="string" calcext:value-type="string">
            <text:p>dd @gzip</text:p>
          </table:table-cell>
          <table:table-cell table:style-name="ce19" office:value-type="float" office:value="0.83121403224407" calcext:value-type="float">
            <text:p>0,83</text:p>
          </table:table-cell>
          <table:table-cell table:style-name="ce19" office:value-type="float" office:value="0.863684924784067" calcext:value-type="float">
            <text:p>0,86</text:p>
          </table:table-cell>
          <table:table-cell table:style-name="ce19" office:value-type="float" office:value="0.79778622502697" calcext:value-type="float">
            <text:p>0,80</text:p>
          </table:table-cell>
          <table:table-cell table:style-name="ce19" office:value-type="float" office:value="0.424398418325014" calcext:value-type="float">
            <text:p>0,42</text:p>
          </table:table-cell>
          <table:table-cell table:style-name="ce19" office:value-type="float" office:value="0.830188679245283" calcext:value-type="float">
            <text:p>0,83</text:p>
          </table:table-cell>
          <table:table-cell table:number-columns-repeated="122"/>
        </table:table-row>
        <table:table-row table:style-name="ro2">
          <table:table-cell table:style-name="ce25" office:value-type="string" calcext:value-type="string">
            <text:p><text:a xlink:href="mailto:dd@cp" xlink:type="simple">dd@cp</text:a></text:p>
          </table:table-cell>
          <table:table-cell table:style-name="ce19" office:value-type="float" office:value="0.777274252971702" calcext:value-type="float">
            <text:p>0,78</text:p>
          </table:table-cell>
          <table:table-cell table:style-name="ce19" office:value-type="float" office:value="0.140595674645599" calcext:value-type="float">
            <text:p>0,14</text:p>
          </table:table-cell>
          <table:table-cell table:style-name="ce19" office:value-type="float" office:value="0.741241962970533" calcext:value-type="float">
            <text:p>0,74</text:p>
          </table:table-cell>
          <table:table-cell table:style-name="ce19" office:value-type="float" office:value="0.95743478637228" calcext:value-type="float">
            <text:p>0,96</text:p>
          </table:table-cell>
          <table:table-cell table:style-name="ce19" office:value-type="float" office:value="0.716981132075472" calcext:value-type="float">
            <text:p>0,72</text:p>
          </table:table-cell>
          <table:table-cell table:number-columns-repeated="122"/>
        </table:table-row>
        <table:table-row table:style-name="ro1">
          <table:table-cell table:style-name="ce1" office:value-type="string" calcext:value-type="string" table:number-columns-spanned="6" table:number-rows-spanned="1">
            <text:p>Grep</text:p>
          </table:table-cell>
          <table:covered-table-cell table:number-columns-repeated="5"/>
          <table:table-cell table:number-columns-repeated="122"/>
        </table:table-row>
        <table:table-row table:style-name="ro2">
          <table:table-cell table:style-name="ce2"/>
          <table:table-cell table:style-name="ce20" office:value-type="string" calcext:value-type="string">
            <text:p>writes_issued</text:p>
          </table:table-cell>
          <table:table-cell table:style-name="ce20" office:value-type="string" calcext:value-type="string">
            <text:p>reads_issued</text:p>
          </table:table-cell>
          <table:table-cell table:style-name="ce20" office:value-type="string" calcext:value-type="string">
            <text:p>write_time</text:p>
          </table:table-cell>
          <table:table-cell table:style-name="ce20" office:value-type="string" calcext:value-type="string">
            <text:p>read_time</text:p>
          </table:table-cell>
          <table:table-cell table:style-name="ce22" office:value-type="string" calcext:value-type="string">
            <text:p><text:s/>cpuutil</text:p>
          </table:table-cell>
          <table:table-cell table:number-columns-repeated="122"/>
        </table:table-row>
        <table:table-row table:style-name="ro2">
          <table:table-cell table:style-name="ce25" office:value-type="string" calcext:value-type="string">
            <text:p><text:a xlink:href="mailto:Grep@bzip2" xlink:type="simple">Grep@bzip2</text:a></text:p>
          </table:table-cell>
          <table:table-cell table:style-name="ce19" office:value-type="float" office:value="0.900892894925733" calcext:value-type="float">
            <text:p>0,90</text:p>
          </table:table-cell>
          <table:table-cell table:style-name="ce19" office:value-type="float" office:value="0.990338980717835" calcext:value-type="float">
            <text:p>0,99</text:p>
          </table:table-cell>
          <table:table-cell table:style-name="ce19" office:value-type="float" office:value="0.453213077790304" calcext:value-type="float">
            <text:p>0,45</text:p>
          </table:table-cell>
          <table:table-cell table:style-name="ce19" office:value-type="float" office:value="0.670629302822007" calcext:value-type="float">
            <text:p>0,67</text:p>
          </table:table-cell>
          <table:table-cell table:style-name="ce19" office:value-type="float" office:value="1.04518747997009" calcext:value-type="float">
            <text:p>1,05</text:p>
          </table:table-cell>
          <table:table-cell table:number-columns-repeated="122"/>
        </table:table-row>
        <table:table-row table:style-name="ro2">
          <table:table-cell table:style-name="ce25" office:value-type="string" calcext:value-type="string">
            <text:p><text:a xlink:href="mailto:Grep@cat" xlink:type="simple">Grep@cat</text:a></text:p>
          </table:table-cell>
          <table:table-cell table:style-name="ce19" office:value-type="float" office:value="0.73750581862765" calcext:value-type="float">
            <text:p>0,74</text:p>
          </table:table-cell>
          <table:table-cell table:style-name="ce19" office:value-type="float" office:value="0.768779763417432" calcext:value-type="float">
            <text:p>0,77</text:p>
          </table:table-cell>
          <table:table-cell table:style-name="ce19" office:value-type="float" office:value="0.559023485784488" calcext:value-type="float">
            <text:p>0,56</text:p>
          </table:table-cell>
          <table:table-cell table:style-name="ce19" office:value-type="float" office:value="0.086785539507807" calcext:value-type="float">
            <text:p>0,09</text:p>
          </table:table-cell>
          <table:table-cell table:style-name="ce19" office:value-type="float" office:value="0.88590962504006" calcext:value-type="float">
            <text:p>0,89</text:p>
          </table:table-cell>
          <table:table-cell table:number-columns-repeated="122"/>
        </table:table-row>
        <table:table-row table:style-name="ro2">
          <table:table-cell table:style-name="ce25" office:value-type="string" calcext:value-type="string">
            <text:p><text:a xlink:href="mailto:Grep@crypt" xlink:type="simple">Grep@crypt</text:a></text:p>
          </table:table-cell>
          <table:table-cell table:style-name="ce19" office:value-type="float" office:value="0.77470272100165" calcext:value-type="float">
            <text:p>0,77</text:p>
          </table:table-cell>
          <table:table-cell table:style-name="ce19" office:value-type="float" office:value="0.95483058085274" calcext:value-type="float">
            <text:p>0,95</text:p>
          </table:table-cell>
          <table:table-cell table:style-name="ce19" office:value-type="float" office:value="0.414124649459403" calcext:value-type="float">
            <text:p>0,41</text:p>
          </table:table-cell>
          <table:table-cell table:style-name="ce19" office:value-type="float" office:value="0.31725615308149" calcext:value-type="float">
            <text:p>0,32</text:p>
          </table:table-cell>
          <table:table-cell table:style-name="ce19" office:value-type="float" office:value="1.01698536481145" calcext:value-type="float">
            <text:p>1,02</text:p>
          </table:table-cell>
          <table:table-cell table:number-columns-repeated="122"/>
        </table:table-row>
        <table:table-row table:style-name="ro2">
          <table:table-cell table:style-name="ce25" office:value-type="string" calcext:value-type="string">
            <text:p><text:a xlink:href="mailto:Grep@dd" xlink:type="simple">Grep@dd</text:a></text:p>
          </table:table-cell>
          <table:table-cell table:style-name="ce19" office:value-type="float" office:value="0.759722398543862" calcext:value-type="float">
            <text:p>0,76</text:p>
          </table:table-cell>
          <table:table-cell table:style-name="ce19" office:value-type="float" office:value="0.543951466077737" calcext:value-type="float">
            <text:p>0,54</text:p>
          </table:table-cell>
          <table:table-cell table:style-name="ce19" office:value-type="float" office:value="0.0633525363777484" calcext:value-type="float">
            <text:p>0,06</text:p>
          </table:table-cell>
          <table:table-cell table:style-name="ce19" office:value-type="float" office:value="0.0330013412968947" calcext:value-type="float">
            <text:p>0,03</text:p>
          </table:table-cell>
          <table:table-cell table:style-name="ce19" office:value-type="float" office:value="0.529216963999573" calcext:value-type="float">
            <text:p>0,53</text:p>
          </table:table-cell>
          <table:table-cell table:number-columns-repeated="122"/>
        </table:table-row>
        <table:table-row table:style-name="ro2">
          <table:table-cell table:style-name="ce25" office:value-type="string" calcext:value-type="string">
            <text:p><text:a xlink:href="mailto:Grep@cp" xlink:type="simple">Grep@cp</text:a></text:p>
          </table:table-cell>
          <table:table-cell table:style-name="ce19" office:value-type="float" office:value="0.942744699758791" calcext:value-type="float">
            <text:p>0,94</text:p>
          </table:table-cell>
          <table:table-cell table:style-name="ce19" office:value-type="float" office:value="0.766591198360792" calcext:value-type="float">
            <text:p>0,77</text:p>
          </table:table-cell>
          <table:table-cell table:style-name="ce19" office:value-type="float" office:value="0.28207227224886" calcext:value-type="float">
            <text:p>0,28</text:p>
          </table:table-cell>
          <table:table-cell table:style-name="ce19" office:value-type="float" office:value="0.0856482097799813" calcext:value-type="float">
            <text:p>0,09</text:p>
          </table:table-cell>
          <table:table-cell table:style-name="ce19" office:value-type="float" office:value="0.88355944877684" calcext:value-type="float">
            <text:p>0,88</text:p>
          </table:table-cell>
          <table:table-cell table:number-columns-repeated="122"/>
        </table:table-row>
        <table:table-row table:style-name="ro1">
          <table:table-cell table:style-name="ce1" office:value-type="string" calcext:value-type="string" table:number-columns-spanned="6" table:number-rows-spanned="1">
            <text:p>Comparativo</text:p>
          </table:table-cell>
          <table:covered-table-cell table:number-columns-repeated="5"/>
          <table:table-cell/>
          <table:table-cell>
            <draw:frame table:end-cell-address="Sheet2.O43" table:end-x="16.97mm" table:end-y="2.85mm" draw:z-index="1" draw:style-name="gr1" svg:width="159.99mm" svg:height="89.83mm" svg:x="15.04mm" svg:y="3.53mm">
              <loext:p draw:notify-on-update-of-ranges="Sheet2.A11:Sheet2.A15 Sheet2.B10:Sheet2.B10 Sheet2.B11:Sheet2.B15 Sheet2.C10:Sheet2.C10 Sheet2.C11:Sheet2.C15 Sheet2.D10:Sheet2.D10 Sheet2.D11:Sheet2.D15 Sheet2.E10:Sheet2.E10 Sheet2.E11:Sheet2.E15 Sheet2.F10:Sheet2.F10 Sheet2.F11:Sheet2.F15"/>
              <draw:object xlink:href="./Graph4" xlink:type="simple" xlink:show="embed" xlink:actuate="onLoad"/>
              <draw:image xlink:href="./ObjectReplacements/Graph4" xlink:type="simple" xlink:show="embed" xlink:actuate="onLoad"/>
            </draw:frame>
          </table:table-cell>
          <table:table-cell table:number-columns-repeated="7"/>
          <table:table-cell office:value-type="string" calcext:value-type="string">
            <text:p>mé</text:p>
          </table:table-cell>
          <table:table-cell table:number-columns-repeated="112"/>
        </table:table-row>
        <table:table-row table:style-name="ro2">
          <table:table-cell table:style-name="ce2"/>
          <table:table-cell table:style-name="ce20" office:value-type="string" calcext:value-type="string">
            <text:p>writes_issued</text:p>
          </table:table-cell>
          <table:table-cell table:style-name="ce20" office:value-type="string" calcext:value-type="string">
            <text:p>reads_issued</text:p>
          </table:table-cell>
          <table:table-cell table:style-name="ce20" office:value-type="string" calcext:value-type="string">
            <text:p>write_time</text:p>
          </table:table-cell>
          <table:table-cell table:style-name="ce20" office:value-type="string" calcext:value-type="string">
            <text:p>read_time</text:p>
          </table:table-cell>
          <table:table-cell table:style-name="ce22" office:value-type="string" calcext:value-type="string">
            <text:p><text:s/>cpuutil</text:p>
          </table:table-cell>
          <table:table-cell table:number-columns-repeated="122"/>
        </table:table-row>
        <table:table-row table:style-name="ro2">
          <table:table-cell table:style-name="ce3" office:value-type="string" calcext:value-type="string">
            <text:p>Bzip2 @ grep</text:p>
          </table:table-cell>
          <table:table-cell table:style-name="ce19" office:value-type="float" office:value="1.08240511551052" calcext:value-type="float">
            <text:p>1,08</text:p>
          </table:table-cell>
          <table:table-cell table:style-name="ce19" office:value-type="float" office:value="0.995302263300306" calcext:value-type="float">
            <text:p>1,00</text:p>
          </table:table-cell>
          <table:table-cell table:style-name="ce19" office:value-type="float" office:value="0.884909786771145" calcext:value-type="float">
            <text:p>0,88</text:p>
          </table:table-cell>
          <table:table-cell table:style-name="ce19" office:value-type="float" office:value="0.811506760759677" calcext:value-type="float">
            <text:p>0,81</text:p>
          </table:table-cell>
          <table:table-cell table:style-name="ce19" office:value-type="float" office:value="0.999149930931888" calcext:value-type="float">
            <text:p>1,00</text:p>
          </table:table-cell>
          <table:table-cell table:number-columns-repeated="122"/>
        </table:table-row>
        <table:table-row table:style-name="ro2">
          <table:table-cell table:style-name="ce25" office:value-type="string" calcext:value-type="string">
            <text:p><text:a xlink:href="mailto:Gzip@Grep" xlink:type="simple">Gzip@Grep</text:a></text:p>
          </table:table-cell>
          <table:table-cell table:style-name="ce19" office:value-type="float" office:value="1.05591778880231" calcext:value-type="float">
            <text:p>1,06</text:p>
          </table:table-cell>
          <table:table-cell table:style-name="ce19" office:value-type="float" office:value="0.993793220265603" calcext:value-type="float">
            <text:p>0,99</text:p>
          </table:table-cell>
          <table:table-cell table:style-name="ce19" office:value-type="float" office:value="1.19742421862761" calcext:value-type="float">
            <text:p>1,20</text:p>
          </table:table-cell>
          <table:table-cell table:style-name="ce19" office:value-type="float" office:value="0.793491607402319" calcext:value-type="float">
            <text:p>0,79</text:p>
          </table:table-cell>
          <table:table-cell table:style-name="ce19" office:value-type="float" office:value="0.993210989710406" calcext:value-type="float">
            <text:p>0,99</text:p>
          </table:table-cell>
          <table:table-cell table:number-columns-repeated="122"/>
        </table:table-row>
        <table:table-row table:style-name="ro1">
          <table:table-cell table:style-name="ce3" office:value-type="string" calcext:value-type="string">
            <text:p>Cat @ Grep</text:p>
          </table:table-cell>
          <table:table-cell table:style-name="ce19" office:value-type="float" office:value="0.816198089078325" calcext:value-type="float">
            <text:p>0,82</text:p>
          </table:table-cell>
          <table:table-cell table:style-name="ce19" office:value-type="float" office:value="0.806080624291264" calcext:value-type="float">
            <text:p>0,81</text:p>
          </table:table-cell>
          <table:table-cell table:style-name="ce19" office:value-type="float" office:value="1.10442131090193" calcext:value-type="float">
            <text:p>1,10</text:p>
          </table:table-cell>
          <table:table-cell table:style-name="ce19" office:value-type="float" office:value="0.838806358896492" calcext:value-type="float">
            <text:p>0,84</text:p>
          </table:table-cell>
          <table:table-cell table:style-name="ce19" office:value-type="float" office:value="0.857142857142857" calcext:value-type="float">
            <text:p>0,86</text:p>
          </table:table-cell>
          <table:table-cell table:number-columns-repeated="122"/>
        </table:table-row>
        <table:table-row table:style-name="ro2">
          <table:table-cell table:style-name="ce3" office:value-type="string" calcext:value-type="string">
            <text:p>dd @grep</text:p>
          </table:table-cell>
          <table:table-cell table:style-name="ce19" office:value-type="float" office:value="0.879702892415605" calcext:value-type="float">
            <text:p>0,88</text:p>
          </table:table-cell>
          <table:table-cell table:style-name="ce19" office:value-type="float" office:value="0.168668610862666" calcext:value-type="float">
            <text:p>0,17</text:p>
          </table:table-cell>
          <table:table-cell table:style-name="ce19" office:value-type="float" office:value="0.851355128955593" calcext:value-type="float">
            <text:p>0,85</text:p>
          </table:table-cell>
          <table:table-cell table:style-name="ce19" office:value-type="float" office:value="0.914238841054065" calcext:value-type="float">
            <text:p>0,91</text:p>
          </table:table-cell>
          <table:table-cell table:style-name="ce19" office:value-type="float" office:value="0.811320754716981" calcext:value-type="float">
            <text:p>0,81</text:p>
          </table:table-cell>
          <table:table-cell table:number-columns-repeated="122"/>
        </table:table-row>
        <table:table-row table:style-name="ro4" table:number-rows-repeated="16">
          <table:table-cell table:number-columns-repeated="128"/>
        </table:table-row>
        <table:table-row table:style-name="ro4">
          <table:table-cell table:number-columns-repeated="7"/>
          <table:table-cell>
            <draw:frame table:end-cell-address="Sheet2.O65" table:end-x="18.67mm" table:end-y="1.61mm" draw:z-index="2" draw:style-name="gr1" svg:width="160.1mm" svg:height="89.92mm" svg:x="16.63mm" svg:y="1.66mm">
              <loext:p draw:notify-on-update-of-ranges="Sheet2.A18:Sheet2.A22 Sheet2.B17:Sheet2.B17 Sheet2.B18:Sheet2.B22 Sheet2.C17:Sheet2.C17 Sheet2.C18:Sheet2.C22 Sheet2.D17:Sheet2.D17 Sheet2.D18:Sheet2.D22 Sheet2.E17:Sheet2.E17 Sheet2.E18:Sheet2.E22 Sheet2.F17:Sheet2.F17 Sheet2.F18:Sheet2.F22"/>
              <draw:object xlink:href="./Graph3" xlink:type="simple" xlink:show="embed" xlink:actuate="onLoad"/>
              <draw:image xlink:href="./ObjectReplacements/Graph3" xlink:type="simple" xlink:show="embed" xlink:actuate="onLoad"/>
            </draw:frame>
          </table:table-cell>
          <table:table-cell table:number-columns-repeated="120"/>
        </table:table-row>
        <table:table-row table:style-name="ro4" table:number-rows-repeated="19">
          <table:table-cell table:number-columns-repeated="128"/>
        </table:table-row>
        <table:table-row table:style-name="ro4">
          <table:table-cell>
            <draw:frame table:end-cell-address="Sheet2.H85" table:end-x="7.63mm" table:end-y="4.31mm" draw:z-index="3" draw:style-name="gr1" svg:width="159.97mm" svg:height="89.84mm" svg:x="5.7mm" svg:y="4.45mm">
              <loext:p draw:notify-on-update-of-ranges="Sheet2.A25:Sheet2.A28 Sheet2.B24:Sheet2.B24 Sheet2.B25:Sheet2.B28 Sheet2.C24:Sheet2.C24 Sheet2.C25:Sheet2.C28 Sheet2.D24:Sheet2.D24 Sheet2.D25:Sheet2.D28 Sheet2.E24:Sheet2.E24 Sheet2.E25:Sheet2.E28 Sheet2.F24:Sheet2.F24 Sheet2.F25:Sheet2.F28"/>
              <draw:object xlink:href="./Graph2" xlink:type="simple" xlink:show="embed" xlink:actuate="onLoad"/>
              <draw:image xlink:href="./ObjectReplacements/Graph2" xlink:type="simple" xlink:show="embed" xlink:actuate="onLoad"/>
            </draw:frame>
          </table:table-cell>
          <table:table-cell table:number-columns-repeated="127"/>
        </table:table-row>
        <table:table-row table:style-name="ro4" table:number-rows-repeated="62">
          <table:table-cell table:number-columns-repeated="128"/>
        </table:table-row>
        <table:table-row table:style-name="ro4">
          <table:table-cell table:number-columns-repeated="128"/>
        </table:table-row>
        <table:named-expressions>
          <table:named-expression table:name="Print_Area" table:base-cell-address="$Sheet2.$A$1" table:expression="#REF!"/>
          <table:named-expression table:name="Sheet_Title" table:base-cell-address="$Sheet2.$A$1" table:expression="&quot;Sheet2&quot;"/>
        </table:named-expressions>
      </table:table>
      <table:table table:name="Sheet3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6" table:number-columns-repeated="122" table:default-cell-style-name="ce5"/>
        <table:table-row table:style-name="ro5">
          <table:table-cell/>
          <table:table-cell table:style-name="ce6" office:value-type="string" calcext:value-type="string">
            <text:p>write_issued</text:p>
          </table:table-cell>
          <table:table-cell table:style-name="ce6" office:value-type="string" calcext:value-type="string">
            <text:p>read_issued</text:p>
          </table:table-cell>
          <table:table-cell table:style-name="ce6" office:value-type="string" calcext:value-type="string">
            <text:p>write_time</text:p>
          </table:table-cell>
          <table:table-cell table:style-name="ce6" office:value-type="string" calcext:value-type="string">
            <text:p>read_time</text:p>
          </table:table-cell>
          <table:table-cell table:style-name="ce16" office:value-type="string" calcext:value-type="string">
            <text:p><text:s/>cputil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Bzip2 @bzip2</text:p>
          </table:table-cell>
          <table:table-cell table:style-name="ce9" office:value-type="float" office:value="0.427533333333" calcext:value-type="float">
            <text:p>0,427533333333</text:p>
          </table:table-cell>
          <table:table-cell table:style-name="ce9" office:value-type="float" office:value="160.779" calcext:value-type="float">
            <text:p>160,779</text:p>
          </table:table-cell>
          <table:table-cell table:style-name="ce7" office:value-type="float" office:value="0.110366666667" calcext:value-type="float">
            <text:p>0,110366666667</text:p>
          </table:table-cell>
          <table:table-cell table:style-name="ce7" office:value-type="float" office:value="10.8192333333" calcext:value-type="float">
            <text:p>10,8192333333</text:p>
          </table:table-cell>
          <table:table-cell table:style-name="ce15" office:value-type="float" office:value="89.44" calcext:value-type="float">
            <text:p>89,44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Crypt @bzip2</text:p>
          </table:table-cell>
          <table:table-cell table:style-name="ce8" office:value-type="float" office:value="74.0942333333" calcext:value-type="float">
            <text:p>74,0942333333</text:p>
          </table:table-cell>
          <table:table-cell table:style-name="ce9" office:value-type="float" office:value="92.0872" calcext:value-type="float">
            <text:p>92,0872</text:p>
          </table:table-cell>
          <table:table-cell table:style-name="ce9" office:value-type="float" office:value="15.2145" calcext:value-type="float">
            <text:p>15,2145</text:p>
          </table:table-cell>
          <table:table-cell table:style-name="ce9" office:value-type="float" office:value="19.195" calcext:value-type="float">
            <text:p>19,195</text:p>
          </table:table-cell>
          <table:table-cell table:style-name="ce15" office:value-type="float" office:value="89.64" calcext:value-type="float">
            <text:p>89,64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Cat@bzip2</text:p>
          </table:table-cell>
          <table:table-cell table:style-name="ce8" office:value-type="float" office:value="139.081666667" calcext:value-type="float">
            <text:p>139,081666667</text:p>
          </table:table-cell>
          <table:table-cell table:style-name="ce9" office:value-type="float" office:value="172.219066667" calcext:value-type="float">
            <text:p>172,219066667</text:p>
          </table:table-cell>
          <table:table-cell table:style-name="ce9" office:value-type="float" office:value="21.2627333333" calcext:value-type="float">
            <text:p>21,2627333333</text:p>
          </table:table-cell>
          <table:table-cell table:style-name="ce9" office:value-type="float" office:value="40.2865666667" calcext:value-type="float">
            <text:p>40,2865666667</text:p>
          </table:table-cell>
          <table:table-cell table:style-name="ce15" office:value-type="float" office:value="0.07" calcext:value-type="float">
            <text:p>0,07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cp@bzip2</text:p>
          </table:table-cell>
          <table:table-cell table:style-name="ce8" office:value-type="float" office:value="135.256666667" calcext:value-type="float">
            <text:p>135,256666667</text:p>
          </table:table-cell>
          <table:table-cell table:style-name="ce9" office:value-type="float" office:value="168.764333333" calcext:value-type="float">
            <text:p>168,764333333</text:p>
          </table:table-cell>
          <table:table-cell table:style-name="ce9" office:value-type="float" office:value="23.2767666667" calcext:value-type="float">
            <text:p>23,2767666667</text:p>
          </table:table-cell>
          <table:table-cell table:style-name="ce9" office:value-type="float" office:value="40.3425666667" calcext:value-type="float">
            <text:p>40,3425666667</text:p>
          </table:table-cell>
          <table:table-cell table:style-name="ce15" office:value-type="float" office:value="0.06" calcext:value-type="float">
            <text:p>0,06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dd@bzip2</text:p>
          </table:table-cell>
          <table:table-cell table:style-name="ce3" office:value-type="float" office:value="458.7819" calcext:value-type="float">
            <text:p>458,7819</text:p>
          </table:table-cell>
          <table:table-cell table:style-name="ce9" office:value-type="float" office:value="3.89063333333" calcext:value-type="float">
            <text:p>3,89063333333</text:p>
          </table:table-cell>
          <table:table-cell table:style-name="ce9" office:value-type="float" office:value="249.6884" calcext:value-type="float">
            <text:p>249,6884</text:p>
          </table:table-cell>
          <table:table-cell table:style-name="ce9" office:value-type="float" office:value="21.4718" calcext:value-type="float">
            <text:p>21,4718</text:p>
          </table:table-cell>
          <table:table-cell table:style-name="ce15" office:value-type="float" office:value="0.43" calcext:value-type="float">
            <text:p>0,43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Grep@bzip2</text:p>
          </table:table-cell>
          <table:table-cell table:style-name="ce8" office:value-type="float" office:value="0.709633333333" calcext:value-type="float">
            <text:p>0,709633333333</text:p>
          </table:table-cell>
          <table:table-cell table:style-name="ce7" office:value-type="float" office:value="69.5351" calcext:value-type="float">
            <text:p>69,5351</text:p>
          </table:table-cell>
          <table:table-cell table:style-name="ce7" office:value-type="float" office:value="0.5322" calcext:value-type="float">
            <text:p>0,5322</text:p>
          </table:table-cell>
          <table:table-cell table:style-name="ce7" office:value-type="float" office:value="6.87533333333" calcext:value-type="float">
            <text:p>6,87533333333</text:p>
          </table:table-cell>
          <table:table-cell table:style-name="ce15" office:value-type="float" office:value="97.84" calcext:value-type="float">
            <text:p>97,84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Gzip@bzip2</text:p>
          </table:table-cell>
          <table:table-cell table:style-name="ce3" office:value-type="float" office:value="0.389766666667" calcext:value-type="float">
            <text:p>0,389766666667</text:p>
          </table:table-cell>
          <table:table-cell table:style-name="ce7" office:value-type="float" office:value="208.1628" calcext:value-type="float">
            <text:p>208,1628</text:p>
          </table:table-cell>
          <table:table-cell table:style-name="ce7" office:value-type="float" office:value="1.6702" calcext:value-type="float">
            <text:p>1,6702</text:p>
          </table:table-cell>
          <table:table-cell table:style-name="ce7" office:value-type="float" office:value="12.652033333" calcext:value-type="float">
            <text:p>12,652033333</text:p>
          </table:table-cell>
          <table:table-cell table:style-name="ce15" office:value-type="float" office:value="93.61" calcext:value-type="float">
            <text:p>93,61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Bzip2 @crypt</text:p>
          </table:table-cell>
          <table:table-cell table:style-name="ce9" office:value-type="float" office:value="0.317033333333" calcext:value-type="float">
            <text:p>0,317033333333</text:p>
          </table:table-cell>
          <table:table-cell table:style-name="ce9" office:value-type="float" office:value="147.9205" calcext:value-type="float">
            <text:p>147,9205</text:p>
          </table:table-cell>
          <table:table-cell table:style-name="ce7" office:value-type="float" office:value="0.1019" calcext:value-type="float">
            <text:p>0,1019</text:p>
          </table:table-cell>
          <table:table-cell table:style-name="ce7" office:value-type="float" office:value="16.0254333333" calcext:value-type="float">
            <text:p>16,0254333333</text:p>
          </table:table-cell>
          <table:table-cell table:style-name="ce15" office:value-type="float" office:value="89.64" calcext:value-type="float">
            <text:p>89,64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Crypt @crypt</text:p>
          </table:table-cell>
          <table:table-cell table:style-name="ce8" office:value-type="float" office:value="68.1451333333" calcext:value-type="float">
            <text:p>68,1451333333</text:p>
          </table:table-cell>
          <table:table-cell table:style-name="ce9" office:value-type="float" office:value="85.3133666667" calcext:value-type="float">
            <text:p>85,3133666667</text:p>
          </table:table-cell>
          <table:table-cell table:style-name="ce9" office:value-type="float" office:value="17.7106" calcext:value-type="float">
            <text:p>17,7106</text:p>
          </table:table-cell>
          <table:table-cell table:style-name="ce9" office:value-type="float" office:value="29.4577666667" calcext:value-type="float">
            <text:p>29,4577666667</text:p>
          </table:table-cell>
          <table:table-cell table:style-name="ce15" office:value-type="float" office:value="83.44" calcext:value-type="float">
            <text:p>83,44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Cat @ crypt</text:p>
          </table:table-cell>
          <table:table-cell table:style-name="ce8" office:value-type="float" office:value="122.502433333" calcext:value-type="float">
            <text:p>122,502433333</text:p>
          </table:table-cell>
          <table:table-cell table:style-name="ce9" office:value-type="float" office:value="151.5635" calcext:value-type="float">
            <text:p>151,5635</text:p>
          </table:table-cell>
          <table:table-cell table:style-name="ce9" office:value-type="float" office:value="26.5477333333" calcext:value-type="float">
            <text:p>26,5477333333</text:p>
          </table:table-cell>
          <table:table-cell table:style-name="ce9" office:value-type="float" office:value="45.5356666667" calcext:value-type="float">
            <text:p>45,5356666667</text:p>
          </table:table-cell>
          <table:table-cell table:style-name="ce15" office:value-type="float" office:value="0.05" calcext:value-type="float">
            <text:p>0,05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cp @ crypt</text:p>
          </table:table-cell>
          <table:table-cell table:style-name="ce8" office:value-type="float" office:value="122.9677" calcext:value-type="float">
            <text:p>122,9677</text:p>
          </table:table-cell>
          <table:table-cell table:style-name="ce9" office:value-type="float" office:value="152.785666667" calcext:value-type="float">
            <text:p>152,785666667</text:p>
          </table:table-cell>
          <table:table-cell table:style-name="ce9" office:value-type="float" office:value="27.2628" calcext:value-type="float">
            <text:p>27,2628</text:p>
          </table:table-cell>
          <table:table-cell table:style-name="ce9" office:value-type="float" office:value="45.7614333333" calcext:value-type="float">
            <text:p>45,7614333333</text:p>
          </table:table-cell>
          <table:table-cell table:style-name="ce15" office:value-type="float" office:value="0.07" calcext:value-type="float">
            <text:p>0,07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dd @ crypt</text:p>
          </table:table-cell>
          <table:table-cell table:style-name="ce3" office:value-type="float" office:value="437.574466667" calcext:value-type="float">
            <text:p>437,574466667</text:p>
          </table:table-cell>
          <table:table-cell table:style-name="ce9" office:value-type="float" office:value="1.86986666667" calcext:value-type="float">
            <text:p>1,86986666667</text:p>
          </table:table-cell>
          <table:table-cell table:style-name="ce9" office:value-type="float" office:value="274.599966667" calcext:value-type="float">
            <text:p>274,599966667</text:p>
          </table:table-cell>
          <table:table-cell table:style-name="ce9" office:value-type="float" office:value="25.7874666667" calcext:value-type="float">
            <text:p>25,7874666667</text:p>
          </table:table-cell>
          <table:table-cell table:style-name="ce15" office:value-type="float" office:value="0.4" calcext:value-type="float">
            <text:p>0,4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Grep @ crypt</text:p>
          </table:table-cell>
          <table:table-cell table:style-name="ce8" office:value-type="float" office:value="0.610233333333" calcext:value-type="float">
            <text:p>0,610233333333</text:p>
          </table:table-cell>
          <table:table-cell table:style-name="ce7" office:value-type="float" office:value="67.0419333333" calcext:value-type="float">
            <text:p>67,0419333333</text:p>
          </table:table-cell>
          <table:table-cell table:style-name="ce7" office:value-type="float" office:value="0.582433333333" calcext:value-type="float">
            <text:p>0,582433333333</text:p>
          </table:table-cell>
          <table:table-cell table:style-name="ce7" office:value-type="float" office:value="14.5333666667" calcext:value-type="float">
            <text:p>14,5333666667</text:p>
          </table:table-cell>
          <table:table-cell table:style-name="ce15" office:value-type="float" office:value="95.2" calcext:value-type="float">
            <text:p>95,2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Gzip @ crypt</text:p>
          </table:table-cell>
          <table:table-cell table:style-name="ce3" office:value-type="float" office:value="0.4038" calcext:value-type="float">
            <text:p>0,4038</text:p>
          </table:table-cell>
          <table:table-cell table:style-name="ce7" office:value-type="float" office:value="187.483933333" calcext:value-type="float">
            <text:p>187,483933333</text:p>
          </table:table-cell>
          <table:table-cell table:style-name="ce7" office:value-type="float" office:value="0.210066666667" calcext:value-type="float">
            <text:p>0,210066666667</text:p>
          </table:table-cell>
          <table:table-cell table:style-name="ce7" office:value-type="float" office:value="15.8696666667" calcext:value-type="float">
            <text:p>15,8696666667</text:p>
          </table:table-cell>
          <table:table-cell table:style-name="ce15" office:value-type="float" office:value="79.09" calcext:value-type="float">
            <text:p>79,09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Bzip2 @ cat</text:p>
          </table:table-cell>
          <table:table-cell table:style-name="ce9" office:value-type="float" office:value="0.392833333333" calcext:value-type="float">
            <text:p>0,392833333333</text:p>
          </table:table-cell>
          <table:table-cell table:style-name="ce9" office:value-type="float" office:value="85.1577666667" calcext:value-type="float">
            <text:p>85,1577666667</text:p>
          </table:table-cell>
          <table:table-cell table:style-name="ce7" office:value-type="float" office:value="0.109733333333" calcext:value-type="float">
            <text:p>0,109733333333</text:p>
          </table:table-cell>
          <table:table-cell table:style-name="ce7" office:value-type="float" office:value="51.6192333333" calcext:value-type="float">
            <text:p>51,6192333333</text:p>
          </table:table-cell>
          <table:table-cell table:style-name="ce15" office:value-type="float" office:value="56.37" calcext:value-type="float">
            <text:p>56,37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Crypt @ cat</text:p>
          </table:table-cell>
          <table:table-cell table:style-name="ce8" office:value-type="float" office:value="52.6508666667" calcext:value-type="float">
            <text:p>52,6508666667</text:p>
          </table:table-cell>
          <table:table-cell table:style-name="ce9" office:value-type="float" office:value="64.5888" calcext:value-type="float">
            <text:p>64,5888</text:p>
          </table:table-cell>
          <table:table-cell table:style-name="ce9" office:value-type="float" office:value="20.8651666667" calcext:value-type="float">
            <text:p>20,8651666667</text:p>
          </table:table-cell>
          <table:table-cell table:style-name="ce9" office:value-type="float" office:value="66.6581" calcext:value-type="float">
            <text:p>66,6581</text:p>
          </table:table-cell>
          <table:table-cell table:style-name="ce15" office:value-type="float" office:value="68.87" calcext:value-type="float">
            <text:p>68,87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Cat @ cat</text:p>
          </table:table-cell>
          <table:table-cell table:style-name="ce8" office:value-type="float" office:value="85.4334" calcext:value-type="float">
            <text:p>85,4334</text:p>
          </table:table-cell>
          <table:table-cell table:style-name="ce9" office:value-type="float" office:value="105.6681" calcext:value-type="float">
            <text:p>105,6681</text:p>
          </table:table-cell>
          <table:table-cell table:style-name="ce9" office:value-type="float" office:value="42.3546333333" calcext:value-type="float">
            <text:p>42,3546333333</text:p>
          </table:table-cell>
          <table:table-cell table:style-name="ce9" office:value-type="float" office:value="64.1259333333" calcext:value-type="float">
            <text:p>64,1259333333</text:p>
          </table:table-cell>
          <table:table-cell table:style-name="ce15" office:value-type="float" office:value="0.05" calcext:value-type="float">
            <text:p>0,05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cp @ cat</text:p>
          </table:table-cell>
          <table:table-cell table:style-name="ce8" office:value-type="float" office:value="87.2332333333" calcext:value-type="float">
            <text:p>87,2332333333</text:p>
          </table:table-cell>
          <table:table-cell table:style-name="ce9" office:value-type="float" office:value="107.408133333" calcext:value-type="float">
            <text:p>107,408133333</text:p>
          </table:table-cell>
          <table:table-cell table:style-name="ce9" office:value-type="float" office:value="37.2431" calcext:value-type="float">
            <text:p>37,2431</text:p>
          </table:table-cell>
          <table:table-cell table:style-name="ce9" office:value-type="float" office:value="61.2392666667" calcext:value-type="float">
            <text:p>61,2392666667</text:p>
          </table:table-cell>
          <table:table-cell table:style-name="ce15" office:value-type="float" office:value="0.04" calcext:value-type="float">
            <text:p>0,04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dd @ cat</text:p>
          </table:table-cell>
          <table:table-cell table:style-name="ce3" office:value-type="float" office:value="425.337133333" calcext:value-type="float">
            <text:p>425,337133333</text:p>
          </table:table-cell>
          <table:table-cell table:style-name="ce9" office:value-type="float" office:value="0.837633333333" calcext:value-type="float">
            <text:p>0,837633333333</text:p>
          </table:table-cell>
          <table:table-cell table:style-name="ce9" office:value-type="float" office:value="308.5696" calcext:value-type="float">
            <text:p>308,5696</text:p>
          </table:table-cell>
          <table:table-cell table:style-name="ce9" office:value-type="float" office:value="23.7906" calcext:value-type="float">
            <text:p>23,7906</text:p>
          </table:table-cell>
          <table:table-cell table:style-name="ce15" office:value-type="float" office:value="0.41" calcext:value-type="float">
            <text:p>0,41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Grep @ cat</text:p>
          </table:table-cell>
          <table:table-cell table:style-name="ce8" office:value-type="float" office:value="0.580933333333" calcext:value-type="float">
            <text:p>0,580933333333</text:p>
          </table:table-cell>
          <table:table-cell table:style-name="ce7" office:value-type="float" office:value="53.9786666667" calcext:value-type="float">
            <text:p>53,9786666667</text:p>
          </table:table-cell>
          <table:table-cell table:style-name="ce7" office:value-type="float" office:value="0.431466666667" calcext:value-type="float">
            <text:p>0,431466666667</text:p>
          </table:table-cell>
          <table:table-cell table:style-name="ce7" office:value-type="float" office:value="53.1286666667" calcext:value-type="float">
            <text:p>53,1286666667</text:p>
          </table:table-cell>
          <table:table-cell table:style-name="ce15" office:value-type="float" office:value="82.93" calcext:value-type="float">
            <text:p>82,93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Gzip @ cat</text:p>
          </table:table-cell>
          <table:table-cell table:style-name="ce3" office:value-type="float" office:value="0.3213" calcext:value-type="float">
            <text:p>0,3213</text:p>
          </table:table-cell>
          <table:table-cell table:style-name="ce7" office:value-type="float" office:value="95.9172" calcext:value-type="float">
            <text:p>95,9172</text:p>
          </table:table-cell>
          <table:table-cell table:style-name="ce7" office:value-type="float" office:value="0.2679" calcext:value-type="float">
            <text:p>0,2679</text:p>
          </table:table-cell>
          <table:table-cell table:style-name="ce7" office:value-type="float" office:value="52.4136333333" calcext:value-type="float">
            <text:p>52,4136333333</text:p>
          </table:table-cell>
          <table:table-cell table:style-name="ce15" office:value-type="float" office:value="51.32" calcext:value-type="float">
            <text:p>51,32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Bzip2 @ cp</text:p>
          </table:table-cell>
          <table:table-cell table:style-name="ce9" office:value-type="float" office:value="0.347566666667" calcext:value-type="float">
            <text:p>0,347566666667</text:p>
          </table:table-cell>
          <table:table-cell table:style-name="ce9" office:value-type="float" office:value="85.4616666667" calcext:value-type="float">
            <text:p>85,4616666667</text:p>
          </table:table-cell>
          <table:table-cell table:style-name="ce7" office:value-type="float" office:value="0.112866666667" calcext:value-type="float">
            <text:p>0,112866666667</text:p>
          </table:table-cell>
          <table:table-cell table:style-name="ce7" office:value-type="float" office:value="51.4165" calcext:value-type="float">
            <text:p>51,4165</text:p>
          </table:table-cell>
          <table:table-cell table:style-name="ce15" office:value-type="float" office:value="55.1" calcext:value-type="float">
            <text:p>55,1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Crypt @ cp</text:p>
          </table:table-cell>
          <table:table-cell table:style-name="ce8" office:value-type="float" office:value="51.6017666667" calcext:value-type="float">
            <text:p>51,6017666667</text:p>
          </table:table-cell>
          <table:table-cell table:style-name="ce9" office:value-type="float" office:value="64.4756666667" calcext:value-type="float">
            <text:p>64,4756666667</text:p>
          </table:table-cell>
          <table:table-cell table:style-name="ce9" office:value-type="float" office:value="22.9918333333" calcext:value-type="float">
            <text:p>22,9918333333</text:p>
          </table:table-cell>
          <table:table-cell table:style-name="ce9" office:value-type="float" office:value="72.1031" calcext:value-type="float">
            <text:p>72,1031</text:p>
          </table:table-cell>
          <table:table-cell table:style-name="ce15" office:value-type="float" office:value="68.12" calcext:value-type="float">
            <text:p>68,12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Cat @ cp</text:p>
          </table:table-cell>
          <table:table-cell table:style-name="ce8" office:value-type="float" office:value="89.7089666667" calcext:value-type="float">
            <text:p>89,7089666667</text:p>
          </table:table-cell>
          <table:table-cell table:style-name="ce9" office:value-type="float" office:value="110.902033333" calcext:value-type="float">
            <text:p>110,902033333</text:p>
          </table:table-cell>
          <table:table-cell table:style-name="ce9" office:value-type="float" office:value="32.1123666667" calcext:value-type="float">
            <text:p>32,1123666667</text:p>
          </table:table-cell>
          <table:table-cell table:style-name="ce9" office:value-type="float" office:value="61.5412" calcext:value-type="float">
            <text:p>61,5412</text:p>
          </table:table-cell>
          <table:table-cell table:style-name="ce15" office:value-type="float" office:value="0.09" calcext:value-type="float">
            <text:p>0,09</text:p>
          </table:table-cell>
          <table:table-cell table:number-columns-repeated="122"/>
        </table:table-row>
        <table:table-row table:style-name="ro6">
          <table:table-cell table:style-name="ce3" office:value-type="string" calcext:value-type="string">
            <text:p>cp @ cp</text:p>
          </table:table-cell>
          <table:table-cell table:style-name="ce8" office:value-type="float" office:value="83.7522" calcext:value-type="float">
            <text:p>83,7522</text:p>
          </table:table-cell>
          <table:table-cell table:style-name="ce9" office:value-type="float" office:value="103.722266667" calcext:value-type="float">
            <text:p>103,722266667</text:p>
          </table:table-cell>
          <table:table-cell table:style-name="ce9" office:value-type="float" office:value="45.2841333333" calcext:value-type="float">
            <text:p>45,2841333333</text:p>
          </table:table-cell>
          <table:table-cell table:style-name="ce9" office:value-type="float" office:value="67.8984666667" calcext:value-type="float">
            <text:p>67,8984666667</text:p>
          </table:table-cell>
          <table:table-cell table:style-name="ce18" office:value-type="string" calcext:value-type="string">
            <text:p>0,06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dd @ cp</text:p>
          </table:table-cell>
          <table:table-cell table:style-name="ce3" office:value-type="float" office:value="425.3944" calcext:value-type="float">
            <text:p>425,3944</text:p>
          </table:table-cell>
          <table:table-cell table:style-name="ce9" office:value-type="float" office:value="0.649233333333" calcext:value-type="float">
            <text:p>0,649233333333</text:p>
          </table:table-cell>
          <table:table-cell table:style-name="ce9" office:value-type="float" office:value="293.086033333" calcext:value-type="float">
            <text:p>293,086033333</text:p>
          </table:table-cell>
          <table:table-cell table:style-name="ce9" office:value-type="float" office:value="18.8777" calcext:value-type="float">
            <text:p>18,8777</text:p>
          </table:table-cell>
          <table:table-cell table:style-name="ce15" office:value-type="float" office:value="0.38" calcext:value-type="float">
            <text:p>0,38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Grep @ cp</text:p>
          </table:table-cell>
          <table:table-cell table:style-name="ce10" office:value-type="float" office:value="0.7426" calcext:value-type="float">
            <text:p>0,7426</text:p>
          </table:table-cell>
          <table:table-cell table:style-name="ce11" office:value-type="float" office:value="53.825" calcext:value-type="float">
            <text:p>53,825</text:p>
          </table:table-cell>
          <table:table-cell table:style-name="ce7" office:value-type="float" office:value="0.8551" calcext:value-type="float">
            <text:p>0,8551</text:p>
          </table:table-cell>
          <table:table-cell table:style-name="ce7" office:value-type="float" office:value="53.8341666667" calcext:value-type="float">
            <text:p>53,8341666667</text:p>
          </table:table-cell>
          <table:table-cell table:style-name="ce15" office:value-type="float" office:value="82.71" calcext:value-type="float">
            <text:p>82,71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Gzip @ cp</text:p>
          </table:table-cell>
          <table:table-cell table:style-name="ce3" office:value-type="float" office:value="0.3918" calcext:value-type="float">
            <text:p>0,3918</text:p>
          </table:table-cell>
          <table:table-cell table:style-name="ce7" office:value-type="float" office:value="97.2023666667" calcext:value-type="float">
            <text:p>97,2023666667</text:p>
          </table:table-cell>
          <table:table-cell table:style-name="ce7" office:value-type="float" office:value="0.320066666667" calcext:value-type="float">
            <text:p>0,320066666667</text:p>
          </table:table-cell>
          <table:table-cell table:style-name="ce7" office:value-type="float" office:value="51.5365333333" calcext:value-type="float">
            <text:p>51,5365333333</text:p>
          </table:table-cell>
          <table:table-cell table:style-name="ce15" office:value-type="float" office:value="51.14" calcext:value-type="float">
            <text:p>51,14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Bzip2 @ dd</text:p>
          </table:table-cell>
          <table:table-cell table:style-name="ce9" office:value-type="float" office:value="0.409833333333" calcext:value-type="float">
            <text:p>0,409833333333</text:p>
          </table:table-cell>
          <table:table-cell table:style-name="ce9" office:value-type="float" office:value="48.5989666667" calcext:value-type="float">
            <text:p>48,5989666667</text:p>
          </table:table-cell>
          <table:table-cell table:style-name="ce7" office:value-type="float" office:value="1.28376666667" calcext:value-type="float">
            <text:p>1,28376666667</text:p>
          </table:table-cell>
          <table:table-cell table:style-name="ce7" office:value-type="float" office:value="144.0739" calcext:value-type="float">
            <text:p>144,0739</text:p>
          </table:table-cell>
          <table:table-cell table:style-name="ce15" office:value-type="float" office:value="28.96" calcext:value-type="float">
            <text:p>28,96</text:p>
          </table:table-cell>
          <table:table-cell table:number-columns-repeated="122"/>
        </table:table-row>
        <table:table-row table:style-name="ro6">
          <table:table-cell table:style-name="ce3" office:value-type="string" calcext:value-type="string">
            <text:p>Crypt @ dd</text:p>
          </table:table-cell>
          <table:table-cell table:style-name="ce8" office:value-type="float" office:value="29.7508" calcext:value-type="float">
            <text:p>29,7508</text:p>
          </table:table-cell>
          <table:table-cell table:style-name="ce9" office:value-type="float" office:value="37.2372333333" calcext:value-type="float">
            <text:p>37,2372333333</text:p>
          </table:table-cell>
          <table:table-cell table:style-name="ce9" office:value-type="float" office:value="108.651633333" calcext:value-type="float">
            <text:p>108,651633333</text:p>
          </table:table-cell>
          <table:table-cell table:style-name="ce9" office:value-type="string" calcext:value-type="string">
            <text:p>221,1152</text:p>
          </table:table-cell>
          <table:table-cell table:style-name="ce15" office:value-type="float" office:value="37.12" calcext:value-type="float">
            <text:p>37,12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Cat@ dd</text:p>
          </table:table-cell>
          <table:table-cell table:style-name="ce8" office:value-type="float" office:value="54.8800666667" calcext:value-type="float">
            <text:p>54,8800666667</text:p>
          </table:table-cell>
          <table:table-cell table:style-name="ce9" office:value-type="float" office:value="68.2604666667" calcext:value-type="float">
            <text:p>68,2604666667</text:p>
          </table:table-cell>
          <table:table-cell table:style-name="ce9" office:value-type="float" office:value="145.8811" calcext:value-type="float">
            <text:p>145,8811</text:p>
          </table:table-cell>
          <table:table-cell table:style-name="ce9" office:value-type="float" office:value="149.752466667" calcext:value-type="float">
            <text:p>149,752466667</text:p>
          </table:table-cell>
          <table:table-cell table:style-name="ce15" office:value-type="float" office:value="0.04" calcext:value-type="float">
            <text:p>0,04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cp @ dd</text:p>
          </table:table-cell>
          <table:table-cell table:style-name="ce8" office:value-type="float" office:value="47.2047666667" calcext:value-type="float">
            <text:p>47,2047666667</text:p>
          </table:table-cell>
          <table:table-cell table:style-name="ce9" office:value-type="float" office:value="57.9330333333" calcext:value-type="float">
            <text:p>57,9330333333</text:p>
          </table:table-cell>
          <table:table-cell table:style-name="ce9" office:value-type="float" office:value="139.990766667" calcext:value-type="float">
            <text:p>139,990766667</text:p>
          </table:table-cell>
          <table:table-cell table:style-name="ce9" office:value-type="float" office:value="160.925533333" calcext:value-type="float">
            <text:p>160,925533333</text:p>
          </table:table-cell>
          <table:table-cell table:style-name="ce15" office:value-type="float" office:value="0.05" calcext:value-type="float">
            <text:p>0,05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dd <text:s/>@ dd</text:p>
          </table:table-cell>
          <table:table-cell table:style-name="ce3" office:value-type="float" office:value="257.364233333" calcext:value-type="float">
            <text:p>257,364233333</text:p>
          </table:table-cell>
          <table:table-cell table:style-name="ce9" office:value-type="float" office:value="1.74553333333" calcext:value-type="float">
            <text:p>1,74553333333</text:p>
          </table:table-cell>
          <table:table-cell table:style-name="ce9" office:value-type="float" office:value="534.525233333" calcext:value-type="float">
            <text:p>534,525233333</text:p>
          </table:table-cell>
          <table:table-cell table:style-name="ce9" office:value-type="float" office:value="74.7026666667" calcext:value-type="float">
            <text:p>74,7026666667</text:p>
          </table:table-cell>
          <table:table-cell table:style-name="ce15" office:value-type="float" office:value="0.19" calcext:value-type="float">
            <text:p>0,19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Grep @ dd</text:p>
          </table:table-cell>
          <table:table-cell table:style-name="ce10" office:value-type="float" office:value="0.598433333333" calcext:value-type="float">
            <text:p>0,598433333333</text:p>
          </table:table-cell>
          <table:table-cell table:style-name="ce11" office:value-type="float" office:value="38.1927" calcext:value-type="float">
            <text:p>38,1927</text:p>
          </table:table-cell>
          <table:table-cell table:style-name="ce7" office:value-type="float" office:value="3.80726666667" calcext:value-type="float">
            <text:p>3,80726666667</text:p>
          </table:table-cell>
          <table:table-cell table:style-name="ce7" office:value-type="float" office:value="139.715533333" calcext:value-type="float">
            <text:p>139,715533333</text:p>
          </table:table-cell>
          <table:table-cell table:style-name="ce15" office:value-type="float" office:value="49.54" calcext:value-type="float">
            <text:p>49,54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Gzip@ dd</text:p>
          </table:table-cell>
          <table:table-cell table:style-name="ce3" office:value-type="float" office:value="0.324666666667" calcext:value-type="float">
            <text:p>0,324666666667</text:p>
          </table:table-cell>
          <table:table-cell table:style-name="ce7" office:value-type="float" office:value="44.9073333333" calcext:value-type="float">
            <text:p>44,9073333333</text:p>
          </table:table-cell>
          <table:table-cell table:style-name="ce7" office:value-type="float" office:value="3.87586666667" calcext:value-type="float">
            <text:p>3,87586666667</text:p>
          </table:table-cell>
          <table:table-cell table:style-name="ce7" office:value-type="float" office:value="157.300633333" calcext:value-type="float">
            <text:p>157,300633333</text:p>
          </table:table-cell>
          <table:table-cell table:style-name="ce15" office:value-type="float" office:value="25.26" calcext:value-type="float">
            <text:p>25,26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Bzip2 @ grep</text:p>
          </table:table-cell>
          <table:table-cell table:style-name="ce9" office:value-type="float" office:value="0.349833333333" calcext:value-type="float">
            <text:p>0,349833333333</text:p>
          </table:table-cell>
          <table:table-cell table:style-name="ce9" office:value-type="float" office:value="173.583833333" calcext:value-type="float">
            <text:p>173,583833333</text:p>
          </table:table-cell>
          <table:table-cell table:style-name="ce7" office:value-type="float" office:value="0.121933333333" calcext:value-type="float">
            <text:p>0,121933333333</text:p>
          </table:table-cell>
          <table:table-cell table:style-name="ce7" office:value-type="float" office:value="6.18766666667" calcext:value-type="float">
            <text:p>6,18766666667</text:p>
          </table:table-cell>
          <table:table-cell table:style-name="ce15" office:value-type="float" office:value="94.03" calcext:value-type="float">
            <text:p>94,03</text:p>
          </table:table-cell>
          <table:table-cell table:number-columns-repeated="122"/>
        </table:table-row>
        <table:table-row table:style-name="ro7">
          <table:table-cell table:style-name="ce3" office:value-type="string" calcext:value-type="string">
            <text:p>Crypt@ grep</text:p>
          </table:table-cell>
          <table:table-cell table:style-name="ce8" office:value-type="float" office:value="76.0631666667" calcext:value-type="float">
            <text:p>76,0631666667</text:p>
          </table:table-cell>
          <table:table-cell table:style-name="ce12" office:value-type="float" office:value="94.668" calcext:value-type="float">
            <text:p>94,668</text:p>
          </table:table-cell>
          <table:table-cell table:style-name="ce9" office:value-type="float" office:value="15.1498" calcext:value-type="float">
            <text:p>15,1498</text:p>
          </table:table-cell>
          <table:table-cell table:style-name="ce14" office:value-type="string" calcext:value-type="string">
            <text:p>15,33263333</text:p>
          </table:table-cell>
          <table:table-cell table:style-name="ce15" office:value-type="float" office:value="0.06" calcext:value-type="float">
            <text:p>0,06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Cat@ grep</text:p>
          </table:table-cell>
          <table:table-cell table:style-name="ce8" office:value-type="float" office:value="152.8785" calcext:value-type="float">
            <text:p>152,8785</text:p>
          </table:table-cell>
          <table:table-cell table:style-name="ce9" office:value-type="float" office:value="188.231433333" calcext:value-type="float">
            <text:p>188,231433333</text:p>
          </table:table-cell>
          <table:table-cell table:style-name="ce9" office:value-type="float" office:value="20.7042666667" calcext:value-type="float">
            <text:p>20,7042666667</text:p>
          </table:table-cell>
          <table:table-cell table:style-name="ce9" office:value-type="float" office:value="36.3459333333" calcext:value-type="float">
            <text:p>36,3459333333</text:p>
          </table:table-cell>
          <table:table-cell table:style-name="ce15" office:value-type="float" office:value="0.06" calcext:value-type="float">
            <text:p>0,06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cp@ grep</text:p>
          </table:table-cell>
          <table:table-cell table:style-name="ce8" office:value-type="float" office:value="153.558233333" calcext:value-type="float">
            <text:p>153,558233333</text:p>
          </table:table-cell>
          <table:table-cell table:style-name="ce9" office:value-type="float" office:value="189.8771" calcext:value-type="float">
            <text:p>189,8771</text:p>
          </table:table-cell>
          <table:table-cell table:style-name="ce9" office:value-type="float" office:value="21.4086333333" calcext:value-type="float">
            <text:p>21,4086333333</text:p>
          </table:table-cell>
          <table:table-cell table:style-name="ce9" office:value-type="float" office:value="36.3517333333" calcext:value-type="float">
            <text:p>36,3517333333</text:p>
          </table:table-cell>
          <table:table-cell table:style-name="ce15" office:value-type="float" office:value="0.06" calcext:value-type="float">
            <text:p>0,06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dd @ grep</text:p>
          </table:table-cell>
          <table:table-cell table:style-name="ce3" office:value-type="float" office:value="481.452566667" calcext:value-type="float">
            <text:p>481,452566667</text:p>
          </table:table-cell>
          <table:table-cell table:style-name="ce9" office:value-type="float" office:value="0.778866666667" calcext:value-type="float">
            <text:p>0,778866666667</text:p>
          </table:table-cell>
          <table:table-cell table:style-name="ce9" office:value-type="float" office:value="255.178666667" calcext:value-type="float">
            <text:p>255,178666667</text:p>
          </table:table-cell>
          <table:table-cell table:style-name="ce9" office:value-type="float" office:value="19.7696333333" calcext:value-type="float">
            <text:p>19,7696333333</text:p>
          </table:table-cell>
          <table:table-cell table:style-name="ce15" office:value-type="float" office:value="0.43" calcext:value-type="float">
            <text:p>0,43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Grep@ grep</text:p>
          </table:table-cell>
          <table:table-cell table:style-name="ce10" office:value-type="float" office:value="0.682033333333" calcext:value-type="float">
            <text:p>0,682033333333</text:p>
          </table:table-cell>
          <table:table-cell table:style-name="ce11" office:value-type="float" office:value="69.3631333333" calcext:value-type="float">
            <text:p>69,3631333333</text:p>
          </table:table-cell>
          <table:table-cell table:style-name="ce7" office:value-type="float" office:value="3.42653333333" calcext:value-type="float">
            <text:p>3,42653333333</text:p>
          </table:table-cell>
          <table:table-cell table:style-name="ce7" office:value-type="float" office:value="5.26533333333" calcext:value-type="float">
            <text:p>5,26533333333</text:p>
          </table:table-cell>
          <table:table-cell table:style-name="ce15" office:value-type="float" office:value="97.77" calcext:value-type="float">
            <text:p>97,77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Gzip@ grep</text:p>
          </table:table-cell>
          <table:table-cell table:style-name="ce3" office:value-type="float" office:value="0.496633333333" calcext:value-type="float">
            <text:p>0,496633333333</text:p>
          </table:table-cell>
          <table:table-cell table:style-name="ce7" office:value-type="float" office:value="232.528433333" calcext:value-type="float">
            <text:p>232,528433333</text:p>
          </table:table-cell>
          <table:table-cell table:style-name="ce7" office:value-type="float" office:value="0.212233333333" calcext:value-type="float">
            <text:p>0,212233333333</text:p>
          </table:table-cell>
          <table:table-cell table:style-name="ce7" office:value-type="float" office:value="5.34796666667" calcext:value-type="float">
            <text:p>5,34796666667</text:p>
          </table:table-cell>
          <table:table-cell table:style-name="ce15" office:value-type="float" office:value="93.63" calcext:value-type="float">
            <text:p>93,63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Bzip2 @gzip</text:p>
          </table:table-cell>
          <table:table-cell table:style-name="ce9" office:value-type="float" office:value="0.3696" calcext:value-type="float">
            <text:p>0,3696</text:p>
          </table:table-cell>
          <table:table-cell table:style-name="ce9" office:value-type="float" office:value="149.0132" calcext:value-type="float">
            <text:p>149,0132</text:p>
          </table:table-cell>
          <table:table-cell table:style-name="ce7" office:value-type="float" office:value="0.1071" calcext:value-type="float">
            <text:p>0,1071</text:p>
          </table:table-cell>
          <table:table-cell table:style-name="ce7" office:value-type="float" office:value="16.8092666667" calcext:value-type="float">
            <text:p>16,8092666667</text:p>
          </table:table-cell>
          <table:table-cell table:style-name="ce15" office:value-type="float" office:value="83.95" calcext:value-type="float">
            <text:p>83,95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Crypt@gzip</text:p>
          </table:table-cell>
          <table:table-cell table:style-name="ce8" office:value-type="float" office:value="73.2296666667" calcext:value-type="float">
            <text:p>73,2296666667</text:p>
          </table:table-cell>
          <table:table-cell table:style-name="ce13" office:value-type="float" office:value="90.981" calcext:value-type="float">
            <text:p>91</text:p>
          </table:table-cell>
          <table:table-cell table:style-name="ce9" office:value-type="float" office:value="15.2552" calcext:value-type="float">
            <text:p>15,2552</text:p>
          </table:table-cell>
          <table:table-cell table:style-name="ce9" office:value-type="float" office:value="21.2899666667" calcext:value-type="float">
            <text:p>21,2899666667</text:p>
          </table:table-cell>
          <table:table-cell table:style-name="ce15" office:value-type="float" office:value="88.01" calcext:value-type="float">
            <text:p>88,01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Cat@gzip</text:p>
          </table:table-cell>
          <table:table-cell table:style-name="ce8" office:value-type="float" office:value="129.93" calcext:value-type="float">
            <text:p>129,93</text:p>
          </table:table-cell>
          <table:table-cell table:style-name="ce9" office:value-type="float" office:value="161.112166667" calcext:value-type="float">
            <text:p>161,112166667</text:p>
          </table:table-cell>
          <table:table-cell table:style-name="ce9" office:value-type="float" office:value="25.0778666667" calcext:value-type="float">
            <text:p>25,0778666667</text:p>
          </table:table-cell>
          <table:table-cell table:style-name="ce9" office:value-type="float" office:value="42.1682333333" calcext:value-type="float">
            <text:p>42,1682333333</text:p>
          </table:table-cell>
          <table:table-cell table:style-name="ce15" office:value-type="float" office:value="0.05" calcext:value-type="float">
            <text:p>0,05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cp@gzip</text:p>
          </table:table-cell>
          <table:table-cell table:style-name="ce8" office:value-type="float" office:value="127.677466667" calcext:value-type="float">
            <text:p>127,677466667</text:p>
          </table:table-cell>
          <table:table-cell table:style-name="ce9" office:value-type="float" office:value="159.027166667" calcext:value-type="float">
            <text:p>159,027166667</text:p>
          </table:table-cell>
          <table:table-cell table:style-name="ce9" office:value-type="float" office:value="20.8548333333" calcext:value-type="float">
            <text:p>20,8548333333</text:p>
          </table:table-cell>
          <table:table-cell table:style-name="ce9" office:value-type="float" office:value="42.3598" calcext:value-type="float">
            <text:p>42,3598</text:p>
          </table:table-cell>
          <table:table-cell table:style-name="ce15" office:value-type="float" office:value="0.06" calcext:value-type="float">
            <text:p>0,06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dd @ gzip</text:p>
          </table:table-cell>
          <table:table-cell table:style-name="ce3" office:value-type="float" office:value="454.9151" calcext:value-type="float">
            <text:p>454,9151</text:p>
          </table:table-cell>
          <table:table-cell table:style-name="ce9" office:value-type="float" office:value="3.98826666667" calcext:value-type="float">
            <text:p>3,98826666667</text:p>
          </table:table-cell>
          <table:table-cell table:style-name="ce9" office:value-type="float" office:value="272.313133333" calcext:value-type="float">
            <text:p>272,313133333</text:p>
          </table:table-cell>
          <table:table-cell table:style-name="ce9" office:value-type="float" office:value="42.5877333333" calcext:value-type="float">
            <text:p>42,5877333333</text:p>
          </table:table-cell>
          <table:table-cell table:style-name="ce15" office:value-type="float" office:value="0.44" calcext:value-type="float">
            <text:p>0,44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Grep @ gzip</text:p>
          </table:table-cell>
          <table:table-cell table:style-name="ce10" office:value-type="float" office:value="0.664133333333" calcext:value-type="float">
            <text:p>0,664133333333</text:p>
          </table:table-cell>
          <table:table-cell table:style-name="ce11" office:value-type="float" office:value="69.3215333333" calcext:value-type="float">
            <text:p>69,3215333333</text:p>
          </table:table-cell>
          <table:table-cell table:style-name="ce7" office:value-type="float" office:value="2.74763333333" calcext:value-type="float">
            <text:p>2,74763333333</text:p>
          </table:table-cell>
          <table:table-cell table:style-name="ce7" office:value-type="float" office:value="7.2668" calcext:value-type="float">
            <text:p>7,2668</text:p>
          </table:table-cell>
          <table:table-cell table:style-name="ce15" office:value-type="float" office:value="97.85" calcext:value-type="float">
            <text:p>97,85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Gzip @ gzip</text:p>
          </table:table-cell>
          <table:table-cell table:style-name="ce3" office:value-type="float" office:value="0.4771" calcext:value-type="float">
            <text:p>0,4771</text:p>
          </table:table-cell>
          <table:table-cell table:style-name="ce7" office:value-type="float" office:value="200.8945" calcext:value-type="float">
            <text:p>200,8945</text:p>
          </table:table-cell>
          <table:table-cell table:style-name="ce7" office:value-type="float" office:value="0.377666666667" calcext:value-type="float">
            <text:p>0,377666666667</text:p>
          </table:table-cell>
          <table:table-cell table:style-name="ce7" office:value-type="float" office:value="15.4992" calcext:value-type="float">
            <text:p>15,4992</text:p>
          </table:table-cell>
          <table:table-cell table:style-name="ce15" office:value-type="float" office:value="83.54" calcext:value-type="float">
            <text:p>83,54</text:p>
          </table:table-cell>
          <table:table-cell table:number-columns-repeated="122"/>
        </table:table-row>
        <table:table-row table:style-name="ro4" table:number-rows-repeated="77">
          <table:table-cell table:number-columns-repeated="128"/>
        </table:table-row>
        <table:table-row table:style-name="ro4">
          <table:table-cell table:number-columns-repeated="128"/>
        </table:table-row>
        <table:named-expressions>
          <table:named-expression table:name="Print_Area" table:base-cell-address="$Sheet3.$A$1" table:expression="#REF!"/>
          <table:named-expression table:name="Sheet_Title" table:base-cell-address="$Sheet3.$A$1" table:expression="&quot;Sheet3&quot;"/>
        </table:named-expressions>
      </table:table>
      <table:table table:name="Média Ponderada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2" draw:text-style-name="P1" svg:width="173.16mm" svg:height="97.29mm" svg:x="159.95mm" svg:y="27.92mm">
            <loext:p draw:notify-on-update-of-ranges="'Média Ponderada'.B1:'Média Ponderada'.B1 'Média Ponderada'.C1:'Média Ponderada'.C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6" table:number-columns-repeated="124" table:default-cell-style-name="ce5"/>
        <table:table-row table:style-name="ro8">
          <table:table-cell/>
          <table:table-cell office:value-type="string" calcext:value-type="string">
            <text:p><text:s/>Real</text:p>
          </table:table-cell>
          <table:table-cell office:value-type="string" calcext:value-type="string">
            <text:p>Predição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%erro</text:p>
          </table:table-cell>
          <table:table-cell table:number-columns-repeated="123"/>
        </table:table-row>
        <table:table-row table:style-name="ro9">
          <table:table-cell table:style-name="ce3" office:value-type="string" calcext:value-type="string">
            <text:p>Bzip2 @bzip2</text:p>
          </table:table-cell>
          <table:table-cell office:value-type="float" office:value="0.8980366978" calcext:value-type="float">
            <text:p>0,8980366978</text:p>
          </table:table-cell>
          <table:table-cell office:value-type="float" office:value="0.8835023" calcext:value-type="float">
            <text:p>0,8835023</text:p>
          </table:table-cell>
          <table:table-cell table:formula="of:=SQRT(POWER(([.B2]-[.C2]);2))*100" office:value-type="float" office:value="1.45343978000001" calcext:value-type="float">
            <text:p>1,45343978</text:p>
          </table:table-cell>
          <table:table-cell table:formula="of:=[.D2]/[.B2]" office:value-type="float" office:value="1.61846368145158" calcext:value-type="float">
            <text:p>1,6184636814516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rypt @bzip2</text:p>
          </table:table-cell>
          <table:table-cell office:value-type="float" office:value="0.9645550603" calcext:value-type="float">
            <text:p>0,9645550603</text:p>
          </table:table-cell>
          <table:table-cell office:value-type="float" office:value="0.9490839" calcext:value-type="float">
            <text:p>0,9490839</text:p>
          </table:table-cell>
          <table:table-cell table:formula="of:=SQRT(POWER(([.B3]-[.C3]);2))*100" office:value-type="float" office:value="1.54711603000001" calcext:value-type="float">
            <text:p>1,54711603</text:p>
          </table:table-cell>
          <table:table-cell table:formula="of:=[.D3]/[.B3]" office:value-type="float" office:value="1.60396860031901" calcext:value-type="float">
            <text:p>1,603968600319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at@bzip2</text:p>
          </table:table-cell>
          <table:table-cell office:value-type="float" office:value="0.7231122584" calcext:value-type="float">
            <text:p>0,7231122584</text:p>
          </table:table-cell>
          <table:table-cell office:value-type="float" office:value="0.6851501" calcext:value-type="float">
            <text:p>0,6851501</text:p>
          </table:table-cell>
          <table:table-cell table:formula="of:=SQRT(POWER(([.B4]-[.C4]);2))*100" office:value-type="float" office:value="3.79621584000001" calcext:value-type="float">
            <text:p>3,79621584</text:p>
          </table:table-cell>
          <table:table-cell table:formula="of:=[.D4]/[.B4]" office:value-type="float" office:value="5.24982918751748" calcext:value-type="float">
            <text:p>5,2498291875175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p@bzip2</text:p>
          </table:table-cell>
          <table:table-cell office:value-type="float" office:value="0.7194033891" calcext:value-type="float">
            <text:p>0,7194033891</text:p>
          </table:table-cell>
          <table:table-cell office:value-type="float" office:value="0.6478556" calcext:value-type="float">
            <text:p>0,6478556</text:p>
          </table:table-cell>
          <table:table-cell table:formula="of:=SQRT(POWER(([.B5]-[.C5]);2))*100" office:value-type="float" office:value="7.15477891" calcext:value-type="float">
            <text:p>7,15477891</text:p>
          </table:table-cell>
          <table:table-cell table:formula="of:=[.D5]/[.B5]" office:value-type="float" office:value="9.94543397821755" calcext:value-type="float">
            <text:p>9,9454339782176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dd@bzip2</text:p>
          </table:table-cell>
          <table:table-cell office:value-type="float" office:value="0.8679157345" calcext:value-type="float">
            <text:p>0,8679157345</text:p>
          </table:table-cell>
          <table:table-cell office:value-type="float" office:value="0.77452" calcext:value-type="float">
            <text:p>0,77452</text:p>
          </table:table-cell>
          <table:table-cell table:formula="of:=SQRT(POWER(([.B6]-[.C6]);2))*100" office:value-type="float" office:value="9.33957344999999" calcext:value-type="float">
            <text:p>9,33957345</text:p>
          </table:table-cell>
          <table:table-cell table:formula="of:=[.D6]/[.B6]" office:value-type="float" office:value="10.7609219175874" calcext:value-type="float">
            <text:p>10,7609219175874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rep@bzip2</text:p>
          </table:table-cell>
          <table:table-cell office:value-type="float" office:value="0.9872141705" calcext:value-type="float">
            <text:p>0,9872141705</text:p>
          </table:table-cell>
          <table:table-cell office:value-type="float" office:value="0.987719" calcext:value-type="float">
            <text:p>0,987719</text:p>
          </table:table-cell>
          <table:table-cell table:formula="of:=SQRT(POWER(([.B7]-[.C7]);2))*100" office:value-type="float" office:value="0.0504829499999859" calcext:value-type="float">
            <text:p>0,05048295</text:p>
          </table:table-cell>
          <table:table-cell table:formula="of:=[.D7]/[.B7]" office:value-type="float" office:value="0.0511367761003851" calcext:value-type="float">
            <text:p>0,0511367761004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zip@bzip2</text:p>
          </table:table-cell>
          <table:table-cell office:value-type="float" office:value="0.8858008895" calcext:value-type="float">
            <text:p>0,8858008895</text:p>
          </table:table-cell>
          <table:table-cell office:value-type="float" office:value="0.9045358" calcext:value-type="float">
            <text:p>0,9045358</text:p>
          </table:table-cell>
          <table:table-cell table:formula="of:=SQRT(POWER(([.B8]-[.C8]);2))*100" office:value-type="float" office:value="1.87349105" calcext:value-type="float">
            <text:p>1,87349105</text:p>
          </table:table-cell>
          <table:table-cell table:formula="of:=[.D8]/[.B8]" office:value-type="float" office:value="2.11502502673881" calcext:value-type="float">
            <text:p>2,1150250267388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Bzip2 @crypt</text:p>
          </table:table-cell>
          <table:table-cell office:value-type="float" office:value="0.8303644697" calcext:value-type="float">
            <text:p>0,8303644697</text:p>
          </table:table-cell>
          <table:table-cell office:value-type="float" office:value="0.8842751" calcext:value-type="float">
            <text:p>0,8842751</text:p>
          </table:table-cell>
          <table:table-cell table:formula="of:=SQRT(POWER(([.B9]-[.C9]);2))*100" office:value-type="float" office:value="5.39106303" calcext:value-type="float">
            <text:p>5,39106303</text:p>
          </table:table-cell>
          <table:table-cell table:formula="of:=[.D9]/[.B9]" office:value-type="float" office:value="6.49240571667008" calcext:value-type="float">
            <text:p>6,4924057166701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rypt @crypt</text:p>
          </table:table-cell>
          <table:table-cell office:value-type="float" office:value="0.8908329752" calcext:value-type="float">
            <text:p>0,8908329752</text:p>
          </table:table-cell>
          <table:table-cell office:value-type="float" office:value="0.9644145" calcext:value-type="float">
            <text:p>0,9644145</text:p>
          </table:table-cell>
          <table:table-cell table:formula="of:=SQRT(POWER(([.B10]-[.C10]);2))*100" office:value-type="float" office:value="7.35815247999999" calcext:value-type="float">
            <text:p>7,35815248</text:p>
          </table:table-cell>
          <table:table-cell table:formula="of:=[.D10]/[.B10]" office:value-type="float" office:value="8.25985643195125" calcext:value-type="float">
            <text:p>8,2598564319513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at @ crypt</text:p>
          </table:table-cell>
          <table:table-cell office:value-type="float" office:value="0.6700573909" calcext:value-type="float">
            <text:p>0,6700573909</text:p>
          </table:table-cell>
          <table:table-cell office:value-type="float" office:value="0.6466364" calcext:value-type="float">
            <text:p>0,6466364</text:p>
          </table:table-cell>
          <table:table-cell table:formula="of:=SQRT(POWER(([.B11]-[.C11]);2))*100" office:value-type="float" office:value="2.34209909" calcext:value-type="float">
            <text:p>2,34209909</text:p>
          </table:table-cell>
          <table:table-cell table:formula="of:=[.D11]/[.B11]" office:value-type="float" office:value="3.49537087689484" calcext:value-type="float">
            <text:p>3,4953708768949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p @ crypt</text:p>
          </table:table-cell>
          <table:table-cell office:value-type="float" office:value="0.6544735102" calcext:value-type="float">
            <text:p>0,6544735102</text:p>
          </table:table-cell>
          <table:table-cell office:value-type="float" office:value="0.6584074" calcext:value-type="float">
            <text:p>0,6584074</text:p>
          </table:table-cell>
          <table:table-cell table:formula="of:=SQRT(POWER(([.B12]-[.C12]);2))*100" office:value-type="float" office:value="0.393388979999998" calcext:value-type="float">
            <text:p>0,39338898</text:p>
          </table:table-cell>
          <table:table-cell table:formula="of:=[.D12]/[.B12]" office:value-type="float" office:value="0.601077009029414" calcext:value-type="float">
            <text:p>0,6010770090294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dd @ crypt</text:p>
          </table:table-cell>
          <table:table-cell office:value-type="float" office:value="0.7517459463" calcext:value-type="float">
            <text:p>0,7517459463</text:p>
          </table:table-cell>
          <table:table-cell office:value-type="float" office:value="0.7950432" calcext:value-type="float">
            <text:p>0,7950432</text:p>
          </table:table-cell>
          <table:table-cell table:formula="of:=SQRT(POWER(([.B13]-[.C13]);2))*100" office:value-type="float" office:value="4.32972536999999" calcext:value-type="float">
            <text:p>4,32972537</text:p>
          </table:table-cell>
          <table:table-cell table:formula="of:=[.D13]/[.B13]" office:value-type="float" office:value="5.75955931829146" calcext:value-type="float">
            <text:p>5,7595593182915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rep @ crypt</text:p>
          </table:table-cell>
          <table:table-cell office:value-type="float" office:value="0.9547981571" calcext:value-type="float">
            <text:p>0,9547981571</text:p>
          </table:table-cell>
          <table:table-cell office:value-type="float" office:value="0.9833041" calcext:value-type="float">
            <text:p>0,9833041</text:p>
          </table:table-cell>
          <table:table-cell table:formula="of:=SQRT(POWER(([.B14]-[.C14]);2))*100" office:value-type="float" office:value="2.85059428999999" calcext:value-type="float">
            <text:p>2,85059429</text:p>
          </table:table-cell>
          <table:table-cell table:formula="of:=[.D14]/[.B14]" office:value-type="float" office:value="2.98554649357312" calcext:value-type="float">
            <text:p>2,9855464935731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zip @ crypt</text:p>
          </table:table-cell>
          <table:table-cell office:value-type="float" office:value="0.8048432235" calcext:value-type="float">
            <text:p>0,8048432235</text:p>
          </table:table-cell>
          <table:table-cell office:value-type="float" office:value="0.8956415" calcext:value-type="float">
            <text:p>0,8956415</text:p>
          </table:table-cell>
          <table:table-cell table:formula="of:=SQRT(POWER(([.B15]-[.C15]);2))*100" office:value-type="float" office:value="9.07982765" calcext:value-type="float">
            <text:p>9,07982765</text:p>
          </table:table-cell>
          <table:table-cell table:formula="of:=[.D15]/[.B15]" office:value-type="float" office:value="11.2814861141711" calcext:value-type="float">
            <text:p>11,2814861141711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Bzip2 @ cat</text:p>
          </table:table-cell>
          <table:table-cell office:value-type="float" office:value="0.4923617479" calcext:value-type="float">
            <text:p>0,4923617479</text:p>
          </table:table-cell>
          <table:table-cell office:value-type="float" office:value="0.4973313" calcext:value-type="float">
            <text:p>0,4973313</text:p>
          </table:table-cell>
          <table:table-cell table:formula="of:=SQRT(POWER(([.B16]-[.C16]);2))*100" office:value-type="float" office:value="0.496955209999994" calcext:value-type="float">
            <text:p>0,49695521</text:p>
          </table:table-cell>
          <table:table-cell table:formula="of:=[.D16]/[.B16]" office:value-type="float" office:value="1.00932944551356" calcext:value-type="float">
            <text:p>1,0093294455136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rypt @ cat</text:p>
          </table:table-cell>
          <table:table-cell office:value-type="float" office:value="0.6691508377" calcext:value-type="float">
            <text:p>0,6691508377</text:p>
          </table:table-cell>
          <table:table-cell office:value-type="float" office:value="0.675271" calcext:value-type="float">
            <text:p>0,675271</text:p>
          </table:table-cell>
          <table:table-cell table:formula="of:=SQRT(POWER(([.B17]-[.C17]);2))*100" office:value-type="float" office:value="0.61201622999999" calcext:value-type="float">
            <text:p>0,61201623</text:p>
          </table:table-cell>
          <table:table-cell table:formula="of:=[.D17]/[.B17]" office:value-type="float" office:value="0.914616250206915" calcext:value-type="float">
            <text:p>0,9146162502069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at @ cat</text:p>
          </table:table-cell>
          <table:table-cell office:value-type="float" office:value="0.4467593253" calcext:value-type="float">
            <text:p>0,4467593253</text:p>
          </table:table-cell>
          <table:table-cell office:value-type="float" office:value="0.4667813" calcext:value-type="float">
            <text:p>0,4667813</text:p>
          </table:table-cell>
          <table:table-cell table:formula="of:=SQRT(POWER(([.B18]-[.C18]);2))*100" office:value-type="float" office:value="2.00219746999999" calcext:value-type="float">
            <text:p>2,00219747</text:p>
          </table:table-cell>
          <table:table-cell table:formula="of:=[.D18]/[.B18]" office:value-type="float" office:value="4.48160196467195" calcext:value-type="float">
            <text:p>4,481601964672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p @ cat</text:p>
          </table:table-cell>
          <table:table-cell office:value-type="float" office:value="0.4604729659" calcext:value-type="float">
            <text:p>0,4604729659</text:p>
          </table:table-cell>
          <table:table-cell office:value-type="float" office:value="0.4610065" calcext:value-type="float">
            <text:p>0,4610065</text:p>
          </table:table-cell>
          <table:table-cell table:formula="of:=SQRT(POWER(([.B19]-[.C19]);2))*100" office:value-type="float" office:value="0.0533534099999955" calcext:value-type="float">
            <text:p>0,05335341</text:p>
          </table:table-cell>
          <table:table-cell table:formula="of:=[.D19]/[.B19]" office:value-type="float" office:value="0.115866541471584" calcext:value-type="float">
            <text:p>0,1158665414716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dd @ cat</text:p>
          </table:table-cell>
          <table:table-cell office:value-type="float" office:value="0.7390960343" calcext:value-type="float">
            <text:p>0,7390960343</text:p>
          </table:table-cell>
          <table:table-cell office:value-type="float" office:value="0.7894762" calcext:value-type="float">
            <text:p>0,7894762</text:p>
          </table:table-cell>
          <table:table-cell table:formula="of:=SQRT(POWER(([.B20]-[.C20]);2))*100" office:value-type="float" office:value="5.03801656999999" calcext:value-type="float">
            <text:p>5,03801657</text:p>
          </table:table-cell>
          <table:table-cell table:formula="of:=[.D20]/[.B20]" office:value-type="float" office:value="6.81645731568769" calcext:value-type="float">
            <text:p>6,8164573156877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rep @ cat</text:p>
          </table:table-cell>
          <table:table-cell office:value-type="float" office:value="0.776563594" calcext:value-type="float">
            <text:p>0,776563594</text:p>
          </table:table-cell>
          <table:table-cell office:value-type="float" office:value="0.7874041" calcext:value-type="float">
            <text:p>0,7874041</text:p>
          </table:table-cell>
          <table:table-cell table:formula="of:=SQRT(POWER(([.B21]-[.C21]);2))*100" office:value-type="float" office:value="1.08405059999999" calcext:value-type="float">
            <text:p>1,0840506</text:p>
          </table:table-cell>
          <table:table-cell table:formula="of:=[.D21]/[.B21]" office:value-type="float" office:value="1.39595856459888" calcext:value-type="float">
            <text:p>1,3959585645989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zip @ cat</text:p>
          </table:table-cell>
          <table:table-cell office:value-type="float" office:value="0.4199027256" calcext:value-type="float">
            <text:p>0,4199027256</text:p>
          </table:table-cell>
          <table:table-cell office:value-type="float" office:value="0.4531797" calcext:value-type="float">
            <text:p>0,4531797</text:p>
          </table:table-cell>
          <table:table-cell table:formula="of:=SQRT(POWER(([.B22]-[.C22]);2))*100" office:value-type="float" office:value="3.32769743999999" calcext:value-type="float">
            <text:p>3,32769744</text:p>
          </table:table-cell>
          <table:table-cell table:formula="of:=[.D22]/[.B22]" office:value-type="float" office:value="7.92492460067993" calcext:value-type="float">
            <text:p>7,9249246006799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Bzip2 @ cp</text:p>
          </table:table-cell>
          <table:table-cell office:value-type="float" office:value="0.4988767379" calcext:value-type="float">
            <text:p>0,4988767379</text:p>
          </table:table-cell>
          <table:table-cell office:value-type="float" office:value="0.4906157" calcext:value-type="float">
            <text:p>0,4906157</text:p>
          </table:table-cell>
          <table:table-cell table:formula="of:=SQRT(POWER(([.B23]-[.C23]);2))*100" office:value-type="float" office:value="0.826103790000004" calcext:value-type="float">
            <text:p>0,82610379</text:p>
          </table:table-cell>
          <table:table-cell table:formula="of:=[.D23]/[.B23]" office:value-type="float" office:value="1.65592766156516" calcext:value-type="float">
            <text:p>1,6559276615652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rypt @ cp</text:p>
          </table:table-cell>
          <table:table-cell office:value-type="float" office:value="0.7025293543" calcext:value-type="float">
            <text:p>0,7025293543</text:p>
          </table:table-cell>
          <table:table-cell office:value-type="float" office:value="0.6563151" calcext:value-type="float">
            <text:p>0,6563151</text:p>
          </table:table-cell>
          <table:table-cell table:formula="of:=SQRT(POWER(([.B24]-[.C24]);2))*100" office:value-type="float" office:value="4.62142543000001" calcext:value-type="float">
            <text:p>4,62142543</text:p>
          </table:table-cell>
          <table:table-cell table:formula="of:=[.D24]/[.B24]" office:value-type="float" office:value="6.57826666133375" calcext:value-type="float">
            <text:p>6,5782666613338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at @ cp</text:p>
          </table:table-cell>
          <table:table-cell office:value-type="float" office:value="0.4458207152" calcext:value-type="float">
            <text:p>0,4458207152</text:p>
          </table:table-cell>
          <table:table-cell office:value-type="float" office:value="0.4724005" calcext:value-type="float">
            <text:p>0,4724005</text:p>
          </table:table-cell>
          <table:table-cell table:formula="of:=SQRT(POWER(([.B25]-[.C25]);2))*100" office:value-type="float" office:value="2.65797848" calcext:value-type="float">
            <text:p>2,65797848</text:p>
          </table:table-cell>
          <table:table-cell table:formula="of:=[.D25]/[.B25]" office:value-type="float" office:value="5.96198962806742" calcext:value-type="float">
            <text:p>5,9619896280674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p @ cp</text:p>
          </table:table-cell>
          <table:table-cell office:value-type="float" office:value="0.4487176077" calcext:value-type="float">
            <text:p>0,4487176077</text:p>
          </table:table-cell>
          <table:table-cell office:value-type="float" office:value="0.4688054" calcext:value-type="float">
            <text:p>0,4688054</text:p>
          </table:table-cell>
          <table:table-cell table:formula="of:=SQRT(POWER(([.B26]-[.C26]);2))*100" office:value-type="float" office:value="2.00877923" calcext:value-type="float">
            <text:p>2,00877923</text:p>
          </table:table-cell>
          <table:table-cell table:formula="of:=[.D26]/[.B26]" office:value-type="float" office:value="4.47671140050963" calcext:value-type="float">
            <text:p>4,4767114005096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dd @ cp</text:p>
          </table:table-cell>
          <table:table-cell office:value-type="float" office:value="0.7489066213" calcext:value-type="float">
            <text:p>0,7489066213</text:p>
          </table:table-cell>
          <table:table-cell office:value-type="float" office:value="0.7954018" calcext:value-type="float">
            <text:p>0,7954018</text:p>
          </table:table-cell>
          <table:table-cell table:formula="of:=SQRT(POWER(([.B27]-[.C27]);2))*100" office:value-type="float" office:value="4.64951786999999" calcext:value-type="float">
            <text:p>4,64951787</text:p>
          </table:table-cell>
          <table:table-cell table:formula="of:=[.D27]/[.B27]" office:value-type="float" office:value="6.20840801477901" calcext:value-type="float">
            <text:p>6,208408014779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rep @ cp</text:p>
          </table:table-cell>
          <table:table-cell office:value-type="float" office:value="0.796655001" calcext:value-type="float">
            <text:p>0,796655001</text:p>
          </table:table-cell>
          <table:table-cell office:value-type="float" office:value="0.7688851" calcext:value-type="float">
            <text:p>0,7688851</text:p>
          </table:table-cell>
          <table:table-cell table:formula="of:=SQRT(POWER(([.B28]-[.C28]);2))*100" office:value-type="float" office:value="2.77699010000001" calcext:value-type="float">
            <text:p>2,7769901</text:p>
          </table:table-cell>
          <table:table-cell table:formula="of:=[.D28]/[.B28]" office:value-type="float" office:value="3.48581267488963" calcext:value-type="float">
            <text:p>3,4858126748896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zip @ cp</text:p>
          </table:table-cell>
          <table:table-cell office:value-type="float" office:value="0.4242195381" calcext:value-type="float">
            <text:p>0,4242195381</text:p>
          </table:table-cell>
          <table:table-cell office:value-type="float" office:value="0.4487643" calcext:value-type="float">
            <text:p>0,4487643</text:p>
          </table:table-cell>
          <table:table-cell table:formula="of:=SQRT(POWER(([.B29]-[.C29]);2))*100" office:value-type="float" office:value="2.45447619" calcext:value-type="float">
            <text:p>2,45447619</text:p>
          </table:table-cell>
          <table:table-cell table:formula="of:=[.D29]/[.B29]" office:value-type="float" office:value="5.78586314292156" calcext:value-type="float">
            <text:p>5,7858631429216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Bzip2 @ dd</text:p>
          </table:table-cell>
          <table:table-cell office:value-type="float" office:value="0.2705199911" calcext:value-type="float">
            <text:p>0,2705199911</text:p>
          </table:table-cell>
          <table:table-cell office:value-type="float" office:value="0.2989773" calcext:value-type="float">
            <text:p>0,2989773</text:p>
          </table:table-cell>
          <table:table-cell table:formula="of:=SQRT(POWER(([.B30]-[.C30]);2))*100" office:value-type="float" office:value="2.84573089" calcext:value-type="float">
            <text:p>2,84573089</text:p>
          </table:table-cell>
          <table:table-cell table:formula="of:=[.D30]/[.B30]" office:value-type="float" office:value="10.5194846356033" calcext:value-type="float">
            <text:p>10,5194846356033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rypt @ dd</text:p>
          </table:table-cell>
          <table:table-cell office:value-type="float" office:value="0.3868707233" calcext:value-type="float">
            <text:p>0,3868707233</text:p>
          </table:table-cell>
          <table:table-cell office:value-type="float" office:value="0.2691293" calcext:value-type="float">
            <text:p>0,2691293</text:p>
          </table:table-cell>
          <table:table-cell table:formula="of:=SQRT(POWER(([.B31]-[.C31]);2))*100" office:value-type="float" office:value="11.77414233" calcext:value-type="float">
            <text:p>11,77414233</text:p>
          </table:table-cell>
          <table:table-cell table:formula="of:=[.D31]/[.B31]" office:value-type="float" office:value="30.4343069167054" calcext:value-type="float">
            <text:p>30,4343069167054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at@ dd</text:p>
          </table:table-cell>
          <table:table-cell office:value-type="float" office:value="0.1987992919" calcext:value-type="float">
            <text:p>0,1987992919</text:p>
          </table:table-cell>
          <table:table-cell office:value-type="float" office:value="0.2561297" calcext:value-type="float">
            <text:p>0,2561297</text:p>
          </table:table-cell>
          <table:table-cell table:formula="of:=SQRT(POWER(([.B32]-[.C32]);2))*100" office:value-type="float" office:value="5.73304081" calcext:value-type="float">
            <text:p>5,73304081</text:p>
          </table:table-cell>
          <table:table-cell table:formula="of:=[.D32]/[.B32]" office:value-type="float" office:value="28.8383361691441" calcext:value-type="float">
            <text:p>28,8383361691441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p @ dd</text:p>
          </table:table-cell>
          <table:table-cell office:value-type="float" office:value="0.197259985" calcext:value-type="float">
            <text:p>0,197259985</text:p>
          </table:table-cell>
          <table:table-cell office:value-type="float" office:value="0.2590807" calcext:value-type="float">
            <text:p>0,2590807</text:p>
          </table:table-cell>
          <table:table-cell table:formula="of:=SQRT(POWER(([.B33]-[.C33]);2))*100" office:value-type="float" office:value="6.1820715" calcext:value-type="float">
            <text:p>6,1820715</text:p>
          </table:table-cell>
          <table:table-cell table:formula="of:=[.D33]/[.B33]" office:value-type="float" office:value="31.3397139313379" calcext:value-type="float">
            <text:p>31,3397139313379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dd <text:s/>@ dd</text:p>
          </table:table-cell>
          <table:table-cell office:value-type="float" office:value="0.4698599865" calcext:value-type="float">
            <text:p>0,4698599865</text:p>
          </table:table-cell>
          <table:table-cell office:value-type="float" office:value="0.7757849" calcext:value-type="float">
            <text:p>0,7757849</text:p>
          </table:table-cell>
          <table:table-cell table:formula="of:=SQRT(POWER(([.B34]-[.C34]);2))*100" office:value-type="float" office:value="30.59249135" calcext:value-type="float">
            <text:p>30,59249135</text:p>
          </table:table-cell>
          <table:table-cell table:formula="of:=[.D34]/[.B34]" office:value-type="float" office:value="65.1098034073604" calcext:value-type="float">
            <text:p>65,1098034073604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rep @ dd</text:p>
          </table:table-cell>
          <table:table-cell office:value-type="float" office:value="0.4939462051" calcext:value-type="float">
            <text:p>0,4939462051</text:p>
          </table:table-cell>
          <table:table-cell office:value-type="float" office:value="0.2913258" calcext:value-type="float">
            <text:p>0,2913258</text:p>
          </table:table-cell>
          <table:table-cell table:formula="of:=SQRT(POWER(([.B35]-[.C35]);2))*100" office:value-type="float" office:value="20.26204051" calcext:value-type="float">
            <text:p>20,26204051</text:p>
          </table:table-cell>
          <table:table-cell table:formula="of:=[.D35]/[.B35]" office:value-type="float" office:value="41.0207433538191" calcext:value-type="float">
            <text:p>41,0207433538191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zip@ dd</text:p>
          </table:table-cell>
          <table:table-cell office:value-type="float" office:value="0.2186153207" calcext:value-type="float">
            <text:p>0,2186153207</text:p>
          </table:table-cell>
          <table:table-cell office:value-type="float" office:value="0.3097829" calcext:value-type="float">
            <text:p>0,3097829</text:p>
          </table:table-cell>
          <table:table-cell table:formula="of:=SQRT(POWER(([.B36]-[.C36]);2))*100" office:value-type="float" office:value="9.11675793" calcext:value-type="float">
            <text:p>9,11675793</text:p>
          </table:table-cell>
          <table:table-cell table:formula="of:=[.D36]/[.B36]" office:value-type="float" office:value="41.7022828080319" calcext:value-type="float">
            <text:p>41,7022828080319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Bzip2 @ grep</text:p>
          </table:table-cell>
          <table:table-cell office:value-type="float" office:value="0.9979348731" calcext:value-type="float">
            <text:p>0,9979348731</text:p>
          </table:table-cell>
          <table:table-cell office:value-type="float" office:value="0.8634257" calcext:value-type="float">
            <text:p>0,8634257</text:p>
          </table:table-cell>
          <table:table-cell table:formula="of:=SQRT(POWER(([.B37]-[.C37]);2))*100" office:value-type="float" office:value="13.45091731" calcext:value-type="float">
            <text:p>13,45091731</text:p>
          </table:table-cell>
          <table:table-cell table:formula="of:=[.D37]/[.B37]" office:value-type="float" office:value="13.478752644665" calcext:value-type="float">
            <text:p>13,478752644665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rypt@ grep</text:p>
          </table:table-cell>
          <table:table-cell office:value-type="float" office:value="0.9919583582" calcext:value-type="float">
            <text:p>0,9919583582</text:p>
          </table:table-cell>
          <table:table-cell office:value-type="float" office:value="0.5798983" calcext:value-type="float">
            <text:p>0,5798983</text:p>
          </table:table-cell>
          <table:table-cell table:formula="of:=SQRT(POWER(([.B38]-[.C38]);2))*100" office:value-type="float" office:value="41.20600582" calcext:value-type="float">
            <text:p>41,20600582</text:p>
          </table:table-cell>
          <table:table-cell table:formula="of:=[.D38]/[.B38]" office:value-type="float" office:value="41.5400560712771" calcext:value-type="float">
            <text:p>41,5400560712771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at@ grep</text:p>
          </table:table-cell>
          <table:table-cell office:value-type="float" office:value="0.8016128855" calcext:value-type="float">
            <text:p>0,8016128855</text:p>
          </table:table-cell>
          <table:table-cell office:value-type="float" office:value="0.7649244" calcext:value-type="float">
            <text:p>0,7649244</text:p>
          </table:table-cell>
          <table:table-cell table:formula="of:=SQRT(POWER(([.B39]-[.C39]);2))*100" office:value-type="float" office:value="3.66884855" calcext:value-type="float">
            <text:p>3,66884855</text:p>
          </table:table-cell>
          <table:table-cell table:formula="of:=[.D39]/[.B39]" office:value-type="float" office:value="4.57683330241328" calcext:value-type="float">
            <text:p>4,5768333024133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p@ grep</text:p>
          </table:table-cell>
          <table:table-cell office:value-type="float" office:value="0.7907400462" calcext:value-type="float">
            <text:p>0,7907400462</text:p>
          </table:table-cell>
          <table:table-cell office:value-type="float" office:value="0.7748426" calcext:value-type="float">
            <text:p>0,7748426</text:p>
          </table:table-cell>
          <table:table-cell table:formula="of:=SQRT(POWER(([.B40]-[.C40]);2))*100" office:value-type="float" office:value="1.58974462000001" calcext:value-type="float">
            <text:p>1,58974462</text:p>
          </table:table-cell>
          <table:table-cell table:formula="of:=[.D40]/[.B40]" office:value-type="float" office:value="2.01045163658996" calcext:value-type="float">
            <text:p>2,01045163659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dd @ grep</text:p>
          </table:table-cell>
          <table:table-cell office:value-type="float" office:value="0.8380298064" calcext:value-type="float">
            <text:p>0,8380298064</text:p>
          </table:table-cell>
          <table:table-cell office:value-type="float" office:value="0.7803348" calcext:value-type="float">
            <text:p>0,7803348</text:p>
          </table:table-cell>
          <table:table-cell table:formula="of:=SQRT(POWER(([.B41]-[.C41]);2))*100" office:value-type="float" office:value="5.76950064" calcext:value-type="float">
            <text:p>5,76950064</text:p>
          </table:table-cell>
          <table:table-cell table:formula="of:=[.D41]/[.B41]" office:value-type="float" office:value="6.88460075756084" calcext:value-type="float">
            <text:p>6,8846007575608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rep@ grep</text:p>
          </table:table-cell>
          <table:table-cell office:value-type="float" office:value="0.9883367885" calcext:value-type="float">
            <text:p>0,9883367885</text:p>
          </table:table-cell>
          <table:table-cell office:value-type="float" office:value="0.9849811" calcext:value-type="float">
            <text:p>0,9849811</text:p>
          </table:table-cell>
          <table:table-cell table:formula="of:=SQRT(POWER(([.B42]-[.C42]);2))*100" office:value-type="float" office:value="0.335568850000012" calcext:value-type="float">
            <text:p>0,33556885</text:p>
          </table:table-cell>
          <table:table-cell table:formula="of:=[.D42]/[.B42]" office:value-type="float" office:value="0.339528846750008" calcext:value-type="float">
            <text:p>0,33952884675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zip@ grep</text:p>
          </table:table-cell>
          <table:table-cell office:value-type="float" office:value="0.9858794473" calcext:value-type="float">
            <text:p>0,9858794473</text:p>
          </table:table-cell>
          <table:table-cell office:value-type="float" office:value="0.8873733" calcext:value-type="float">
            <text:p>0,8873733</text:p>
          </table:table-cell>
          <table:table-cell table:formula="of:=SQRT(POWER(([.B43]-[.C43]);2))*100" office:value-type="float" office:value="9.85061473000001" calcext:value-type="float">
            <text:p>9,85061473</text:p>
          </table:table-cell>
          <table:table-cell table:formula="of:=[.D43]/[.B43]" office:value-type="float" office:value="9.99170310018898" calcext:value-type="float">
            <text:p>9,991703100189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Bzip2 @gzip</text:p>
          </table:table-cell>
          <table:table-cell office:value-type="float" office:value="0.8592252169" calcext:value-type="float">
            <text:p>0,8592252169</text:p>
          </table:table-cell>
          <table:table-cell office:value-type="float" office:value="0.8693139" calcext:value-type="float">
            <text:p>0,8693139</text:p>
          </table:table-cell>
          <table:table-cell table:formula="of:=SQRT(POWER(([.B44]-[.C44]);2))*100" office:value-type="float" office:value="1.00886831" calcext:value-type="float">
            <text:p>1,00886831</text:p>
          </table:table-cell>
          <table:table-cell table:formula="of:=[.D44]/[.B44]" office:value-type="float" office:value="1.17416049966492" calcext:value-type="float">
            <text:p>1,1741604996649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rypt@gzip</text:p>
          </table:table-cell>
          <table:table-cell office:value-type="float" office:value="0.9514713665" calcext:value-type="float">
            <text:p>0,9514713665</text:p>
          </table:table-cell>
          <table:table-cell office:value-type="float" office:value="0.954746" calcext:value-type="float">
            <text:p>0,954746</text:p>
          </table:table-cell>
          <table:table-cell table:formula="of:=SQRT(POWER(([.B45]-[.C45]);2))*100" office:value-type="float" office:value="0.32746334999999" calcext:value-type="float">
            <text:p>0,32746335</text:p>
          </table:table-cell>
          <table:table-cell table:formula="of:=[.D45]/[.B45]" office:value-type="float" office:value="0.344165217713874" calcext:value-type="float">
            <text:p>0,3441652177139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at@gzip</text:p>
          </table:table-cell>
          <table:table-cell office:value-type="float" office:value="0.4249426667" calcext:value-type="float">
            <text:p>0,4249426667</text:p>
          </table:table-cell>
          <table:table-cell office:value-type="float" office:value="0.6881334" calcext:value-type="float">
            <text:p>0,6881334</text:p>
          </table:table-cell>
          <table:table-cell table:formula="of:=SQRT(POWER(([.B46]-[.C46]);2))*100" office:value-type="float" office:value="26.31907333" calcext:value-type="float">
            <text:p>26,31907333</text:p>
          </table:table-cell>
          <table:table-cell table:formula="of:=[.D46]/[.B46]" office:value-type="float" office:value="61.9355865919218" calcext:value-type="float">
            <text:p>61,9355865919218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p@gzip</text:p>
          </table:table-cell>
          <table:table-cell office:value-type="float" office:value="0.6838570343" calcext:value-type="float">
            <text:p>0,6838570343</text:p>
          </table:table-cell>
          <table:table-cell office:value-type="float" office:value="0.5465208" calcext:value-type="float">
            <text:p>0,5465208</text:p>
          </table:table-cell>
          <table:table-cell table:formula="of:=SQRT(POWER(([.B47]-[.C47]);2))*100" office:value-type="float" office:value="13.73362343" calcext:value-type="float">
            <text:p>13,73362343</text:p>
          </table:table-cell>
          <table:table-cell table:formula="of:=[.D47]/[.B47]" office:value-type="float" office:value="20.0825943745067" calcext:value-type="float">
            <text:p>20,0825943745067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dd @ gzip</text:p>
          </table:table-cell>
          <table:table-cell office:value-type="float" office:value="0.8019178101" calcext:value-type="float">
            <text:p>0,8019178101</text:p>
          </table:table-cell>
          <table:table-cell office:value-type="float" office:value="0.7830651" calcext:value-type="float">
            <text:p>0,7830651</text:p>
          </table:table-cell>
          <table:table-cell table:formula="of:=SQRT(POWER(([.B48]-[.C48]);2))*100" office:value-type="float" office:value="1.88527101000001" calcext:value-type="float">
            <text:p>1,88527101</text:p>
          </table:table-cell>
          <table:table-cell table:formula="of:=[.D48]/[.B48]" office:value-type="float" office:value="2.35095291095345" calcext:value-type="float">
            <text:p>2,3509529109535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rep @ gzip</text:p>
          </table:table-cell>
          <table:table-cell office:value-type="float" office:value="0.9918583709" calcext:value-type="float">
            <text:p>0,9918583709</text:p>
          </table:table-cell>
          <table:table-cell office:value-type="float" office:value="0.9845879" calcext:value-type="float">
            <text:p>0,9845879</text:p>
          </table:table-cell>
          <table:table-cell table:formula="of:=SQRT(POWER(([.B49]-[.C49]);2))*100" office:value-type="float" office:value="0.72704709000001" calcext:value-type="float">
            <text:p>0,72704709</text:p>
          </table:table-cell>
          <table:table-cell table:formula="of:=[.D49]/[.B49]" office:value-type="float" office:value="0.733015026470258" calcext:value-type="float">
            <text:p>0,7330150264703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zip @ gzip</text:p>
          </table:table-cell>
          <table:table-cell office:value-type="float" office:value="0.8739308527" calcext:value-type="float">
            <text:p>0,8739308527</text:p>
          </table:table-cell>
          <table:table-cell office:value-type="float" office:value="0.8834466" calcext:value-type="float">
            <text:p>0,8834466</text:p>
          </table:table-cell>
          <table:table-cell table:formula="of:=SQRT(POWER(([.B50]-[.C50]);2))*100" office:value-type="float" office:value="0.951574729999993" calcext:value-type="float">
            <text:p>0,95157473</text:p>
          </table:table-cell>
          <table:table-cell table:formula="of:=[.D50]/[.B50]" office:value-type="float" office:value="1.08884441722147" calcext:value-type="float">
            <text:p>1,0888444172215</text:p>
          </table:table-cell>
          <table:table-cell table:number-columns-repeated="123"/>
        </table:table-row>
        <table:table-row table:style-name="ro4">
          <table:table-cell table:number-columns-repeated="4"/>
          <table:table-cell table:formula="of:=AVERAGE([.E2:.E50])" office:value-type="float" office:value="11.0719945227614" calcext:value-type="float">
            <text:p>11,0719945227614</text:p>
          </table:table-cell>
          <table:table-cell table:number-columns-repeated="123"/>
        </table:table-row>
        <table:table-row table:style-name="ro4" table:number-rows-repeated="76">
          <table:table-cell table:number-columns-repeated="128"/>
        </table:table-row>
        <table:table-row table:style-name="ro4">
          <table:table-cell table:number-columns-repeated="128"/>
        </table:table-row>
        <table:named-expressions>
          <table:named-expression table:name="Print_Area" table:base-cell-address="$'Média Ponderada'.$A$1" table:expression="#REF!"/>
          <table:named-expression table:name="Sheet_Title" table:base-cell-address="$'Média Ponderada'.$A$1" table:expression="&quot;Média Ponderada&quot;"/>
        </table:named-expressions>
      </table:table>
      <table:table table:name="Média Erro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2" draw:text-style-name="P1" svg:width="159.99mm" svg:height="89.99mm" svg:x="116.14mm" svg:y="108.55mm">
            <loext:p draw:notify-on-update-of-ranges="'Média Erro'.A23:'Média Erro'.A29 'Média Erro'.B22:'Média Erro'.B22 'Média Erro'.B23:'Média Erro'.B29 'Média Erro'.C22:'Média Erro'.C22 'Média Erro'.C23:'Média Erro'.C29 'Média Erro'.D22:'Média Erro'.D22 'Média Erro'.D23:'Média Erro'.D29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14" table:default-cell-style-name="ce5"/>
        <table:table-column table:style-name="co6" table:number-columns-repeated="114" table:default-cell-style-name="ce5"/>
        <table:table-row table:style-name="ro1">
          <table:table-cell table:style-name="ce11" office:value-type="string" calcext:value-type="string" table:number-columns-spanned="2" table:number-rows-spanned="1">
            <text:p>Bzip</text:p>
          </table:table-cell>
          <table:covered-table-cell/>
          <table:table-cell table:style-name="ce27" office:value-type="string" calcext:value-type="string" table:number-columns-spanned="2" table:number-rows-spanned="1">
            <text:p>Cat</text:p>
          </table:table-cell>
          <table:covered-table-cell/>
          <table:table-cell table:style-name="ce27" office:value-type="string" calcext:value-type="string" table:number-columns-spanned="2" table:number-rows-spanned="1">
            <text:p>cp</text:p>
          </table:table-cell>
          <table:covered-table-cell/>
          <table:table-cell table:style-name="ce27" office:value-type="string" calcext:value-type="string" table:number-columns-spanned="2" table:number-rows-spanned="1">
            <text:p>Crypt</text:p>
          </table:table-cell>
          <table:covered-table-cell/>
          <table:table-cell table:style-name="ce27" office:value-type="string" calcext:value-type="string" table:number-columns-spanned="2" table:number-rows-spanned="1">
            <text:p>dd</text:p>
          </table:table-cell>
          <table:covered-table-cell/>
          <table:table-cell table:style-name="ce27" office:value-type="string" calcext:value-type="string" table:number-columns-spanned="2" table:number-rows-spanned="1">
            <text:p>Grep</text:p>
          </table:table-cell>
          <table:covered-table-cell/>
          <table:table-cell table:style-name="ce27" office:value-type="string" calcext:value-type="string" table:number-columns-spanned="2" table:number-rows-spanned="1">
            <text:p>Gzip</text:p>
          </table:table-cell>
          <table:covered-table-cell/>
          <table:table-cell table:number-columns-repeated="114"/>
        </table:table-row>
        <table:table-row table:style-name="ro1">
          <table:table-cell table:style-name="ce11" office:value-type="string" calcext:value-type="string" table:number-columns-spanned="2" table:number-rows-spanned="1">
            <text:p>Erro</text:p>
          </table:table-cell>
          <table:covered-table-cell/>
          <table:table-cell table:style-name="ce27" office:value-type="string" calcext:value-type="string" table:number-columns-spanned="2" table:number-rows-spanned="1">
            <text:p>Erro</text:p>
          </table:table-cell>
          <table:covered-table-cell/>
          <table:table-cell table:style-name="ce27" office:value-type="string" calcext:value-type="string" table:number-columns-spanned="2" table:number-rows-spanned="1">
            <text:p>erro</text:p>
          </table:table-cell>
          <table:covered-table-cell/>
          <table:table-cell table:style-name="ce27" office:value-type="string" calcext:value-type="string" table:number-columns-spanned="2" table:number-rows-spanned="1">
            <text:p>erro</text:p>
          </table:table-cell>
          <table:covered-table-cell/>
          <table:table-cell table:style-name="ce27" office:value-type="string" calcext:value-type="string" table:number-columns-spanned="2" table:number-rows-spanned="1">
            <text:p>erro</text:p>
          </table:table-cell>
          <table:covered-table-cell/>
          <table:table-cell table:style-name="ce27" office:value-type="string" calcext:value-type="string" table:number-columns-spanned="2" table:number-rows-spanned="1">
            <text:p>erro</text:p>
          </table:table-cell>
          <table:covered-table-cell/>
          <table:table-cell table:style-name="ce27" office:value-type="string" calcext:value-type="string" table:number-columns-spanned="2" table:number-rows-spanned="1">
            <text:p>erro</text:p>
          </table:table-cell>
          <table:covered-table-cell/>
          <table:table-cell table:number-columns-repeated="114"/>
        </table:table-row>
        <table:table-row table:style-name="ro9">
          <table:table-cell table:style-name="ce3" office:value-type="string" calcext:value-type="string">
            <text:p>Bzip2 @bzip2</text:p>
          </table:table-cell>
          <table:table-cell table:formula="of:=['Média Ponderada'.E2]" office:value-type="float" office:value="1.61846368145158" calcext:value-type="float">
            <text:p>1,6184636814516</text:p>
          </table:table-cell>
          <table:table-cell table:style-name="ce3" office:value-type="string" calcext:value-type="string">
            <text:p>Cat@bzip2</text:p>
          </table:table-cell>
          <table:table-cell table:formula="of:=['Média Ponderada'.E4]" office:value-type="float" office:value="5.24982918751748" calcext:value-type="float">
            <text:p>5,2498291875175</text:p>
          </table:table-cell>
          <table:table-cell table:style-name="ce3" office:value-type="string" calcext:value-type="string">
            <text:p>cp@bzip2</text:p>
          </table:table-cell>
          <table:table-cell table:formula="of:=['Média Ponderada'.E5]" office:value-type="float" office:value="9.94543397821755" calcext:value-type="float">
            <text:p>9,9454339782176</text:p>
          </table:table-cell>
          <table:table-cell table:style-name="ce3" office:value-type="string" calcext:value-type="string">
            <text:p>Crypt @bzip2</text:p>
          </table:table-cell>
          <table:table-cell table:formula="of:=['Média Ponderada'.E3]" office:value-type="float" office:value="1.60396860031901" calcext:value-type="float">
            <text:p>1,603968600319</text:p>
          </table:table-cell>
          <table:table-cell table:style-name="ce3" office:value-type="string" calcext:value-type="string">
            <text:p>dd@bzip2</text:p>
          </table:table-cell>
          <table:table-cell table:formula="of:=['Média Ponderada'.E6]" office:value-type="float" office:value="10.7609219175874" calcext:value-type="float">
            <text:p>10,7609219175874</text:p>
          </table:table-cell>
          <table:table-cell table:style-name="ce3" office:value-type="string" calcext:value-type="string">
            <text:p>Grep@bzip2</text:p>
          </table:table-cell>
          <table:table-cell table:formula="of:=['Média Ponderada'.E7]" office:value-type="float" office:value="0.0511367761003851" calcext:value-type="float">
            <text:p>0,0511367761004</text:p>
          </table:table-cell>
          <table:table-cell table:style-name="ce3" office:value-type="string" calcext:value-type="string">
            <text:p>Gzip@bzip2</text:p>
          </table:table-cell>
          <table:table-cell table:formula="of:=['Média Ponderada'.E8]" office:value-type="float" office:value="2.11502502673881" calcext:value-type="float">
            <text:p>2,115025026738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11"/>
        </table:table-row>
        <table:table-row table:style-name="ro1">
          <table:table-cell table:style-name="ce3" office:value-type="string" calcext:value-type="string">
            <text:p>Bzip2 @crypt</text:p>
          </table:table-cell>
          <table:table-cell table:style-name="ce4" table:formula="of:=['Média Ponderada'.E9]" office:value-type="float" office:value="6.49240571667008" calcext:value-type="float">
            <text:p>6,4924057166701</text:p>
          </table:table-cell>
          <table:table-cell table:style-name="ce3" office:value-type="string" calcext:value-type="string">
            <text:p>Cat @ crypt</text:p>
          </table:table-cell>
          <table:table-cell table:style-name="ce4" table:formula="of:=['Média Ponderada'.E11]" office:value-type="float" office:value="3.49537087689484" calcext:value-type="float">
            <text:p>3,4953708768948</text:p>
          </table:table-cell>
          <table:table-cell table:style-name="ce3" office:value-type="string" calcext:value-type="string">
            <text:p>cp @ crypt</text:p>
          </table:table-cell>
          <table:table-cell table:style-name="ce4" table:formula="of:=['Média Ponderada'.E12]" office:value-type="float" office:value="0.601077009029414" calcext:value-type="float">
            <text:p>0,6010770090294</text:p>
          </table:table-cell>
          <table:table-cell table:style-name="ce3" office:value-type="string" calcext:value-type="string">
            <text:p>Crypt @crypt</text:p>
          </table:table-cell>
          <table:table-cell table:style-name="ce4" table:formula="of:=['Média Ponderada'.E10]" office:value-type="float" office:value="8.25985643195125" calcext:value-type="float">
            <text:p>8,2598564319513</text:p>
          </table:table-cell>
          <table:table-cell table:style-name="ce3" office:value-type="string" calcext:value-type="string">
            <text:p>dd @ crypt</text:p>
          </table:table-cell>
          <table:table-cell table:style-name="ce4" table:formula="of:=['Média Ponderada'.E13]" office:value-type="float" office:value="5.75955931829146" calcext:value-type="float">
            <text:p>5,7595593182915</text:p>
          </table:table-cell>
          <table:table-cell table:style-name="ce3" office:value-type="string" calcext:value-type="string">
            <text:p>Grep @ crypt</text:p>
          </table:table-cell>
          <table:table-cell table:style-name="ce4" table:formula="of:=['Média Ponderada'.E14]" office:value-type="float" office:value="2.98554649357312" calcext:value-type="float">
            <text:p>2,9855464935731</text:p>
          </table:table-cell>
          <table:table-cell table:style-name="ce3" office:value-type="string" calcext:value-type="string">
            <text:p>Gzip @ crypt</text:p>
          </table:table-cell>
          <table:table-cell table:style-name="ce4" table:formula="of:=['Média Ponderada'.E15]" office:value-type="float" office:value="11.2814861141711" calcext:value-type="float">
            <text:p>11,281486114171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111"/>
        </table:table-row>
        <table:table-row table:style-name="ro1">
          <table:table-cell table:style-name="ce3" office:value-type="string" calcext:value-type="string">
            <text:p>Bzip2 @ cat</text:p>
          </table:table-cell>
          <table:table-cell table:style-name="ce4" table:formula="of:=['Média Ponderada'.E16]" office:value-type="float" office:value="1.00932944551356" calcext:value-type="float">
            <text:p>1,0093294455136</text:p>
          </table:table-cell>
          <table:table-cell table:style-name="ce3" office:value-type="string" calcext:value-type="string">
            <text:p>Cat @ cat</text:p>
          </table:table-cell>
          <table:table-cell table:style-name="ce4" table:formula="of:=['Média Ponderada'.E18]" office:value-type="float" office:value="4.48160196467195" calcext:value-type="float">
            <text:p>4,481601964672</text:p>
          </table:table-cell>
          <table:table-cell table:style-name="ce3" office:value-type="string" calcext:value-type="string">
            <text:p>cp @ cat</text:p>
          </table:table-cell>
          <table:table-cell table:style-name="ce4" table:formula="of:=['Média Ponderada'.E19]" office:value-type="float" office:value="0.115866541471584" calcext:value-type="float">
            <text:p>0,1158665414716</text:p>
          </table:table-cell>
          <table:table-cell table:style-name="ce3" office:value-type="string" calcext:value-type="string">
            <text:p>Crypt @ cat</text:p>
          </table:table-cell>
          <table:table-cell table:style-name="ce4" table:formula="of:=['Média Ponderada'.E17]" office:value-type="float" office:value="0.914616250206915" calcext:value-type="float">
            <text:p>0,9146162502069</text:p>
          </table:table-cell>
          <table:table-cell table:style-name="ce3" office:value-type="string" calcext:value-type="string">
            <text:p>dd @ cat</text:p>
          </table:table-cell>
          <table:table-cell table:style-name="ce4" table:formula="of:=['Média Ponderada'.E20]" office:value-type="float" office:value="6.81645731568769" calcext:value-type="float">
            <text:p>6,8164573156877</text:p>
          </table:table-cell>
          <table:table-cell table:style-name="ce3" office:value-type="string" calcext:value-type="string">
            <text:p>Grep @ cat</text:p>
          </table:table-cell>
          <table:table-cell table:style-name="ce4" table:formula="of:=['Média Ponderada'.E21]" office:value-type="float" office:value="1.39595856459888" calcext:value-type="float">
            <text:p>1,3959585645989</text:p>
          </table:table-cell>
          <table:table-cell table:style-name="ce3" office:value-type="string" calcext:value-type="string">
            <text:p>Gzip @ cat</text:p>
          </table:table-cell>
          <table:table-cell table:style-name="ce4" table:formula="of:=['Média Ponderada'.E22]" office:value-type="float" office:value="7.92492460067993" calcext:value-type="float">
            <text:p>7,924924600679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111"/>
        </table:table-row>
        <table:table-row table:style-name="ro1">
          <table:table-cell table:style-name="ce3" office:value-type="string" calcext:value-type="string">
            <text:p>Bzip2 @ cp</text:p>
          </table:table-cell>
          <table:table-cell table:style-name="ce4" table:formula="of:=['Média Ponderada'.E23]" office:value-type="float" office:value="1.65592766156516" calcext:value-type="float">
            <text:p>1,6559276615652</text:p>
          </table:table-cell>
          <table:table-cell table:style-name="ce3" office:value-type="string" calcext:value-type="string">
            <text:p>Cat @ cp</text:p>
          </table:table-cell>
          <table:table-cell table:style-name="ce4" table:formula="of:=['Média Ponderada'.E25]" office:value-type="float" office:value="5.96198962806742" calcext:value-type="float">
            <text:p>5,9619896280674</text:p>
          </table:table-cell>
          <table:table-cell table:style-name="ce3" office:value-type="string" calcext:value-type="string">
            <text:p>cp @ cp</text:p>
          </table:table-cell>
          <table:table-cell table:style-name="ce4" table:formula="of:=['Média Ponderada'.E26]" office:value-type="float" office:value="4.47671140050963" calcext:value-type="float">
            <text:p>4,4767114005096</text:p>
          </table:table-cell>
          <table:table-cell table:style-name="ce3" office:value-type="string" calcext:value-type="string">
            <text:p>Crypt @ cp</text:p>
          </table:table-cell>
          <table:table-cell table:style-name="ce4" table:formula="of:=['Média Ponderada'.E24]" office:value-type="float" office:value="6.57826666133375" calcext:value-type="float">
            <text:p>6,5782666613338</text:p>
          </table:table-cell>
          <table:table-cell table:style-name="ce3" office:value-type="string" calcext:value-type="string">
            <text:p>dd @ cp</text:p>
          </table:table-cell>
          <table:table-cell table:style-name="ce4" table:formula="of:=['Média Ponderada'.E27]" office:value-type="float" office:value="6.20840801477901" calcext:value-type="float">
            <text:p>6,208408014779</text:p>
          </table:table-cell>
          <table:table-cell table:style-name="ce3" office:value-type="string" calcext:value-type="string">
            <text:p>Grep @ cp</text:p>
          </table:table-cell>
          <table:table-cell table:style-name="ce4" table:formula="of:=['Média Ponderada'.E28]" office:value-type="float" office:value="3.48581267488963" calcext:value-type="float">
            <text:p>3,4858126748896</text:p>
          </table:table-cell>
          <table:table-cell table:style-name="ce3" office:value-type="string" calcext:value-type="string">
            <text:p>Gzip @ cp</text:p>
          </table:table-cell>
          <table:table-cell table:style-name="ce4" table:formula="of:=['Média Ponderada'.E29]" office:value-type="float" office:value="5.78586314292156" calcext:value-type="float">
            <text:p>5,785863142921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1"/>
        </table:table-row>
        <table:table-row table:style-name="ro1">
          <table:table-cell table:style-name="ce3" office:value-type="string" calcext:value-type="string">
            <text:p>Bzip2 @ dd</text:p>
          </table:table-cell>
          <table:table-cell table:style-name="ce4" table:formula="of:=['Média Ponderada'.E30]" office:value-type="float" office:value="10.5194846356033" calcext:value-type="float">
            <text:p>10,5194846356033</text:p>
          </table:table-cell>
          <table:table-cell table:style-name="ce3" office:value-type="string" calcext:value-type="string">
            <text:p>Cat@ dd</text:p>
          </table:table-cell>
          <table:table-cell table:style-name="ce4" table:formula="of:=['Média Ponderada'.E32]" office:value-type="float" office:value="28.8383361691441" calcext:value-type="float">
            <text:p>28,8383361691441</text:p>
          </table:table-cell>
          <table:table-cell table:style-name="ce3" office:value-type="string" calcext:value-type="string">
            <text:p>cp @ dd</text:p>
          </table:table-cell>
          <table:table-cell table:style-name="ce4" table:formula="of:=['Média Ponderada'.E33]" office:value-type="float" office:value="31.3397139313379" calcext:value-type="float">
            <text:p>31,3397139313379</text:p>
          </table:table-cell>
          <table:table-cell table:style-name="ce3" office:value-type="string" calcext:value-type="string">
            <text:p>Crypt @ dd</text:p>
          </table:table-cell>
          <table:table-cell table:style-name="ce4" table:formula="of:=['Média Ponderada'.E31]" office:value-type="float" office:value="30.4343069167054" calcext:value-type="float">
            <text:p>30,4343069167054</text:p>
          </table:table-cell>
          <table:table-cell table:style-name="ce3" office:value-type="string" calcext:value-type="string">
            <text:p>dd <text:s/>@ dd</text:p>
          </table:table-cell>
          <table:table-cell table:style-name="ce4" table:formula="of:=['Média Ponderada'.E34]" office:value-type="float" office:value="65.1098034073604" calcext:value-type="float">
            <text:p>65,1098034073604</text:p>
          </table:table-cell>
          <table:table-cell table:style-name="ce3" office:value-type="string" calcext:value-type="string">
            <text:p>Grep @ dd</text:p>
          </table:table-cell>
          <table:table-cell table:style-name="ce4" table:formula="of:=['Média Ponderada'.E35]" office:value-type="float" office:value="41.0207433538191" calcext:value-type="float">
            <text:p>41,0207433538191</text:p>
          </table:table-cell>
          <table:table-cell table:style-name="ce3" office:value-type="string" calcext:value-type="string">
            <text:p>Gzip@ dd</text:p>
          </table:table-cell>
          <table:table-cell table:style-name="ce4" table:formula="of:=['Média Ponderada'.E36]" office:value-type="float" office:value="41.7022828080319" calcext:value-type="float">
            <text:p>41,702282808031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111"/>
        </table:table-row>
        <table:table-row table:style-name="ro1">
          <table:table-cell table:style-name="ce3" office:value-type="string" calcext:value-type="string">
            <text:p>Bzip2 @ grep</text:p>
          </table:table-cell>
          <table:table-cell table:style-name="ce4" table:formula="of:=['Média Ponderada'.E37]" office:value-type="float" office:value="13.478752644665" calcext:value-type="float">
            <text:p>13,478752644665</text:p>
          </table:table-cell>
          <table:table-cell table:style-name="ce3" office:value-type="string" calcext:value-type="string">
            <text:p>Cat@ grep</text:p>
          </table:table-cell>
          <table:table-cell table:style-name="ce4" table:formula="of:=['Média Ponderada'.E39]" office:value-type="float" office:value="4.57683330241328" calcext:value-type="float">
            <text:p>4,5768333024133</text:p>
          </table:table-cell>
          <table:table-cell table:style-name="ce3" office:value-type="string" calcext:value-type="string">
            <text:p>cp@ grep</text:p>
          </table:table-cell>
          <table:table-cell table:style-name="ce4" table:formula="of:=['Média Ponderada'.E40]" office:value-type="float" office:value="2.01045163658996" calcext:value-type="float">
            <text:p>2,01045163659</text:p>
          </table:table-cell>
          <table:table-cell table:style-name="ce3" office:value-type="string" calcext:value-type="string">
            <text:p>Crypt@ grep</text:p>
          </table:table-cell>
          <table:table-cell table:style-name="ce4" table:formula="of:=['Média Ponderada'.E38]" office:value-type="float" office:value="41.5400560712771" calcext:value-type="float">
            <text:p>41,5400560712771</text:p>
          </table:table-cell>
          <table:table-cell table:style-name="ce3" office:value-type="string" calcext:value-type="string">
            <text:p>dd @ grep</text:p>
          </table:table-cell>
          <table:table-cell table:style-name="ce4" table:formula="of:=['Média Ponderada'.E41]" office:value-type="float" office:value="6.88460075756084" calcext:value-type="float">
            <text:p>6,8846007575608</text:p>
          </table:table-cell>
          <table:table-cell table:style-name="ce3" office:value-type="string" calcext:value-type="string">
            <text:p>Grep@ grep</text:p>
          </table:table-cell>
          <table:table-cell table:style-name="ce4" table:formula="of:=['Média Ponderada'.E42]" office:value-type="float" office:value="0.339528846750008" calcext:value-type="float">
            <text:p>0,33952884675</text:p>
          </table:table-cell>
          <table:table-cell table:style-name="ce3" office:value-type="string" calcext:value-type="string">
            <text:p>Gzip@ grep</text:p>
          </table:table-cell>
          <table:table-cell table:style-name="ce4" table:formula="of:=['Média Ponderada'.E43]" office:value-type="float" office:value="9.99170310018898" calcext:value-type="float">
            <text:p>9,99170310018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111"/>
        </table:table-row>
        <table:table-row table:style-name="ro1">
          <table:table-cell table:style-name="ce3" office:value-type="string" calcext:value-type="string">
            <text:p>Bzip2 @gzip</text:p>
          </table:table-cell>
          <table:table-cell table:style-name="ce4" table:formula="of:=['Média Ponderada'.E44]" office:value-type="float" office:value="1.17416049966492" calcext:value-type="float">
            <text:p>1,1741604996649</text:p>
          </table:table-cell>
          <table:table-cell table:style-name="ce3" office:value-type="string" calcext:value-type="string">
            <text:p>Cat@gzip</text:p>
          </table:table-cell>
          <table:table-cell table:style-name="ce4" table:formula="of:=['Média Ponderada'.E46]" office:value-type="float" office:value="61.9355865919218" calcext:value-type="float">
            <text:p>61,9355865919218</text:p>
          </table:table-cell>
          <table:table-cell table:style-name="ce3" office:value-type="string" calcext:value-type="string">
            <text:p>cp@gzip</text:p>
          </table:table-cell>
          <table:table-cell table:style-name="ce4" table:formula="of:=['Média Ponderada'.E47]" office:value-type="float" office:value="20.0825943745067" calcext:value-type="float">
            <text:p>20,0825943745067</text:p>
          </table:table-cell>
          <table:table-cell table:style-name="ce3" office:value-type="string" calcext:value-type="string">
            <text:p>Crypt@gzip</text:p>
          </table:table-cell>
          <table:table-cell table:style-name="ce4" table:formula="of:=['Média Ponderada'.E45]" office:value-type="float" office:value="0.344165217713874" calcext:value-type="float">
            <text:p>0,3441652177139</text:p>
          </table:table-cell>
          <table:table-cell table:style-name="ce3" office:value-type="string" calcext:value-type="string">
            <text:p>dd @ gzip</text:p>
          </table:table-cell>
          <table:table-cell table:style-name="ce4" table:formula="of:=['Média Ponderada'.E48]" office:value-type="float" office:value="2.35095291095345" calcext:value-type="float">
            <text:p>2,3509529109535</text:p>
          </table:table-cell>
          <table:table-cell table:style-name="ce3" office:value-type="string" calcext:value-type="string">
            <text:p>Grep @ gzip</text:p>
          </table:table-cell>
          <table:table-cell table:style-name="ce4" table:formula="of:=['Média Ponderada'.E49]" office:value-type="float" office:value="0.733015026470258" calcext:value-type="float">
            <text:p>0,7330150264703</text:p>
          </table:table-cell>
          <table:table-cell table:style-name="ce3" office:value-type="string" calcext:value-type="string">
            <text:p>Gzip @ gzip</text:p>
          </table:table-cell>
          <table:table-cell table:style-name="ce4" table:formula="of:=['Média Ponderada'.E50]" office:value-type="float" office:value="1.08884441722147" calcext:value-type="float">
            <text:p>1,088844417221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111"/>
        </table:table-row>
        <table:table-row table:style-name="ro1">
          <table:table-cell table:style-name="ce3" office:value-type="string" calcext:value-type="string">
            <text:p>Crypt @bzip2</text:p>
          </table:table-cell>
          <table:table-cell table:style-name="ce4" table:formula="of:=['Média Ponderada'.E3]" office:value-type="float" office:value="1.60396860031901" calcext:value-type="float">
            <text:p>1,603968600319</text:p>
          </table:table-cell>
          <table:table-cell table:style-name="ce3" office:value-type="string" calcext:value-type="string">
            <text:p>Bzip2 @ cat</text:p>
          </table:table-cell>
          <table:table-cell table:style-name="ce4" table:formula="of:=['Média Ponderada'.E16]" office:value-type="float" office:value="1.00932944551356" calcext:value-type="float">
            <text:p>1,0093294455136</text:p>
          </table:table-cell>
          <table:table-cell table:style-name="ce3" office:value-type="string" calcext:value-type="string">
            <text:p>Bzip2 @ cp</text:p>
          </table:table-cell>
          <table:table-cell table:style-name="ce4" table:formula="of:=['Média Ponderada'.E23]" office:value-type="float" office:value="1.65592766156516" calcext:value-type="float">
            <text:p>1,6559276615652</text:p>
          </table:table-cell>
          <table:table-cell table:style-name="ce3" office:value-type="string" calcext:value-type="string">
            <text:p>Bzip2 @crypt</text:p>
          </table:table-cell>
          <table:table-cell table:style-name="ce4" table:formula="of:=['Média Ponderada'.E9]" office:value-type="float" office:value="6.49240571667008" calcext:value-type="float">
            <text:p>6,4924057166701</text:p>
          </table:table-cell>
          <table:table-cell table:style-name="ce3" office:value-type="string" calcext:value-type="string">
            <text:p>Bzip2 @ dd</text:p>
          </table:table-cell>
          <table:table-cell table:style-name="ce4" table:formula="of:=['Média Ponderada'.E30]" office:value-type="float" office:value="10.5194846356033" calcext:value-type="float">
            <text:p>10,5194846356033</text:p>
          </table:table-cell>
          <table:table-cell table:style-name="ce3" office:value-type="string" calcext:value-type="string">
            <text:p>Bzip2 @ grep</text:p>
          </table:table-cell>
          <table:table-cell table:style-name="ce4" table:formula="of:=['Média Ponderada'.E37]" office:value-type="float" office:value="13.478752644665" calcext:value-type="float">
            <text:p>13,478752644665</text:p>
          </table:table-cell>
          <table:table-cell table:style-name="ce3" office:value-type="string" calcext:value-type="string">
            <text:p>Bzip2 @gzip</text:p>
          </table:table-cell>
          <table:table-cell table:style-name="ce4" table:formula="of:=['Média Ponderada'.E44]" office:value-type="float" office:value="1.17416049966492" calcext:value-type="float">
            <text:p>1,1741604996649</text:p>
          </table:table-cell>
          <table:table-cell/>
          <table:table-cell table:formula="of:=MEDIAN([.P3:.P9])" office:value-type="float" office:value="4" calcext:value-type="float">
            <text:p>4</text:p>
          </table:table-cell>
          <table:table-cell table:number-columns-repeated="112"/>
        </table:table-row>
        <table:table-row table:style-name="ro1">
          <table:table-cell table:style-name="ce3" office:value-type="string" calcext:value-type="string">
            <text:p>Cat@bzip2</text:p>
          </table:table-cell>
          <table:table-cell table:style-name="ce4" table:formula="of:=['Média Ponderada'.E4]" office:value-type="float" office:value="5.24982918751748" calcext:value-type="float">
            <text:p>5,2498291875175</text:p>
          </table:table-cell>
          <table:table-cell table:style-name="ce3" office:value-type="string" calcext:value-type="string">
            <text:p>Crypt @ cat</text:p>
          </table:table-cell>
          <table:table-cell table:style-name="ce4" table:formula="of:=['Média Ponderada'.E17]" office:value-type="float" office:value="0.914616250206915" calcext:value-type="float">
            <text:p>0,9146162502069</text:p>
          </table:table-cell>
          <table:table-cell table:style-name="ce3" office:value-type="string" calcext:value-type="string">
            <text:p>Crypt @ cp</text:p>
          </table:table-cell>
          <table:table-cell table:style-name="ce4" table:formula="of:=['Média Ponderada'.E24]" office:value-type="float" office:value="6.57826666133375" calcext:value-type="float">
            <text:p>6,5782666613338</text:p>
          </table:table-cell>
          <table:table-cell table:style-name="ce3" office:value-type="string" calcext:value-type="string">
            <text:p>Cat @ crypt</text:p>
          </table:table-cell>
          <table:table-cell table:style-name="ce4" table:formula="of:=['Média Ponderada'.E11]" office:value-type="float" office:value="3.49537087689484" calcext:value-type="float">
            <text:p>3,4953708768948</text:p>
          </table:table-cell>
          <table:table-cell table:style-name="ce3" office:value-type="string" calcext:value-type="string">
            <text:p>Crypt @ dd</text:p>
          </table:table-cell>
          <table:table-cell table:style-name="ce4" table:formula="of:=['Média Ponderada'.E31]" office:value-type="float" office:value="30.4343069167054" calcext:value-type="float">
            <text:p>30,4343069167054</text:p>
          </table:table-cell>
          <table:table-cell table:style-name="ce3" office:value-type="string" calcext:value-type="string">
            <text:p>Crypt@ grep</text:p>
          </table:table-cell>
          <table:table-cell table:style-name="ce4" table:formula="of:=['Média Ponderada'.E38]" office:value-type="float" office:value="41.5400560712771" calcext:value-type="float">
            <text:p>41,5400560712771</text:p>
          </table:table-cell>
          <table:table-cell table:style-name="ce3" office:value-type="string" calcext:value-type="string">
            <text:p>Crypt@gzip</text:p>
          </table:table-cell>
          <table:table-cell table:style-name="ce4" table:formula="of:=['Média Ponderada'.E45]" office:value-type="float" office:value="0.344165217713874" calcext:value-type="float">
            <text:p>0,3441652177139</text:p>
          </table:table-cell>
          <table:table-cell table:number-columns-repeated="114"/>
        </table:table-row>
        <table:table-row table:style-name="ro1">
          <table:table-cell table:style-name="ce3" office:value-type="string" calcext:value-type="string">
            <text:p>cp@bzip2</text:p>
          </table:table-cell>
          <table:table-cell table:style-name="ce4" table:formula="of:=['Média Ponderada'.E5]" office:value-type="float" office:value="9.94543397821755" calcext:value-type="float">
            <text:p>9,9454339782176</text:p>
          </table:table-cell>
          <table:table-cell table:style-name="ce3" office:value-type="string" calcext:value-type="string">
            <text:p>cp @ cat</text:p>
          </table:table-cell>
          <table:table-cell table:style-name="ce4" table:formula="of:=['Média Ponderada'.E19]" office:value-type="float" office:value="0.115866541471584" calcext:value-type="float">
            <text:p>0,1158665414716</text:p>
          </table:table-cell>
          <table:table-cell table:style-name="ce3" office:value-type="string" calcext:value-type="string">
            <text:p>Cat @ cp</text:p>
          </table:table-cell>
          <table:table-cell table:style-name="ce4" table:formula="of:=['Média Ponderada'.E25]" office:value-type="float" office:value="5.96198962806742" calcext:value-type="float">
            <text:p>5,9619896280674</text:p>
          </table:table-cell>
          <table:table-cell table:style-name="ce3" office:value-type="string" calcext:value-type="string">
            <text:p>cp @ crypt</text:p>
          </table:table-cell>
          <table:table-cell table:style-name="ce4" table:formula="of:=['Média Ponderada'.E12]" office:value-type="float" office:value="0.601077009029414" calcext:value-type="float">
            <text:p>0,6010770090294</text:p>
          </table:table-cell>
          <table:table-cell table:style-name="ce3" office:value-type="string" calcext:value-type="string">
            <text:p>Cat@ dd</text:p>
          </table:table-cell>
          <table:table-cell table:style-name="ce4" table:formula="of:=['Média Ponderada'.E32]" office:value-type="float" office:value="28.8383361691441" calcext:value-type="float">
            <text:p>28,8383361691441</text:p>
          </table:table-cell>
          <table:table-cell table:style-name="ce3" office:value-type="string" calcext:value-type="string">
            <text:p>Cat@ grep</text:p>
          </table:table-cell>
          <table:table-cell table:style-name="ce4" table:formula="of:=['Média Ponderada'.E39]" office:value-type="float" office:value="4.57683330241328" calcext:value-type="float">
            <text:p>4,5768333024133</text:p>
          </table:table-cell>
          <table:table-cell table:style-name="ce3" office:value-type="string" calcext:value-type="string">
            <text:p>Cat@gzip</text:p>
          </table:table-cell>
          <table:table-cell table:style-name="ce4" table:formula="of:=['Média Ponderada'.E46]" office:value-type="float" office:value="61.9355865919218" calcext:value-type="float">
            <text:p>61,9355865919218</text:p>
          </table:table-cell>
          <table:table-cell table:number-columns-repeated="114"/>
        </table:table-row>
        <table:table-row table:style-name="ro1">
          <table:table-cell table:style-name="ce3" office:value-type="string" calcext:value-type="string">
            <text:p>dd@bzip2</text:p>
          </table:table-cell>
          <table:table-cell table:style-name="ce4" table:formula="of:=['Média Ponderada'.E6]" office:value-type="float" office:value="10.7609219175874" calcext:value-type="float">
            <text:p>10,7609219175874</text:p>
          </table:table-cell>
          <table:table-cell table:style-name="ce3" office:value-type="string" calcext:value-type="string">
            <text:p>dd @ cat</text:p>
          </table:table-cell>
          <table:table-cell table:style-name="ce4" table:formula="of:=['Média Ponderada'.E20]" office:value-type="float" office:value="6.81645731568769" calcext:value-type="float">
            <text:p>6,8164573156877</text:p>
          </table:table-cell>
          <table:table-cell table:style-name="ce3" office:value-type="string" calcext:value-type="string">
            <text:p>dd @ cp</text:p>
          </table:table-cell>
          <table:table-cell table:style-name="ce4" table:formula="of:=['Média Ponderada'.E27]" office:value-type="float" office:value="6.20840801477901" calcext:value-type="float">
            <text:p>6,208408014779</text:p>
          </table:table-cell>
          <table:table-cell table:style-name="ce3" office:value-type="string" calcext:value-type="string">
            <text:p>dd @ crypt</text:p>
          </table:table-cell>
          <table:table-cell table:style-name="ce4" table:formula="of:=['Média Ponderada'.E13]" office:value-type="float" office:value="5.75955931829146" calcext:value-type="float">
            <text:p>5,7595593182915</text:p>
          </table:table-cell>
          <table:table-cell table:style-name="ce3" office:value-type="string" calcext:value-type="string">
            <text:p>cp @ dd</text:p>
          </table:table-cell>
          <table:table-cell table:style-name="ce4" table:formula="of:=['Média Ponderada'.E33]" office:value-type="float" office:value="31.3397139313379" calcext:value-type="float">
            <text:p>31,3397139313379</text:p>
          </table:table-cell>
          <table:table-cell table:style-name="ce3" office:value-type="string" calcext:value-type="string">
            <text:p>cp@ grep</text:p>
          </table:table-cell>
          <table:table-cell table:style-name="ce4" table:formula="of:=['Média Ponderada'.E40]" office:value-type="float" office:value="2.01045163658996" calcext:value-type="float">
            <text:p>2,01045163659</text:p>
          </table:table-cell>
          <table:table-cell table:style-name="ce3" office:value-type="string" calcext:value-type="string">
            <text:p>cp@gzip</text:p>
          </table:table-cell>
          <table:table-cell table:style-name="ce4" table:formula="of:=['Média Ponderada'.E47]" office:value-type="float" office:value="20.0825943745067" calcext:value-type="float">
            <text:p>20,0825943745067</text:p>
          </table:table-cell>
          <table:table-cell table:number-columns-repeated="114"/>
        </table:table-row>
        <table:table-row table:style-name="ro1">
          <table:table-cell table:style-name="ce3" office:value-type="string" calcext:value-type="string">
            <text:p>Grep@bzip2</text:p>
          </table:table-cell>
          <table:table-cell table:style-name="ce4" table:formula="of:=['Média Ponderada'.E7]" office:value-type="float" office:value="0.0511367761003851" calcext:value-type="float">
            <text:p>0,0511367761004</text:p>
          </table:table-cell>
          <table:table-cell table:style-name="ce3" office:value-type="string" calcext:value-type="string">
            <text:p>Grep @ cat</text:p>
          </table:table-cell>
          <table:table-cell table:style-name="ce4" table:formula="of:=['Média Ponderada'.E21]" office:value-type="float" office:value="1.39595856459888" calcext:value-type="float">
            <text:p>1,3959585645989</text:p>
          </table:table-cell>
          <table:table-cell table:style-name="ce3" office:value-type="string" calcext:value-type="string">
            <text:p>Grep @ cp</text:p>
          </table:table-cell>
          <table:table-cell table:style-name="ce4" table:formula="of:=['Média Ponderada'.E28]" office:value-type="float" office:value="3.48581267488963" calcext:value-type="float">
            <text:p>3,4858126748896</text:p>
          </table:table-cell>
          <table:table-cell table:style-name="ce3" office:value-type="string" calcext:value-type="string">
            <text:p>Grep @ crypt</text:p>
          </table:table-cell>
          <table:table-cell table:style-name="ce4" table:formula="of:=['Média Ponderada'.E14]" office:value-type="float" office:value="2.98554649357312" calcext:value-type="float">
            <text:p>2,9855464935731</text:p>
          </table:table-cell>
          <table:table-cell table:style-name="ce3" office:value-type="string" calcext:value-type="string">
            <text:p>Grep @ dd</text:p>
          </table:table-cell>
          <table:table-cell table:style-name="ce4" table:formula="of:=['Média Ponderada'.E35]" office:value-type="float" office:value="41.0207433538191" calcext:value-type="float">
            <text:p>41,0207433538191</text:p>
          </table:table-cell>
          <table:table-cell table:style-name="ce3" office:value-type="string" calcext:value-type="string">
            <text:p>dd @ grep</text:p>
          </table:table-cell>
          <table:table-cell table:style-name="ce4" table:formula="of:=['Média Ponderada'.E42]" office:value-type="float" office:value="0.339528846750008" calcext:value-type="float">
            <text:p>0,33952884675</text:p>
          </table:table-cell>
          <table:table-cell table:style-name="ce3" office:value-type="string" calcext:value-type="string">
            <text:p>dd @ gzip</text:p>
          </table:table-cell>
          <table:table-cell table:style-name="ce4" table:formula="of:=['Média Ponderada'.E48]" office:value-type="float" office:value="2.35095291095345" calcext:value-type="float">
            <text:p>2,3509529109535</text:p>
          </table:table-cell>
          <table:table-cell table:number-columns-repeated="114"/>
        </table:table-row>
        <table:table-row table:style-name="ro1">
          <table:table-cell table:style-name="ce3" office:value-type="string" calcext:value-type="string">
            <text:p>Gzip@bzip2</text:p>
          </table:table-cell>
          <table:table-cell table:style-name="ce4" table:formula="of:=['Média Ponderada'.E8]" office:value-type="float" office:value="2.11502502673881" calcext:value-type="float">
            <text:p>2,1150250267388</text:p>
          </table:table-cell>
          <table:table-cell table:style-name="ce3" office:value-type="string" calcext:value-type="string">
            <text:p>Gzip @ cat</text:p>
          </table:table-cell>
          <table:table-cell table:style-name="ce4" table:formula="of:=['Média Ponderada'.E22]" office:value-type="float" office:value="7.92492460067993" calcext:value-type="float">
            <text:p>7,9249246006799</text:p>
          </table:table-cell>
          <table:table-cell table:style-name="ce3" office:value-type="string" calcext:value-type="string">
            <text:p>Gzip @ cp</text:p>
          </table:table-cell>
          <table:table-cell table:style-name="ce4" table:formula="of:=['Média Ponderada'.E29]" office:value-type="float" office:value="5.78586314292156" calcext:value-type="float">
            <text:p>5,7858631429216</text:p>
          </table:table-cell>
          <table:table-cell table:style-name="ce3" office:value-type="string" calcext:value-type="string">
            <text:p>Gzip @ crypt</text:p>
          </table:table-cell>
          <table:table-cell table:style-name="ce4" table:formula="of:=['Média Ponderada'.E15]" office:value-type="float" office:value="11.2814861141711" calcext:value-type="float">
            <text:p>11,2814861141711</text:p>
          </table:table-cell>
          <table:table-cell table:style-name="ce3" office:value-type="string" calcext:value-type="string">
            <text:p>Gzip@ dd</text:p>
          </table:table-cell>
          <table:table-cell table:style-name="ce4" table:formula="of:=['Média Ponderada'.E36]" office:value-type="float" office:value="41.7022828080319" calcext:value-type="float">
            <text:p>41,7022828080319</text:p>
          </table:table-cell>
          <table:table-cell table:style-name="ce3" office:value-type="string" calcext:value-type="string">
            <text:p>Gzip@ grep</text:p>
          </table:table-cell>
          <table:table-cell table:style-name="ce4" table:formula="of:=['Média Ponderada'.E43]" office:value-type="float" office:value="9.99170310018898" calcext:value-type="float">
            <text:p>9,991703100189</text:p>
          </table:table-cell>
          <table:table-cell table:style-name="ce3" office:value-type="string" calcext:value-type="string">
            <text:p>Grep @ gzip</text:p>
          </table:table-cell>
          <table:table-cell table:style-name="ce4" table:formula="of:=['Média Ponderada'.E49]" office:value-type="float" office:value="0.733015026470258" calcext:value-type="float">
            <text:p>0,7330150264703</text:p>
          </table:table-cell>
          <table:table-cell table:number-columns-repeated="114"/>
        </table:table-row>
        <table:table-row table:style-name="ro1">
          <table:table-cell table:style-name="ce3"/>
          <table:table-cell table:style-name="ce4"/>
          <table:table-cell table:style-name="ce3"/>
          <table:table-cell table:style-name="ce4"/>
          <table:table-cell table:number-columns-repeated="124"/>
        </table:table-row>
        <table:table-row table:style-name="ro1">
          <table:table-cell table:style-name="ce3" office:value-type="string" calcext:value-type="string">
            <text:p>Média</text:p>
          </table:table-cell>
          <table:table-cell table:style-name="ce4" table:formula="of:=AVERAGE([.B3:.B15])" office:value-type="float" office:value="5.05191075166263" calcext:value-type="float">
            <text:p>5,0519107516626</text:p>
          </table:table-cell>
          <table:table-cell table:style-name="ce3"/>
          <table:table-cell table:style-name="ce4" table:formula="of:=AVERAGE([.D3:.D15])" office:value-type="float" office:value="10.20897695683" calcext:value-type="float">
            <text:p>10,20897695683</text:p>
          </table:table-cell>
          <table:table-cell/>
          <table:table-cell table:style-name="ce4" table:formula="of:=AVERAGE([.F3:.F15])" office:value-type="float" office:value="7.55754743501686" calcext:value-type="float">
            <text:p>7,5575474350169</text:p>
          </table:table-cell>
          <table:table-cell/>
          <table:table-cell table:style-name="ce4" table:formula="of:=AVERAGE([.H3:.H15])" office:value-type="float" office:value="9.25312935985672" calcext:value-type="float">
            <text:p>9,2531293598567</text:p>
          </table:table-cell>
          <table:table-cell/>
          <table:table-cell table:style-name="ce4" table:formula="of:=AVERAGE([.J3:.J15])" office:value-type="float" office:value="22.1342747274509" calcext:value-type="float">
            <text:p>22,1342747274509</text:p>
          </table:table-cell>
          <table:table-cell/>
          <table:table-cell table:style-name="ce4" table:formula="of:=AVERAGE([.L3:.L15])" office:value-type="float" office:value="9.38069748754505" calcext:value-type="float">
            <text:p>9,3806974875451</text:p>
          </table:table-cell>
          <table:table-cell/>
          <table:table-cell table:style-name="ce4" table:formula="of:=AVERAGE([.N3:.N15])" office:value-type="float" office:value="12.8085079870142" calcext:value-type="float">
            <text:p>12,8085079870142</text:p>
          </table:table-cell>
          <table:table-cell table:number-columns-repeated="114"/>
        </table:table-row>
        <table:table-row table:style-name="ro1">
          <table:table-cell table:style-name="ce3" office:value-type="string" calcext:value-type="string">
            <text:p>Maior</text:p>
          </table:table-cell>
          <table:table-cell table:style-name="ce4" table:formula="of:=MAX([.B3:.B15])" office:value-type="float" office:value="13.478752644665" calcext:value-type="float">
            <text:p>13,478752644665</text:p>
          </table:table-cell>
          <table:table-cell table:style-name="ce3"/>
          <table:table-cell table:style-name="ce4" table:formula="of:=MAX([.D3:.D15])" office:value-type="float" office:value="61.9355865919218" calcext:value-type="float">
            <text:p>61,9355865919218</text:p>
          </table:table-cell>
          <table:table-cell/>
          <table:table-cell table:style-name="ce4" table:formula="of:=MAX([.F3:.F15])" office:value-type="float" office:value="31.3397139313379" calcext:value-type="float">
            <text:p>31,3397139313379</text:p>
          </table:table-cell>
          <table:table-cell/>
          <table:table-cell table:style-name="ce4" table:formula="of:=MAX([.H3:.H15])" office:value-type="float" office:value="41.5400560712771" calcext:value-type="float">
            <text:p>41,5400560712771</text:p>
          </table:table-cell>
          <table:table-cell/>
          <table:table-cell table:style-name="ce4" table:formula="of:=MAX([.J3:.J15])" office:value-type="float" office:value="65.1098034073604" calcext:value-type="float">
            <text:p>65,1098034073604</text:p>
          </table:table-cell>
          <table:table-cell/>
          <table:table-cell table:style-name="ce4" table:formula="of:=MAX([.L3:.L15])" office:value-type="float" office:value="41.5400560712771" calcext:value-type="float">
            <text:p>41,5400560712771</text:p>
          </table:table-cell>
          <table:table-cell/>
          <table:table-cell table:style-name="ce4" table:formula="of:=MAX([.N3:.N15])" office:value-type="float" office:value="61.9355865919218" calcext:value-type="float">
            <text:p>61,9355865919218</text:p>
          </table:table-cell>
          <table:table-cell table:number-columns-repeated="114"/>
        </table:table-row>
        <table:table-row table:style-name="ro1">
          <table:table-cell table:style-name="ce3" office:value-type="string" calcext:value-type="string">
            <text:p>Mediana</text:p>
          </table:table-cell>
          <table:table-cell table:style-name="ce26" table:formula="of:=MEDIAN([.B3:.B15])" office:value-type="float" office:value="2.11502502673881" calcext:value-type="float">
            <text:p>2,1150250267388</text:p>
          </table:table-cell>
          <table:table-cell table:style-name="ce3"/>
          <table:table-cell table:style-name="ce26" table:formula="of:=MEDIAN([.D3:.D15])" office:value-type="float" office:value="4.57683330241328" calcext:value-type="float">
            <text:p>4,5768333024133</text:p>
          </table:table-cell>
          <table:table-cell/>
          <table:table-cell table:style-name="ce26" table:formula="of:=MEDIAN([.F3:.F15])" office:value-type="float" office:value="5.78586314292156" calcext:value-type="float">
            <text:p>5,7858631429216</text:p>
          </table:table-cell>
          <table:table-cell/>
          <table:table-cell table:style-name="ce26" table:formula="of:=MEDIAN([.H3:.H15])" office:value-type="float" office:value="5.75955931829146" calcext:value-type="float">
            <text:p>5,7595593182915</text:p>
          </table:table-cell>
          <table:table-cell/>
          <table:table-cell table:style-name="ce26" table:formula="of:=MEDIAN([.J3:.J15])" office:value-type="float" office:value="10.7609219175874" calcext:value-type="float">
            <text:p>10,7609219175874</text:p>
          </table:table-cell>
          <table:table-cell/>
          <table:table-cell table:style-name="ce26" table:formula="of:=MEDIAN([.L3:.L15])" office:value-type="float" office:value="2.98554649357312" calcext:value-type="float">
            <text:p>2,9855464935731</text:p>
          </table:table-cell>
          <table:table-cell/>
          <table:table-cell table:style-name="ce26" table:formula="of:=MEDIAN([.N3:.N15])" office:value-type="float" office:value="5.78586314292156" calcext:value-type="float">
            <text:p>5,7858631429216</text:p>
          </table:table-cell>
          <table:table-cell table:number-columns-repeated="114"/>
        </table:table-row>
        <table:table-row table:style-name="ro1" table:number-rows-repeated="2">
          <table:table-cell table:style-name="ce3"/>
          <table:table-cell table:style-name="ce4"/>
          <table:table-cell table:style-name="ce3"/>
          <table:table-cell table:style-name="ce4"/>
          <table:table-cell table:number-columns-repeated="124"/>
        </table:table-row>
        <table:table-row table:style-name="ro1">
          <table:table-cell table:style-name="ce3"/>
          <table:table-cell table:style-name="ce4" office:value-type="string" calcext:value-type="string">
            <text:p>Média</text:p>
          </table:table-cell>
          <table:table-cell table:style-name="ce3" office:value-type="string" calcext:value-type="string">
            <text:p>Maior</text:p>
          </table:table-cell>
          <table:table-cell table:style-name="ce4" office:value-type="string" calcext:value-type="string">
            <text:p><text:s/>Mediana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Bzip</text:p>
          </table:table-cell>
          <table:table-cell table:style-name="ce4" table:formula="of:=[.B17]" office:value-type="float" office:value="5.05191075166263" calcext:value-type="float">
            <text:p>5,0519107516626</text:p>
          </table:table-cell>
          <table:table-cell table:style-name="ce4" table:formula="of:=[.B18]" office:value-type="float" office:value="13.478752644665" calcext:value-type="float">
            <text:p>13,478752644665</text:p>
          </table:table-cell>
          <table:table-cell table:style-name="ce4" table:formula="of:=[.B19]" office:value-type="float" office:value="2.11502502673881" calcext:value-type="float">
            <text:p>2,1150250267388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cat</text:p>
          </table:table-cell>
          <table:table-cell table:style-name="ce4" table:formula="of:=[.D17]" office:value-type="float" office:value="10.20897695683" calcext:value-type="float">
            <text:p>10,20897695683</text:p>
          </table:table-cell>
          <table:table-cell table:style-name="ce4" table:formula="of:=[.D18]" office:value-type="float" office:value="61.9355865919218" calcext:value-type="float">
            <text:p>61,9355865919218</text:p>
          </table:table-cell>
          <table:table-cell table:style-name="ce4" table:formula="of:=[.D19]" office:value-type="float" office:value="4.57683330241328" calcext:value-type="float">
            <text:p>4,5768333024133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cp</text:p>
          </table:table-cell>
          <table:table-cell table:style-name="ce4" table:formula="of:=[.F17]" office:value-type="float" office:value="7.55754743501686" calcext:value-type="float">
            <text:p>7,5575474350169</text:p>
          </table:table-cell>
          <table:table-cell table:style-name="ce4" table:formula="of:=[.F18]" office:value-type="float" office:value="31.3397139313379" calcext:value-type="float">
            <text:p>31,3397139313379</text:p>
          </table:table-cell>
          <table:table-cell table:style-name="ce4" table:formula="of:=[.F19]" office:value-type="float" office:value="5.78586314292156" calcext:value-type="float">
            <text:p>5,7858631429216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crypt</text:p>
          </table:table-cell>
          <table:table-cell table:style-name="ce4" table:formula="of:=[.H17]" office:value-type="float" office:value="9.25312935985672" calcext:value-type="float">
            <text:p>9,2531293598567</text:p>
          </table:table-cell>
          <table:table-cell table:style-name="ce4" table:formula="of:=[.H18]" office:value-type="float" office:value="41.5400560712771" calcext:value-type="float">
            <text:p>41,5400560712771</text:p>
          </table:table-cell>
          <table:table-cell table:style-name="ce4" table:formula="of:=[.H19]" office:value-type="float" office:value="5.75955931829146" calcext:value-type="float">
            <text:p>5,7595593182915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dd</text:p>
          </table:table-cell>
          <table:table-cell table:style-name="ce4" table:formula="of:=[.J17]" office:value-type="float" office:value="22.1342747274509" calcext:value-type="float">
            <text:p>22,1342747274509</text:p>
          </table:table-cell>
          <table:table-cell table:style-name="ce4" table:formula="of:=[.J18]" office:value-type="float" office:value="65.1098034073604" calcext:value-type="float">
            <text:p>65,1098034073604</text:p>
          </table:table-cell>
          <table:table-cell table:style-name="ce4" table:formula="of:=[.J19]" office:value-type="float" office:value="10.7609219175874" calcext:value-type="float">
            <text:p>10,7609219175874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Grep</text:p>
          </table:table-cell>
          <table:table-cell table:style-name="ce4" table:formula="of:=[.L17]" office:value-type="float" office:value="9.38069748754505" calcext:value-type="float">
            <text:p>9,3806974875451</text:p>
          </table:table-cell>
          <table:table-cell table:style-name="ce4" table:formula="of:=[.L18]" office:value-type="float" office:value="41.5400560712771" calcext:value-type="float">
            <text:p>41,5400560712771</text:p>
          </table:table-cell>
          <table:table-cell table:style-name="ce4" table:formula="of:=[.L19]" office:value-type="float" office:value="2.98554649357312" calcext:value-type="float">
            <text:p>2,9855464935731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gzip</text:p>
          </table:table-cell>
          <table:table-cell table:style-name="ce4" table:formula="of:=[.N17]" office:value-type="float" office:value="12.8085079870142" calcext:value-type="float">
            <text:p>12,8085079870142</text:p>
          </table:table-cell>
          <table:table-cell table:style-name="ce4" table:formula="of:=[.N18]" office:value-type="float" office:value="61.9355865919218" calcext:value-type="float">
            <text:p>61,9355865919218</text:p>
          </table:table-cell>
          <table:table-cell table:style-name="ce4" table:formula="of:=[.N19]" office:value-type="float" office:value="5.78586314292156" calcext:value-type="float">
            <text:p>5,7858631429216</text:p>
          </table:table-cell>
          <table:table-cell table:number-columns-repeated="124"/>
        </table:table-row>
        <table:table-row table:style-name="ro1">
          <table:table-cell/>
          <table:table-cell table:formula="of:=AVERAGE([.B23:.B29])" office:value-type="float" office:value="10.9135778150538" calcext:value-type="float">
            <text:p>10,9135778150538</text:p>
          </table:table-cell>
          <table:table-cell table:number-columns-repeated="126"/>
        </table:table-row>
        <table:table-row table:style-name="ro4" table:number-rows-repeated="97">
          <table:table-cell table:number-columns-repeated="128"/>
        </table:table-row>
        <table:table-row table:style-name="ro4">
          <table:table-cell table:number-columns-repeated="128"/>
        </table:table-row>
        <table:named-expressions>
          <table:named-expression table:name="Print_Area" table:base-cell-address="$'Média Erro'.$A$1" table:expression="#REF!"/>
          <table:named-expression table:name="Sheet_Title" table:base-cell-address="$'Média Erro'.$A$1" table:expression="&quot;Média Erro&quot;"/>
        </table:named-expressions>
      </table:table>
      <table:table table:name="Linear regression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2" draw:text-style-name="P1" svg:width="181.6mm" svg:height="102.15mm" svg:x="156.5mm" svg:y="10.03mm">
            <loext:p draw:notify-on-update-of-ranges="'Linear regression'.B1:'Linear regression'.B1 'Linear regression'.C1:'Linear regression'.C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ce5"/>
        <table:table-column table:style-name="co15" table:default-cell-style-name="ce5"/>
        <table:table-column table:style-name="co16" table:default-cell-style-name="ce5"/>
        <table:table-column table:style-name="co6" table:number-columns-repeated="123" table:default-cell-style-name="ce5"/>
        <table:table-row table:style-name="ro1">
          <table:table-cell table:style-name="ce4"/>
          <table:table-cell office:value-type="string" calcext:value-type="string">
            <text:p>Real</text:p>
          </table:table-cell>
          <table:table-cell office:value-type="string" calcext:value-type="string">
            <text:p>Predição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erro%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Bzip2 @bzip2</text:p>
          </table:table-cell>
          <table:table-cell office:value-type="float" office:value="0.8980366978" calcext:value-type="float">
            <text:p>0,8980366978</text:p>
          </table:table-cell>
          <table:table-cell office:value-type="float" office:value="0.9101495" calcext:value-type="float">
            <text:p>0,9101495</text:p>
          </table:table-cell>
          <table:table-cell table:formula="of:=SQRT(POWER(([.B2]-[.C2]);2))*100" office:value-type="float" office:value="1.21128021999999" calcext:value-type="float">
            <text:p>1,21128022</text:p>
          </table:table-cell>
          <table:table-cell table:formula="of:=[.D2]/[.B2]" office:value-type="float" office:value="1.34880926689006" calcext:value-type="float">
            <text:p>1,3488092668901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rypt @bzip2</text:p>
          </table:table-cell>
          <table:table-cell office:value-type="float" office:value="0.9645550603" calcext:value-type="float">
            <text:p>0,9645550603</text:p>
          </table:table-cell>
          <table:table-cell office:value-type="float" office:value="0.9261991" calcext:value-type="float">
            <text:p>0,9261991</text:p>
          </table:table-cell>
          <table:table-cell table:formula="of:=SQRT(POWER(([.B3]-[.C3]);2))*100" office:value-type="float" office:value="3.83559603000001" calcext:value-type="float">
            <text:p>3,83559603</text:p>
          </table:table-cell>
          <table:table-cell table:formula="of:=[.D3]/[.B3]" office:value-type="float" office:value="3.97654440671023" calcext:value-type="float">
            <text:p>3,9765444067102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at@bzip2</text:p>
          </table:table-cell>
          <table:table-cell office:value-type="float" office:value="0.7231122584" calcext:value-type="float">
            <text:p>0,7231122584</text:p>
          </table:table-cell>
          <table:table-cell office:value-type="float" office:value="0.6556127" calcext:value-type="float">
            <text:p>0,6556127</text:p>
          </table:table-cell>
          <table:table-cell table:formula="of:=SQRT(POWER(([.B4]-[.C4]);2))*100" office:value-type="float" office:value="6.74995584000001" calcext:value-type="float">
            <text:p>6,74995584</text:p>
          </table:table-cell>
          <table:table-cell table:formula="of:=[.D4]/[.B4]" office:value-type="float" office:value="9.33458914793583" calcext:value-type="float">
            <text:p>9,3345891479358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p@bzip2</text:p>
          </table:table-cell>
          <table:table-cell office:value-type="float" office:value="0.7194033891" calcext:value-type="float">
            <text:p>0,7194033891</text:p>
          </table:table-cell>
          <table:table-cell office:value-type="float" office:value="0.6490461" calcext:value-type="float">
            <text:p>0,6490461</text:p>
          </table:table-cell>
          <table:table-cell table:formula="of:=SQRT(POWER(([.B5]-[.C5]);2))*100" office:value-type="float" office:value="7.03572891000001" calcext:value-type="float">
            <text:p>7,03572891</text:p>
          </table:table-cell>
          <table:table-cell table:formula="of:=[.D5]/[.B5]" office:value-type="float" office:value="9.77994963132153" calcext:value-type="float">
            <text:p>9,7799496313215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dd@bzip2</text:p>
          </table:table-cell>
          <table:table-cell office:value-type="float" office:value="0.8679157345" calcext:value-type="float">
            <text:p>0,8679157345</text:p>
          </table:table-cell>
          <table:table-cell office:value-type="float" office:value="0.8507993" calcext:value-type="float">
            <text:p>0,8507993</text:p>
          </table:table-cell>
          <table:table-cell table:formula="of:=SQRT(POWER(([.B6]-[.C6]);2))*100" office:value-type="float" office:value="1.71164345000001" calcext:value-type="float">
            <text:p>1,71164345</text:p>
          </table:table-cell>
          <table:table-cell table:formula="of:=[.D6]/[.B6]" office:value-type="float" office:value="1.97213091313073" calcext:value-type="float">
            <text:p>1,9721309131307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rep@bzip2</text:p>
          </table:table-cell>
          <table:table-cell office:value-type="float" office:value="0.9872141705" calcext:value-type="float">
            <text:p>0,9872141705</text:p>
          </table:table-cell>
          <table:table-cell office:value-type="float" office:value="0.9030125" calcext:value-type="float">
            <text:p>0,9030125</text:p>
          </table:table-cell>
          <table:table-cell table:formula="of:=SQRT(POWER(([.B7]-[.C7]);2))*100" office:value-type="float" office:value="8.42016705000001" calcext:value-type="float">
            <text:p>8,42016705</text:p>
          </table:table-cell>
          <table:table-cell table:formula="of:=[.D7]/[.B7]" office:value-type="float" office:value="8.52922020531309" calcext:value-type="float">
            <text:p>8,5292202053131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zip@bzip2</text:p>
          </table:table-cell>
          <table:table-cell office:value-type="float" office:value="0.8858008895" calcext:value-type="float">
            <text:p>0,8858008895</text:p>
          </table:table-cell>
          <table:table-cell office:value-type="float" office:value="0.9450909" calcext:value-type="float">
            <text:p>0,9450909</text:p>
          </table:table-cell>
          <table:table-cell table:formula="of:=SQRT(POWER(([.B8]-[.C8]);2))*100" office:value-type="float" office:value="5.92900104999999" calcext:value-type="float">
            <text:p>5,92900105</text:p>
          </table:table-cell>
          <table:table-cell table:formula="of:=[.D8]/[.B8]" office:value-type="float" office:value="6.69337897520817" calcext:value-type="float">
            <text:p>6,6933789752082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Bzip2 @crypt</text:p>
          </table:table-cell>
          <table:table-cell office:value-type="float" office:value="0.8303644697" calcext:value-type="float">
            <text:p>0,8303644697</text:p>
          </table:table-cell>
          <table:table-cell office:value-type="float" office:value="0.8926786" calcext:value-type="float">
            <text:p>0,8926786</text:p>
          </table:table-cell>
          <table:table-cell table:formula="of:=SQRT(POWER(([.B9]-[.C9]);2))*100" office:value-type="float" office:value="6.23141303" calcext:value-type="float">
            <text:p>6,23141303</text:p>
          </table:table-cell>
          <table:table-cell table:formula="of:=[.D9]/[.B9]" office:value-type="float" office:value="7.50443119543798" calcext:value-type="float">
            <text:p>7,504431195438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rypt @crypt</text:p>
          </table:table-cell>
          <table:table-cell office:value-type="float" office:value="0.8908329752" calcext:value-type="float">
            <text:p>0,8908329752</text:p>
          </table:table-cell>
          <table:table-cell office:value-type="float" office:value="0.8703303" calcext:value-type="float">
            <text:p>0,8703303</text:p>
          </table:table-cell>
          <table:table-cell table:formula="of:=SQRT(POWER(([.B10]-[.C10]);2))*100" office:value-type="float" office:value="2.05026752" calcext:value-type="float">
            <text:p>2,05026752</text:p>
          </table:table-cell>
          <table:table-cell table:formula="of:=[.D10]/[.B10]" office:value-type="float" office:value="2.30151731814788" calcext:value-type="float">
            <text:p>2,3015173181479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at @ crypt</text:p>
          </table:table-cell>
          <table:table-cell office:value-type="float" office:value="0.6700573909" calcext:value-type="float">
            <text:p>0,6700573909</text:p>
          </table:table-cell>
          <table:table-cell office:value-type="float" office:value="0.6145536" calcext:value-type="float">
            <text:p>0,6145536</text:p>
          </table:table-cell>
          <table:table-cell table:formula="of:=SQRT(POWER(([.B11]-[.C11]);2))*100" office:value-type="float" office:value="5.55037909000001" calcext:value-type="float">
            <text:p>5,55037909</text:p>
          </table:table-cell>
          <table:table-cell table:formula="of:=[.D11]/[.B11]" office:value-type="float" office:value="8.28343835226549" calcext:value-type="float">
            <text:p>8,2834383522655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p @ crypt</text:p>
          </table:table-cell>
          <table:table-cell office:value-type="float" office:value="0.6544735102" calcext:value-type="float">
            <text:p>0,6544735102</text:p>
          </table:table-cell>
          <table:table-cell office:value-type="float" office:value="0.6149592" calcext:value-type="float">
            <text:p>0,6149592</text:p>
          </table:table-cell>
          <table:table-cell table:formula="of:=SQRT(POWER(([.B12]-[.C12]);2))*100" office:value-type="float" office:value="3.95143102000001" calcext:value-type="float">
            <text:p>3,95143102</text:p>
          </table:table-cell>
          <table:table-cell table:formula="of:=[.D12]/[.B12]" office:value-type="float" office:value="6.03757212234991" calcext:value-type="float">
            <text:p>6,0375721223499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dd @ crypt</text:p>
          </table:table-cell>
          <table:table-cell office:value-type="float" office:value="0.7517459463" calcext:value-type="float">
            <text:p>0,7517459463</text:p>
          </table:table-cell>
          <table:table-cell office:value-type="float" office:value="0.809277" calcext:value-type="float">
            <text:p>0,809277</text:p>
          </table:table-cell>
          <table:table-cell table:formula="of:=SQRT(POWER(([.B13]-[.C13]);2))*100" office:value-type="float" office:value="5.75310536999999" calcext:value-type="float">
            <text:p>5,75310537</text:p>
          </table:table-cell>
          <table:table-cell table:formula="of:=[.D13]/[.B13]" office:value-type="float" office:value="7.65299154364059" calcext:value-type="float">
            <text:p>7,6529915436406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rep @ crypt</text:p>
          </table:table-cell>
          <table:table-cell office:value-type="float" office:value="0.9547981571" calcext:value-type="float">
            <text:p>0,9547981571</text:p>
          </table:table-cell>
          <table:table-cell office:value-type="float" office:value="0.8750088" calcext:value-type="float">
            <text:p>0,8750088</text:p>
          </table:table-cell>
          <table:table-cell table:formula="of:=SQRT(POWER(([.B14]-[.C14]);2))*100" office:value-type="float" office:value="7.97893571000001" calcext:value-type="float">
            <text:p>7,97893571</text:p>
          </table:table-cell>
          <table:table-cell table:formula="of:=[.D14]/[.B14]" office:value-type="float" office:value="8.35667271733574" calcext:value-type="float">
            <text:p>8,3566727173357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zip @ crypt</text:p>
          </table:table-cell>
          <table:table-cell office:value-type="float" office:value="0.8048432235" calcext:value-type="float">
            <text:p>0,8048432235</text:p>
          </table:table-cell>
          <table:table-cell office:value-type="float" office:value="0.874644" calcext:value-type="float">
            <text:p>0,874644</text:p>
          </table:table-cell>
          <table:table-cell table:formula="of:=SQRT(POWER(([.B15]-[.C15]);2))*100" office:value-type="float" office:value="6.98007764999999" calcext:value-type="float">
            <text:p>6,98007765</text:p>
          </table:table-cell>
          <table:table-cell table:formula="of:=[.D15]/[.B15]" office:value-type="float" office:value="8.67259293014349" calcext:value-type="float">
            <text:p>8,6725929301435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Bzip2 @ cat</text:p>
          </table:table-cell>
          <table:table-cell office:value-type="float" office:value="0.4923617479" calcext:value-type="float">
            <text:p>0,4923617479</text:p>
          </table:table-cell>
          <table:table-cell office:value-type="float" office:value="0.6598231" calcext:value-type="float">
            <text:p>0,6598231</text:p>
          </table:table-cell>
          <table:table-cell table:formula="of:=SQRT(POWER(([.B16]-[.C16]);2))*100" office:value-type="float" office:value="16.74613521" calcext:value-type="float">
            <text:p>16,74613521</text:p>
          </table:table-cell>
          <table:table-cell table:formula="of:=[.D16]/[.B16]" office:value-type="float" office:value="34.011852629545" calcext:value-type="float">
            <text:p>34,011852629545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rypt @ cat</text:p>
          </table:table-cell>
          <table:table-cell office:value-type="float" office:value="0.6691508377" calcext:value-type="float">
            <text:p>0,6691508377</text:p>
          </table:table-cell>
          <table:table-cell office:value-type="float" office:value="0.7071558" calcext:value-type="float">
            <text:p>0,7071558</text:p>
          </table:table-cell>
          <table:table-cell table:formula="of:=SQRT(POWER(([.B17]-[.C17]);2))*100" office:value-type="float" office:value="3.80049622999999" calcext:value-type="float">
            <text:p>3,80049623</text:p>
          </table:table-cell>
          <table:table-cell table:formula="of:=[.D17]/[.B17]" office:value-type="float" office:value="5.67958076995469" calcext:value-type="float">
            <text:p>5,6795807699547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at @ cat</text:p>
          </table:table-cell>
          <table:table-cell office:value-type="float" office:value="0.4467593253" calcext:value-type="float">
            <text:p>0,4467593253</text:p>
          </table:table-cell>
          <table:table-cell office:value-type="float" office:value="0.506428" calcext:value-type="float">
            <text:p>0,506428</text:p>
          </table:table-cell>
          <table:table-cell table:formula="of:=SQRT(POWER(([.B18]-[.C18]);2))*100" office:value-type="float" office:value="5.96686747" calcext:value-type="float">
            <text:p>5,96686747</text:p>
          </table:table-cell>
          <table:table-cell table:formula="of:=[.D18]/[.B18]" office:value-type="float" office:value="13.3558879067454" calcext:value-type="float">
            <text:p>13,3558879067454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p @ cat</text:p>
          </table:table-cell>
          <table:table-cell office:value-type="float" office:value="0.4604729659" calcext:value-type="float">
            <text:p>0,4604729659</text:p>
          </table:table-cell>
          <table:table-cell office:value-type="float" office:value="0.5174008" calcext:value-type="float">
            <text:p>0,5174008</text:p>
          </table:table-cell>
          <table:table-cell table:formula="of:=SQRT(POWER(([.B19]-[.C19]);2))*100" office:value-type="float" office:value="5.69278341" calcext:value-type="float">
            <text:p>5,69278341</text:p>
          </table:table-cell>
          <table:table-cell table:formula="of:=[.D19]/[.B19]" office:value-type="float" office:value="12.362904733991" calcext:value-type="float">
            <text:p>12,362904733991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dd @ cat</text:p>
          </table:table-cell>
          <table:table-cell office:value-type="float" office:value="0.7390960343" calcext:value-type="float">
            <text:p>0,7390960343</text:p>
          </table:table-cell>
          <table:table-cell office:value-type="float" office:value="0.7880558" calcext:value-type="float">
            <text:p>0,7880558</text:p>
          </table:table-cell>
          <table:table-cell table:formula="of:=SQRT(POWER(([.B20]-[.C20]);2))*100" office:value-type="float" office:value="4.89597656999999" calcext:value-type="float">
            <text:p>4,89597657</text:p>
          </table:table-cell>
          <table:table-cell table:formula="of:=[.D20]/[.B20]" office:value-type="float" office:value="6.62427660654002" calcext:value-type="float">
            <text:p>6,62427660654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rep @ cat</text:p>
          </table:table-cell>
          <table:table-cell office:value-type="float" office:value="0.776563594" calcext:value-type="float">
            <text:p>0,776563594</text:p>
          </table:table-cell>
          <table:table-cell office:value-type="float" office:value="0.7380482" calcext:value-type="float">
            <text:p>0,7380482</text:p>
          </table:table-cell>
          <table:table-cell table:formula="of:=SQRT(POWER(([.B21]-[.C21]);2))*100" office:value-type="float" office:value="3.85153940000001" calcext:value-type="float">
            <text:p>3,8515394</text:p>
          </table:table-cell>
          <table:table-cell table:formula="of:=[.D21]/[.B21]" office:value-type="float" office:value="4.95972181770861" calcext:value-type="float">
            <text:p>4,9597218177086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zip @ cat</text:p>
          </table:table-cell>
          <table:table-cell office:value-type="float" office:value="0.4199027256" calcext:value-type="float">
            <text:p>0,4199027256</text:p>
          </table:table-cell>
          <table:table-cell office:value-type="float" office:value="0.644921" calcext:value-type="float">
            <text:p>0,644921</text:p>
          </table:table-cell>
          <table:table-cell table:formula="of:=SQRT(POWER(([.B22]-[.C22]);2))*100" office:value-type="float" office:value="22.50182744" calcext:value-type="float">
            <text:p>22,50182744</text:p>
          </table:table-cell>
          <table:table-cell table:formula="of:=[.D22]/[.B22]" office:value-type="float" office:value="53.5881909502899" calcext:value-type="float">
            <text:p>53,5881909502899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Bzip2 @ cp</text:p>
          </table:table-cell>
          <table:table-cell office:value-type="float" office:value="0.4988767379" calcext:value-type="float">
            <text:p>0,4988767379</text:p>
          </table:table-cell>
          <table:table-cell office:value-type="float" office:value="0.6557184" calcext:value-type="float">
            <text:p>0,6557184</text:p>
          </table:table-cell>
          <table:table-cell table:formula="of:=SQRT(POWER(([.B23]-[.C23]);2))*100" office:value-type="float" office:value="15.68416621" calcext:value-type="float">
            <text:p>15,68416621</text:p>
          </table:table-cell>
          <table:table-cell table:formula="of:=[.D23]/[.B23]" office:value-type="float" office:value="31.4389608062741" calcext:value-type="float">
            <text:p>31,4389608062741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rypt @ cp</text:p>
          </table:table-cell>
          <table:table-cell office:value-type="float" office:value="0.7025293543" calcext:value-type="float">
            <text:p>0,7025293543</text:p>
          </table:table-cell>
          <table:table-cell office:value-type="float" office:value="0.6904569" calcext:value-type="float">
            <text:p>0,6904569</text:p>
          </table:table-cell>
          <table:table-cell table:formula="of:=SQRT(POWER(([.B24]-[.C24]);2))*100" office:value-type="float" office:value="1.20724543000001" calcext:value-type="float">
            <text:p>1,20724543</text:p>
          </table:table-cell>
          <table:table-cell table:formula="of:=[.D24]/[.B24]" office:value-type="float" office:value="1.71842702744131" calcext:value-type="float">
            <text:p>1,7184270274413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at @ cp</text:p>
          </table:table-cell>
          <table:table-cell office:value-type="float" office:value="0.4458207152" calcext:value-type="float">
            <text:p>0,4458207152</text:p>
          </table:table-cell>
          <table:table-cell office:value-type="float" office:value="0.523143" calcext:value-type="float">
            <text:p>0,523143</text:p>
          </table:table-cell>
          <table:table-cell table:formula="of:=SQRT(POWER(([.B25]-[.C25]);2))*100" office:value-type="float" office:value="7.73222848" calcext:value-type="float">
            <text:p>7,73222848</text:p>
          </table:table-cell>
          <table:table-cell table:formula="of:=[.D25]/[.B25]" office:value-type="float" office:value="17.3438070874101" calcext:value-type="float">
            <text:p>17,3438070874101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p @ cp</text:p>
          </table:table-cell>
          <table:table-cell office:value-type="float" office:value="0.4487176077" calcext:value-type="float">
            <text:p>0,4487176077</text:p>
          </table:table-cell>
          <table:table-cell office:value-type="float" office:value="0.4943308" calcext:value-type="float">
            <text:p>0,4943308</text:p>
          </table:table-cell>
          <table:table-cell table:formula="of:=SQRT(POWER(([.B26]-[.C26]);2))*100" office:value-type="float" office:value="4.56131922999999" calcext:value-type="float">
            <text:p>4,56131923</text:p>
          </table:table-cell>
          <table:table-cell table:formula="of:=[.D26]/[.B26]" office:value-type="float" office:value="10.1652334379746" calcext:value-type="float">
            <text:p>10,1652334379746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dd @ cp</text:p>
          </table:table-cell>
          <table:table-cell office:value-type="float" office:value="0.7489066213" calcext:value-type="float">
            <text:p>0,7489066213</text:p>
          </table:table-cell>
          <table:table-cell office:value-type="float" office:value="0.8045604" calcext:value-type="float">
            <text:p>0,8045604</text:p>
          </table:table-cell>
          <table:table-cell table:formula="of:=SQRT(POWER(([.B27]-[.C27]);2))*100" office:value-type="float" office:value="5.56537786999999" calcext:value-type="float">
            <text:p>5,56537787</text:p>
          </table:table-cell>
          <table:table-cell table:formula="of:=[.D27]/[.B27]" office:value-type="float" office:value="7.43133751486834" calcext:value-type="float">
            <text:p>7,4313375148683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rep @ cp</text:p>
          </table:table-cell>
          <table:table-cell office:value-type="float" office:value="0.796655001" calcext:value-type="float">
            <text:p>0,796655001</text:p>
          </table:table-cell>
          <table:table-cell office:value-type="float" office:value="0.7356088" calcext:value-type="float">
            <text:p>0,7356088</text:p>
          </table:table-cell>
          <table:table-cell table:formula="of:=SQRT(POWER(([.B28]-[.C28]);2))*100" office:value-type="float" office:value="6.10462010000001" calcext:value-type="float">
            <text:p>6,1046201</text:p>
          </table:table-cell>
          <table:table-cell table:formula="of:=[.D28]/[.B28]" office:value-type="float" office:value="7.66281526173462" calcext:value-type="float">
            <text:p>7,6628152617346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zip @ cp</text:p>
          </table:table-cell>
          <table:table-cell office:value-type="float" office:value="0.4242195381" calcext:value-type="float">
            <text:p>0,4242195381</text:p>
          </table:table-cell>
          <table:table-cell office:value-type="float" office:value="0.6469089" calcext:value-type="float">
            <text:p>0,6469089</text:p>
          </table:table-cell>
          <table:table-cell table:formula="of:=SQRT(POWER(([.B29]-[.C29]);2))*100" office:value-type="float" office:value="22.26893619" calcext:value-type="float">
            <text:p>22,26893619</text:p>
          </table:table-cell>
          <table:table-cell table:formula="of:=[.D29]/[.B29]" office:value-type="float" office:value="52.493895707252" calcext:value-type="float">
            <text:p>52,493895707252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Bzip2 @ dd</text:p>
          </table:table-cell>
          <table:table-cell office:value-type="float" office:value="0.2705199911" calcext:value-type="float">
            <text:p>0,2705199911</text:p>
          </table:table-cell>
          <table:table-cell office:value-type="float" office:value="0.3358239" calcext:value-type="float">
            <text:p>0,3358239</text:p>
          </table:table-cell>
          <table:table-cell table:formula="of:=SQRT(POWER(([.B30]-[.C30]);2))*100" office:value-type="float" office:value="6.53039089" calcext:value-type="float">
            <text:p>6,53039089</text:p>
          </table:table-cell>
          <table:table-cell table:formula="of:=[.D30]/[.B30]" office:value-type="float" office:value="24.1401415970991" calcext:value-type="float">
            <text:p>24,1401415970991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rypt @ dd</text:p>
          </table:table-cell>
          <table:table-cell office:value-type="float" office:value="0.3868707233" calcext:value-type="float">
            <text:p>0,3868707233</text:p>
          </table:table-cell>
          <table:table-cell office:value-type="float" office:value="0.179301" calcext:value-type="float">
            <text:p>0,179301</text:p>
          </table:table-cell>
          <table:table-cell table:formula="of:=SQRT(POWER(([.B31]-[.C31]);2))*100" office:value-type="float" office:value="20.75697233" calcext:value-type="float">
            <text:p>20,75697233</text:p>
          </table:table-cell>
          <table:table-cell table:formula="of:=[.D31]/[.B31]" office:value-type="float" office:value="53.6535102810143" calcext:value-type="float">
            <text:p>53,6535102810143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at@ dd</text:p>
          </table:table-cell>
          <table:table-cell office:value-type="float" office:value="0.1987992919" calcext:value-type="float">
            <text:p>0,1987992919</text:p>
          </table:table-cell>
          <table:table-cell office:value-type="float" office:value="0.2282874" calcext:value-type="float">
            <text:p>0,2282874</text:p>
          </table:table-cell>
          <table:table-cell table:formula="of:=SQRT(POWER(([.B32]-[.C32]);2))*100" office:value-type="float" office:value="2.94881081" calcext:value-type="float">
            <text:p>2,94881081</text:p>
          </table:table-cell>
          <table:table-cell table:formula="of:=[.D32]/[.B32]" office:value-type="float" office:value="14.8331051977957" calcext:value-type="float">
            <text:p>14,8331051977957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p @ dd</text:p>
          </table:table-cell>
          <table:table-cell office:value-type="float" office:value="0.197259985" calcext:value-type="float">
            <text:p>0,197259985</text:p>
          </table:table-cell>
          <table:table-cell office:value-type="float" office:value="0.1927692" calcext:value-type="float">
            <text:p>0,1927692</text:p>
          </table:table-cell>
          <table:table-cell table:formula="of:=SQRT(POWER(([.B33]-[.C33]);2))*100" office:value-type="float" office:value="0.4490785" calcext:value-type="float">
            <text:p>0,4490785</text:p>
          </table:table-cell>
          <table:table-cell table:formula="of:=[.D33]/[.B33]" office:value-type="float" office:value="2.27658184197875" calcext:value-type="float">
            <text:p>2,2765818419788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dd <text:s/>@ dd</text:p>
          </table:table-cell>
          <table:table-cell office:value-type="float" office:value="0.4698599865" calcext:value-type="float">
            <text:p>0,4698599865</text:p>
          </table:table-cell>
          <table:table-cell office:value-type="float" office:value="0.4202337" calcext:value-type="float">
            <text:p>0,4202337</text:p>
          </table:table-cell>
          <table:table-cell table:formula="of:=SQRT(POWER(([.B34]-[.C34]);2))*100" office:value-type="float" office:value="4.96262865" calcext:value-type="float">
            <text:p>4,96262865</text:p>
          </table:table-cell>
          <table:table-cell table:formula="of:=[.D34]/[.B34]" office:value-type="float" office:value="10.5619307721152" calcext:value-type="float">
            <text:p>10,5619307721152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rep @ dd</text:p>
          </table:table-cell>
          <table:table-cell office:value-type="float" office:value="0.4939462051" calcext:value-type="float">
            <text:p>0,4939462051</text:p>
          </table:table-cell>
          <table:table-cell office:value-type="float" office:value="0.4148934" calcext:value-type="float">
            <text:p>0,4148934</text:p>
          </table:table-cell>
          <table:table-cell table:formula="of:=SQRT(POWER(([.B35]-[.C35]);2))*100" office:value-type="float" office:value="7.90528051000001" calcext:value-type="float">
            <text:p>7,90528051</text:p>
          </table:table-cell>
          <table:table-cell table:formula="of:=[.D35]/[.B35]" office:value-type="float" office:value="16.0043349425057" calcext:value-type="float">
            <text:p>16,0043349425057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zip@ dd</text:p>
          </table:table-cell>
          <table:table-cell office:value-type="float" office:value="0.2186153207" calcext:value-type="float">
            <text:p>0,2186153207</text:p>
          </table:table-cell>
          <table:table-cell office:value-type="float" office:value="0.2900765" calcext:value-type="float">
            <text:p>0,2900765</text:p>
          </table:table-cell>
          <table:table-cell table:formula="of:=SQRT(POWER(([.B36]-[.C36]);2))*100" office:value-type="float" office:value="7.14611793" calcext:value-type="float">
            <text:p>7,14611793</text:p>
          </table:table-cell>
          <table:table-cell table:formula="of:=[.D36]/[.B36]" office:value-type="float" office:value="32.6880929804843" calcext:value-type="float">
            <text:p>32,6880929804843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Bzip2 @ grep</text:p>
          </table:table-cell>
          <table:table-cell office:value-type="float" office:value="0.9979348731" calcext:value-type="float">
            <text:p>0,9979348731</text:p>
          </table:table-cell>
          <table:table-cell office:value-type="float" office:value="0.9437123" calcext:value-type="float">
            <text:p>0,9437123</text:p>
          </table:table-cell>
          <table:table-cell table:formula="of:=SQRT(POWER(([.B37]-[.C37]);2))*100" office:value-type="float" office:value="5.42225731000001" calcext:value-type="float">
            <text:p>5,42225731</text:p>
          </table:table-cell>
          <table:table-cell table:formula="of:=[.D37]/[.B37]" office:value-type="float" office:value="5.43347813185066" calcext:value-type="float">
            <text:p>5,4334781318507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rypt@ grep</text:p>
          </table:table-cell>
          <table:table-cell office:value-type="float" office:value="0.9919583582" calcext:value-type="float">
            <text:p>0,9919583582</text:p>
          </table:table-cell>
          <table:table-cell office:value-type="float" office:value="0.6092889" calcext:value-type="float">
            <text:p>0,6092889</text:p>
          </table:table-cell>
          <table:table-cell table:formula="of:=SQRT(POWER(([.B38]-[.C38]);2))*100" office:value-type="float" office:value="38.26694582" calcext:value-type="float">
            <text:p>38,26694582</text:p>
          </table:table-cell>
          <table:table-cell table:formula="of:=[.D38]/[.B38]" office:value-type="float" office:value="38.5771695995777" calcext:value-type="float">
            <text:p>38,5771695995777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at@ grep</text:p>
          </table:table-cell>
          <table:table-cell office:value-type="float" office:value="0.8016128855" calcext:value-type="float">
            <text:p>0,8016128855</text:p>
          </table:table-cell>
          <table:table-cell office:value-type="float" office:value="0.6866967" calcext:value-type="float">
            <text:p>0,6866967</text:p>
          </table:table-cell>
          <table:table-cell table:formula="of:=SQRT(POWER(([.B39]-[.C39]);2))*100" office:value-type="float" office:value="11.49161855" calcext:value-type="float">
            <text:p>11,49161855</text:p>
          </table:table-cell>
          <table:table-cell table:formula="of:=[.D39]/[.B39]" office:value-type="float" office:value="14.3356210433571" calcext:value-type="float">
            <text:p>14,3356210433571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p@ grep</text:p>
          </table:table-cell>
          <table:table-cell office:value-type="float" office:value="0.7907400462" calcext:value-type="float">
            <text:p>0,7907400462</text:p>
          </table:table-cell>
          <table:table-cell office:value-type="float" office:value="0.6879535" calcext:value-type="float">
            <text:p>0,6879535</text:p>
          </table:table-cell>
          <table:table-cell table:formula="of:=SQRT(POWER(([.B40]-[.C40]);2))*100" office:value-type="float" office:value="10.27865462" calcext:value-type="float">
            <text:p>10,27865462</text:p>
          </table:table-cell>
          <table:table-cell table:formula="of:=[.D40]/[.B40]" office:value-type="float" office:value="12.9987783841167" calcext:value-type="float">
            <text:p>12,9987783841167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dd @ grep</text:p>
          </table:table-cell>
          <table:table-cell office:value-type="float" office:value="0.8380298064" calcext:value-type="float">
            <text:p>0,8380298064</text:p>
          </table:table-cell>
          <table:table-cell office:value-type="float" office:value="0.8738987" calcext:value-type="float">
            <text:p>0,8738987</text:p>
          </table:table-cell>
          <table:table-cell table:formula="of:=SQRT(POWER(([.B41]-[.C41]);2))*100" office:value-type="float" office:value="3.58688935999999" calcext:value-type="float">
            <text:p>3,58688936</text:p>
          </table:table-cell>
          <table:table-cell table:formula="of:=[.D41]/[.B41]" office:value-type="float" office:value="4.28014532729869" calcext:value-type="float">
            <text:p>4,2801453272987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rep@ grep</text:p>
          </table:table-cell>
          <table:table-cell office:value-type="float" office:value="0.9883367885" calcext:value-type="float">
            <text:p>0,9883367885</text:p>
          </table:table-cell>
          <table:table-cell office:value-type="float" office:value="0.9051112" calcext:value-type="float">
            <text:p>0,9051112</text:p>
          </table:table-cell>
          <table:table-cell table:formula="of:=SQRT(POWER(([.B42]-[.C42]);2))*100" office:value-type="float" office:value="8.32255885000001" calcext:value-type="float">
            <text:p>8,32255885</text:p>
          </table:table-cell>
          <table:table-cell table:formula="of:=[.D42]/[.B42]" office:value-type="float" office:value="8.42077209594835" calcext:value-type="float">
            <text:p>8,4207720959484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zip@ grep</text:p>
          </table:table-cell>
          <table:table-cell office:value-type="float" office:value="0.9858794473" calcext:value-type="float">
            <text:p>0,9858794473</text:p>
          </table:table-cell>
          <table:table-cell office:value-type="float" office:value="0.9744519" calcext:value-type="float">
            <text:p>0,9744519</text:p>
          </table:table-cell>
          <table:table-cell table:formula="of:=SQRT(POWER(([.B43]-[.C43]);2))*100" office:value-type="float" office:value="1.14275473000001" calcext:value-type="float">
            <text:p>1,14275473</text:p>
          </table:table-cell>
          <table:table-cell table:formula="of:=[.D43]/[.B43]" office:value-type="float" office:value="1.15912217576869" calcext:value-type="float">
            <text:p>1,1591221757687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Bzip2 @gzip</text:p>
          </table:table-cell>
          <table:table-cell office:value-type="float" office:value="0.8592252169" calcext:value-type="float">
            <text:p>0,8592252169</text:p>
          </table:table-cell>
          <table:table-cell office:value-type="float" office:value="0.8706751" calcext:value-type="float">
            <text:p>0,8706751</text:p>
          </table:table-cell>
          <table:table-cell table:formula="of:=SQRT(POWER(([.B44]-[.C44]);2))*100" office:value-type="float" office:value="1.14498830999999" calcext:value-type="float">
            <text:p>1,14498831</text:p>
          </table:table-cell>
          <table:table-cell table:formula="of:=[.D44]/[.B44]" office:value-type="float" office:value="1.33258229330256" calcext:value-type="float">
            <text:p>1,3325822933026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rypt@gzip</text:p>
          </table:table-cell>
          <table:table-cell office:value-type="float" office:value="0.9514713665" calcext:value-type="float">
            <text:p>0,9514713665</text:p>
          </table:table-cell>
          <table:table-cell office:value-type="float" office:value="0.9141392" calcext:value-type="float">
            <text:p>0,9141392</text:p>
          </table:table-cell>
          <table:table-cell table:formula="of:=SQRT(POWER(([.B45]-[.C45]);2))*100" office:value-type="float" office:value="3.73321665000002" calcext:value-type="float">
            <text:p>3,73321665</text:p>
          </table:table-cell>
          <table:table-cell table:formula="of:=[.D45]/[.B45]" office:value-type="float" office:value="3.92362479990617" calcext:value-type="float">
            <text:p>3,9236247999062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at@gzip</text:p>
          </table:table-cell>
          <table:table-cell office:value-type="float" office:value="0.4249426667" calcext:value-type="float">
            <text:p>0,4249426667</text:p>
          </table:table-cell>
          <table:table-cell office:value-type="float" office:value="0.634974" calcext:value-type="float">
            <text:p>0,634974</text:p>
          </table:table-cell>
          <table:table-cell table:formula="of:=SQRT(POWER(([.B46]-[.C46]);2))*100" office:value-type="float" office:value="21.00313333" calcext:value-type="float">
            <text:p>21,00313333</text:p>
          </table:table-cell>
          <table:table-cell table:formula="of:=[.D46]/[.B46]" office:value-type="float" office:value="49.4258048811741" calcext:value-type="float">
            <text:p>49,4258048811741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p@gzip</text:p>
          </table:table-cell>
          <table:table-cell office:value-type="float" office:value="0.6838570343" calcext:value-type="float">
            <text:p>0,6838570343</text:p>
          </table:table-cell>
          <table:table-cell office:value-type="float" office:value="0.6328158" calcext:value-type="float">
            <text:p>0,6328158</text:p>
          </table:table-cell>
          <table:table-cell table:formula="of:=SQRT(POWER(([.B47]-[.C47]);2))*100" office:value-type="float" office:value="5.10412343000001" calcext:value-type="float">
            <text:p>5,10412343</text:p>
          </table:table-cell>
          <table:table-cell table:formula="of:=[.D47]/[.B47]" office:value-type="float" office:value="7.46372878247076" calcext:value-type="float">
            <text:p>7,4637287824708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dd @ gzip</text:p>
          </table:table-cell>
          <table:table-cell office:value-type="float" office:value="0.8019178101" calcext:value-type="float">
            <text:p>0,8019178101</text:p>
          </table:table-cell>
          <table:table-cell office:value-type="float" office:value="0.7918451" calcext:value-type="float">
            <text:p>0,7918451</text:p>
          </table:table-cell>
          <table:table-cell table:formula="of:=SQRT(POWER(([.B48]-[.C48]);2))*100" office:value-type="float" office:value="1.00727101000001" calcext:value-type="float">
            <text:p>1,00727101</text:p>
          </table:table-cell>
          <table:table-cell table:formula="of:=[.D48]/[.B48]" office:value-type="float" office:value="1.25607761458048" calcext:value-type="float">
            <text:p>1,2560776145805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rep @ gzip</text:p>
          </table:table-cell>
          <table:table-cell office:value-type="float" office:value="0.9918583709" calcext:value-type="float">
            <text:p>0,9918583709</text:p>
          </table:table-cell>
          <table:table-cell office:value-type="float" office:value="0.9011987" calcext:value-type="float">
            <text:p>0,9011987</text:p>
          </table:table-cell>
          <table:table-cell table:formula="of:=SQRT(POWER(([.B49]-[.C49]);2))*100" office:value-type="float" office:value="9.06596709000002" calcext:value-type="float">
            <text:p>9,06596709</text:p>
          </table:table-cell>
          <table:table-cell table:formula="of:=[.D49]/[.B49]" office:value-type="float" office:value="9.14038471215771" calcext:value-type="float">
            <text:p>9,1403847121577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zip @ gzip</text:p>
          </table:table-cell>
          <table:table-cell office:value-type="float" office:value="0.8739308527" calcext:value-type="float">
            <text:p>0,8739308527</text:p>
          </table:table-cell>
          <table:table-cell office:value-type="float" office:value="0.8986862" calcext:value-type="float">
            <text:p>0,8986862</text:p>
          </table:table-cell>
          <table:table-cell table:formula="of:=SQRT(POWER(([.B50]-[.C50]);2))*100" office:value-type="float" office:value="2.47553473" calcext:value-type="float">
            <text:p>2,47553473</text:p>
          </table:table-cell>
          <table:table-cell table:formula="of:=[.D50]/[.B50]" office:value-type="float" office:value="2.83264370670958" calcext:value-type="float">
            <text:p>2,8326437067096</text:p>
          </table:table-cell>
          <table:table-cell table:number-columns-repeated="123"/>
        </table:table-row>
        <table:table-row table:style-name="ro1">
          <table:table-cell table:number-columns-repeated="4"/>
          <table:table-cell table:formula="of:=AVERAGE([.E2:.E50])" office:value-type="float" office:value="13.5513951458117" calcext:value-type="float">
            <text:p>13,5513951458117</text:p>
          </table:table-cell>
          <table:table-cell table:number-columns-repeated="123"/>
        </table:table-row>
        <table:table-row table:style-name="ro4" table:number-rows-repeated="76">
          <table:table-cell table:number-columns-repeated="128"/>
        </table:table-row>
        <table:table-row table:style-name="ro4">
          <table:table-cell table:number-columns-repeated="128"/>
        </table:table-row>
        <table:named-expressions>
          <table:named-expression table:name="Print_Area" table:base-cell-address="$'Linear regression'.$A$1" table:expression="#REF!"/>
          <table:named-expression table:name="Sheet_Title" table:base-cell-address="$'Linear regression'.$A$1" table:expression="&quot;Linear regression&quot;"/>
        </table:named-expressions>
      </table:table>
      <table:table table:name="LINEAR REGRESSION ERROR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2" draw:text-style-name="P1" svg:width="159.98mm" svg:height="89.87mm" svg:x="119.57mm" svg:y="147.61mm">
            <loext:p draw:notify-on-update-of-ranges="'LINEAR REGRESSION ERROR'.A23:'LINEAR REGRESSION ERROR'.A29 'LINEAR REGRESSION ERROR'.B22:'LINEAR REGRESSION ERROR'.B22 'LINEAR REGRESSION ERROR'.B23:'LINEAR REGRESSION ERROR'.B29 'LINEAR REGRESSION ERROR'.C22:'LINEAR REGRESSION ERROR'.C22 'LINEAR REGRESSION ERROR'.C23:'LINEAR REGRESSION ERROR'.C29 'LINEAR REGRESSION ERROR'.D22:'LINEAR REGRESSION ERROR'.D22 'LINEAR REGRESSION ERROR'.D23:'LINEAR REGRESSION ERROR'.D2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5"/>
        <table:table-column table:style-name="co17" table:default-cell-style-name="ce5"/>
        <table:table-column table:style-name="co6" table:default-cell-style-name="ce5"/>
        <table:table-column table:style-name="co18" table:default-cell-style-name="ce5"/>
        <table:table-column table:style-name="co19" table:default-cell-style-name="ce5"/>
        <table:table-column table:style-name="co18" table:default-cell-style-name="ce5"/>
        <table:table-column table:style-name="co20" table:default-cell-style-name="ce5"/>
        <table:table-column table:style-name="co21" table:default-cell-style-name="ce5"/>
        <table:table-column table:style-name="co20" table:default-cell-style-name="ce5"/>
        <table:table-column table:style-name="co6" table:default-cell-style-name="ce5"/>
        <table:table-column table:style-name="co22" table:default-cell-style-name="ce5"/>
        <table:table-column table:style-name="co6" table:default-cell-style-name="ce5"/>
        <table:table-column table:style-name="co23" table:default-cell-style-name="ce5"/>
        <table:table-column table:style-name="co6" table:number-columns-repeated="115" table:default-cell-style-name="ce5"/>
        <table:table-row table:style-name="ro1">
          <table:table-cell table:style-name="ce11" office:value-type="string" calcext:value-type="string" table:number-columns-spanned="2" table:number-rows-spanned="1">
            <text:p>Bzip</text:p>
          </table:table-cell>
          <table:covered-table-cell/>
          <table:table-cell table:style-name="ce27" office:value-type="string" calcext:value-type="string" table:number-columns-spanned="2" table:number-rows-spanned="1">
            <text:p>Cat</text:p>
          </table:table-cell>
          <table:covered-table-cell/>
          <table:table-cell table:style-name="ce27" office:value-type="string" calcext:value-type="string" table:number-columns-spanned="2" table:number-rows-spanned="1">
            <text:p>cp</text:p>
          </table:table-cell>
          <table:covered-table-cell/>
          <table:table-cell table:style-name="ce27" office:value-type="string" calcext:value-type="string" table:number-columns-spanned="2" table:number-rows-spanned="1">
            <text:p>Crypt</text:p>
          </table:table-cell>
          <table:covered-table-cell/>
          <table:table-cell table:style-name="ce27" office:value-type="string" calcext:value-type="string" table:number-columns-spanned="2" table:number-rows-spanned="1">
            <text:p>dd</text:p>
          </table:table-cell>
          <table:covered-table-cell/>
          <table:table-cell table:style-name="ce27" office:value-type="string" calcext:value-type="string" table:number-columns-spanned="2" table:number-rows-spanned="1">
            <text:p>Grep</text:p>
          </table:table-cell>
          <table:covered-table-cell/>
          <table:table-cell table:style-name="ce27" office:value-type="string" calcext:value-type="string" table:number-columns-spanned="2" table:number-rows-spanned="1">
            <text:p>Gzip</text:p>
          </table:table-cell>
          <table:covered-table-cell/>
          <table:table-cell table:number-columns-repeated="114"/>
        </table:table-row>
        <table:table-row table:style-name="ro1">
          <table:table-cell table:style-name="ce11" office:value-type="string" calcext:value-type="string" table:number-columns-spanned="2" table:number-rows-spanned="1">
            <text:p>Erro</text:p>
          </table:table-cell>
          <table:covered-table-cell/>
          <table:table-cell table:style-name="ce27" office:value-type="string" calcext:value-type="string" table:number-columns-spanned="2" table:number-rows-spanned="1">
            <text:p>Erro</text:p>
          </table:table-cell>
          <table:covered-table-cell/>
          <table:table-cell table:style-name="ce27" office:value-type="string" calcext:value-type="string" table:number-columns-spanned="2" table:number-rows-spanned="1">
            <text:p>erro</text:p>
          </table:table-cell>
          <table:covered-table-cell/>
          <table:table-cell table:style-name="ce27" office:value-type="string" calcext:value-type="string" table:number-columns-spanned="2" table:number-rows-spanned="1">
            <text:p>erro</text:p>
          </table:table-cell>
          <table:covered-table-cell/>
          <table:table-cell table:style-name="ce27" office:value-type="string" calcext:value-type="string" table:number-columns-spanned="2" table:number-rows-spanned="1">
            <text:p>erro</text:p>
          </table:table-cell>
          <table:covered-table-cell/>
          <table:table-cell table:style-name="ce27" office:value-type="string" calcext:value-type="string" table:number-columns-spanned="2" table:number-rows-spanned="1">
            <text:p>erro</text:p>
          </table:table-cell>
          <table:covered-table-cell/>
          <table:table-cell table:style-name="ce27" office:value-type="string" calcext:value-type="string" table:number-columns-spanned="2" table:number-rows-spanned="1">
            <text:p>erro</text:p>
          </table:table-cell>
          <table:covered-table-cell/>
          <table:table-cell table:number-columns-repeated="114"/>
        </table:table-row>
        <table:table-row table:style-name="ro9">
          <table:table-cell table:style-name="ce3" office:value-type="string" calcext:value-type="string">
            <text:p>Bzip2 @bzip2</text:p>
          </table:table-cell>
          <table:table-cell table:formula="of:=['Linear regression'.E2]" office:value-type="float" office:value="1.34880926689006" calcext:value-type="float">
            <text:p>1,3488092668901</text:p>
          </table:table-cell>
          <table:table-cell table:style-name="ce3" office:value-type="string" calcext:value-type="string">
            <text:p>Cat@bzip2</text:p>
          </table:table-cell>
          <table:table-cell table:formula="of:=['Linear regression'.E4]" office:value-type="float" office:value="9.33458914793583" calcext:value-type="float">
            <text:p>9,3345891479358</text:p>
          </table:table-cell>
          <table:table-cell table:style-name="ce3" office:value-type="string" calcext:value-type="string">
            <text:p>cp@bzip2</text:p>
          </table:table-cell>
          <table:table-cell table:formula="of:=['Linear regression'.E5]" office:value-type="float" office:value="9.77994963132153" calcext:value-type="float">
            <text:p>9,7799496313215</text:p>
          </table:table-cell>
          <table:table-cell table:style-name="ce3" office:value-type="string" calcext:value-type="string">
            <text:p>Crypt @bzip2</text:p>
          </table:table-cell>
          <table:table-cell table:formula="of:=['Linear regression'.E3]" office:value-type="float" office:value="3.97654440671023" calcext:value-type="float">
            <text:p>3,9765444067102</text:p>
          </table:table-cell>
          <table:table-cell table:style-name="ce3" office:value-type="string" calcext:value-type="string">
            <text:p>dd@bzip2</text:p>
          </table:table-cell>
          <table:table-cell table:formula="of:=['Linear regression'.E6]" office:value-type="float" office:value="1.97213091313073" calcext:value-type="float">
            <text:p>1,9721309131307</text:p>
          </table:table-cell>
          <table:table-cell table:style-name="ce3" office:value-type="string" calcext:value-type="string">
            <text:p>Grep@bzip2</text:p>
          </table:table-cell>
          <table:table-cell table:formula="of:=['Linear regression'.E7]" office:value-type="float" office:value="8.52922020531309" calcext:value-type="float">
            <text:p>8,5292202053131</text:p>
          </table:table-cell>
          <table:table-cell table:style-name="ce3" office:value-type="string" calcext:value-type="string">
            <text:p>Gzip@bzip2</text:p>
          </table:table-cell>
          <table:table-cell table:formula="of:=['Linear regression'.E8]" office:value-type="float" office:value="6.69337897520817" calcext:value-type="float">
            <text:p>6,6933789752082</text:p>
          </table:table-cell>
          <table:table-cell table:number-columns-repeated="114"/>
        </table:table-row>
        <table:table-row table:style-name="ro9">
          <table:table-cell table:style-name="ce3" office:value-type="string" calcext:value-type="string">
            <text:p>Bzip2 @crypt</text:p>
          </table:table-cell>
          <table:table-cell table:style-name="ce4" table:formula="of:=['Linear regression'.E9]" office:value-type="float" office:value="7.50443119543798" calcext:value-type="float">
            <text:p>7,504431195438</text:p>
          </table:table-cell>
          <table:table-cell table:style-name="ce3" office:value-type="string" calcext:value-type="string">
            <text:p>Cat @ crypt</text:p>
          </table:table-cell>
          <table:table-cell table:style-name="ce4" table:formula="of:=['Linear regression'.E11]" office:value-type="float" office:value="8.28343835226549" calcext:value-type="float">
            <text:p>8,2834383522655</text:p>
          </table:table-cell>
          <table:table-cell table:style-name="ce3" office:value-type="string" calcext:value-type="string">
            <text:p>cp @ crypt</text:p>
          </table:table-cell>
          <table:table-cell table:style-name="ce4" table:formula="of:=['Linear regression'.E12]" office:value-type="float" office:value="6.03757212234991" calcext:value-type="float">
            <text:p>6,0375721223499</text:p>
          </table:table-cell>
          <table:table-cell table:style-name="ce3" office:value-type="string" calcext:value-type="string">
            <text:p>Crypt @crypt</text:p>
          </table:table-cell>
          <table:table-cell table:style-name="ce4" table:formula="of:=['Linear regression'.E10]" office:value-type="float" office:value="2.30151731814788" calcext:value-type="float">
            <text:p>2,3015173181479</text:p>
          </table:table-cell>
          <table:table-cell table:style-name="ce3" office:value-type="string" calcext:value-type="string">
            <text:p>dd @ crypt</text:p>
          </table:table-cell>
          <table:table-cell table:style-name="ce4" table:formula="of:=['Linear regression'.E13]" office:value-type="float" office:value="7.65299154364059" calcext:value-type="float">
            <text:p>7,6529915436406</text:p>
          </table:table-cell>
          <table:table-cell table:style-name="ce3" office:value-type="string" calcext:value-type="string">
            <text:p>Grep @ crypt</text:p>
          </table:table-cell>
          <table:table-cell table:style-name="ce4" table:formula="of:=['Linear regression'.E14]" office:value-type="float" office:value="8.35667271733574" calcext:value-type="float">
            <text:p>8,3566727173357</text:p>
          </table:table-cell>
          <table:table-cell table:style-name="ce3" office:value-type="string" calcext:value-type="string">
            <text:p>Gzip @ crypt</text:p>
          </table:table-cell>
          <table:table-cell table:style-name="ce4" table:formula="of:=['Linear regression'.E15]" office:value-type="float" office:value="8.67259293014349" calcext:value-type="float">
            <text:p>8,6725929301435</text:p>
          </table:table-cell>
          <table:table-cell table:number-columns-repeated="114"/>
        </table:table-row>
        <table:table-row table:style-name="ro9">
          <table:table-cell table:style-name="ce3" office:value-type="string" calcext:value-type="string">
            <text:p>Bzip2 @ cat</text:p>
          </table:table-cell>
          <table:table-cell table:style-name="ce4" table:formula="of:=['Linear regression'.E16]" office:value-type="float" office:value="34.011852629545" calcext:value-type="float">
            <text:p>34,011852629545</text:p>
          </table:table-cell>
          <table:table-cell table:style-name="ce3" office:value-type="string" calcext:value-type="string">
            <text:p>Cat @ cat</text:p>
          </table:table-cell>
          <table:table-cell table:style-name="ce4" table:formula="of:=['Linear regression'.E18]" office:value-type="float" office:value="13.3558879067454" calcext:value-type="float">
            <text:p>13,3558879067454</text:p>
          </table:table-cell>
          <table:table-cell table:style-name="ce3" office:value-type="string" calcext:value-type="string">
            <text:p>cp @ cat</text:p>
          </table:table-cell>
          <table:table-cell table:style-name="ce4" table:formula="of:=['Linear regression'.E19]" office:value-type="float" office:value="12.362904733991" calcext:value-type="float">
            <text:p>12,362904733991</text:p>
          </table:table-cell>
          <table:table-cell table:style-name="ce3" office:value-type="string" calcext:value-type="string">
            <text:p>Crypt @ cat</text:p>
          </table:table-cell>
          <table:table-cell table:style-name="ce4" table:formula="of:=['Linear regression'.E17]" office:value-type="float" office:value="5.67958076995469" calcext:value-type="float">
            <text:p>5,6795807699547</text:p>
          </table:table-cell>
          <table:table-cell table:style-name="ce3" office:value-type="string" calcext:value-type="string">
            <text:p>dd @ cat</text:p>
          </table:table-cell>
          <table:table-cell table:style-name="ce4" table:formula="of:=['Linear regression'.E20]" office:value-type="float" office:value="6.62427660654002" calcext:value-type="float">
            <text:p>6,62427660654</text:p>
          </table:table-cell>
          <table:table-cell table:style-name="ce3" office:value-type="string" calcext:value-type="string">
            <text:p>Grep @ cat</text:p>
          </table:table-cell>
          <table:table-cell table:style-name="ce4" table:formula="of:=['Linear regression'.E21]" office:value-type="float" office:value="4.95972181770861" calcext:value-type="float">
            <text:p>4,9597218177086</text:p>
          </table:table-cell>
          <table:table-cell table:style-name="ce3" office:value-type="string" calcext:value-type="string">
            <text:p>Gzip @ cat</text:p>
          </table:table-cell>
          <table:table-cell table:style-name="ce4" table:formula="of:=['Linear regression'.E22]" office:value-type="float" office:value="53.5881909502899" calcext:value-type="float">
            <text:p>53,5881909502899</text:p>
          </table:table-cell>
          <table:table-cell table:number-columns-repeated="114"/>
        </table:table-row>
        <table:table-row table:style-name="ro9">
          <table:table-cell table:style-name="ce3" office:value-type="string" calcext:value-type="string">
            <text:p>Bzip2 @ cp</text:p>
          </table:table-cell>
          <table:table-cell table:style-name="ce4" table:formula="of:=['Linear regression'.E23]" office:value-type="float" office:value="31.4389608062741" calcext:value-type="float">
            <text:p>31,4389608062741</text:p>
          </table:table-cell>
          <table:table-cell table:style-name="ce3" office:value-type="string" calcext:value-type="string">
            <text:p>Cat @ cp</text:p>
          </table:table-cell>
          <table:table-cell table:style-name="ce4" table:formula="of:=['Linear regression'.E25]" office:value-type="float" office:value="17.3438070874101" calcext:value-type="float">
            <text:p>17,3438070874101</text:p>
          </table:table-cell>
          <table:table-cell table:style-name="ce3" office:value-type="string" calcext:value-type="string">
            <text:p>cp @ cp</text:p>
          </table:table-cell>
          <table:table-cell table:style-name="ce4" table:formula="of:=['Linear regression'.E26]" office:value-type="float" office:value="10.1652334379746" calcext:value-type="float">
            <text:p>10,1652334379746</text:p>
          </table:table-cell>
          <table:table-cell table:style-name="ce3" office:value-type="string" calcext:value-type="string">
            <text:p>Crypt @ cp</text:p>
          </table:table-cell>
          <table:table-cell table:style-name="ce4" table:formula="of:=['Linear regression'.E24]" office:value-type="float" office:value="1.71842702744131" calcext:value-type="float">
            <text:p>1,7184270274413</text:p>
          </table:table-cell>
          <table:table-cell table:style-name="ce3" office:value-type="string" calcext:value-type="string">
            <text:p>dd @ cp</text:p>
          </table:table-cell>
          <table:table-cell table:style-name="ce4" table:formula="of:=['Linear regression'.E27]" office:value-type="float" office:value="7.43133751486834" calcext:value-type="float">
            <text:p>7,4313375148683</text:p>
          </table:table-cell>
          <table:table-cell table:style-name="ce3" office:value-type="string" calcext:value-type="string">
            <text:p>Grep @ cp</text:p>
          </table:table-cell>
          <table:table-cell table:style-name="ce4" table:formula="of:=['Linear regression'.E28]" office:value-type="float" office:value="7.66281526173462" calcext:value-type="float">
            <text:p>7,6628152617346</text:p>
          </table:table-cell>
          <table:table-cell table:style-name="ce3" office:value-type="string" calcext:value-type="string">
            <text:p>Gzip @ cp</text:p>
          </table:table-cell>
          <table:table-cell table:style-name="ce4" table:formula="of:=['Linear regression'.E29]" office:value-type="float" office:value="52.493895707252" calcext:value-type="float">
            <text:p>52,493895707252</text:p>
          </table:table-cell>
          <table:table-cell table:number-columns-repeated="114"/>
        </table:table-row>
        <table:table-row table:style-name="ro9">
          <table:table-cell table:style-name="ce3" office:value-type="string" calcext:value-type="string">
            <text:p>Bzip2 @ dd</text:p>
          </table:table-cell>
          <table:table-cell table:style-name="ce4" table:formula="of:=['Linear regression'.E30]" office:value-type="float" office:value="24.1401415970991" calcext:value-type="float">
            <text:p>24,1401415970991</text:p>
          </table:table-cell>
          <table:table-cell table:style-name="ce3" office:value-type="string" calcext:value-type="string">
            <text:p>Cat@ dd</text:p>
          </table:table-cell>
          <table:table-cell table:style-name="ce4" table:formula="of:=['Linear regression'.E32]" office:value-type="float" office:value="14.8331051977957" calcext:value-type="float">
            <text:p>14,8331051977957</text:p>
          </table:table-cell>
          <table:table-cell table:style-name="ce3" office:value-type="string" calcext:value-type="string">
            <text:p>cp @ dd</text:p>
          </table:table-cell>
          <table:table-cell table:style-name="ce4" table:formula="of:=['Linear regression'.E33]" office:value-type="float" office:value="2.27658184197875" calcext:value-type="float">
            <text:p>2,2765818419788</text:p>
          </table:table-cell>
          <table:table-cell table:style-name="ce3" office:value-type="string" calcext:value-type="string">
            <text:p>Crypt @ dd</text:p>
          </table:table-cell>
          <table:table-cell table:style-name="ce4" table:formula="of:=['Linear regression'.E31]" office:value-type="float" office:value="53.6535102810143" calcext:value-type="float">
            <text:p>53,6535102810143</text:p>
          </table:table-cell>
          <table:table-cell table:style-name="ce3" office:value-type="string" calcext:value-type="string">
            <text:p>dd <text:s/>@ dd</text:p>
          </table:table-cell>
          <table:table-cell table:style-name="ce4" table:formula="of:=['Linear regression'.E34]" office:value-type="float" office:value="10.5619307721152" calcext:value-type="float">
            <text:p>10,5619307721152</text:p>
          </table:table-cell>
          <table:table-cell table:style-name="ce3" office:value-type="string" calcext:value-type="string">
            <text:p>Grep @ dd</text:p>
          </table:table-cell>
          <table:table-cell table:style-name="ce4" table:formula="of:=['Linear regression'.E35]" office:value-type="float" office:value="16.0043349425057" calcext:value-type="float">
            <text:p>16,0043349425057</text:p>
          </table:table-cell>
          <table:table-cell table:style-name="ce3" office:value-type="string" calcext:value-type="string">
            <text:p>Gzip@ dd</text:p>
          </table:table-cell>
          <table:table-cell table:style-name="ce4" table:formula="of:=['Linear regression'.E36]" office:value-type="float" office:value="32.6880929804843" calcext:value-type="float">
            <text:p>32,6880929804843</text:p>
          </table:table-cell>
          <table:table-cell table:number-columns-repeated="114"/>
        </table:table-row>
        <table:table-row table:style-name="ro9">
          <table:table-cell table:style-name="ce3" office:value-type="string" calcext:value-type="string">
            <text:p>Bzip2 @ grep</text:p>
          </table:table-cell>
          <table:table-cell table:style-name="ce4" table:formula="of:=['Linear regression'.E37]" office:value-type="float" office:value="5.43347813185066" calcext:value-type="float">
            <text:p>5,4334781318507</text:p>
          </table:table-cell>
          <table:table-cell table:style-name="ce3" office:value-type="string" calcext:value-type="string">
            <text:p>Cat@ grep</text:p>
          </table:table-cell>
          <table:table-cell table:style-name="ce4" table:formula="of:=['Linear regression'.E39]" office:value-type="float" office:value="14.3356210433571" calcext:value-type="float">
            <text:p>14,3356210433571</text:p>
          </table:table-cell>
          <table:table-cell table:style-name="ce3" office:value-type="string" calcext:value-type="string">
            <text:p>cp@ grep</text:p>
          </table:table-cell>
          <table:table-cell table:style-name="ce4" table:formula="of:=['Linear regression'.E40]" office:value-type="float" office:value="12.9987783841167" calcext:value-type="float">
            <text:p>12,9987783841167</text:p>
          </table:table-cell>
          <table:table-cell table:style-name="ce3" office:value-type="string" calcext:value-type="string">
            <text:p>Crypt@ grep</text:p>
          </table:table-cell>
          <table:table-cell table:style-name="ce4" table:formula="of:=['Linear regression'.E38]" office:value-type="float" office:value="38.5771695995777" calcext:value-type="float">
            <text:p>38,5771695995777</text:p>
          </table:table-cell>
          <table:table-cell table:style-name="ce3" office:value-type="string" calcext:value-type="string">
            <text:p>dd @ grep</text:p>
          </table:table-cell>
          <table:table-cell table:style-name="ce4" table:formula="of:=['Linear regression'.E41]" office:value-type="float" office:value="4.28014532729869" calcext:value-type="float">
            <text:p>4,2801453272987</text:p>
          </table:table-cell>
          <table:table-cell table:style-name="ce3" office:value-type="string" calcext:value-type="string">
            <text:p>Grep@ grep</text:p>
          </table:table-cell>
          <table:table-cell table:style-name="ce4" table:formula="of:=['Linear regression'.E42]" office:value-type="float" office:value="8.42077209594835" calcext:value-type="float">
            <text:p>8,4207720959484</text:p>
          </table:table-cell>
          <table:table-cell table:style-name="ce3" office:value-type="string" calcext:value-type="string">
            <text:p>Gzip@ grep</text:p>
          </table:table-cell>
          <table:table-cell table:style-name="ce4" table:formula="of:=['Linear regression'.E43]" office:value-type="float" office:value="1.15912217576869" calcext:value-type="float">
            <text:p>1,1591221757687</text:p>
          </table:table-cell>
          <table:table-cell table:number-columns-repeated="114"/>
        </table:table-row>
        <table:table-row table:style-name="ro9">
          <table:table-cell table:style-name="ce3" office:value-type="string" calcext:value-type="string">
            <text:p>Bzip2 @gzip</text:p>
          </table:table-cell>
          <table:table-cell table:style-name="ce4" table:formula="of:=['Linear regression'.E44]" office:value-type="float" office:value="1.33258229330256" calcext:value-type="float">
            <text:p>1,3325822933026</text:p>
          </table:table-cell>
          <table:table-cell table:style-name="ce3" office:value-type="string" calcext:value-type="string">
            <text:p>Cat@gzip</text:p>
          </table:table-cell>
          <table:table-cell table:style-name="ce4" table:formula="of:=['Linear regression'.E46]" office:value-type="float" office:value="49.4258048811741" calcext:value-type="float">
            <text:p>49,4258048811741</text:p>
          </table:table-cell>
          <table:table-cell table:style-name="ce3" office:value-type="string" calcext:value-type="string">
            <text:p>cp@gzip</text:p>
          </table:table-cell>
          <table:table-cell table:style-name="ce4" table:formula="of:=['Linear regression'.E47]" office:value-type="float" office:value="7.46372878247076" calcext:value-type="float">
            <text:p>7,4637287824708</text:p>
          </table:table-cell>
          <table:table-cell table:style-name="ce3" office:value-type="string" calcext:value-type="string">
            <text:p>Crypt@gzip</text:p>
          </table:table-cell>
          <table:table-cell table:style-name="ce4" table:formula="of:=['Linear regression'.E45]" office:value-type="float" office:value="3.92362479990617" calcext:value-type="float">
            <text:p>3,9236247999062</text:p>
          </table:table-cell>
          <table:table-cell table:style-name="ce3" office:value-type="string" calcext:value-type="string">
            <text:p>dd @ gzip</text:p>
          </table:table-cell>
          <table:table-cell table:style-name="ce4" table:formula="of:=['Linear regression'.E48]" office:value-type="float" office:value="1.25607761458048" calcext:value-type="float">
            <text:p>1,2560776145805</text:p>
          </table:table-cell>
          <table:table-cell table:style-name="ce3" office:value-type="string" calcext:value-type="string">
            <text:p>Grep @ gzip</text:p>
          </table:table-cell>
          <table:table-cell table:style-name="ce4" table:formula="of:=['Linear regression'.E49]" office:value-type="float" office:value="9.14038471215771" calcext:value-type="float">
            <text:p>9,1403847121577</text:p>
          </table:table-cell>
          <table:table-cell table:style-name="ce3" office:value-type="string" calcext:value-type="string">
            <text:p>Gzip @ gzip</text:p>
          </table:table-cell>
          <table:table-cell table:style-name="ce4" table:formula="of:=['Linear regression'.E50]" office:value-type="float" office:value="2.83264370670958" calcext:value-type="float">
            <text:p>2,8326437067096</text:p>
          </table:table-cell>
          <table:table-cell table:number-columns-repeated="114"/>
        </table:table-row>
        <table:table-row table:style-name="ro9">
          <table:table-cell table:style-name="ce3" office:value-type="string" calcext:value-type="string">
            <text:p>Crypt @bzip2</text:p>
          </table:table-cell>
          <table:table-cell table:style-name="ce4" table:formula="of:=['Linear regression'.E3]" office:value-type="float" office:value="3.97654440671023" calcext:value-type="float">
            <text:p>3,9765444067102</text:p>
          </table:table-cell>
          <table:table-cell table:style-name="ce3" office:value-type="string" calcext:value-type="string">
            <text:p>Bzip2 @ cat</text:p>
          </table:table-cell>
          <table:table-cell table:style-name="ce4" table:formula="of:=['Linear regression'.E16]" office:value-type="float" office:value="34.011852629545" calcext:value-type="float">
            <text:p>34,011852629545</text:p>
          </table:table-cell>
          <table:table-cell table:style-name="ce3" office:value-type="string" calcext:value-type="string">
            <text:p>Bzip2 @ cp</text:p>
          </table:table-cell>
          <table:table-cell table:style-name="ce4" table:formula="of:=['Linear regression'.E23]" office:value-type="float" office:value="31.4389608062741" calcext:value-type="float">
            <text:p>31,4389608062741</text:p>
          </table:table-cell>
          <table:table-cell table:style-name="ce3" office:value-type="string" calcext:value-type="string">
            <text:p>Bzip2 @crypt</text:p>
          </table:table-cell>
          <table:table-cell table:style-name="ce4" table:formula="of:=['Linear regression'.E9]" office:value-type="float" office:value="7.50443119543798" calcext:value-type="float">
            <text:p>7,504431195438</text:p>
          </table:table-cell>
          <table:table-cell table:style-name="ce3" office:value-type="string" calcext:value-type="string">
            <text:p>Bzip2 @ dd</text:p>
          </table:table-cell>
          <table:table-cell table:style-name="ce4" table:formula="of:=['Linear regression'.E30]" office:value-type="float" office:value="24.1401415970991" calcext:value-type="float">
            <text:p>24,1401415970991</text:p>
          </table:table-cell>
          <table:table-cell table:style-name="ce3" office:value-type="string" calcext:value-type="string">
            <text:p>Bzip2 @ grep</text:p>
          </table:table-cell>
          <table:table-cell table:style-name="ce4" table:formula="of:=['Linear regression'.E37]" office:value-type="float" office:value="5.43347813185066" calcext:value-type="float">
            <text:p>5,4334781318507</text:p>
          </table:table-cell>
          <table:table-cell table:style-name="ce3" office:value-type="string" calcext:value-type="string">
            <text:p>Bzip2 @gzip</text:p>
          </table:table-cell>
          <table:table-cell table:style-name="ce4" table:formula="of:=['Linear regression'.E44]" office:value-type="float" office:value="1.33258229330256" calcext:value-type="float">
            <text:p>1,3325822933026</text:p>
          </table:table-cell>
          <table:table-cell table:number-columns-repeated="114"/>
        </table:table-row>
        <table:table-row table:style-name="ro9">
          <table:table-cell table:style-name="ce3" office:value-type="string" calcext:value-type="string">
            <text:p>Cat@bzip2</text:p>
          </table:table-cell>
          <table:table-cell table:style-name="ce4" table:formula="of:=['Linear regression'.E4]" office:value-type="float" office:value="9.33458914793583" calcext:value-type="float">
            <text:p>9,3345891479358</text:p>
          </table:table-cell>
          <table:table-cell table:style-name="ce3" office:value-type="string" calcext:value-type="string">
            <text:p>Crypt @ cat</text:p>
          </table:table-cell>
          <table:table-cell table:style-name="ce4" table:formula="of:=['Linear regression'.E17]" office:value-type="float" office:value="5.67958076995469" calcext:value-type="float">
            <text:p>5,6795807699547</text:p>
          </table:table-cell>
          <table:table-cell table:style-name="ce3" office:value-type="string" calcext:value-type="string">
            <text:p>Crypt @ cp</text:p>
          </table:table-cell>
          <table:table-cell table:style-name="ce4" table:formula="of:=['Linear regression'.E24]" office:value-type="float" office:value="1.71842702744131" calcext:value-type="float">
            <text:p>1,7184270274413</text:p>
          </table:table-cell>
          <table:table-cell table:style-name="ce3" office:value-type="string" calcext:value-type="string">
            <text:p>Cat @ crypt</text:p>
          </table:table-cell>
          <table:table-cell table:style-name="ce4" table:formula="of:=['Linear regression'.E11]" office:value-type="float" office:value="8.28343835226549" calcext:value-type="float">
            <text:p>8,2834383522655</text:p>
          </table:table-cell>
          <table:table-cell table:style-name="ce3" office:value-type="string" calcext:value-type="string">
            <text:p>Crypt @ dd</text:p>
          </table:table-cell>
          <table:table-cell table:style-name="ce4" table:formula="of:=['Linear regression'.E31]" office:value-type="float" office:value="53.6535102810143" calcext:value-type="float">
            <text:p>53,6535102810143</text:p>
          </table:table-cell>
          <table:table-cell table:style-name="ce3" office:value-type="string" calcext:value-type="string">
            <text:p>Crypt@ grep</text:p>
          </table:table-cell>
          <table:table-cell table:style-name="ce4" table:formula="of:=['Linear regression'.E38]" office:value-type="float" office:value="38.5771695995777" calcext:value-type="float">
            <text:p>38,5771695995777</text:p>
          </table:table-cell>
          <table:table-cell table:style-name="ce3" office:value-type="string" calcext:value-type="string">
            <text:p>Crypt@gzip</text:p>
          </table:table-cell>
          <table:table-cell table:style-name="ce4" table:formula="of:=['Linear regression'.E45]" office:value-type="float" office:value="3.92362479990617" calcext:value-type="float">
            <text:p>3,9236247999062</text:p>
          </table:table-cell>
          <table:table-cell table:number-columns-repeated="114"/>
        </table:table-row>
        <table:table-row table:style-name="ro9">
          <table:table-cell table:style-name="ce3" office:value-type="string" calcext:value-type="string">
            <text:p>cp@bzip2</text:p>
          </table:table-cell>
          <table:table-cell table:style-name="ce4" table:formula="of:=['Linear regression'.E5]" office:value-type="float" office:value="9.77994963132153" calcext:value-type="float">
            <text:p>9,7799496313215</text:p>
          </table:table-cell>
          <table:table-cell table:style-name="ce3" office:value-type="string" calcext:value-type="string">
            <text:p>cp @ cat</text:p>
          </table:table-cell>
          <table:table-cell table:style-name="ce4" table:formula="of:=['Linear regression'.E19]" office:value-type="float" office:value="12.362904733991" calcext:value-type="float">
            <text:p>12,362904733991</text:p>
          </table:table-cell>
          <table:table-cell table:style-name="ce3" office:value-type="string" calcext:value-type="string">
            <text:p>Cat @ cp</text:p>
          </table:table-cell>
          <table:table-cell table:style-name="ce4" table:formula="of:=['Linear regression'.E25]" office:value-type="float" office:value="17.3438070874101" calcext:value-type="float">
            <text:p>17,3438070874101</text:p>
          </table:table-cell>
          <table:table-cell table:style-name="ce3" office:value-type="string" calcext:value-type="string">
            <text:p>cp @ crypt</text:p>
          </table:table-cell>
          <table:table-cell table:style-name="ce4" table:formula="of:=['Linear regression'.E12]" office:value-type="float" office:value="6.03757212234991" calcext:value-type="float">
            <text:p>6,0375721223499</text:p>
          </table:table-cell>
          <table:table-cell table:style-name="ce3" office:value-type="string" calcext:value-type="string">
            <text:p>Cat@ dd</text:p>
          </table:table-cell>
          <table:table-cell table:style-name="ce4" table:formula="of:=['Linear regression'.E32]" office:value-type="float" office:value="14.8331051977957" calcext:value-type="float">
            <text:p>14,8331051977957</text:p>
          </table:table-cell>
          <table:table-cell table:style-name="ce3" office:value-type="string" calcext:value-type="string">
            <text:p>Cat@ grep</text:p>
          </table:table-cell>
          <table:table-cell table:style-name="ce4" table:formula="of:=['Linear regression'.E39]" office:value-type="float" office:value="14.3356210433571" calcext:value-type="float">
            <text:p>14,3356210433571</text:p>
          </table:table-cell>
          <table:table-cell table:style-name="ce3" office:value-type="string" calcext:value-type="string">
            <text:p>Cat@gzip</text:p>
          </table:table-cell>
          <table:table-cell table:style-name="ce4" table:formula="of:=['Linear regression'.E46]" office:value-type="float" office:value="49.4258048811741" calcext:value-type="float">
            <text:p>49,4258048811741</text:p>
          </table:table-cell>
          <table:table-cell table:number-columns-repeated="114"/>
        </table:table-row>
        <table:table-row table:style-name="ro9">
          <table:table-cell table:style-name="ce3" office:value-type="string" calcext:value-type="string">
            <text:p>dd@bzip2</text:p>
          </table:table-cell>
          <table:table-cell table:style-name="ce4" table:formula="of:=['Linear regression'.E6]" office:value-type="float" office:value="1.97213091313073" calcext:value-type="float">
            <text:p>1,9721309131307</text:p>
          </table:table-cell>
          <table:table-cell table:style-name="ce3" office:value-type="string" calcext:value-type="string">
            <text:p>dd @ cat</text:p>
          </table:table-cell>
          <table:table-cell table:style-name="ce4" table:formula="of:=['Linear regression'.E20]" office:value-type="float" office:value="6.62427660654002" calcext:value-type="float">
            <text:p>6,62427660654</text:p>
          </table:table-cell>
          <table:table-cell table:style-name="ce3" office:value-type="string" calcext:value-type="string">
            <text:p>dd @ cp</text:p>
          </table:table-cell>
          <table:table-cell table:style-name="ce4" table:formula="of:=['Linear regression'.E27]" office:value-type="float" office:value="7.43133751486834" calcext:value-type="float">
            <text:p>7,4313375148683</text:p>
          </table:table-cell>
          <table:table-cell table:style-name="ce3" office:value-type="string" calcext:value-type="string">
            <text:p>dd @ crypt</text:p>
          </table:table-cell>
          <table:table-cell table:style-name="ce4" table:formula="of:=['Linear regression'.E13]" office:value-type="float" office:value="7.65299154364059" calcext:value-type="float">
            <text:p>7,6529915436406</text:p>
          </table:table-cell>
          <table:table-cell table:style-name="ce3" office:value-type="string" calcext:value-type="string">
            <text:p>cp @ dd</text:p>
          </table:table-cell>
          <table:table-cell table:style-name="ce4" table:formula="of:=['Linear regression'.E33]" office:value-type="float" office:value="2.27658184197875" calcext:value-type="float">
            <text:p>2,2765818419788</text:p>
          </table:table-cell>
          <table:table-cell table:style-name="ce3" office:value-type="string" calcext:value-type="string">
            <text:p>cp@ grep</text:p>
          </table:table-cell>
          <table:table-cell table:style-name="ce4" table:formula="of:=['Linear regression'.E40]" office:value-type="float" office:value="12.9987783841167" calcext:value-type="float">
            <text:p>12,9987783841167</text:p>
          </table:table-cell>
          <table:table-cell table:style-name="ce3" office:value-type="string" calcext:value-type="string">
            <text:p>cp@gzip</text:p>
          </table:table-cell>
          <table:table-cell table:style-name="ce4" table:formula="of:=['Linear regression'.E47]" office:value-type="float" office:value="7.46372878247076" calcext:value-type="float">
            <text:p>7,4637287824708</text:p>
          </table:table-cell>
          <table:table-cell table:number-columns-repeated="114"/>
        </table:table-row>
        <table:table-row table:style-name="ro9">
          <table:table-cell table:style-name="ce3" office:value-type="string" calcext:value-type="string">
            <text:p>Grep@bzip2</text:p>
          </table:table-cell>
          <table:table-cell table:style-name="ce4" table:formula="of:=['Linear regression'.E7]" office:value-type="float" office:value="8.52922020531309" calcext:value-type="float">
            <text:p>8,5292202053131</text:p>
          </table:table-cell>
          <table:table-cell table:style-name="ce3" office:value-type="string" calcext:value-type="string">
            <text:p>Grep @ cat</text:p>
          </table:table-cell>
          <table:table-cell table:style-name="ce4" table:formula="of:=['Linear regression'.E21]" office:value-type="float" office:value="4.95972181770861" calcext:value-type="float">
            <text:p>4,9597218177086</text:p>
          </table:table-cell>
          <table:table-cell table:style-name="ce3" office:value-type="string" calcext:value-type="string">
            <text:p>Grep @ cp</text:p>
          </table:table-cell>
          <table:table-cell table:style-name="ce4" table:formula="of:=['Linear regression'.E28]" office:value-type="float" office:value="7.66281526173462" calcext:value-type="float">
            <text:p>7,6628152617346</text:p>
          </table:table-cell>
          <table:table-cell table:style-name="ce3" office:value-type="string" calcext:value-type="string">
            <text:p>Grep @ crypt</text:p>
          </table:table-cell>
          <table:table-cell table:style-name="ce4" table:formula="of:=['Linear regression'.E14]" office:value-type="float" office:value="8.35667271733574" calcext:value-type="float">
            <text:p>8,3566727173357</text:p>
          </table:table-cell>
          <table:table-cell table:style-name="ce3" office:value-type="string" calcext:value-type="string">
            <text:p>Grep @ dd</text:p>
          </table:table-cell>
          <table:table-cell table:style-name="ce4" table:formula="of:=['Linear regression'.E35]" office:value-type="float" office:value="16.0043349425057" calcext:value-type="float">
            <text:p>16,0043349425057</text:p>
          </table:table-cell>
          <table:table-cell table:style-name="ce3" office:value-type="string" calcext:value-type="string">
            <text:p>dd @ grep</text:p>
          </table:table-cell>
          <table:table-cell table:style-name="ce4" table:formula="of:=['Linear regression'.E42]" office:value-type="float" office:value="8.42077209594835" calcext:value-type="float">
            <text:p>8,4207720959484</text:p>
          </table:table-cell>
          <table:table-cell table:style-name="ce3" office:value-type="string" calcext:value-type="string">
            <text:p>dd @ gzip</text:p>
          </table:table-cell>
          <table:table-cell table:style-name="ce4" table:formula="of:=['Linear regression'.E48]" office:value-type="float" office:value="1.25607761458048" calcext:value-type="float">
            <text:p>1,2560776145805</text:p>
          </table:table-cell>
          <table:table-cell table:number-columns-repeated="114"/>
        </table:table-row>
        <table:table-row table:style-name="ro9">
          <table:table-cell table:style-name="ce3" office:value-type="string" calcext:value-type="string">
            <text:p>Gzip@bzip2</text:p>
          </table:table-cell>
          <table:table-cell table:style-name="ce4" table:formula="of:=['Linear regression'.E8]" office:value-type="float" office:value="6.69337897520817" calcext:value-type="float">
            <text:p>6,6933789752082</text:p>
          </table:table-cell>
          <table:table-cell table:style-name="ce3" office:value-type="string" calcext:value-type="string">
            <text:p>Gzip @ cat</text:p>
          </table:table-cell>
          <table:table-cell table:style-name="ce4" table:formula="of:=['Linear regression'.E22]" office:value-type="float" office:value="53.5881909502899" calcext:value-type="float">
            <text:p>53,5881909502899</text:p>
          </table:table-cell>
          <table:table-cell table:style-name="ce3" office:value-type="string" calcext:value-type="string">
            <text:p>Gzip @ cp</text:p>
          </table:table-cell>
          <table:table-cell table:style-name="ce4" table:formula="of:=['Linear regression'.E29]" office:value-type="float" office:value="52.493895707252" calcext:value-type="float">
            <text:p>52,493895707252</text:p>
          </table:table-cell>
          <table:table-cell table:style-name="ce3" office:value-type="string" calcext:value-type="string">
            <text:p>Gzip @ crypt</text:p>
          </table:table-cell>
          <table:table-cell table:style-name="ce4" table:formula="of:=['Linear regression'.E15]" office:value-type="float" office:value="8.67259293014349" calcext:value-type="float">
            <text:p>8,6725929301435</text:p>
          </table:table-cell>
          <table:table-cell table:style-name="ce3" office:value-type="string" calcext:value-type="string">
            <text:p>Gzip@ dd</text:p>
          </table:table-cell>
          <table:table-cell table:style-name="ce4" table:formula="of:=['Linear regression'.E36]" office:value-type="float" office:value="32.6880929804843" calcext:value-type="float">
            <text:p>32,6880929804843</text:p>
          </table:table-cell>
          <table:table-cell table:style-name="ce3" office:value-type="string" calcext:value-type="string">
            <text:p>Gzip@ grep</text:p>
          </table:table-cell>
          <table:table-cell table:style-name="ce4" table:formula="of:=['Linear regression'.E43]" office:value-type="float" office:value="1.15912217576869" calcext:value-type="float">
            <text:p>1,1591221757687</text:p>
          </table:table-cell>
          <table:table-cell table:style-name="ce3" office:value-type="string" calcext:value-type="string">
            <text:p>Grep @ gzip</text:p>
          </table:table-cell>
          <table:table-cell table:style-name="ce4" table:formula="of:=['Linear regression'.E49]" office:value-type="float" office:value="9.14038471215771" calcext:value-type="float">
            <text:p>9,1403847121577</text:p>
          </table:table-cell>
          <table:table-cell table:number-columns-repeated="114"/>
        </table:table-row>
        <table:table-row table:style-name="ro1">
          <table:table-cell table:style-name="ce3"/>
          <table:table-cell table:style-name="ce4"/>
          <table:table-cell table:style-name="ce3"/>
          <table:table-cell table:style-name="ce4"/>
          <table:table-cell table:number-columns-repeated="124"/>
        </table:table-row>
        <table:table-row table:style-name="ro1">
          <table:table-cell table:style-name="ce3" office:value-type="string" calcext:value-type="string">
            <text:p>Média</text:p>
          </table:table-cell>
          <table:table-cell table:style-name="ce4" table:formula="of:=AVERAGE([.B3:.B15])" office:value-type="float" office:value="11.1920053230784" calcext:value-type="float">
            <text:p>11,1920053230784</text:p>
          </table:table-cell>
          <table:table-cell table:style-name="ce3"/>
          <table:table-cell table:style-name="ce4" table:formula="of:=AVERAGE([.D3:.D15])" office:value-type="float" office:value="18.7799062403625" calcext:value-type="float">
            <text:p>18,7799062403625</text:p>
          </table:table-cell>
          <table:table-cell/>
          <table:table-cell table:style-name="ce4" table:formula="of:=AVERAGE([.F3:.F15])" office:value-type="float" office:value="13.7826147953218" calcext:value-type="float">
            <text:p>13,7826147953218</text:p>
          </table:table-cell>
          <table:table-cell/>
          <table:table-cell table:style-name="ce4" table:formula="of:=AVERAGE([.H3:.H15])" office:value-type="float" office:value="12.026005620302" calcext:value-type="float">
            <text:p>12,026005620302</text:p>
          </table:table-cell>
          <table:table-cell/>
          <table:table-cell table:style-name="ce4" table:formula="of:=AVERAGE([.J3:.J15])" office:value-type="float" office:value="14.1057428563886" calcext:value-type="float">
            <text:p>14,1057428563886</text:p>
          </table:table-cell>
          <table:table-cell/>
          <table:table-cell table:style-name="ce4" table:formula="of:=AVERAGE([.L3:.L15])" office:value-type="float" office:value="11.0768356294864" calcext:value-type="float">
            <text:p>11,0768356294864</text:p>
          </table:table-cell>
          <table:table-cell/>
          <table:table-cell table:style-name="ce4" table:formula="of:=AVERAGE([.N3:.N15])" office:value-type="float" office:value="17.7438554238037" calcext:value-type="float">
            <text:p>17,7438554238037</text:p>
          </table:table-cell>
          <table:table-cell table:number-columns-repeated="114"/>
        </table:table-row>
        <table:table-row table:style-name="ro1">
          <table:table-cell table:style-name="ce3" office:value-type="string" calcext:value-type="string">
            <text:p>Maior</text:p>
          </table:table-cell>
          <table:table-cell table:style-name="ce4" table:formula="of:=MAX([.B3:.B15])" office:value-type="float" office:value="34.011852629545" calcext:value-type="float">
            <text:p>34,011852629545</text:p>
          </table:table-cell>
          <table:table-cell table:style-name="ce3"/>
          <table:table-cell table:style-name="ce4" table:formula="of:=MAX([.D3:.D15])" office:value-type="float" office:value="53.5881909502899" calcext:value-type="float">
            <text:p>53,5881909502899</text:p>
          </table:table-cell>
          <table:table-cell/>
          <table:table-cell table:style-name="ce4" table:formula="of:=MAX([.F3:.F15])" office:value-type="float" office:value="52.493895707252" calcext:value-type="float">
            <text:p>52,493895707252</text:p>
          </table:table-cell>
          <table:table-cell/>
          <table:table-cell table:style-name="ce4" table:formula="of:=MAX([.H3:.H15])" office:value-type="float" office:value="53.6535102810143" calcext:value-type="float">
            <text:p>53,6535102810143</text:p>
          </table:table-cell>
          <table:table-cell/>
          <table:table-cell table:style-name="ce4" table:formula="of:=MAX([.J3:.J15])" office:value-type="float" office:value="53.6535102810143" calcext:value-type="float">
            <text:p>53,6535102810143</text:p>
          </table:table-cell>
          <table:table-cell/>
          <table:table-cell table:style-name="ce4" table:formula="of:=MAX([.L3:.L15])" office:value-type="float" office:value="38.5771695995777" calcext:value-type="float">
            <text:p>38,5771695995777</text:p>
          </table:table-cell>
          <table:table-cell/>
          <table:table-cell table:style-name="ce4" table:formula="of:=MAX([.N3:.N15])" office:value-type="float" office:value="53.5881909502899" calcext:value-type="float">
            <text:p>53,5881909502899</text:p>
          </table:table-cell>
          <table:table-cell table:number-columns-repeated="114"/>
        </table:table-row>
        <table:table-row table:style-name="ro1">
          <table:table-cell table:style-name="ce3" office:value-type="string" calcext:value-type="string">
            <text:p>Mediana</text:p>
          </table:table-cell>
          <table:table-cell table:style-name="ce26" table:formula="of:=MEDIAN([.B3:.B15])" office:value-type="float" office:value="7.50443119543798" calcext:value-type="float">
            <text:p>7,504431195438</text:p>
          </table:table-cell>
          <table:table-cell table:style-name="ce3"/>
          <table:table-cell table:style-name="ce26" table:formula="of:=MEDIAN([.D3:.D15])" office:value-type="float" office:value="13.3558879067454" calcext:value-type="float">
            <text:p>13,3558879067454</text:p>
          </table:table-cell>
          <table:table-cell/>
          <table:table-cell table:style-name="ce26" table:formula="of:=MEDIAN([.F3:.F15])" office:value-type="float" office:value="9.77994963132153" calcext:value-type="float">
            <text:p>9,7799496313215</text:p>
          </table:table-cell>
          <table:table-cell/>
          <table:table-cell table:style-name="ce26" table:formula="of:=MEDIAN([.H3:.H15])" office:value-type="float" office:value="7.50443119543798" calcext:value-type="float">
            <text:p>7,504431195438</text:p>
          </table:table-cell>
          <table:table-cell/>
          <table:table-cell table:style-name="ce26" table:formula="of:=MEDIAN([.J3:.J15])" office:value-type="float" office:value="7.65299154364059" calcext:value-type="float">
            <text:p>7,6529915436406</text:p>
          </table:table-cell>
          <table:table-cell/>
          <table:table-cell table:style-name="ce26" table:formula="of:=MEDIAN([.L3:.L15])" office:value-type="float" office:value="8.42077209594835" calcext:value-type="float">
            <text:p>8,4207720959484</text:p>
          </table:table-cell>
          <table:table-cell/>
          <table:table-cell table:style-name="ce26" table:formula="of:=MEDIAN([.N3:.N15])" office:value-type="float" office:value="7.46372878247076" calcext:value-type="float">
            <text:p>7,4637287824708</text:p>
          </table:table-cell>
          <table:table-cell table:number-columns-repeated="114"/>
        </table:table-row>
        <table:table-row table:style-name="ro1" table:number-rows-repeated="2">
          <table:table-cell table:style-name="ce3"/>
          <table:table-cell table:style-name="ce4"/>
          <table:table-cell table:style-name="ce3"/>
          <table:table-cell table:style-name="ce4"/>
          <table:table-cell table:number-columns-repeated="124"/>
        </table:table-row>
        <table:table-row table:style-name="ro1">
          <table:table-cell table:style-name="ce3"/>
          <table:table-cell table:style-name="ce4" office:value-type="string" calcext:value-type="string">
            <text:p>Média</text:p>
          </table:table-cell>
          <table:table-cell table:style-name="ce3" office:value-type="string" calcext:value-type="string">
            <text:p>Maior</text:p>
          </table:table-cell>
          <table:table-cell table:style-name="ce4" office:value-type="string" calcext:value-type="string">
            <text:p><text:s/>Mediana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Bzip</text:p>
          </table:table-cell>
          <table:table-cell table:style-name="ce4" table:formula="of:=[.B17]" office:value-type="float" office:value="11.1920053230784" calcext:value-type="float">
            <text:p>11,1920053230784</text:p>
          </table:table-cell>
          <table:table-cell table:style-name="ce4" table:formula="of:=[.B18]" office:value-type="float" office:value="34.011852629545" calcext:value-type="float">
            <text:p>34,011852629545</text:p>
          </table:table-cell>
          <table:table-cell table:style-name="ce4" table:formula="of:=[.B19]" office:value-type="float" office:value="7.50443119543798" calcext:value-type="float">
            <text:p>7,504431195438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cat</text:p>
          </table:table-cell>
          <table:table-cell table:style-name="ce4" table:formula="of:=[.D17]" office:value-type="float" office:value="18.7799062403625" calcext:value-type="float">
            <text:p>18,7799062403625</text:p>
          </table:table-cell>
          <table:table-cell table:style-name="ce4" table:formula="of:=[.D18]" office:value-type="float" office:value="53.5881909502899" calcext:value-type="float">
            <text:p>53,5881909502899</text:p>
          </table:table-cell>
          <table:table-cell table:style-name="ce4" table:formula="of:=[.D19]" office:value-type="float" office:value="13.3558879067454" calcext:value-type="float">
            <text:p>13,3558879067454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cp</text:p>
          </table:table-cell>
          <table:table-cell table:style-name="ce4" table:formula="of:=[.F17]" office:value-type="float" office:value="13.7826147953218" calcext:value-type="float">
            <text:p>13,7826147953218</text:p>
          </table:table-cell>
          <table:table-cell table:style-name="ce4" table:formula="of:=[.F18]" office:value-type="float" office:value="52.493895707252" calcext:value-type="float">
            <text:p>52,493895707252</text:p>
          </table:table-cell>
          <table:table-cell table:style-name="ce4" table:formula="of:=[.F19]" office:value-type="float" office:value="9.77994963132153" calcext:value-type="float">
            <text:p>9,7799496313215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crypt</text:p>
          </table:table-cell>
          <table:table-cell table:style-name="ce4" table:formula="of:=[.H17]" office:value-type="float" office:value="12.026005620302" calcext:value-type="float">
            <text:p>12,026005620302</text:p>
          </table:table-cell>
          <table:table-cell table:style-name="ce4" table:formula="of:=[.H18]" office:value-type="float" office:value="53.6535102810143" calcext:value-type="float">
            <text:p>53,6535102810143</text:p>
          </table:table-cell>
          <table:table-cell table:style-name="ce4" table:formula="of:=[.H19]" office:value-type="float" office:value="7.50443119543798" calcext:value-type="float">
            <text:p>7,504431195438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dd</text:p>
          </table:table-cell>
          <table:table-cell table:style-name="ce4" table:formula="of:=[.J17]" office:value-type="float" office:value="14.1057428563886" calcext:value-type="float">
            <text:p>14,1057428563886</text:p>
          </table:table-cell>
          <table:table-cell table:style-name="ce4" table:formula="of:=[.J18]" office:value-type="float" office:value="53.6535102810143" calcext:value-type="float">
            <text:p>53,6535102810143</text:p>
          </table:table-cell>
          <table:table-cell table:style-name="ce4" table:formula="of:=[.J19]" office:value-type="float" office:value="7.65299154364059" calcext:value-type="float">
            <text:p>7,6529915436406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Grep</text:p>
          </table:table-cell>
          <table:table-cell table:style-name="ce4" table:formula="of:=[.L17]" office:value-type="float" office:value="11.0768356294864" calcext:value-type="float">
            <text:p>11,0768356294864</text:p>
          </table:table-cell>
          <table:table-cell table:style-name="ce4" table:formula="of:=[.L18]" office:value-type="float" office:value="38.5771695995777" calcext:value-type="float">
            <text:p>38,5771695995777</text:p>
          </table:table-cell>
          <table:table-cell table:style-name="ce4" table:formula="of:=[.L19]" office:value-type="float" office:value="8.42077209594835" calcext:value-type="float">
            <text:p>8,4207720959484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gzip</text:p>
          </table:table-cell>
          <table:table-cell table:style-name="ce4" table:formula="of:=[.N17]" office:value-type="float" office:value="17.7438554238037" calcext:value-type="float">
            <text:p>17,7438554238037</text:p>
          </table:table-cell>
          <table:table-cell table:style-name="ce4" table:formula="of:=[.N18]" office:value-type="float" office:value="53.5881909502899" calcext:value-type="float">
            <text:p>53,5881909502899</text:p>
          </table:table-cell>
          <table:table-cell table:style-name="ce4" table:formula="of:=[.N19]" office:value-type="float" office:value="7.46372878247076" calcext:value-type="float">
            <text:p>7,4637287824708</text:p>
          </table:table-cell>
          <table:table-cell table:number-columns-repeated="124"/>
        </table:table-row>
        <table:table-row table:style-name="ro1">
          <table:table-cell/>
          <table:table-cell table:style-name="ce28" table:formula="of:=AVERAGE([.B23:.B29])" office:value-type="float" office:value="14.1009951269633" calcext:value-type="float">
            <text:p>14,1009951269633</text:p>
          </table:table-cell>
          <table:table-cell table:number-columns-repeated="126"/>
        </table:table-row>
        <table:table-row table:style-name="ro4" table:number-rows-repeated="97">
          <table:table-cell table:number-columns-repeated="128"/>
        </table:table-row>
        <table:table-row table:style-name="ro4">
          <table:table-cell table:number-columns-repeated="128"/>
        </table:table-row>
        <table:named-expressions>
          <table:named-expression table:name="Print_Area" table:base-cell-address="$'LINEAR REGRESSION ERROR'.$A$1" table:expression="#REF!"/>
          <table:named-expression table:name="Sheet_Title" table:base-cell-address="$'LINEAR REGRESSION ERROR'.$A$1" table:expression="&quot;Sheet7&quot;"/>
        </table:named-expressions>
      </table:table>
      <table:table table:name="polinomial regression" table:style-name="ta8">
        <office:forms form:automatic-focus="false" form:apply-design-mode="false"/>
        <table:shapes>
          <draw:frame draw:z-index="0" draw:style-name="gr2" draw:text-style-name="P1" svg:width="159.97mm" svg:height="89.87mm" svg:x="156.39mm" svg:y="10.9mm">
            <loext:p draw:notify-on-update-of-ranges="'polinomial regression'.B1:'polinomial regression'.B1 'polinomial regression'.C1:'polinomial regression'.C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3"/>
        <table:table-column table:style-name="co1" table:default-cell-style-name="ce5"/>
        <table:table-column table:style-name="co1" table:number-columns-repeated="3" table:default-cell-style-name="Default"/>
        <table:table-row table:style-name="ro1">
          <table:table-cell table:style-name="ce4"/>
          <table:table-cell office:value-type="string" calcext:value-type="string">
            <text:p>Real</text:p>
          </table:table-cell>
          <table:table-cell table:style-name="ce5" office:value-type="string" calcext:value-type="string">
            <text:p>Predição</text:p>
          </table:table-cell>
          <table:table-cell table:style-name="ce5" office:value-type="string" calcext:value-type="string">
            <text:p>erro</text:p>
          </table:table-cell>
          <table:table-cell table:style-name="ce5" office:value-type="string" calcext:value-type="string">
            <text:p>erro%</text:p>
          </table:table-cell>
        </table:table-row>
        <table:table-row table:style-name="ro9">
          <table:table-cell office:value-type="string" calcext:value-type="string">
            <text:p>Bzip2 @bzip2</text:p>
          </table:table-cell>
          <table:table-cell office:value-type="float" office:value="0.8980366978" calcext:value-type="float">
            <text:p>0,8980366978</text:p>
          </table:table-cell>
          <table:table-cell table:style-name="ce29" office:value-type="float" office:value="0.9041855758" calcext:value-type="float">
            <text:p>0,9041855758</text:p>
          </table:table-cell>
          <table:table-cell table:formula="of:=SQRT(POWER(([.B2]-[.C2]);2))*100" office:value-type="float" office:value="0.614887799999997" calcext:value-type="float">
            <text:p>0,6148878</text:p>
          </table:table-cell>
          <table:table-cell table:formula="of:=[.D2]/[.B2]" office:value-type="float" office:value="0.684702308387109" calcext:value-type="float">
            <text:p>0,6847023083871</text:p>
          </table:table-cell>
        </table:table-row>
        <table:table-row table:style-name="ro1">
          <table:table-cell office:value-type="string" calcext:value-type="string">
            <text:p>Crypt @bzip2</text:p>
          </table:table-cell>
          <table:table-cell office:value-type="float" office:value="0.9645550603" calcext:value-type="float">
            <text:p>0,9645550603</text:p>
          </table:table-cell>
          <table:table-cell office:value-type="float" office:value="0.9906132438" calcext:value-type="float">
            <text:p>0,9906132438</text:p>
          </table:table-cell>
          <table:table-cell table:formula="of:=SQRT(POWER(([.B3]-[.C3]);2))*100" office:value-type="float" office:value="2.60581835" calcext:value-type="float">
            <text:p>2,60581835</text:p>
          </table:table-cell>
          <table:table-cell table:formula="of:=[.D3]/[.B3]" office:value-type="float" office:value="2.70157553182037" calcext:value-type="float">
            <text:p>2,7015755318204</text:p>
          </table:table-cell>
        </table:table-row>
        <table:table-row table:style-name="ro1">
          <table:table-cell office:value-type="string" calcext:value-type="string">
            <text:p>Cat@bzip2</text:p>
          </table:table-cell>
          <table:table-cell office:value-type="float" office:value="0.7231122584" calcext:value-type="float">
            <text:p>0,7231122584</text:p>
          </table:table-cell>
          <table:table-cell office:value-type="float" office:value="0.6910628195" calcext:value-type="float">
            <text:p>0,6910628195</text:p>
          </table:table-cell>
          <table:table-cell table:formula="of:=SQRT(POWER(([.B4]-[.C4]);2))*100" office:value-type="float" office:value="3.20494389" calcext:value-type="float">
            <text:p>3,20494389</text:p>
          </table:table-cell>
          <table:table-cell table:formula="of:=[.D4]/[.B4]" office:value-type="float" office:value="4.43215261914028" calcext:value-type="float">
            <text:p>4,4321526191403</text:p>
          </table:table-cell>
        </table:table-row>
        <table:table-row table:style-name="ro1">
          <table:table-cell office:value-type="string" calcext:value-type="string">
            <text:p>cp@bzip2</text:p>
          </table:table-cell>
          <table:table-cell office:value-type="float" office:value="0.7194033891" calcext:value-type="float">
            <text:p>0,7194033891</text:p>
          </table:table-cell>
          <table:table-cell office:value-type="float" office:value="0.6849799111" calcext:value-type="float">
            <text:p>0,6849799111</text:p>
          </table:table-cell>
          <table:table-cell table:formula="of:=SQRT(POWER(([.B5]-[.C5]);2))*100" office:value-type="float" office:value="3.4423478" calcext:value-type="float">
            <text:p>3,4423478</text:p>
          </table:table-cell>
          <table:table-cell table:formula="of:=[.D5]/[.B5]" office:value-type="float" office:value="4.7850035906927" calcext:value-type="float">
            <text:p>4,7850035906927</text:p>
          </table:table-cell>
        </table:table-row>
        <table:table-row table:style-name="ro1">
          <table:table-cell office:value-type="string" calcext:value-type="string">
            <text:p>dd@bzip2</text:p>
          </table:table-cell>
          <table:table-cell office:value-type="float" office:value="0.8679157345" calcext:value-type="float">
            <text:p>0,8679157345</text:p>
          </table:table-cell>
          <table:table-cell office:value-type="float" office:value="0.8493595775" calcext:value-type="float">
            <text:p>0,8493595775</text:p>
          </table:table-cell>
          <table:table-cell table:formula="of:=SQRT(POWER(([.B6]-[.C6]);2))*100" office:value-type="float" office:value="1.8556157" calcext:value-type="float">
            <text:p>1,8556157</text:p>
          </table:table-cell>
          <table:table-cell table:formula="of:=[.D6]/[.B6]" office:value-type="float" office:value="2.13801366450512" calcext:value-type="float">
            <text:p>2,1380136645051</text:p>
          </table:table-cell>
        </table:table-row>
        <table:table-row table:style-name="ro1">
          <table:table-cell office:value-type="string" calcext:value-type="string">
            <text:p>Grep@bzip2</text:p>
          </table:table-cell>
          <table:table-cell office:value-type="float" office:value="0.9872141705" calcext:value-type="float">
            <text:p>0,9872141705</text:p>
          </table:table-cell>
          <table:table-cell office:value-type="float" office:value="0.9950352145" calcext:value-type="float">
            <text:p>0,9950352145</text:p>
          </table:table-cell>
          <table:table-cell table:formula="of:=SQRT(POWER(([.B7]-[.C7]);2))*100" office:value-type="float" office:value="0.782104399999994" calcext:value-type="float">
            <text:p>0,7821044</text:p>
          </table:table-cell>
          <table:table-cell table:formula="of:=[.D7]/[.B7]" office:value-type="float" office:value="0.792233765854351" calcext:value-type="float">
            <text:p>0,7922337658544</text:p>
          </table:table-cell>
        </table:table-row>
        <table:table-row table:style-name="ro1">
          <table:table-cell office:value-type="string" calcext:value-type="string">
            <text:p>Gzip@bzip2</text:p>
          </table:table-cell>
          <table:table-cell office:value-type="float" office:value="0.8858008895" calcext:value-type="float">
            <text:p>0,8858008895</text:p>
          </table:table-cell>
          <table:table-cell office:value-type="float" office:value="0.8958948242" calcext:value-type="float">
            <text:p>0,8958948242</text:p>
          </table:table-cell>
          <table:table-cell table:formula="of:=SQRT(POWER(([.B8]-[.C8]);2))*100" office:value-type="float" office:value="1.00939347" calcext:value-type="float">
            <text:p>1,00939347</text:p>
          </table:table-cell>
          <table:table-cell table:formula="of:=[.D8]/[.B8]" office:value-type="float" office:value="1.1395263675675" calcext:value-type="float">
            <text:p>1,1395263675675</text:p>
          </table:table-cell>
        </table:table-row>
        <table:table-row table:style-name="ro1">
          <table:table-cell office:value-type="string" calcext:value-type="string">
            <text:p>Bzip2 @crypt</text:p>
          </table:table-cell>
          <table:table-cell office:value-type="float" office:value="0.8303644697" calcext:value-type="float">
            <text:p>0,8303644697</text:p>
          </table:table-cell>
          <table:table-cell office:value-type="float" office:value="0.8546978872" calcext:value-type="float">
            <text:p>0,8546978872</text:p>
          </table:table-cell>
          <table:table-cell table:formula="of:=SQRT(POWER(([.B9]-[.C9]);2))*100" office:value-type="float" office:value="2.43334175000001" calcext:value-type="float">
            <text:p>2,43334175</text:p>
          </table:table-cell>
          <table:table-cell table:formula="of:=[.D9]/[.B9]" office:value-type="float" office:value="2.93045022853536" calcext:value-type="float">
            <text:p>2,9304502285354</text:p>
          </table:table-cell>
        </table:table-row>
        <table:table-row table:style-name="ro1">
          <table:table-cell office:value-type="string" calcext:value-type="string">
            <text:p>Crypt @crypt</text:p>
          </table:table-cell>
          <table:table-cell office:value-type="float" office:value="0.8908329752" calcext:value-type="float">
            <text:p>0,8908329752</text:p>
          </table:table-cell>
          <table:table-cell office:value-type="float" office:value="0.8769297365" calcext:value-type="float">
            <text:p>0,8769297365</text:p>
          </table:table-cell>
          <table:table-cell table:formula="of:=SQRT(POWER(([.B10]-[.C10]);2))*100" office:value-type="float" office:value="1.39032387" calcext:value-type="float">
            <text:p>1,39032387</text:p>
          </table:table-cell>
          <table:table-cell table:formula="of:=[.D10]/[.B10]" office:value-type="float" office:value="1.56070094922997" calcext:value-type="float">
            <text:p>1,56070094923</text:p>
          </table:table-cell>
        </table:table-row>
        <table:table-row table:style-name="ro1">
          <table:table-cell office:value-type="string" calcext:value-type="string">
            <text:p>Cat @ crypt</text:p>
          </table:table-cell>
          <table:table-cell office:value-type="float" office:value="0.6700573909" calcext:value-type="float">
            <text:p>0,6700573909</text:p>
          </table:table-cell>
          <table:table-cell office:value-type="float" office:value="0.6015962032" calcext:value-type="float">
            <text:p>0,6015962032</text:p>
          </table:table-cell>
          <table:table-cell table:formula="of:=SQRT(POWER(([.B11]-[.C11]);2))*100" office:value-type="float" office:value="6.84611877" calcext:value-type="float">
            <text:p>6,84611877</text:p>
          </table:table-cell>
          <table:table-cell table:formula="of:=[.D11]/[.B11]" office:value-type="float" office:value="10.217212529817" calcext:value-type="float">
            <text:p>10,217212529817</text:p>
          </table:table-cell>
        </table:table-row>
        <table:table-row table:style-name="ro1">
          <table:table-cell office:value-type="string" calcext:value-type="string">
            <text:p>cp @ crypt</text:p>
          </table:table-cell>
          <table:table-cell office:value-type="float" office:value="0.6544735102" calcext:value-type="float">
            <text:p>0,6544735102</text:p>
          </table:table-cell>
          <table:table-cell office:value-type="float" office:value="0.5998299676" calcext:value-type="float">
            <text:p>0,5998299676</text:p>
          </table:table-cell>
          <table:table-cell table:formula="of:=SQRT(POWER(([.B12]-[.C12]);2))*100" office:value-type="float" office:value="5.46435425999999" calcext:value-type="float">
            <text:p>5,46435426</text:p>
          </table:table-cell>
          <table:table-cell table:formula="of:=[.D12]/[.B12]" office:value-type="float" office:value="8.34923671445487" calcext:value-type="float">
            <text:p>8,3492367144549</text:p>
          </table:table-cell>
        </table:table-row>
        <table:table-row table:style-name="ro1">
          <table:table-cell office:value-type="string" calcext:value-type="string">
            <text:p>dd @ crypt</text:p>
          </table:table-cell>
          <table:table-cell office:value-type="float" office:value="0.7517459463" calcext:value-type="float">
            <text:p>0,7517459463</text:p>
          </table:table-cell>
          <table:table-cell office:value-type="float" office:value="0.7859344235" calcext:value-type="float">
            <text:p>0,7859344235</text:p>
          </table:table-cell>
          <table:table-cell table:formula="of:=SQRT(POWER(([.B13]-[.C13]);2))*100" office:value-type="float" office:value="3.41884772" calcext:value-type="float">
            <text:p>3,41884772</text:p>
          </table:table-cell>
          <table:table-cell table:formula="of:=[.D13]/[.B13]" office:value-type="float" office:value="4.54787649581237" calcext:value-type="float">
            <text:p>4,5478764958124</text:p>
          </table:table-cell>
        </table:table-row>
        <table:table-row table:style-name="ro1">
          <table:table-cell office:value-type="string" calcext:value-type="string">
            <text:p>Grep @ crypt</text:p>
          </table:table-cell>
          <table:table-cell office:value-type="float" office:value="0.9547981571" calcext:value-type="float">
            <text:p>0,9547981571</text:p>
          </table:table-cell>
          <table:table-cell office:value-type="float" office:value="0.9493499923" calcext:value-type="float">
            <text:p>0,9493499923</text:p>
          </table:table-cell>
          <table:table-cell table:formula="of:=SQRT(POWER(([.B14]-[.C14]);2))*100" office:value-type="float" office:value="0.544816479999999" calcext:value-type="float">
            <text:p>0,54481648</text:p>
          </table:table-cell>
          <table:table-cell table:formula="of:=[.D14]/[.B14]" office:value-type="float" office:value="0.570609061138917" calcext:value-type="float">
            <text:p>0,5706090611389</text:p>
          </table:table-cell>
        </table:table-row>
        <table:table-row table:style-name="ro1">
          <table:table-cell office:value-type="string" calcext:value-type="string">
            <text:p>Gzip @ crypt</text:p>
          </table:table-cell>
          <table:table-cell office:value-type="float" office:value="0.8048432235" calcext:value-type="float">
            <text:p>0,8048432235</text:p>
          </table:table-cell>
          <table:table-cell office:value-type="float" office:value="0.7991482657" calcext:value-type="float">
            <text:p>0,7991482657</text:p>
          </table:table-cell>
          <table:table-cell table:formula="of:=SQRT(POWER(([.B15]-[.C15]);2))*100" office:value-type="float" office:value="0.569495779999996" calcext:value-type="float">
            <text:p>0,56949578</text:p>
          </table:table-cell>
          <table:table-cell table:formula="of:=[.D15]/[.B15]" office:value-type="float" office:value="0.707585978699609" calcext:value-type="float">
            <text:p>0,7075859786996</text:p>
          </table:table-cell>
        </table:table-row>
        <table:table-row table:style-name="ro1">
          <table:table-cell office:value-type="string" calcext:value-type="string">
            <text:p>Bzip2 @ cat</text:p>
          </table:table-cell>
          <table:table-cell office:value-type="float" office:value="0.4923617479" calcext:value-type="float">
            <text:p>0,4923617479</text:p>
          </table:table-cell>
          <table:table-cell office:value-type="float" office:value="0.5048345914" calcext:value-type="float">
            <text:p>0,5048345914</text:p>
          </table:table-cell>
          <table:table-cell table:formula="of:=SQRT(POWER(([.B16]-[.C16]);2))*100" office:value-type="float" office:value="1.24728434999999" calcext:value-type="float">
            <text:p>1,24728435</text:p>
          </table:table-cell>
          <table:table-cell table:formula="of:=[.D16]/[.B16]" office:value-type="float" office:value="2.53326818202238" calcext:value-type="float">
            <text:p>2,5332681820224</text:p>
          </table:table-cell>
        </table:table-row>
        <table:table-row table:style-name="ro1">
          <table:table-cell office:value-type="string" calcext:value-type="string">
            <text:p>Crypt @ cat</text:p>
          </table:table-cell>
          <table:table-cell office:value-type="float" office:value="0.6691508377" calcext:value-type="float">
            <text:p>0,6691508377</text:p>
          </table:table-cell>
          <table:table-cell office:value-type="float" office:value="0.6682854986" calcext:value-type="float">
            <text:p>0,6682854986</text:p>
          </table:table-cell>
          <table:table-cell table:formula="of:=SQRT(POWER(([.B17]-[.C17]);2))*100" office:value-type="float" office:value="0.0865339100000084" calcext:value-type="float">
            <text:p>0,08653391</text:p>
          </table:table-cell>
          <table:table-cell table:formula="of:=[.D17]/[.B17]" office:value-type="float" office:value="0.129318989269209" calcext:value-type="float">
            <text:p>0,1293189892692</text:p>
          </table:table-cell>
        </table:table-row>
        <table:table-row table:style-name="ro1">
          <table:table-cell office:value-type="string" calcext:value-type="string">
            <text:p>Cat @ cat</text:p>
          </table:table-cell>
          <table:table-cell office:value-type="float" office:value="0.4467593253" calcext:value-type="float">
            <text:p>0,4467593253</text:p>
          </table:table-cell>
          <table:table-cell office:value-type="float" office:value="0.4789333156" calcext:value-type="float">
            <text:p>0,4789333156</text:p>
          </table:table-cell>
          <table:table-cell table:formula="of:=SQRT(POWER(([.B18]-[.C18]);2))*100" office:value-type="float" office:value="3.21739903" calcext:value-type="float">
            <text:p>3,21739903</text:p>
          </table:table-cell>
          <table:table-cell table:formula="of:=[.D18]/[.B18]" office:value-type="float" office:value="7.20163821502665" calcext:value-type="float">
            <text:p>7,2016382150267</text:p>
          </table:table-cell>
        </table:table-row>
        <table:table-row table:style-name="ro1">
          <table:table-cell office:value-type="string" calcext:value-type="string">
            <text:p>cp @ cat</text:p>
          </table:table-cell>
          <table:table-cell office:value-type="float" office:value="0.4604729659" calcext:value-type="float">
            <text:p>0,4604729659</text:p>
          </table:table-cell>
          <table:table-cell office:value-type="float" office:value="0.4889332959" calcext:value-type="float">
            <text:p>0,4889332959</text:p>
          </table:table-cell>
          <table:table-cell table:formula="of:=SQRT(POWER(([.B19]-[.C19]);2))*100" office:value-type="float" office:value="2.846033" calcext:value-type="float">
            <text:p>2,846033</text:p>
          </table:table-cell>
          <table:table-cell table:formula="of:=[.D19]/[.B19]" office:value-type="float" office:value="6.18067337446704" calcext:value-type="float">
            <text:p>6,180673374467</text:p>
          </table:table-cell>
        </table:table-row>
        <table:table-row table:style-name="ro1">
          <table:table-cell office:value-type="string" calcext:value-type="string">
            <text:p>dd @ cat</text:p>
          </table:table-cell>
          <table:table-cell office:value-type="float" office:value="0.7390960343" calcext:value-type="float">
            <text:p>0,7390960343</text:p>
          </table:table-cell>
          <table:table-cell office:value-type="float" office:value="0.7083351616" calcext:value-type="float">
            <text:p>0,7083351616</text:p>
          </table:table-cell>
          <table:table-cell table:formula="of:=SQRT(POWER(([.B20]-[.C20]);2))*100" office:value-type="float" office:value="3.07608727000001" calcext:value-type="float">
            <text:p>3,07608727</text:p>
          </table:table-cell>
          <table:table-cell table:formula="of:=[.D20]/[.B20]" office:value-type="float" office:value="4.16195883517813" calcext:value-type="float">
            <text:p>4,1619588351781</text:p>
          </table:table-cell>
        </table:table-row>
        <table:table-row table:style-name="ro1">
          <table:table-cell office:value-type="string" calcext:value-type="string">
            <text:p>Grep @ cat</text:p>
          </table:table-cell>
          <table:table-cell office:value-type="float" office:value="0.776563594" calcext:value-type="float">
            <text:p>0,776563594</text:p>
          </table:table-cell>
          <table:table-cell office:value-type="float" office:value="0.7837283125" calcext:value-type="float">
            <text:p>0,7837283125</text:p>
          </table:table-cell>
          <table:table-cell table:formula="of:=SQRT(POWER(([.B21]-[.C21]);2))*100" office:value-type="float" office:value="0.71647185" calcext:value-type="float">
            <text:p>0,71647185</text:p>
          </table:table-cell>
          <table:table-cell table:formula="of:=[.D21]/[.B21]" office:value-type="float" office:value="0.922618386357164" calcext:value-type="float">
            <text:p>0,9226183863572</text:p>
          </table:table-cell>
        </table:table-row>
        <table:table-row table:style-name="ro1">
          <table:table-cell office:value-type="string" calcext:value-type="string">
            <text:p>Gzip @ cat</text:p>
          </table:table-cell>
          <table:table-cell office:value-type="float" office:value="0.4199027256" calcext:value-type="float">
            <text:p>0,4199027256</text:p>
          </table:table-cell>
          <table:table-cell office:value-type="float" office:value="0.4526539641" calcext:value-type="float">
            <text:p>0,4526539641</text:p>
          </table:table-cell>
          <table:table-cell table:formula="of:=SQRT(POWER(([.B22]-[.C22]);2))*100" office:value-type="float" office:value="3.27512385" calcext:value-type="float">
            <text:p>3,27512385</text:p>
          </table:table-cell>
          <table:table-cell table:formula="of:=[.D22]/[.B22]" office:value-type="float" office:value="7.79972038838321" calcext:value-type="float">
            <text:p>7,7997203883832</text:p>
          </table:table-cell>
        </table:table-row>
        <table:table-row table:style-name="ro1">
          <table:table-cell office:value-type="string" calcext:value-type="string">
            <text:p>Bzip2 @ cp</text:p>
          </table:table-cell>
          <table:table-cell office:value-type="float" office:value="0.4988767379" calcext:value-type="float">
            <text:p>0,4988767379</text:p>
          </table:table-cell>
          <table:table-cell office:value-type="float" office:value="0.5002802745" calcext:value-type="float">
            <text:p>0,5002802745</text:p>
          </table:table-cell>
          <table:table-cell table:formula="of:=SQRT(POWER(([.B23]-[.C23]);2))*100" office:value-type="float" office:value="0.140353659999998" calcext:value-type="float">
            <text:p>0,14035366</text:p>
          </table:table-cell>
          <table:table-cell table:formula="of:=[.D23]/[.B23]" office:value-type="float" office:value="0.281339355670923" calcext:value-type="float">
            <text:p>0,2813393556709</text:p>
          </table:table-cell>
        </table:table-row>
        <table:table-row table:style-name="ro1">
          <table:table-cell office:value-type="string" calcext:value-type="string">
            <text:p>Crypt @ cp</text:p>
          </table:table-cell>
          <table:table-cell office:value-type="float" office:value="0.7025293543" calcext:value-type="float">
            <text:p>0,7025293543</text:p>
          </table:table-cell>
          <table:table-cell office:value-type="float" office:value="0.6464109122" calcext:value-type="float">
            <text:p>0,6464109122</text:p>
          </table:table-cell>
          <table:table-cell table:formula="of:=SQRT(POWER(([.B24]-[.C24]);2))*100" office:value-type="float" office:value="5.61184421000001" calcext:value-type="float">
            <text:p>5,61184421</text:p>
          </table:table-cell>
          <table:table-cell table:formula="of:=[.D24]/[.B24]" office:value-type="float" office:value="7.98805654973897" calcext:value-type="float">
            <text:p>7,988056549739</text:p>
          </table:table-cell>
        </table:table-row>
        <table:table-row table:style-name="ro1">
          <table:table-cell office:value-type="string" calcext:value-type="string">
            <text:p>Cat @ cp</text:p>
          </table:table-cell>
          <table:table-cell office:value-type="float" office:value="0.4458207152" calcext:value-type="float">
            <text:p>0,4458207152</text:p>
          </table:table-cell>
          <table:table-cell office:value-type="float" office:value="0.4600243055" calcext:value-type="float">
            <text:p>0,4600243055</text:p>
          </table:table-cell>
          <table:table-cell table:formula="of:=SQRT(POWER(([.B25]-[.C25]);2))*100" office:value-type="float" office:value="1.42035903" calcext:value-type="float">
            <text:p>1,42035903</text:p>
          </table:table-cell>
          <table:table-cell table:formula="of:=[.D25]/[.B25]" office:value-type="float" office:value="3.18594219957413" calcext:value-type="float">
            <text:p>3,1859421995741</text:p>
          </table:table-cell>
        </table:table-row>
        <table:table-row table:style-name="ro1">
          <table:table-cell office:value-type="string" calcext:value-type="string">
            <text:p>cp @ cp</text:p>
          </table:table-cell>
          <table:table-cell office:value-type="float" office:value="0.4487176077" calcext:value-type="float">
            <text:p>0,4487176077</text:p>
          </table:table-cell>
          <table:table-cell office:value-type="float" office:value="0.4535751552" calcext:value-type="float">
            <text:p>0,4535751552</text:p>
          </table:table-cell>
          <table:table-cell table:formula="of:=SQRT(POWER(([.B26]-[.C26]);2))*100" office:value-type="float" office:value="0.48575475" calcext:value-type="float">
            <text:p>0,48575475</text:p>
          </table:table-cell>
          <table:table-cell table:formula="of:=[.D26]/[.B26]" office:value-type="float" office:value="1.08253997985468" calcext:value-type="float">
            <text:p>1,0825399798547</text:p>
          </table:table-cell>
        </table:table-row>
        <table:table-row table:style-name="ro1">
          <table:table-cell office:value-type="string" calcext:value-type="string">
            <text:p>dd @ cp</text:p>
          </table:table-cell>
          <table:table-cell office:value-type="float" office:value="0.7489066213" calcext:value-type="float">
            <text:p>0,7489066213</text:p>
          </table:table-cell>
          <table:table-cell office:value-type="float" office:value="0.7608373348" calcext:value-type="float">
            <text:p>0,7608373348</text:p>
          </table:table-cell>
          <table:table-cell table:formula="of:=SQRT(POWER(([.B27]-[.C27]);2))*100" office:value-type="float" office:value="1.19307135" calcext:value-type="float">
            <text:p>1,19307135</text:p>
          </table:table-cell>
          <table:table-cell table:formula="of:=[.D27]/[.B27]" office:value-type="float" office:value="1.59308425919507" calcext:value-type="float">
            <text:p>1,5930842591951</text:p>
          </table:table-cell>
        </table:table-row>
        <table:table-row table:style-name="ro1">
          <table:table-cell office:value-type="string" calcext:value-type="string">
            <text:p>Grep @ cp</text:p>
          </table:table-cell>
          <table:table-cell office:value-type="float" office:value="0.796655001" calcext:value-type="float">
            <text:p>0,796655001</text:p>
          </table:table-cell>
          <table:table-cell office:value-type="float" office:value="0.7805932913" calcext:value-type="float">
            <text:p>0,7805932913</text:p>
          </table:table-cell>
          <table:table-cell table:formula="of:=SQRT(POWER(([.B28]-[.C28]);2))*100" office:value-type="float" office:value="1.60617097000001" calcext:value-type="float">
            <text:p>1,60617097</text:p>
          </table:table-cell>
          <table:table-cell table:formula="of:=[.D28]/[.B28]" office:value-type="float" office:value="2.01614371087091" calcext:value-type="float">
            <text:p>2,0161437108709</text:p>
          </table:table-cell>
        </table:table-row>
        <table:table-row table:style-name="ro1">
          <table:table-cell office:value-type="string" calcext:value-type="string">
            <text:p>Gzip @ cp</text:p>
          </table:table-cell>
          <table:table-cell office:value-type="float" office:value="0.4242195381" calcext:value-type="float">
            <text:p>0,4242195381</text:p>
          </table:table-cell>
          <table:table-cell office:value-type="float" office:value="0.4555116176" calcext:value-type="float">
            <text:p>0,4555116176</text:p>
          </table:table-cell>
          <table:table-cell table:formula="of:=SQRT(POWER(([.B29]-[.C29]);2))*100" office:value-type="float" office:value="3.12920795" calcext:value-type="float">
            <text:p>3,12920795</text:p>
          </table:table-cell>
          <table:table-cell table:formula="of:=[.D29]/[.B29]" office:value-type="float" office:value="7.3763880938043" calcext:value-type="float">
            <text:p>7,3763880938043</text:p>
          </table:table-cell>
        </table:table-row>
        <table:table-row table:style-name="ro1">
          <table:table-cell office:value-type="string" calcext:value-type="string">
            <text:p>Bzip2 @ dd</text:p>
          </table:table-cell>
          <table:table-cell office:value-type="float" office:value="0.2705199911" calcext:value-type="float">
            <text:p>0,2705199911</text:p>
          </table:table-cell>
          <table:table-cell office:value-type="float" office:value="0.2196729594" calcext:value-type="float">
            <text:p>0,2196729594</text:p>
          </table:table-cell>
          <table:table-cell table:formula="of:=SQRT(POWER(([.B30]-[.C30]);2))*100" office:value-type="float" office:value="5.08470317" calcext:value-type="float">
            <text:p>5,08470317</text:p>
          </table:table-cell>
          <table:table-cell table:formula="of:=[.D30]/[.B30]" office:value-type="float" office:value="18.7960348117873" calcext:value-type="float">
            <text:p>18,7960348117873</text:p>
          </table:table-cell>
        </table:table-row>
        <table:table-row table:style-name="ro1">
          <table:table-cell office:value-type="string" calcext:value-type="string">
            <text:p>Crypt @ dd</text:p>
          </table:table-cell>
          <table:table-cell office:value-type="float" office:value="0.3868707233" calcext:value-type="float">
            <text:p>0,3868707233</text:p>
          </table:table-cell>
          <table:table-cell office:value-type="float" office:value="0.3991726973" calcext:value-type="float">
            <text:p>0,3991726973</text:p>
          </table:table-cell>
          <table:table-cell table:formula="of:=SQRT(POWER(([.B31]-[.C31]);2))*100" office:value-type="float" office:value="1.2301974" calcext:value-type="float">
            <text:p>1,2301974</text:p>
          </table:table-cell>
          <table:table-cell table:formula="of:=[.D31]/[.B31]" office:value-type="float" office:value="3.17986688035331" calcext:value-type="float">
            <text:p>3,1798668803533</text:p>
          </table:table-cell>
        </table:table-row>
        <table:table-row table:style-name="ro1">
          <table:table-cell office:value-type="string" calcext:value-type="string">
            <text:p>Cat@ dd</text:p>
          </table:table-cell>
          <table:table-cell office:value-type="float" office:value="0.1987992919" calcext:value-type="float">
            <text:p>0,1987992919</text:p>
          </table:table-cell>
          <table:table-cell office:value-type="float" office:value="0.1600374034" calcext:value-type="float">
            <text:p>0,1600374034</text:p>
          </table:table-cell>
          <table:table-cell table:formula="of:=SQRT(POWER(([.B32]-[.C32]);2))*100" office:value-type="float" office:value="3.87618885" calcext:value-type="float">
            <text:p>3,87618885</text:p>
          </table:table-cell>
          <table:table-cell table:formula="of:=[.D32]/[.B32]" office:value-type="float" office:value="19.4980012904161" calcext:value-type="float">
            <text:p>19,4980012904161</text:p>
          </table:table-cell>
        </table:table-row>
        <table:table-row table:style-name="ro1">
          <table:table-cell office:value-type="string" calcext:value-type="string">
            <text:p>cp @ dd</text:p>
          </table:table-cell>
          <table:table-cell office:value-type="float" office:value="0.197259985" calcext:value-type="float">
            <text:p>0,197259985</text:p>
          </table:table-cell>
          <table:table-cell office:value-type="float" office:value="0.2153525979" calcext:value-type="float">
            <text:p>0,2153525979</text:p>
          </table:table-cell>
          <table:table-cell table:formula="of:=SQRT(POWER(([.B33]-[.C33]);2))*100" office:value-type="float" office:value="1.80926129" calcext:value-type="float">
            <text:p>1,80926129</text:p>
          </table:table-cell>
          <table:table-cell table:formula="of:=[.D33]/[.B33]" office:value-type="float" office:value="9.17196303142779" calcext:value-type="float">
            <text:p>9,1719630314278</text:p>
          </table:table-cell>
        </table:table-row>
        <table:table-row table:style-name="ro1">
          <table:table-cell office:value-type="string" calcext:value-type="string">
            <text:p>dd <text:s/>@ dd</text:p>
          </table:table-cell>
          <table:table-cell office:value-type="float" office:value="0.4698599865" calcext:value-type="float">
            <text:p>0,4698599865</text:p>
          </table:table-cell>
          <table:table-cell office:value-type="float" office:value="0.4720171547" calcext:value-type="float">
            <text:p>0,4720171547</text:p>
          </table:table-cell>
          <table:table-cell table:formula="of:=SQRT(POWER(([.B34]-[.C34]);2))*100" office:value-type="float" office:value="0.21571682" calcext:value-type="float">
            <text:p>0,21571682</text:p>
          </table:table-cell>
          <table:table-cell table:formula="of:=[.D34]/[.B34]" office:value-type="float" office:value="0.459108726424825" calcext:value-type="float">
            <text:p>0,4591087264248</text:p>
          </table:table-cell>
        </table:table-row>
        <table:table-row table:style-name="ro1">
          <table:table-cell office:value-type="string" calcext:value-type="string">
            <text:p>Grep @ dd</text:p>
          </table:table-cell>
          <table:table-cell office:value-type="float" office:value="0.4939462051" calcext:value-type="float">
            <text:p>0,4939462051</text:p>
          </table:table-cell>
          <table:table-cell office:value-type="float" office:value="0.5327034014" calcext:value-type="float">
            <text:p>0,5327034014</text:p>
          </table:table-cell>
          <table:table-cell table:formula="of:=SQRT(POWER(([.B35]-[.C35]);2))*100" office:value-type="float" office:value="3.87571963" calcext:value-type="float">
            <text:p>3,87571963</text:p>
          </table:table-cell>
          <table:table-cell table:formula="of:=[.D35]/[.B35]" office:value-type="float" office:value="7.84644074594187" calcext:value-type="float">
            <text:p>7,8464407459419</text:p>
          </table:table-cell>
        </table:table-row>
        <table:table-row table:style-name="ro1">
          <table:table-cell office:value-type="string" calcext:value-type="string">
            <text:p>Gzip@ dd</text:p>
          </table:table-cell>
          <table:table-cell office:value-type="float" office:value="0.2186153207" calcext:value-type="float">
            <text:p>0,2186153207</text:p>
          </table:table-cell>
          <table:table-cell office:value-type="float" office:value="0.2172415986" calcext:value-type="float">
            <text:p>0,2172415986</text:p>
          </table:table-cell>
          <table:table-cell table:formula="of:=SQRT(POWER(([.B36]-[.C36]);2))*100" office:value-type="float" office:value="0.13737221" calcext:value-type="float">
            <text:p>0,13737221</text:p>
          </table:table-cell>
          <table:table-cell table:formula="of:=[.D36]/[.B36]" office:value-type="float" office:value="0.628374121082357" calcext:value-type="float">
            <text:p>0,6283741210824</text:p>
          </table:table-cell>
        </table:table-row>
        <table:table-row table:style-name="ro1">
          <table:table-cell office:value-type="string" calcext:value-type="string">
            <text:p>Bzip2 @ grep</text:p>
          </table:table-cell>
          <table:table-cell office:value-type="float" office:value="0.9979348731" calcext:value-type="float">
            <text:p>0,9979348731</text:p>
          </table:table-cell>
          <table:table-cell office:value-type="float" office:value="0.9826851079" calcext:value-type="float">
            <text:p>0,9826851079</text:p>
          </table:table-cell>
          <table:table-cell table:formula="of:=SQRT(POWER(([.B37]-[.C37]);2))*100" office:value-type="float" office:value="1.52497652" calcext:value-type="float">
            <text:p>1,52497652</text:p>
          </table:table-cell>
          <table:table-cell table:formula="of:=[.D37]/[.B37]" office:value-type="float" office:value="1.52813230713422" calcext:value-type="float">
            <text:p>1,5281323071342</text:p>
          </table:table-cell>
        </table:table-row>
        <table:table-row table:style-name="ro1">
          <table:table-cell office:value-type="string" calcext:value-type="string">
            <text:p>Crypt@ grep</text:p>
          </table:table-cell>
          <table:table-cell office:value-type="float" office:value="0.9919583582" calcext:value-type="float">
            <text:p>0,9919583582</text:p>
          </table:table-cell>
          <table:table-cell office:value-type="float" office:value="0.9530515405" calcext:value-type="float">
            <text:p>0,9530515405</text:p>
          </table:table-cell>
          <table:table-cell table:formula="of:=SQRT(POWER(([.B38]-[.C38]);2))*100" office:value-type="float" office:value="3.89068176999999" calcext:value-type="float">
            <text:p>3,89068177</text:p>
          </table:table-cell>
          <table:table-cell table:formula="of:=[.D38]/[.B38]" office:value-type="float" office:value="3.92222288147256" calcext:value-type="float">
            <text:p>3,9222228814726</text:p>
          </table:table-cell>
        </table:table-row>
        <table:table-row table:style-name="ro1">
          <table:table-cell office:value-type="string" calcext:value-type="string">
            <text:p>Cat@ grep</text:p>
          </table:table-cell>
          <table:table-cell office:value-type="float" office:value="0.8016128855" calcext:value-type="float">
            <text:p>0,8016128855</text:p>
          </table:table-cell>
          <table:table-cell office:value-type="float" office:value="0.787483696" calcext:value-type="float">
            <text:p>0,787483696</text:p>
          </table:table-cell>
          <table:table-cell table:formula="of:=SQRT(POWER(([.B39]-[.C39]);2))*100" office:value-type="float" office:value="1.41291895" calcext:value-type="float">
            <text:p>1,41291895</text:p>
          </table:table-cell>
          <table:table-cell table:formula="of:=[.D39]/[.B39]" office:value-type="float" office:value="1.76259510738615" calcext:value-type="float">
            <text:p>1,7625951073862</text:p>
          </table:table-cell>
        </table:table-row>
        <table:table-row table:style-name="ro1">
          <table:table-cell office:value-type="string" calcext:value-type="string">
            <text:p>cp@ grep</text:p>
          </table:table-cell>
          <table:table-cell office:value-type="float" office:value="0.7907400462" calcext:value-type="float">
            <text:p>0,7907400462</text:p>
          </table:table-cell>
          <table:table-cell office:value-type="float" office:value="0.7910053975" calcext:value-type="float">
            <text:p>0,7910053975</text:p>
          </table:table-cell>
          <table:table-cell table:formula="of:=SQRT(POWER(([.B40]-[.C40]);2))*100" office:value-type="float" office:value="0.0265351299999939" calcext:value-type="float">
            <text:p>0,02653513</text:p>
          </table:table-cell>
          <table:table-cell table:formula="of:=[.D40]/[.B40]" office:value-type="float" office:value="0.033557336734761" calcext:value-type="float">
            <text:p>0,0335573367348</text:p>
          </table:table-cell>
        </table:table-row>
        <table:table-row table:style-name="ro1">
          <table:table-cell office:value-type="string" calcext:value-type="string">
            <text:p>dd @ grep</text:p>
          </table:table-cell>
          <table:table-cell office:value-type="float" office:value="0.8380298064" calcext:value-type="float">
            <text:p>0,8380298064</text:p>
          </table:table-cell>
          <table:table-cell office:value-type="float" office:value="0.8440608302" calcext:value-type="float">
            <text:p>0,8440608302</text:p>
          </table:table-cell>
          <table:table-cell table:formula="of:=SQRT(POWER(([.B41]-[.C41]);2))*100" office:value-type="float" office:value="0.603102379999998" calcext:value-type="float">
            <text:p>0,60310238</text:p>
          </table:table-cell>
          <table:table-cell table:formula="of:=[.D41]/[.B41]" office:value-type="float" office:value="0.719666980093225" calcext:value-type="float">
            <text:p>0,7196669800932</text:p>
          </table:table-cell>
        </table:table-row>
        <table:table-row table:style-name="ro1">
          <table:table-cell office:value-type="string" calcext:value-type="string">
            <text:p>Grep@ grep</text:p>
          </table:table-cell>
          <table:table-cell office:value-type="float" office:value="0.9883367885" calcext:value-type="float">
            <text:p>0,9883367885</text:p>
          </table:table-cell>
          <table:table-cell office:value-type="float" office:value="0.9914716192" calcext:value-type="float">
            <text:p>0,9914716192</text:p>
          </table:table-cell>
          <table:table-cell table:formula="of:=SQRT(POWER(([.B42]-[.C42]);2))*100" office:value-type="float" office:value="0.313483069999998" calcext:value-type="float">
            <text:p>0,31348307</text:p>
          </table:table-cell>
          <table:table-cell table:formula="of:=[.D42]/[.B42]" office:value-type="float" office:value="0.317182435833206" calcext:value-type="float">
            <text:p>0,3171824358332</text:p>
          </table:table-cell>
        </table:table-row>
        <table:table-row table:style-name="ro1">
          <table:table-cell office:value-type="string" calcext:value-type="string">
            <text:p>Gzip@ grep</text:p>
          </table:table-cell>
          <table:table-cell office:value-type="float" office:value="0.9858794473" calcext:value-type="float">
            <text:p>0,9858794473</text:p>
          </table:table-cell>
          <table:table-cell office:value-type="float" office:value="1.024648732" calcext:value-type="float">
            <text:p>1,024648732</text:p>
          </table:table-cell>
          <table:table-cell table:formula="of:=SQRT(POWER(([.B43]-[.C43]);2))*100" office:value-type="float" office:value="3.87692847" calcext:value-type="float">
            <text:p>3,87692847</text:p>
          </table:table-cell>
          <table:table-cell table:formula="of:=[.D43]/[.B43]" office:value-type="float" office:value="3.93245693539675" calcext:value-type="float">
            <text:p>3,9324569353968</text:p>
          </table:table-cell>
        </table:table-row>
        <table:table-row table:style-name="ro1">
          <table:table-cell office:value-type="string" calcext:value-type="string">
            <text:p>Bzip2 @gzip</text:p>
          </table:table-cell>
          <table:table-cell office:value-type="float" office:value="0.8592252169" calcext:value-type="float">
            <text:p>0,8592252169</text:p>
          </table:table-cell>
          <table:table-cell office:value-type="float" office:value="0.8154147513" calcext:value-type="float">
            <text:p>0,8154147513</text:p>
          </table:table-cell>
          <table:table-cell table:formula="of:=SQRT(POWER(([.B44]-[.C44]);2))*100" office:value-type="float" office:value="4.38104655999999" calcext:value-type="float">
            <text:p>4,38104656</text:p>
          </table:table-cell>
          <table:table-cell table:formula="of:=[.D44]/[.B44]" office:value-type="float" office:value="5.0988337793511" calcext:value-type="float">
            <text:p>5,0988337793511</text:p>
          </table:table-cell>
        </table:table-row>
        <table:table-row table:style-name="ro1">
          <table:table-cell office:value-type="string" calcext:value-type="string">
            <text:p>Crypt@gzip</text:p>
          </table:table-cell>
          <table:table-cell office:value-type="float" office:value="0.9514713665" calcext:value-type="float">
            <text:p>0,9514713665</text:p>
          </table:table-cell>
          <table:table-cell office:value-type="float" office:value="0.9659447007" calcext:value-type="float">
            <text:p>0,9659447007</text:p>
          </table:table-cell>
          <table:table-cell table:formula="of:=SQRT(POWER(([.B45]-[.C45]);2))*100" office:value-type="float" office:value="1.44733342" calcext:value-type="float">
            <text:p>1,44733342</text:p>
          </table:table-cell>
          <table:table-cell table:formula="of:=[.D45]/[.B45]" office:value-type="float" office:value="1.52115289115219" calcext:value-type="float">
            <text:p>1,5211528911522</text:p>
          </table:table-cell>
        </table:table-row>
        <table:table-row table:style-name="ro1">
          <table:table-cell office:value-type="string" calcext:value-type="string">
            <text:p>Cat@gzip</text:p>
          </table:table-cell>
          <table:table-cell office:value-type="float" office:value="0.4249426667" calcext:value-type="float">
            <text:p>0,4249426667</text:p>
          </table:table-cell>
          <table:table-cell office:value-type="float" office:value="0.6521373958" calcext:value-type="float">
            <text:p>0,6521373958</text:p>
          </table:table-cell>
          <table:table-cell table:formula="of:=SQRT(POWER(([.B46]-[.C46]);2))*100" office:value-type="float" office:value="22.71947291" calcext:value-type="float">
            <text:p>22,71947291</text:p>
          </table:table-cell>
          <table:table-cell table:formula="of:=[.D46]/[.B46]" office:value-type="float" office:value="53.4647958192427" calcext:value-type="float">
            <text:p>53,4647958192427</text:p>
          </table:table-cell>
        </table:table-row>
        <table:table-row table:style-name="ro1">
          <table:table-cell office:value-type="string" calcext:value-type="string">
            <text:p>cp@gzip</text:p>
          </table:table-cell>
          <table:table-cell office:value-type="float" office:value="0.6838570343" calcext:value-type="float">
            <text:p>0,6838570343</text:p>
          </table:table-cell>
          <table:table-cell office:value-type="float" office:value="0.6409352" calcext:value-type="float">
            <text:p>0,6409352</text:p>
          </table:table-cell>
          <table:table-cell table:formula="of:=SQRT(POWER(([.B47]-[.C47]);2))*100" office:value-type="float" office:value="4.29218343000001" calcext:value-type="float">
            <text:p>4,29218343</text:p>
          </table:table-cell>
          <table:table-cell table:formula="of:=[.D47]/[.B47]" office:value-type="float" office:value="6.27643383736414" calcext:value-type="float">
            <text:p>6,2764338373641</text:p>
          </table:table-cell>
        </table:table-row>
        <table:table-row table:style-name="ro1">
          <table:table-cell office:value-type="string" calcext:value-type="string">
            <text:p>dd @ gzip</text:p>
          </table:table-cell>
          <table:table-cell office:value-type="float" office:value="0.8019178101" calcext:value-type="float">
            <text:p>0,8019178101</text:p>
          </table:table-cell>
          <table:table-cell office:value-type="float" office:value="0.7980660965" calcext:value-type="float">
            <text:p>0,7980660965</text:p>
          </table:table-cell>
          <table:table-cell table:formula="of:=SQRT(POWER(([.B48]-[.C48]);2))*100" office:value-type="float" office:value="0.385171360000003" calcext:value-type="float">
            <text:p>0,38517136</text:p>
          </table:table-cell>
          <table:table-cell table:formula="of:=[.D48]/[.B48]" office:value-type="float" office:value="0.480312764162167" calcext:value-type="float">
            <text:p>0,4803127641622</text:p>
          </table:table-cell>
        </table:table-row>
        <table:table-row table:style-name="ro1">
          <table:table-cell office:value-type="string" calcext:value-type="string">
            <text:p>Grep @ gzip</text:p>
          </table:table-cell>
          <table:table-cell office:value-type="float" office:value="0.9918583709" calcext:value-type="float">
            <text:p>0,9918583709</text:p>
          </table:table-cell>
          <table:table-cell office:value-type="float" office:value="0.9869245218" calcext:value-type="float">
            <text:p>0,9869245218</text:p>
          </table:table-cell>
          <table:table-cell table:formula="of:=SQRT(POWER(([.B49]-[.C49]);2))*100" office:value-type="float" office:value="0.493384910000005" calcext:value-type="float">
            <text:p>0,49338491</text:p>
          </table:table-cell>
          <table:table-cell table:formula="of:=[.D49]/[.B49]" office:value-type="float" office:value="0.497434839968446" calcext:value-type="float">
            <text:p>0,4974348399684</text:p>
          </table:table-cell>
        </table:table-row>
        <table:table-row table:style-name="ro1">
          <table:table-cell office:value-type="string" calcext:value-type="string">
            <text:p>Gzip @ gzip</text:p>
          </table:table-cell>
          <table:table-cell office:value-type="float" office:value="0.8739308527" calcext:value-type="float">
            <text:p>0,8739308527</text:p>
          </table:table-cell>
          <table:table-cell office:value-type="float" office:value="0.8191716309" calcext:value-type="float">
            <text:p>0,8191716309</text:p>
          </table:table-cell>
          <table:table-cell table:formula="of:=SQRT(POWER(([.B50]-[.C50]);2))*100" office:value-type="float" office:value="5.47592218" calcext:value-type="float">
            <text:p>5,47592218</text:p>
          </table:table-cell>
          <table:table-cell table:formula="of:=[.D50]/[.B50]" office:value-type="float" office:value="6.26585291397163" calcext:value-type="float">
            <text:p>6,2658529139716</text:p>
          </table:table-cell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5" table:formula="of:=AVERAGE([.E2:.E50])" office:value-type="float" office:value="4.96755083187276" calcext:value-type="float">
            <text:p>4,9675508318728</text:p>
          </table:table-cell>
        </table:table-row>
      </table:table>
      <table:table table:name="polinomial error" table:style-name="ta8">
        <table:shapes>
          <draw:frame draw:z-index="0" draw:style-name="gr2" draw:text-style-name="P1" svg:width="159.97mm" svg:height="89.93mm" svg:x="141.8mm" svg:y="101.36mm">
            <loext:p draw:notify-on-update-of-ranges="'polinomial error'.A23:'polinomial error'.A29 'polinomial error'.B22:'polinomial error'.B22 'polinomial error'.B23:'polinomial error'.B29 'polinomial error'.C22:'polinomial error'.C22 'polinomial error'.C23:'polinomial error'.C29 'polinomial error'.D22:'polinomial error'.D22 'polinomial error'.D23:'polinomial error'.D29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ce3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number-columns-repeated="10" table:default-cell-style-name="Default"/>
        <table:table-row table:style-name="ro1">
          <table:table-cell table:style-name="ce11" office:value-type="string" calcext:value-type="string" table:number-columns-spanned="2" table:number-rows-spanned="1">
            <text:p>Bzip</text:p>
          </table:table-cell>
          <table:covered-table-cell table:style-name="ce5"/>
          <table:table-cell table:style-name="ce27" office:value-type="string" calcext:value-type="string" table:number-columns-spanned="2" table:number-rows-spanned="1">
            <text:p>Cat</text:p>
          </table:table-cell>
          <table:covered-table-cell table:style-name="ce5"/>
          <table:table-cell table:style-name="ce27" office:value-type="string" calcext:value-type="string" table:number-columns-spanned="2" table:number-rows-spanned="1">
            <text:p>cp</text:p>
          </table:table-cell>
          <table:covered-table-cell table:style-name="ce5"/>
          <table:table-cell table:style-name="ce27" office:value-type="string" calcext:value-type="string" table:number-columns-spanned="2" table:number-rows-spanned="1">
            <text:p>Crypt</text:p>
          </table:table-cell>
          <table:covered-table-cell table:style-name="ce5"/>
          <table:table-cell table:style-name="ce27" office:value-type="string" calcext:value-type="string" table:number-columns-spanned="2" table:number-rows-spanned="1">
            <text:p>dd</text:p>
          </table:table-cell>
          <table:covered-table-cell table:style-name="ce5"/>
          <table:table-cell table:style-name="ce27" office:value-type="string" calcext:value-type="string" table:number-columns-spanned="2" table:number-rows-spanned="1">
            <text:p>Grep</text:p>
          </table:table-cell>
          <table:covered-table-cell table:style-name="ce5"/>
          <table:table-cell table:style-name="ce27" office:value-type="string" calcext:value-type="string" table:number-columns-spanned="2" table:number-rows-spanned="1">
            <text:p>Gzip</text:p>
          </table:table-cell>
          <table:covered-table-cell table:style-name="ce5"/>
        </table:table-row>
        <table:table-row table:style-name="ro1">
          <table:table-cell table:style-name="ce11" office:value-type="string" calcext:value-type="string" table:number-columns-spanned="2" table:number-rows-spanned="1">
            <text:p>Erro</text:p>
          </table:table-cell>
          <table:covered-table-cell table:style-name="ce5"/>
          <table:table-cell table:style-name="ce27" office:value-type="string" calcext:value-type="string" table:number-columns-spanned="2" table:number-rows-spanned="1">
            <text:p>Erro</text:p>
          </table:table-cell>
          <table:covered-table-cell table:style-name="ce5"/>
          <table:table-cell table:style-name="ce27" office:value-type="string" calcext:value-type="string" table:number-columns-spanned="2" table:number-rows-spanned="1">
            <text:p>erro</text:p>
          </table:table-cell>
          <table:covered-table-cell table:style-name="ce5"/>
          <table:table-cell table:style-name="ce27" office:value-type="string" calcext:value-type="string" table:number-columns-spanned="2" table:number-rows-spanned="1">
            <text:p>erro</text:p>
          </table:table-cell>
          <table:covered-table-cell table:style-name="ce5"/>
          <table:table-cell table:style-name="ce27" office:value-type="string" calcext:value-type="string" table:number-columns-spanned="2" table:number-rows-spanned="1">
            <text:p>erro</text:p>
          </table:table-cell>
          <table:covered-table-cell table:style-name="ce5"/>
          <table:table-cell table:style-name="ce27" office:value-type="string" calcext:value-type="string" table:number-columns-spanned="2" table:number-rows-spanned="1">
            <text:p>erro</text:p>
          </table:table-cell>
          <table:covered-table-cell table:style-name="ce5"/>
          <table:table-cell table:style-name="ce27" office:value-type="string" calcext:value-type="string" table:number-columns-spanned="2" table:number-rows-spanned="1">
            <text:p>erro</text:p>
          </table:table-cell>
          <table:covered-table-cell table:style-name="ce5"/>
        </table:table-row>
        <table:table-row table:style-name="ro9">
          <table:table-cell office:value-type="string" calcext:value-type="string">
            <text:p>Bzip2 @bzip2</text:p>
          </table:table-cell>
          <table:table-cell table:style-name="ce5" table:formula="of:=['polinomial regression'.E2]" office:value-type="float" office:value="0.684702308387109" calcext:value-type="float">
            <text:p>0,6847023083871</text:p>
          </table:table-cell>
          <table:table-cell table:style-name="ce3" office:value-type="string" calcext:value-type="string">
            <text:p>Cat@bzip2</text:p>
          </table:table-cell>
          <table:table-cell table:style-name="ce5" table:formula="of:=['polinomial regression'.E4]" office:value-type="float" office:value="4.43215261914028" calcext:value-type="float">
            <text:p>4,4321526191403</text:p>
          </table:table-cell>
          <table:table-cell table:style-name="ce3" office:value-type="string" calcext:value-type="string">
            <text:p>cp@bzip2</text:p>
          </table:table-cell>
          <table:table-cell table:style-name="ce5" table:formula="of:=['polinomial regression'.E5]" office:value-type="float" office:value="4.7850035906927" calcext:value-type="float">
            <text:p>4,7850035906927</text:p>
          </table:table-cell>
          <table:table-cell table:style-name="ce3" office:value-type="string" calcext:value-type="string">
            <text:p>Crypt @bzip2</text:p>
          </table:table-cell>
          <table:table-cell table:style-name="ce5" table:formula="of:=['polinomial regression'.E3]" office:value-type="float" office:value="2.70157553182037" calcext:value-type="float">
            <text:p>2,7015755318204</text:p>
          </table:table-cell>
          <table:table-cell table:style-name="ce3" office:value-type="string" calcext:value-type="string">
            <text:p>dd@bzip2</text:p>
          </table:table-cell>
          <table:table-cell table:style-name="ce5" table:formula="of:=['polinomial regression'.E6]" office:value-type="float" office:value="2.13801366450512" calcext:value-type="float">
            <text:p>2,1380136645051</text:p>
          </table:table-cell>
          <table:table-cell table:style-name="ce3" office:value-type="string" calcext:value-type="string">
            <text:p>Grep@bzip2</text:p>
          </table:table-cell>
          <table:table-cell table:style-name="ce5" table:formula="of:=['polinomial regression'.E7]" office:value-type="float" office:value="0.792233765854351" calcext:value-type="float">
            <text:p>0,7922337658544</text:p>
          </table:table-cell>
          <table:table-cell table:style-name="ce3" office:value-type="string" calcext:value-type="string">
            <text:p>Gzip@bzip2</text:p>
          </table:table-cell>
          <table:table-cell table:style-name="ce5" table:formula="of:=['polinomial regression'.E8]" office:value-type="float" office:value="1.1395263675675" calcext:value-type="float">
            <text:p>1,1395263675675</text:p>
          </table:table-cell>
        </table:table-row>
        <table:table-row table:style-name="ro1">
          <table:table-cell office:value-type="string" calcext:value-type="string">
            <text:p>Bzip2 @crypt</text:p>
          </table:table-cell>
          <table:table-cell table:formula="of:=['polinomial regression'.E9]" office:value-type="float" office:value="2.93045022853536" calcext:value-type="float">
            <text:p>2,9304502285354</text:p>
          </table:table-cell>
          <table:table-cell table:style-name="ce3" office:value-type="string" calcext:value-type="string">
            <text:p>Cat @ crypt</text:p>
          </table:table-cell>
          <table:table-cell table:formula="of:=['polinomial regression'.E11]" office:value-type="float" office:value="10.217212529817" calcext:value-type="float">
            <text:p>10,217212529817</text:p>
          </table:table-cell>
          <table:table-cell table:style-name="ce3" office:value-type="string" calcext:value-type="string">
            <text:p>cp @ crypt</text:p>
          </table:table-cell>
          <table:table-cell table:style-name="ce4" table:formula="of:=['polinomial regression'.E12]" office:value-type="float" office:value="8.34923671445487" calcext:value-type="float">
            <text:p>8,3492367144549</text:p>
          </table:table-cell>
          <table:table-cell table:style-name="ce3" office:value-type="string" calcext:value-type="string">
            <text:p>Crypt @crypt</text:p>
          </table:table-cell>
          <table:table-cell table:style-name="ce4" table:formula="of:=['polinomial regression'.E10]" office:value-type="float" office:value="1.56070094922997" calcext:value-type="float">
            <text:p>1,56070094923</text:p>
          </table:table-cell>
          <table:table-cell table:style-name="ce3" office:value-type="string" calcext:value-type="string">
            <text:p>dd @ crypt</text:p>
          </table:table-cell>
          <table:table-cell table:style-name="ce4" table:formula="of:=['polinomial regression'.E13]" office:value-type="float" office:value="4.54787649581237" calcext:value-type="float">
            <text:p>4,5478764958124</text:p>
          </table:table-cell>
          <table:table-cell table:style-name="ce3" office:value-type="string" calcext:value-type="string">
            <text:p>Grep @ crypt</text:p>
          </table:table-cell>
          <table:table-cell table:style-name="ce4" table:formula="of:=['polinomial regression'.E14]" office:value-type="float" office:value="0.570609061138917" calcext:value-type="float">
            <text:p>0,5706090611389</text:p>
          </table:table-cell>
          <table:table-cell table:style-name="ce3" office:value-type="string" calcext:value-type="string">
            <text:p>Gzip @ crypt</text:p>
          </table:table-cell>
          <table:table-cell table:style-name="ce4" table:formula="of:=['polinomial regression'.E15]" office:value-type="float" office:value="0.707585978699609" calcext:value-type="float">
            <text:p>0,7075859786996</text:p>
          </table:table-cell>
        </table:table-row>
        <table:table-row table:style-name="ro1">
          <table:table-cell office:value-type="string" calcext:value-type="string">
            <text:p>Bzip2 @ cat</text:p>
          </table:table-cell>
          <table:table-cell table:formula="of:=['polinomial regression'.E16]" office:value-type="float" office:value="2.53326818202238" calcext:value-type="float">
            <text:p>2,5332681820224</text:p>
          </table:table-cell>
          <table:table-cell table:style-name="ce3" office:value-type="string" calcext:value-type="string">
            <text:p>Cat @ cat</text:p>
          </table:table-cell>
          <table:table-cell table:formula="of:=['polinomial regression'.E18]" office:value-type="float" office:value="7.20163821502665" calcext:value-type="float">
            <text:p>7,2016382150267</text:p>
          </table:table-cell>
          <table:table-cell table:style-name="ce3" office:value-type="string" calcext:value-type="string">
            <text:p>cp @ cat</text:p>
          </table:table-cell>
          <table:table-cell table:style-name="ce4" table:formula="of:=['polinomial regression'.E19]" office:value-type="float" office:value="6.18067337446704" calcext:value-type="float">
            <text:p>6,180673374467</text:p>
          </table:table-cell>
          <table:table-cell table:style-name="ce3" office:value-type="string" calcext:value-type="string">
            <text:p>Crypt @ cat</text:p>
          </table:table-cell>
          <table:table-cell table:style-name="ce4" table:formula="of:=['polinomial regression'.E17]" office:value-type="float" office:value="0.129318989269209" calcext:value-type="float">
            <text:p>0,1293189892692</text:p>
          </table:table-cell>
          <table:table-cell table:style-name="ce3" office:value-type="string" calcext:value-type="string">
            <text:p>dd @ cat</text:p>
          </table:table-cell>
          <table:table-cell table:style-name="ce4" table:formula="of:=['polinomial regression'.E20]" office:value-type="float" office:value="4.16195883517813" calcext:value-type="float">
            <text:p>4,1619588351781</text:p>
          </table:table-cell>
          <table:table-cell table:style-name="ce3" office:value-type="string" calcext:value-type="string">
            <text:p>Grep @ cat</text:p>
          </table:table-cell>
          <table:table-cell table:style-name="ce4" table:formula="of:=['polinomial regression'.E21]" office:value-type="float" office:value="0.922618386357164" calcext:value-type="float">
            <text:p>0,9226183863572</text:p>
          </table:table-cell>
          <table:table-cell table:style-name="ce3" office:value-type="string" calcext:value-type="string">
            <text:p>Gzip @ cat</text:p>
          </table:table-cell>
          <table:table-cell table:style-name="ce4" table:formula="of:=['polinomial regression'.E22]" office:value-type="float" office:value="7.79972038838321" calcext:value-type="float">
            <text:p>7,7997203883832</text:p>
          </table:table-cell>
        </table:table-row>
        <table:table-row table:style-name="ro1">
          <table:table-cell office:value-type="string" calcext:value-type="string">
            <text:p>Bzip2 @ cp</text:p>
          </table:table-cell>
          <table:table-cell table:formula="of:=['polinomial regression'.E23]" office:value-type="float" office:value="0.281339355670923" calcext:value-type="float">
            <text:p>0,2813393556709</text:p>
          </table:table-cell>
          <table:table-cell table:style-name="ce3" office:value-type="string" calcext:value-type="string">
            <text:p>Cat @ cp</text:p>
          </table:table-cell>
          <table:table-cell table:formula="of:=['polinomial regression'.E25]" office:value-type="float" office:value="3.18594219957413" calcext:value-type="float">
            <text:p>3,1859421995741</text:p>
          </table:table-cell>
          <table:table-cell table:style-name="ce3" office:value-type="string" calcext:value-type="string">
            <text:p>cp @ cp</text:p>
          </table:table-cell>
          <table:table-cell table:style-name="ce4" table:formula="of:=['polinomial regression'.E26]" office:value-type="float" office:value="1.08253997985468" calcext:value-type="float">
            <text:p>1,0825399798547</text:p>
          </table:table-cell>
          <table:table-cell table:style-name="ce3" office:value-type="string" calcext:value-type="string">
            <text:p>Crypt @ cp</text:p>
          </table:table-cell>
          <table:table-cell table:style-name="ce4" table:formula="of:=['polinomial regression'.E24]" office:value-type="float" office:value="7.98805654973897" calcext:value-type="float">
            <text:p>7,988056549739</text:p>
          </table:table-cell>
          <table:table-cell table:style-name="ce3" office:value-type="string" calcext:value-type="string">
            <text:p>dd @ cp</text:p>
          </table:table-cell>
          <table:table-cell table:style-name="ce4" table:formula="of:=['polinomial regression'.E27]" office:value-type="float" office:value="1.59308425919507" calcext:value-type="float">
            <text:p>1,5930842591951</text:p>
          </table:table-cell>
          <table:table-cell table:style-name="ce3" office:value-type="string" calcext:value-type="string">
            <text:p>Grep @ cp</text:p>
          </table:table-cell>
          <table:table-cell table:style-name="ce4" table:formula="of:=['polinomial regression'.E28]" office:value-type="float" office:value="2.01614371087091" calcext:value-type="float">
            <text:p>2,0161437108709</text:p>
          </table:table-cell>
          <table:table-cell table:style-name="ce3" office:value-type="string" calcext:value-type="string">
            <text:p>Gzip @ cp</text:p>
          </table:table-cell>
          <table:table-cell table:style-name="ce4" table:formula="of:=['polinomial regression'.E29]" office:value-type="float" office:value="7.3763880938043" calcext:value-type="float">
            <text:p>7,3763880938043</text:p>
          </table:table-cell>
        </table:table-row>
        <table:table-row table:style-name="ro1">
          <table:table-cell office:value-type="string" calcext:value-type="string">
            <text:p>Bzip2 @ dd</text:p>
          </table:table-cell>
          <table:table-cell table:formula="of:=['polinomial regression'.E30]" office:value-type="float" office:value="18.7960348117873" calcext:value-type="float">
            <text:p>18,7960348117873</text:p>
          </table:table-cell>
          <table:table-cell table:style-name="ce3" office:value-type="string" calcext:value-type="string">
            <text:p>Cat@ dd</text:p>
          </table:table-cell>
          <table:table-cell table:formula="of:=['polinomial regression'.E32]" office:value-type="float" office:value="19.4980012904161" calcext:value-type="float">
            <text:p>19,4980012904161</text:p>
          </table:table-cell>
          <table:table-cell table:style-name="ce3" office:value-type="string" calcext:value-type="string">
            <text:p>cp @ dd</text:p>
          </table:table-cell>
          <table:table-cell table:style-name="ce4" table:formula="of:=['polinomial regression'.E33]" office:value-type="float" office:value="9.17196303142779" calcext:value-type="float">
            <text:p>9,1719630314278</text:p>
          </table:table-cell>
          <table:table-cell table:style-name="ce3" office:value-type="string" calcext:value-type="string">
            <text:p>Crypt @ dd</text:p>
          </table:table-cell>
          <table:table-cell table:style-name="ce4" table:formula="of:=['polinomial regression'.E31]" office:value-type="float" office:value="3.17986688035331" calcext:value-type="float">
            <text:p>3,1798668803533</text:p>
          </table:table-cell>
          <table:table-cell table:style-name="ce3" office:value-type="string" calcext:value-type="string">
            <text:p>dd <text:s/>@ dd</text:p>
          </table:table-cell>
          <table:table-cell table:style-name="ce4" table:formula="of:=['polinomial regression'.E34]" office:value-type="float" office:value="0.459108726424825" calcext:value-type="float">
            <text:p>0,4591087264248</text:p>
          </table:table-cell>
          <table:table-cell table:style-name="ce3" office:value-type="string" calcext:value-type="string">
            <text:p>Grep @ dd</text:p>
          </table:table-cell>
          <table:table-cell table:style-name="ce4" table:formula="of:=['polinomial regression'.E35]" office:value-type="float" office:value="7.84644074594187" calcext:value-type="float">
            <text:p>7,8464407459419</text:p>
          </table:table-cell>
          <table:table-cell table:style-name="ce3" office:value-type="string" calcext:value-type="string">
            <text:p>Gzip@ dd</text:p>
          </table:table-cell>
          <table:table-cell table:style-name="ce4" table:formula="of:=['polinomial regression'.E36]" office:value-type="float" office:value="0.628374121082357" calcext:value-type="float">
            <text:p>0,6283741210824</text:p>
          </table:table-cell>
        </table:table-row>
        <table:table-row table:style-name="ro1">
          <table:table-cell office:value-type="string" calcext:value-type="string">
            <text:p>Bzip2 @ grep</text:p>
          </table:table-cell>
          <table:table-cell table:formula="of:=['polinomial regression'.E37]" office:value-type="float" office:value="1.52813230713422" calcext:value-type="float">
            <text:p>1,5281323071342</text:p>
          </table:table-cell>
          <table:table-cell table:style-name="ce3" office:value-type="string" calcext:value-type="string">
            <text:p>Cat@ grep</text:p>
          </table:table-cell>
          <table:table-cell table:formula="of:=['polinomial regression'.E39]" office:value-type="float" office:value="1.76259510738615" calcext:value-type="float">
            <text:p>1,7625951073862</text:p>
          </table:table-cell>
          <table:table-cell table:style-name="ce3" office:value-type="string" calcext:value-type="string">
            <text:p>cp@ grep</text:p>
          </table:table-cell>
          <table:table-cell table:style-name="ce4" table:formula="of:=['polinomial regression'.E40]" office:value-type="float" office:value="0.033557336734761" calcext:value-type="float">
            <text:p>0,0335573367348</text:p>
          </table:table-cell>
          <table:table-cell table:style-name="ce3" office:value-type="string" calcext:value-type="string">
            <text:p>Crypt@ grep</text:p>
          </table:table-cell>
          <table:table-cell table:style-name="ce4" table:formula="of:=['polinomial regression'.E38]" office:value-type="float" office:value="3.92222288147256" calcext:value-type="float">
            <text:p>3,9222228814726</text:p>
          </table:table-cell>
          <table:table-cell table:style-name="ce3" office:value-type="string" calcext:value-type="string">
            <text:p>dd @ grep</text:p>
          </table:table-cell>
          <table:table-cell table:style-name="ce4" table:formula="of:=['polinomial regression'.E41]" office:value-type="float" office:value="0.719666980093225" calcext:value-type="float">
            <text:p>0,7196669800932</text:p>
          </table:table-cell>
          <table:table-cell table:style-name="ce3" office:value-type="string" calcext:value-type="string">
            <text:p>Grep@ grep</text:p>
          </table:table-cell>
          <table:table-cell table:style-name="ce4" table:formula="of:=['polinomial regression'.E42]" office:value-type="float" office:value="0.317182435833206" calcext:value-type="float">
            <text:p>0,3171824358332</text:p>
          </table:table-cell>
          <table:table-cell table:style-name="ce3" office:value-type="string" calcext:value-type="string">
            <text:p>Gzip@ grep</text:p>
          </table:table-cell>
          <table:table-cell table:style-name="ce4" table:formula="of:=['polinomial regression'.E43]" office:value-type="float" office:value="3.93245693539675" calcext:value-type="float">
            <text:p>3,9324569353968</text:p>
          </table:table-cell>
        </table:table-row>
        <table:table-row table:style-name="ro1">
          <table:table-cell office:value-type="string" calcext:value-type="string">
            <text:p>Bzip2 @gzip</text:p>
          </table:table-cell>
          <table:table-cell table:formula="of:=['polinomial regression'.E44]" office:value-type="float" office:value="5.0988337793511" calcext:value-type="float">
            <text:p>5,0988337793511</text:p>
          </table:table-cell>
          <table:table-cell table:style-name="ce3" office:value-type="string" calcext:value-type="string">
            <text:p>Cat@gzip</text:p>
          </table:table-cell>
          <table:table-cell table:formula="of:=['polinomial regression'.E46]" office:value-type="float" office:value="53.4647958192427" calcext:value-type="float">
            <text:p>53,4647958192427</text:p>
          </table:table-cell>
          <table:table-cell table:style-name="ce3" office:value-type="string" calcext:value-type="string">
            <text:p>cp@gzip</text:p>
          </table:table-cell>
          <table:table-cell table:style-name="ce4" table:formula="of:=['polinomial regression'.E47]" office:value-type="float" office:value="6.27643383736414" calcext:value-type="float">
            <text:p>6,2764338373641</text:p>
          </table:table-cell>
          <table:table-cell table:style-name="ce3" office:value-type="string" calcext:value-type="string">
            <text:p>Crypt@gzip</text:p>
          </table:table-cell>
          <table:table-cell table:style-name="ce4" table:formula="of:=['polinomial regression'.E45]" office:value-type="float" office:value="1.52115289115219" calcext:value-type="float">
            <text:p>1,5211528911522</text:p>
          </table:table-cell>
          <table:table-cell table:style-name="ce3" office:value-type="string" calcext:value-type="string">
            <text:p>dd @ gzip</text:p>
          </table:table-cell>
          <table:table-cell table:style-name="ce4" table:formula="of:=['polinomial regression'.E48]" office:value-type="float" office:value="0.480312764162167" calcext:value-type="float">
            <text:p>0,4803127641622</text:p>
          </table:table-cell>
          <table:table-cell table:style-name="ce3" office:value-type="string" calcext:value-type="string">
            <text:p>Grep @ gzip</text:p>
          </table:table-cell>
          <table:table-cell table:style-name="ce4" table:formula="of:=['polinomial regression'.E49]" office:value-type="float" office:value="0.497434839968446" calcext:value-type="float">
            <text:p>0,4974348399684</text:p>
          </table:table-cell>
          <table:table-cell table:style-name="ce3" office:value-type="string" calcext:value-type="string">
            <text:p>Gzip @ gzip</text:p>
          </table:table-cell>
          <table:table-cell table:style-name="ce4" table:formula="of:=['polinomial regression'.E50]" office:value-type="float" office:value="6.26585291397163" calcext:value-type="float">
            <text:p>6,2658529139716</text:p>
          </table:table-cell>
        </table:table-row>
        <table:table-row table:style-name="ro1">
          <table:table-cell office:value-type="string" calcext:value-type="string">
            <text:p>Crypt @bzip2</text:p>
          </table:table-cell>
          <table:table-cell table:formula="of:=['polinomial regression'.E3]" office:value-type="float" office:value="2.70157553182037" calcext:value-type="float">
            <text:p>2,7015755318204</text:p>
          </table:table-cell>
          <table:table-cell table:style-name="ce3" office:value-type="string" calcext:value-type="string">
            <text:p>Bzip2 @ cat</text:p>
          </table:table-cell>
          <table:table-cell table:formula="of:=['polinomial regression'.E16]" office:value-type="float" office:value="2.53326818202238" calcext:value-type="float">
            <text:p>2,5332681820224</text:p>
          </table:table-cell>
          <table:table-cell table:style-name="ce3" office:value-type="string" calcext:value-type="string">
            <text:p>Bzip2 @ cp</text:p>
          </table:table-cell>
          <table:table-cell table:style-name="ce4" table:formula="of:=['polinomial regression'.E23]" office:value-type="float" office:value="0.281339355670923" calcext:value-type="float">
            <text:p>0,2813393556709</text:p>
          </table:table-cell>
          <table:table-cell table:style-name="ce3" office:value-type="string" calcext:value-type="string">
            <text:p>Bzip2 @crypt</text:p>
          </table:table-cell>
          <table:table-cell table:style-name="ce4" table:formula="of:=['polinomial regression'.E9]" office:value-type="float" office:value="2.93045022853536" calcext:value-type="float">
            <text:p>2,9304502285354</text:p>
          </table:table-cell>
          <table:table-cell table:style-name="ce3" office:value-type="string" calcext:value-type="string">
            <text:p>Bzip2 @ dd</text:p>
          </table:table-cell>
          <table:table-cell table:style-name="ce4" table:formula="of:=['polinomial regression'.E30]" office:value-type="float" office:value="18.7960348117873" calcext:value-type="float">
            <text:p>18,7960348117873</text:p>
          </table:table-cell>
          <table:table-cell table:style-name="ce3" office:value-type="string" calcext:value-type="string">
            <text:p>Bzip2 @ grep</text:p>
          </table:table-cell>
          <table:table-cell table:style-name="ce4" table:formula="of:=['polinomial regression'.E37]" office:value-type="float" office:value="1.52813230713422" calcext:value-type="float">
            <text:p>1,5281323071342</text:p>
          </table:table-cell>
          <table:table-cell table:style-name="ce3" office:value-type="string" calcext:value-type="string">
            <text:p>Bzip2 @gzip</text:p>
          </table:table-cell>
          <table:table-cell table:style-name="ce4" table:formula="of:=['polinomial regression'.E44]" office:value-type="float" office:value="5.0988337793511" calcext:value-type="float">
            <text:p>5,0988337793511</text:p>
          </table:table-cell>
        </table:table-row>
        <table:table-row table:style-name="ro1">
          <table:table-cell office:value-type="string" calcext:value-type="string">
            <text:p>Cat@bzip2</text:p>
          </table:table-cell>
          <table:table-cell table:formula="of:=['polinomial regression'.E4]" office:value-type="float" office:value="4.43215261914028" calcext:value-type="float">
            <text:p>4,4321526191403</text:p>
          </table:table-cell>
          <table:table-cell table:style-name="ce3" office:value-type="string" calcext:value-type="string">
            <text:p>Crypt @ cat</text:p>
          </table:table-cell>
          <table:table-cell table:formula="of:=['polinomial regression'.E17]" office:value-type="float" office:value="0.129318989269209" calcext:value-type="float">
            <text:p>0,1293189892692</text:p>
          </table:table-cell>
          <table:table-cell table:style-name="ce3" office:value-type="string" calcext:value-type="string">
            <text:p>Crypt @ cp</text:p>
          </table:table-cell>
          <table:table-cell table:style-name="ce4" table:formula="of:=['polinomial regression'.E24]" office:value-type="float" office:value="7.98805654973897" calcext:value-type="float">
            <text:p>7,988056549739</text:p>
          </table:table-cell>
          <table:table-cell table:style-name="ce3" office:value-type="string" calcext:value-type="string">
            <text:p>Cat @ crypt</text:p>
          </table:table-cell>
          <table:table-cell table:style-name="ce4" table:formula="of:=['polinomial regression'.E11]" office:value-type="float" office:value="10.217212529817" calcext:value-type="float">
            <text:p>10,217212529817</text:p>
          </table:table-cell>
          <table:table-cell table:style-name="ce3" office:value-type="string" calcext:value-type="string">
            <text:p>Crypt @ dd</text:p>
          </table:table-cell>
          <table:table-cell table:style-name="ce4" table:formula="of:=['polinomial regression'.E31]" office:value-type="float" office:value="3.17986688035331" calcext:value-type="float">
            <text:p>3,1798668803533</text:p>
          </table:table-cell>
          <table:table-cell table:style-name="ce3" office:value-type="string" calcext:value-type="string">
            <text:p>Crypt@ grep</text:p>
          </table:table-cell>
          <table:table-cell table:style-name="ce4" table:formula="of:=['polinomial regression'.E38]" office:value-type="float" office:value="3.92222288147256" calcext:value-type="float">
            <text:p>3,9222228814726</text:p>
          </table:table-cell>
          <table:table-cell table:style-name="ce3" office:value-type="string" calcext:value-type="string">
            <text:p>Crypt@gzip</text:p>
          </table:table-cell>
          <table:table-cell table:style-name="ce4" table:formula="of:=['polinomial regression'.E45]" office:value-type="float" office:value="1.52115289115219" calcext:value-type="float">
            <text:p>1,5211528911522</text:p>
          </table:table-cell>
        </table:table-row>
        <table:table-row table:style-name="ro1">
          <table:table-cell office:value-type="string" calcext:value-type="string">
            <text:p>cp@bzip2</text:p>
          </table:table-cell>
          <table:table-cell table:formula="of:=['polinomial regression'.E5]" office:value-type="float" office:value="4.7850035906927" calcext:value-type="float">
            <text:p>4,7850035906927</text:p>
          </table:table-cell>
          <table:table-cell table:style-name="ce3" office:value-type="string" calcext:value-type="string">
            <text:p>cp @ cat</text:p>
          </table:table-cell>
          <table:table-cell table:formula="of:=['polinomial regression'.E19]" office:value-type="float" office:value="6.18067337446704" calcext:value-type="float">
            <text:p>6,180673374467</text:p>
          </table:table-cell>
          <table:table-cell table:style-name="ce3" office:value-type="string" calcext:value-type="string">
            <text:p>Cat @ cp</text:p>
          </table:table-cell>
          <table:table-cell table:style-name="ce4" table:formula="of:=['polinomial regression'.E25]" office:value-type="float" office:value="3.18594219957413" calcext:value-type="float">
            <text:p>3,1859421995741</text:p>
          </table:table-cell>
          <table:table-cell table:style-name="ce3" office:value-type="string" calcext:value-type="string">
            <text:p>cp @ crypt</text:p>
          </table:table-cell>
          <table:table-cell table:style-name="ce4" table:formula="of:=['polinomial regression'.E12]" office:value-type="float" office:value="8.34923671445487" calcext:value-type="float">
            <text:p>8,3492367144549</text:p>
          </table:table-cell>
          <table:table-cell table:style-name="ce3" office:value-type="string" calcext:value-type="string">
            <text:p>Cat@ dd</text:p>
          </table:table-cell>
          <table:table-cell table:style-name="ce4" table:formula="of:=['polinomial regression'.E32]" office:value-type="float" office:value="19.4980012904161" calcext:value-type="float">
            <text:p>19,4980012904161</text:p>
          </table:table-cell>
          <table:table-cell table:style-name="ce3" office:value-type="string" calcext:value-type="string">
            <text:p>Cat@ grep</text:p>
          </table:table-cell>
          <table:table-cell table:style-name="ce4" table:formula="of:=['polinomial regression'.E39]" office:value-type="float" office:value="1.76259510738615" calcext:value-type="float">
            <text:p>1,7625951073862</text:p>
          </table:table-cell>
          <table:table-cell table:style-name="ce3" office:value-type="string" calcext:value-type="string">
            <text:p>Cat@gzip</text:p>
          </table:table-cell>
          <table:table-cell table:style-name="ce4" table:formula="of:=['polinomial regression'.E46]" office:value-type="float" office:value="53.4647958192427" calcext:value-type="float">
            <text:p>53,4647958192427</text:p>
          </table:table-cell>
        </table:table-row>
        <table:table-row table:style-name="ro1">
          <table:table-cell office:value-type="string" calcext:value-type="string">
            <text:p>dd@bzip2</text:p>
          </table:table-cell>
          <table:table-cell table:formula="of:=['polinomial regression'.E6]" office:value-type="float" office:value="2.13801366450512" calcext:value-type="float">
            <text:p>2,1380136645051</text:p>
          </table:table-cell>
          <table:table-cell table:style-name="ce3" office:value-type="string" calcext:value-type="string">
            <text:p>dd @ cat</text:p>
          </table:table-cell>
          <table:table-cell table:formula="of:=['polinomial regression'.E20]" office:value-type="float" office:value="4.16195883517813" calcext:value-type="float">
            <text:p>4,1619588351781</text:p>
          </table:table-cell>
          <table:table-cell table:style-name="ce3" office:value-type="string" calcext:value-type="string">
            <text:p>dd @ cp</text:p>
          </table:table-cell>
          <table:table-cell table:style-name="ce4" table:formula="of:=['polinomial regression'.E27]" office:value-type="float" office:value="1.59308425919507" calcext:value-type="float">
            <text:p>1,5930842591951</text:p>
          </table:table-cell>
          <table:table-cell table:style-name="ce3" office:value-type="string" calcext:value-type="string">
            <text:p>dd @ crypt</text:p>
          </table:table-cell>
          <table:table-cell table:style-name="ce4" table:formula="of:=['polinomial regression'.E13]" office:value-type="float" office:value="4.54787649581237" calcext:value-type="float">
            <text:p>4,5478764958124</text:p>
          </table:table-cell>
          <table:table-cell table:style-name="ce3" office:value-type="string" calcext:value-type="string">
            <text:p>cp @ dd</text:p>
          </table:table-cell>
          <table:table-cell table:style-name="ce4" table:formula="of:=['polinomial regression'.E33]" office:value-type="float" office:value="9.17196303142779" calcext:value-type="float">
            <text:p>9,1719630314278</text:p>
          </table:table-cell>
          <table:table-cell table:style-name="ce3" office:value-type="string" calcext:value-type="string">
            <text:p>cp@ grep</text:p>
          </table:table-cell>
          <table:table-cell table:style-name="ce4" table:formula="of:=['polinomial regression'.E40]" office:value-type="float" office:value="0.033557336734761" calcext:value-type="float">
            <text:p>0,0335573367348</text:p>
          </table:table-cell>
          <table:table-cell table:style-name="ce3" office:value-type="string" calcext:value-type="string">
            <text:p>cp@gzip</text:p>
          </table:table-cell>
          <table:table-cell table:style-name="ce4" table:formula="of:=['polinomial regression'.E47]" office:value-type="float" office:value="6.27643383736414" calcext:value-type="float">
            <text:p>6,2764338373641</text:p>
          </table:table-cell>
        </table:table-row>
        <table:table-row table:style-name="ro1">
          <table:table-cell office:value-type="string" calcext:value-type="string">
            <text:p>Grep@bzip2</text:p>
          </table:table-cell>
          <table:table-cell table:formula="of:=['polinomial regression'.E7]" office:value-type="float" office:value="0.792233765854351" calcext:value-type="float">
            <text:p>0,7922337658544</text:p>
          </table:table-cell>
          <table:table-cell table:style-name="ce3" office:value-type="string" calcext:value-type="string">
            <text:p>Grep @ cat</text:p>
          </table:table-cell>
          <table:table-cell table:formula="of:=['polinomial regression'.E21]" office:value-type="float" office:value="0.922618386357164" calcext:value-type="float">
            <text:p>0,9226183863572</text:p>
          </table:table-cell>
          <table:table-cell table:style-name="ce3" office:value-type="string" calcext:value-type="string">
            <text:p>Grep @ cp</text:p>
          </table:table-cell>
          <table:table-cell table:style-name="ce4" table:formula="of:=['polinomial regression'.E28]" office:value-type="float" office:value="2.01614371087091" calcext:value-type="float">
            <text:p>2,0161437108709</text:p>
          </table:table-cell>
          <table:table-cell table:style-name="ce3" office:value-type="string" calcext:value-type="string">
            <text:p>Grep @ crypt</text:p>
          </table:table-cell>
          <table:table-cell table:style-name="ce4" table:formula="of:=['polinomial regression'.E14]" office:value-type="float" office:value="0.570609061138917" calcext:value-type="float">
            <text:p>0,5706090611389</text:p>
          </table:table-cell>
          <table:table-cell table:style-name="ce3" office:value-type="string" calcext:value-type="string">
            <text:p>Grep @ dd</text:p>
          </table:table-cell>
          <table:table-cell table:style-name="ce4" table:formula="of:=['polinomial regression'.E35]" office:value-type="float" office:value="7.84644074594187" calcext:value-type="float">
            <text:p>7,8464407459419</text:p>
          </table:table-cell>
          <table:table-cell table:style-name="ce3" office:value-type="string" calcext:value-type="string">
            <text:p>dd @ grep</text:p>
          </table:table-cell>
          <table:table-cell table:style-name="ce4" table:formula="of:=['polinomial regression'.E42]" office:value-type="float" office:value="0.317182435833206" calcext:value-type="float">
            <text:p>0,3171824358332</text:p>
          </table:table-cell>
          <table:table-cell table:style-name="ce3" office:value-type="string" calcext:value-type="string">
            <text:p>dd @ gzip</text:p>
          </table:table-cell>
          <table:table-cell table:style-name="ce4" table:formula="of:=['polinomial regression'.E48]" office:value-type="float" office:value="0.480312764162167" calcext:value-type="float">
            <text:p>0,4803127641622</text:p>
          </table:table-cell>
        </table:table-row>
        <table:table-row table:style-name="ro1">
          <table:table-cell office:value-type="string" calcext:value-type="string">
            <text:p>Gzip@bzip2</text:p>
          </table:table-cell>
          <table:table-cell table:formula="of:=['polinomial regression'.E8]" office:value-type="float" office:value="1.1395263675675" calcext:value-type="float">
            <text:p>1,1395263675675</text:p>
          </table:table-cell>
          <table:table-cell table:style-name="ce3" office:value-type="string" calcext:value-type="string">
            <text:p>Gzip @ cat</text:p>
          </table:table-cell>
          <table:table-cell table:formula="of:=['polinomial regression'.E22]" office:value-type="float" office:value="7.79972038838321" calcext:value-type="float">
            <text:p>7,7997203883832</text:p>
          </table:table-cell>
          <table:table-cell table:style-name="ce3" office:value-type="string" calcext:value-type="string">
            <text:p>Gzip @ cp</text:p>
          </table:table-cell>
          <table:table-cell table:style-name="ce4" table:formula="of:=['polinomial regression'.E29]" office:value-type="float" office:value="7.3763880938043" calcext:value-type="float">
            <text:p>7,3763880938043</text:p>
          </table:table-cell>
          <table:table-cell table:style-name="ce3" office:value-type="string" calcext:value-type="string">
            <text:p>Gzip @ crypt</text:p>
          </table:table-cell>
          <table:table-cell table:style-name="ce4" table:formula="of:=['polinomial regression'.E15]" office:value-type="float" office:value="0.707585978699609" calcext:value-type="float">
            <text:p>0,7075859786996</text:p>
          </table:table-cell>
          <table:table-cell table:style-name="ce3" office:value-type="string" calcext:value-type="string">
            <text:p>Gzip@ dd</text:p>
          </table:table-cell>
          <table:table-cell table:style-name="ce4" table:formula="of:=['polinomial regression'.E36]" office:value-type="float" office:value="0.628374121082357" calcext:value-type="float">
            <text:p>0,6283741210824</text:p>
          </table:table-cell>
          <table:table-cell table:style-name="ce3" office:value-type="string" calcext:value-type="string">
            <text:p>Gzip@ grep</text:p>
          </table:table-cell>
          <table:table-cell table:style-name="ce4" table:formula="of:=['polinomial regression'.E43]" office:value-type="float" office:value="3.93245693539675" calcext:value-type="float">
            <text:p>3,9324569353968</text:p>
          </table:table-cell>
          <table:table-cell table:style-name="ce3" office:value-type="string" calcext:value-type="string">
            <text:p>Grep @ gzip</text:p>
          </table:table-cell>
          <table:table-cell table:style-name="ce4" table:formula="of:=['polinomial regression'.E49]" office:value-type="float" office:value="0.497434839968446" calcext:value-type="float">
            <text:p>0,4974348399684</text:p>
          </table:table-cell>
        </table:table-row>
        <table:table-row table:style-name="ro1">
          <table:table-cell table:number-columns-repeated="2"/>
          <table:table-cell table:style-name="ce3"/>
          <table:table-cell/>
          <table:table-cell table:style-name="ce5" table:number-columns-repeated="10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3:.B15])" office:value-type="float" office:value="3.68009742403606" calcext:value-type="float">
            <text:p>3,6800974240361</text:p>
          </table:table-cell>
          <table:table-cell table:style-name="ce3"/>
          <table:table-cell table:formula="of:=AVERAGE([.D3:.D15])" office:value-type="float" office:value="9.34537661048309" calcext:value-type="float">
            <text:p>9,3453766104831</text:p>
          </table:table-cell>
          <table:table-cell table:style-name="ce5"/>
          <table:table-cell table:style-name="ce4" table:formula="of:=AVERAGE([.F3:.F15])" office:value-type="float" office:value="4.48618169491156" calcext:value-type="float">
            <text:p>4,4861816949116</text:p>
          </table:table-cell>
          <table:table-cell table:style-name="ce5"/>
          <table:table-cell table:style-name="ce4" table:formula="of:=AVERAGE([.H3:.H15])" office:value-type="float" office:value="3.7173742831919" calcext:value-type="float">
            <text:p>3,7173742831919</text:p>
          </table:table-cell>
          <table:table-cell table:style-name="ce5"/>
          <table:table-cell table:style-name="ce4" table:formula="of:=AVERAGE([.J3:.J15])" office:value-type="float" office:value="5.63236173895228" calcext:value-type="float">
            <text:p>5,6323617389523</text:p>
          </table:table-cell>
          <table:table-cell table:style-name="ce5"/>
          <table:table-cell table:style-name="ce4" table:formula="of:=AVERAGE([.L3:.L15])" office:value-type="float" office:value="1.88144691922481" calcext:value-type="float">
            <text:p>1,8814469192248</text:p>
          </table:table-cell>
          <table:table-cell table:style-name="ce5"/>
          <table:table-cell table:style-name="ce4" table:formula="of:=AVERAGE([.N3:.N15])" office:value-type="float" office:value="7.3222206715497" calcext:value-type="float">
            <text:p>7,3222206715497</text:p>
          </table:table-cell>
        </table:table-row>
        <table:table-row table:style-name="ro1">
          <table:table-cell office:value-type="string" calcext:value-type="string">
            <text:p>Maior</text:p>
          </table:table-cell>
          <table:table-cell table:formula="of:=MAX([.B3:.B15])" office:value-type="float" office:value="18.7960348117873" calcext:value-type="float">
            <text:p>18,7960348117873</text:p>
          </table:table-cell>
          <table:table-cell table:style-name="ce3"/>
          <table:table-cell table:formula="of:=MAX([.D3:.D15])" office:value-type="float" office:value="53.4647958192427" calcext:value-type="float">
            <text:p>53,4647958192427</text:p>
          </table:table-cell>
          <table:table-cell table:style-name="ce5"/>
          <table:table-cell table:style-name="ce4" table:formula="of:=MAX([.F3:.F15])" office:value-type="float" office:value="9.17196303142779" calcext:value-type="float">
            <text:p>9,1719630314278</text:p>
          </table:table-cell>
          <table:table-cell table:style-name="ce5"/>
          <table:table-cell table:style-name="ce4" table:formula="of:=MAX([.H3:.H15])" office:value-type="float" office:value="10.217212529817" calcext:value-type="float">
            <text:p>10,217212529817</text:p>
          </table:table-cell>
          <table:table-cell table:style-name="ce5"/>
          <table:table-cell table:style-name="ce4" table:formula="of:=MAX([.J3:.J15])" office:value-type="float" office:value="19.4980012904161" calcext:value-type="float">
            <text:p>19,4980012904161</text:p>
          </table:table-cell>
          <table:table-cell table:style-name="ce5"/>
          <table:table-cell table:style-name="ce4" table:formula="of:=MAX([.L3:.L15])" office:value-type="float" office:value="7.84644074594187" calcext:value-type="float">
            <text:p>7,8464407459419</text:p>
          </table:table-cell>
          <table:table-cell table:style-name="ce5"/>
          <table:table-cell table:style-name="ce4" table:formula="of:=MAX([.N3:.N15])" office:value-type="float" office:value="53.4647958192427" calcext:value-type="float">
            <text:p>53,4647958192427</text:p>
          </table:table-cell>
        </table:table-row>
        <table:table-row table:style-name="ro1">
          <table:table-cell office:value-type="string" calcext:value-type="string">
            <text:p>Mediana</text:p>
          </table:table-cell>
          <table:table-cell table:style-name="ce26" table:formula="of:=MEDIAN([.B3:.B15])" office:value-type="float" office:value="2.53326818202238" calcext:value-type="float">
            <text:p>2,5332681820224</text:p>
          </table:table-cell>
          <table:table-cell table:style-name="ce3"/>
          <table:table-cell table:style-name="ce26" table:formula="of:=MEDIAN([.D3:.D15])" office:value-type="float" office:value="4.43215261914028" calcext:value-type="float">
            <text:p>4,4321526191403</text:p>
          </table:table-cell>
          <table:table-cell table:style-name="ce5"/>
          <table:table-cell table:style-name="ce26" table:formula="of:=MEDIAN([.F3:.F15])" office:value-type="float" office:value="4.7850035906927" calcext:value-type="float">
            <text:p>4,7850035906927</text:p>
          </table:table-cell>
          <table:table-cell table:style-name="ce5"/>
          <table:table-cell table:style-name="ce26" table:formula="of:=MEDIAN([.H3:.H15])" office:value-type="float" office:value="2.93045022853536" calcext:value-type="float">
            <text:p>2,9304502285354</text:p>
          </table:table-cell>
          <table:table-cell table:style-name="ce5"/>
          <table:table-cell table:style-name="ce26" table:formula="of:=MEDIAN([.J3:.J15])" office:value-type="float" office:value="3.17986688035331" calcext:value-type="float">
            <text:p>3,1798668803533</text:p>
          </table:table-cell>
          <table:table-cell table:style-name="ce5"/>
          <table:table-cell table:style-name="ce26" table:formula="of:=MEDIAN([.L3:.L15])" office:value-type="float" office:value="0.922618386357164" calcext:value-type="float">
            <text:p>0,9226183863572</text:p>
          </table:table-cell>
          <table:table-cell table:style-name="ce5"/>
          <table:table-cell table:style-name="ce26" table:formula="of:=MEDIAN([.N3:.N15])" office:value-type="float" office:value="3.93245693539675" calcext:value-type="float">
            <text:p>3,9324569353968</text:p>
          </table:table-cell>
        </table:table-row>
        <table:table-row table:style-name="ro1" table:number-rows-repeated="2">
          <table:table-cell table:number-columns-repeated="2"/>
          <table:table-cell table:style-name="ce3"/>
          <table:table-cell/>
          <table:table-cell table:style-name="ce5" table:number-columns-repeated="10"/>
        </table:table-row>
        <table:table-row table:style-name="ro1">
          <table:table-cell/>
          <table:table-cell office:value-type="string" calcext:value-type="string">
            <text:p>Média</text:p>
          </table:table-cell>
          <table:table-cell table:style-name="ce3" office:value-type="string" calcext:value-type="string">
            <text:p>Maior</text:p>
          </table:table-cell>
          <table:table-cell office:value-type="string" calcext:value-type="string">
            <text:p><text:s/>Mediana</text:p>
          </table:table-cell>
          <table:table-cell table:style-name="ce5" table:number-columns-repeated="10"/>
        </table:table-row>
        <table:table-row table:style-name="ro1">
          <table:table-cell office:value-type="string" calcext:value-type="string">
            <text:p>Bzip</text:p>
          </table:table-cell>
          <table:table-cell table:formula="of:=[.B17]" office:value-type="float" office:value="3.68009742403606" calcext:value-type="float">
            <text:p>3,6800974240361</text:p>
          </table:table-cell>
          <table:table-cell table:style-name="ce4" table:formula="of:=[.B18]" office:value-type="float" office:value="18.7960348117873" calcext:value-type="float">
            <text:p>18,7960348117873</text:p>
          </table:table-cell>
          <table:table-cell table:formula="of:=[.B19]" office:value-type="float" office:value="2.53326818202238" calcext:value-type="float">
            <text:p>2,5332681820224</text:p>
          </table:table-cell>
          <table:table-cell table:style-name="ce5" table:number-columns-repeated="10"/>
        </table:table-row>
        <table:table-row table:style-name="ro1">
          <table:table-cell office:value-type="string" calcext:value-type="string">
            <text:p>cat</text:p>
          </table:table-cell>
          <table:table-cell table:formula="of:=[.D17]" office:value-type="float" office:value="9.34537661048309" calcext:value-type="float">
            <text:p>9,3453766104831</text:p>
          </table:table-cell>
          <table:table-cell table:style-name="ce4" table:formula="of:=[.D18]" office:value-type="float" office:value="53.4647958192427" calcext:value-type="float">
            <text:p>53,4647958192427</text:p>
          </table:table-cell>
          <table:table-cell table:formula="of:=[.D19]" office:value-type="float" office:value="4.43215261914028" calcext:value-type="float">
            <text:p>4,4321526191403</text:p>
          </table:table-cell>
          <table:table-cell table:style-name="ce5" table:number-columns-repeated="10"/>
        </table:table-row>
        <table:table-row table:style-name="ro1">
          <table:table-cell office:value-type="string" calcext:value-type="string">
            <text:p>cp</text:p>
          </table:table-cell>
          <table:table-cell table:formula="of:=[.F17]" office:value-type="float" office:value="4.48618169491156" calcext:value-type="float">
            <text:p>4,4861816949116</text:p>
          </table:table-cell>
          <table:table-cell table:style-name="ce4" table:formula="of:=[.F18]" office:value-type="float" office:value="9.17196303142779" calcext:value-type="float">
            <text:p>9,1719630314278</text:p>
          </table:table-cell>
          <table:table-cell table:formula="of:=[.F19]" office:value-type="float" office:value="4.7850035906927" calcext:value-type="float">
            <text:p>4,7850035906927</text:p>
          </table:table-cell>
          <table:table-cell table:style-name="ce5" table:number-columns-repeated="10"/>
        </table:table-row>
        <table:table-row table:style-name="ro1">
          <table:table-cell office:value-type="string" calcext:value-type="string">
            <text:p>crypt</text:p>
          </table:table-cell>
          <table:table-cell table:formula="of:=[.H17]" office:value-type="float" office:value="3.7173742831919" calcext:value-type="float">
            <text:p>3,7173742831919</text:p>
          </table:table-cell>
          <table:table-cell table:style-name="ce4" table:formula="of:=[.H18]" office:value-type="float" office:value="10.217212529817" calcext:value-type="float">
            <text:p>10,217212529817</text:p>
          </table:table-cell>
          <table:table-cell table:formula="of:=[.H19]" office:value-type="float" office:value="2.93045022853536" calcext:value-type="float">
            <text:p>2,9304502285354</text:p>
          </table:table-cell>
          <table:table-cell table:style-name="ce5" table:number-columns-repeated="10"/>
        </table:table-row>
        <table:table-row table:style-name="ro1">
          <table:table-cell office:value-type="string" calcext:value-type="string">
            <text:p>dd</text:p>
          </table:table-cell>
          <table:table-cell table:formula="of:=[.J17]" office:value-type="float" office:value="5.63236173895228" calcext:value-type="float">
            <text:p>5,6323617389523</text:p>
          </table:table-cell>
          <table:table-cell table:style-name="ce4" table:formula="of:=[.J18]" office:value-type="float" office:value="19.4980012904161" calcext:value-type="float">
            <text:p>19,4980012904161</text:p>
          </table:table-cell>
          <table:table-cell table:formula="of:=[.J19]" office:value-type="float" office:value="3.17986688035331" calcext:value-type="float">
            <text:p>3,1798668803533</text:p>
          </table:table-cell>
          <table:table-cell table:style-name="ce5" table:number-columns-repeated="10"/>
        </table:table-row>
        <table:table-row table:style-name="ro1">
          <table:table-cell office:value-type="string" calcext:value-type="string">
            <text:p>Grep</text:p>
          </table:table-cell>
          <table:table-cell table:formula="of:=[.L17]" office:value-type="float" office:value="1.88144691922481" calcext:value-type="float">
            <text:p>1,8814469192248</text:p>
          </table:table-cell>
          <table:table-cell table:style-name="ce4" table:formula="of:=[.L18]" office:value-type="float" office:value="7.84644074594187" calcext:value-type="float">
            <text:p>7,8464407459419</text:p>
          </table:table-cell>
          <table:table-cell table:formula="of:=[.L19]" office:value-type="float" office:value="0.922618386357164" calcext:value-type="float">
            <text:p>0,9226183863572</text:p>
          </table:table-cell>
          <table:table-cell table:style-name="ce5" table:number-columns-repeated="10"/>
        </table:table-row>
        <table:table-row table:style-name="ro1">
          <table:table-cell office:value-type="string" calcext:value-type="string">
            <text:p>gzip</text:p>
          </table:table-cell>
          <table:table-cell table:formula="of:=[.N17]" office:value-type="float" office:value="7.3222206715497" calcext:value-type="float">
            <text:p>7,3222206715497</text:p>
          </table:table-cell>
          <table:table-cell table:style-name="ce4" table:formula="of:=[.N18]" office:value-type="float" office:value="53.4647958192427" calcext:value-type="float">
            <text:p>53,4647958192427</text:p>
          </table:table-cell>
          <table:table-cell table:formula="of:=[.N19]" office:value-type="float" office:value="3.93245693539675" calcext:value-type="float">
            <text:p>3,9324569353968</text:p>
          </table:table-cell>
          <table:table-cell table:style-name="ce5" table:number-columns-repeated="10"/>
        </table:table-row>
        <table:table-row table:style-name="ro1">
          <table:table-cell table:style-name="Default"/>
          <table:table-cell table:style-name="ce28" table:formula="of:=AVERAGE([.B23:.B29])" office:value-type="float" office:value="5.15215133462134" calcext:value-type="float">
            <text:p>5,1521513346213</text:p>
          </table:table-cell>
          <table:table-cell/>
          <table:table-cell table:style-name="Default"/>
          <table:table-cell table:number-columns-repeated="10"/>
        </table:table-row>
        <table:table-row table:style-name="ro1" table:number-rows-repeated="19">
          <table:table-cell table:style-name="Default"/>
          <table:table-cell table:style-name="ce5"/>
          <table:table-cell/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style-name="ce5"/>
          <table:table-cell/>
          <table:table-cell table:style-name="Default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Liberation Sans" svg:font-family="'Liberation Sans'"/>
    <style:font-face style:name="Liberation Serif" svg:font-family="'Liberation Serif'"/>
    <style:font-face style:name="Liberation Serif1" svg:font-family="'Liberation Serif1'"/>
    <style:font-face style:name="Sans" svg:font-family="Sans"/>
    <style:font-face style:name="Sans1" svg:font-family="Sans" style:font-family-generic="swis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4">00/00/0000</text:date>, <text:time style:data-style-name="N2" text:time-value="00:28:55.0017431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2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édia_20_Ponderada" style:display-name="Média Ponderad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édia_20_Erro" style:display-name="Média Erro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Linear_20_regression" style:display-name="Linear regression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7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4T02:28:48.393792632</dc:date>
    <meta:creation-date>2016-08-18T19:06:59Z</meta:creation-date>
    <meta:editing-cycles>31</meta:editing-cycles>
    <meta:editing-duration>P4DT8H4M43S</meta:editing-duration>
    <meta:generator>LibreOffice/5.2.0.4$Linux_X86_64 LibreOffice_project/066b007f5ebcc236395c7d282ba488bca6720265</meta:generator>
    <meta:document-statistic meta:table-count="9" meta:cell-count="2680" meta:object-count="11"/>
  </office:meta>
</office:document-meta>
</file>

<file path=Graph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xmlns:gnm="http://www.gnumeric.org/odf-extension/1.0" gnm:font-stretch-pango="4" draw:stroke="none" svg:stroke-width="0.035cm" draw:fill="none" draw:fill-color="#d9d9d9"/>
      <style:text-properties fo:font-family="Sans" fo:font-size="10pt" style:font-size-asian="10pt" style:font-size-complex="10pt"/>
    </style:style>
    <style:style style:name="ch4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xmlns:gnm="http://www.gnumeric.org/odf-extension/1.0" gnm:font-stretch-pango="4" svg:stroke-width="0.035cm"/>
      <style:text-properties fo:font-family="Sans"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start"/>
      <style:graphic-properties xmlns:gnm="http://www.gnumeric.org/odf-extension/1.0" gnm:font-stretch-pango="4" svg:stroke-width="0.035cm"/>
      <style:text-properties fo:font-family="Sans" fo:font-size="10pt" style:font-size-asian="10pt" style:font-size-complex="10pt"/>
    </style:style>
    <style:style style:name="ch7" style:family="chart">
      <style:chart-properties style:rotation-angle="90"/>
      <style:graphic-properties svg:stroke-width="0.035cm"/>
      <style:text-properties fo:font-family="Sans" fo:font-size="9pt" style:font-size-asian="9pt" style:font-size-complex="9pt"/>
    </style:style>
    <style:style style:name="ch8" style:family="chart">
      <style:graphic-properties xmlns:gnm="http://www.gnumeric.org/odf-extension/1.0" gnm:font-stretch-pango="4" svg:stroke-width="0.035cm"/>
    </style:style>
    <style:style style:name="ch9" style:family="chart" style:data-style-name="N2">
      <style:chart-properties chart:link-data-style-to-source="true"/>
      <style:graphic-properties xmlns:gnm="http://www.gnumeric.org/odf-extension/1.0" gnm:font-stretch-pango="4" draw:stroke="none" svg:stroke-width="0.035cm"/>
      <style:text-properties fo:font-family="Sans" fo:font-size="10pt" style:font-size-asian="10pt" style:font-size-complex="10pt"/>
    </style:style>
    <style:style style:name="ch10" style:family="chart">
      <style:graphic-properties xmlns:gnm="http://www.gnumeric.org/odf-extension/1.0" gnm:font-stretch-pango="4" draw:stroke="solid" svg:stroke-width="0.035cm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3.966cm" svg:height="7.883cm" xlink:href=".." xlink:type="simple" chart:class="chart:bar" chart:style-name="ch1">
        <chart:title svg:x="6.962cm" svg:y="0.333cm" chart:style-name="ch2">
          <text:p>F @ Bzip</text:p>
        </chart:title>
        <chart:legend chart:legend-position="end" svg:x="11.022cm" svg:y="3.61cm" style:legend-expansion="high" chart:style-name="ch3"/>
        <chart:plot-area chart:style-name="ch4" table:cell-range-address="Sheet1.H12:Sheet1.M19" chart:data-source-has-labels="both" svg:x="1.714cm" svg:y="1.255cm" svg:width="9.048cm" svg:height="6.471cm">
          <chartooo:coordinate-region svg:x="2.706cm" svg:y="1.482cm" svg:width="8.056cm" svg:height="5.544cm"/>
          <chart:axis chart:dimension="x" chart:name="primary-x" chart:style-name="ch5" chartooo:axis-type="text">
            <chart:categories table:cell-range-address="Sheet1.H13:Sheet1.H19"/>
          </chart:axis>
          <chart:axis chart:dimension="y" chart:name="primary-y" chart:style-name="ch6">
            <chart:title svg:x="3.11cm" svg:y="6.429cm" chart:style-name="ch7">
              <text:p>Pontuação Normalizada
</text:p>
            </chart:title>
            <chart:grid chart:style-name="ch8" chart:class="major"/>
          </chart:axis>
          <chart:series chart:style-name="ch9" chart:values-cell-range-address="Sheet1.I13:Sheet1.I19" chart:label-cell-address="Sheet1.I12:Sheet1.I12" chart:class="chart:bar">
            <chart:data-point chart:repeated="7"/>
          </chart:series>
          <chart:series chart:style-name="ch9" chart:values-cell-range-address="Sheet1.J13:Sheet1.J19" chart:label-cell-address="Sheet1.J12:Sheet1.J12" chart:class="chart:bar">
            <chart:data-point chart:repeated="7"/>
          </chart:series>
          <chart:series chart:style-name="ch9" chart:values-cell-range-address="Sheet1.K13:Sheet1.K19" chart:label-cell-address="Sheet1.K12:Sheet1.K12" chart:class="chart:bar">
            <chart:data-point chart:repeated="7"/>
          </chart:series>
          <chart:series chart:style-name="ch9" chart:values-cell-range-address="Sheet1.L13:Sheet1.L19" chart:label-cell-address="Sheet1.L12:Sheet1.L12" chart:class="chart:bar">
            <chart:data-point chart:repeated="7"/>
          </chart:series>
          <chart:series chart:style-name="ch9" chart:values-cell-range-address="Sheet1.M13:Sheet1.M19" chart:label-cell-address="Sheet1.M12:Sheet1.M12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e_issued</text:p>
                <draw:g>
                  <svg:desc>Sheet1.I12:Sheet1.I12</svg:desc>
                </draw:g>
              </table:table-cell>
              <table:table-cell office:value-type="string">
                <text:p>read_issued</text:p>
                <draw:g>
                  <svg:desc>Sheet1.J12:Sheet1.J12</svg:desc>
                </draw:g>
              </table:table-cell>
              <table:table-cell office:value-type="string">
                <text:p>write_time</text:p>
                <draw:g>
                  <svg:desc>Sheet1.K12:Sheet1.K12</svg:desc>
                </draw:g>
              </table:table-cell>
              <table:table-cell office:value-type="string">
                <text:p>read_time</text:p>
                <draw:g>
                  <svg:desc>Sheet1.L12:Sheet1.L12</svg:desc>
                </draw:g>
              </table:table-cell>
              <table:table-cell office:value-type="string">
                <text:p> cputil</text:p>
                <draw:g>
                  <svg:desc>Sheet1.M12:Sheet1.M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zip2 </text:p>
                <draw:g>
                  <svg:desc>Sheet1.H13:Sheet1.H19</svg:desc>
                </draw:g>
              </table:table-cell>
              <table:table-cell office:value-type="float" office:value="1.06999249186446">
                <text:p>1.06999249186446</text:p>
                <draw:g>
                  <svg:desc>Sheet1.I13:Sheet1.I19</svg:desc>
                </draw:g>
              </table:table-cell>
              <table:table-cell office:value-type="float" office:value="0.921881372928166">
                <text:p>0.921881372928166</text:p>
                <draw:g>
                  <svg:desc>Sheet1.J13:Sheet1.J19</svg:desc>
                </draw:g>
              </table:table-cell>
              <table:table-cell office:value-type="float" office:value="0.977650256717072">
                <text:p>0.977650256717072</text:p>
                <draw:g>
                  <svg:desc>Sheet1.K13:Sheet1.K19</svg:desc>
                </draw:g>
              </table:table-cell>
              <table:table-cell office:value-type="float" office:value="0.464111751603977">
                <text:p>0.464111751603977</text:p>
                <draw:g>
                  <svg:desc>Sheet1.L13:Sheet1.L19</svg:desc>
                </draw:g>
              </table:table-cell>
              <table:table-cell office:value-type="float" office:value="0.950377218148975">
                <text:p>0.950377218148975</text:p>
                <draw:g>
                  <svg:desc>Sheet1.M13:Sheet1.M19</svg:desc>
                </draw:g>
              </table:table-cell>
            </table:table-row>
            <table:table-row>
              <table:table-cell office:value-type="string">
                <text:p>Crypt</text:p>
              </table:table-cell>
              <table:table-cell office:value-type="float" office:value="0.981786725898536">
                <text:p>0.981786725898536</text:p>
              </table:table-cell>
              <table:table-cell office:value-type="float" office:value="0.981781041279989">
                <text:p>0.981781041279989</text:p>
              </table:table-cell>
              <table:table-cell office:value-type="float" office:value="1.01339949828782">
                <text:p>1.01339949828782</text:p>
              </table:table-cell>
              <table:table-cell office:value-type="float" office:value="0.641594165147174">
                <text:p>0.641594165147174</text:p>
              </table:table-cell>
              <table:table-cell office:value-type="float" office:value="0.983649731153298">
                <text:p>0.983649731153298</text:p>
              </table:table-cell>
            </table:table-row>
            <table:table-row>
              <table:table-cell office:value-type="string">
                <text:p>Cat</text:p>
              </table:table-cell>
              <table:table-cell office:value-type="float" office:value="0.742538620927298">
                <text:p>0.742538620927298</text:p>
              </table:table-cell>
              <table:table-cell office:value-type="float" office:value="0.737509406987321">
                <text:p>0.737509406987321</text:p>
              </table:table-cell>
              <table:table-cell office:value-type="float" office:value="1.07541363449678">
                <text:p>1.07541363449678</text:p>
              </table:table-cell>
              <table:table-cell office:value-type="float" office:value="0.756758456292083">
                <text:p>0.7567584562920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p</text:p>
              </table:table-cell>
              <table:table-cell office:value-type="float" office:value="0.736716694966323">
                <text:p>0.736716694966323</text:p>
              </table:table-cell>
              <table:table-cell office:value-type="float" office:value="0.739721952454258">
                <text:p>0.739721952454258</text:p>
              </table:table-cell>
              <table:table-cell office:value-type="float" office:value="0.939516227195158">
                <text:p>0.939516227195158</text:p>
              </table:table-cell>
              <table:table-cell office:value-type="float" office:value="0.733570083542252">
                <text:p>0.73357008354225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dd </text:p>
              </table:table-cell>
              <table:table-cell office:value-type="float" office:value="0.8382793910767">
                <text:p>0.8382793910767</text:p>
              </table:table-cell>
              <table:table-cell office:value-type="float" office:value="0.842541795397339">
                <text:p>0.842541795397339</text:p>
              </table:table-cell>
              <table:table-cell office:value-type="float" office:value="0.870075128307923">
                <text:p>0.870075128307923</text:p>
              </table:table-cell>
              <table:table-cell office:value-type="float" office:value="0.841762994564964">
                <text:p>0.841762994564964</text:p>
              </table:table-cell>
              <table:table-cell office:value-type="float" office:value="0.811320754716981">
                <text:p>0.811320754716981</text:p>
              </table:table-cell>
            </table:table-row>
            <table:table-row>
              <table:table-cell office:value-type="string">
                <text:p>Grep</text:p>
              </table:table-cell>
              <table:table-cell office:value-type="float" office:value="0.900892894925734">
                <text:p>0.900892894925734</text:p>
              </table:table-cell>
              <table:table-cell office:value-type="float" office:value="0.990338980717835">
                <text:p>0.990338980717835</text:p>
              </table:table-cell>
              <table:table-cell office:value-type="float" office:value="0.453213077790304">
                <text:p>0.453213077790304</text:p>
              </table:table-cell>
              <table:table-cell office:value-type="float" office:value="0.670629302822006">
                <text:p>0.670629302822006</text:p>
              </table:table-cell>
              <table:table-cell office:value-type="float" office:value="1.04518747997009">
                <text:p>1.04518747997009</text:p>
              </table:table-cell>
            </table:table-row>
            <table:table-row>
              <table:table-cell office:value-type="string">
                <text:p>Gzip</text:p>
              </table:table-cell>
              <table:table-cell office:value-type="float" office:value="0.82870304748535">
                <text:p>0.82870304748535</text:p>
              </table:table-cell>
              <table:table-cell office:value-type="float" office:value="0.889657993159265">
                <text:p>0.889657993159265</text:p>
              </table:table-cell>
              <table:table-cell office:value-type="float" office:value="0.152157426256137">
                <text:p>0.152157426256137</text:p>
              </table:table-cell>
              <table:table-cell office:value-type="float" office:value="0.335405903144564">
                <text:p>0.335405903144564</text:p>
              </table:table-cell>
              <table:table-cell office:value-type="float" office:value="0.992998833138856">
                <text:p>0.992998833138856</text:p>
              </table:table-cell>
            </table:table-row>
          </table:table-rows>
        </table:table>
      </chart:chart>
    </office:chart>
  </office:body>
</office:document-content>
</file>

<file path=Graph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Linux_X86_64 LibreOffice_project/066b007f5ebcc236395c7d282ba488bca6720265</meta:generator>
  </office:meta>
</office:document-meta>
</file>

<file path=Graph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Graph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xmlns:gnm="http://www.gnumeric.org/odf-extension/1.0" gnm:font-stretch-pango="4" draw:stroke="none" svg:stroke-width="0.035cm" draw:fill="none" draw:fill-color="#d9d9d9"/>
      <style:text-properties fo:font-family="Sans" fo:font-size="10pt" style:font-size-asian="10pt" style:font-size-complex="10pt"/>
    </style:style>
    <style:style style:name="ch4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xmlns:gnm="http://www.gnumeric.org/odf-extension/1.0" gnm:font-stretch-pango="4" svg:stroke-width="0.035cm"/>
      <style:text-properties fo:font-family="Sans"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start"/>
      <style:graphic-properties xmlns:gnm="http://www.gnumeric.org/odf-extension/1.0" gnm:font-stretch-pango="4" svg:stroke-width="0.035cm"/>
      <style:text-properties fo:font-family="Sans" fo:font-size="10pt" style:font-size-asian="10pt" style:font-size-complex="10pt"/>
    </style:style>
    <style:style style:name="ch7" style:family="chart">
      <style:chart-properties style:rotation-angle="90"/>
      <style:graphic-properties svg:stroke-width="0.035cm"/>
      <style:text-properties fo:font-family="Sans" fo:font-size="9pt" style:font-size-asian="9pt" style:font-size-complex="9pt"/>
    </style:style>
    <style:style style:name="ch8" style:family="chart">
      <style:graphic-properties xmlns:gnm="http://www.gnumeric.org/odf-extension/1.0" gnm:font-stretch-pango="4" svg:stroke-width="0.035cm"/>
    </style:style>
    <style:style style:name="ch9" style:family="chart" style:data-style-name="N2">
      <style:chart-properties chart:link-data-style-to-source="true"/>
      <style:graphic-properties xmlns:gnm="http://www.gnumeric.org/odf-extension/1.0" gnm:font-stretch-pango="4" draw:stroke="none" svg:stroke-width="0.035cm"/>
      <style:text-properties fo:font-family="Sans" fo:font-size="10pt" style:font-size-asian="10pt" style:font-size-complex="10pt"/>
    </style:style>
    <style:style style:name="ch10" style:family="chart">
      <style:graphic-properties xmlns:gnm="http://www.gnumeric.org/odf-extension/1.0" gnm:font-stretch-pango="4" draw:stroke="solid" svg:stroke-width="0.035cm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1.007cm" svg:height="7.585cm" xlink:href=".." xlink:type="simple" chart:class="chart:bar" chart:style-name="ch1">
        <chart:title svg:x="3.941cm" svg:y="0.325cm" chart:style-name="ch2">
          <text:p>Desempenho de aplicações contra Grep</text:p>
        </chart:title>
        <chart:legend chart:legend-position="end" svg:x="8.077cm" svg:y="3.378cm" style:legend-expansion="high" chart:style-name="ch3"/>
        <chart:plot-area chart:style-name="ch4" table:cell-range-address="Sheet2.A24:Sheet2.F28" chart:data-source-has-labels="both" svg:x="1.258cm" svg:y="1.243cm" svg:width="6.419cm" svg:height="6.191cm">
          <chartooo:coordinate-region svg:x="2.352cm" svg:y="1.243cm" svg:width="5.325cm" svg:height="3.806cm"/>
          <chart:axis chart:dimension="x" chart:name="primary-x" chart:style-name="ch5" chartooo:axis-type="text">
            <chart:categories table:cell-range-address="Sheet2.A25:Sheet2.A28"/>
          </chart:axis>
          <chart:axis chart:dimension="y" chart:name="primary-y" chart:style-name="ch6">
            <chart:title svg:x="2.666cm" svg:y="5.871cm" chart:style-name="ch7">
              <text:p>Pontuação normalizada</text:p>
            </chart:title>
            <chart:grid chart:style-name="ch8" chart:class="major"/>
          </chart:axis>
          <chart:series chart:style-name="ch9" chart:values-cell-range-address="Sheet2.B25:Sheet2.B28" chart:label-cell-address="Sheet2.B24:Sheet2.B24" chart:class="chart:bar">
            <chart:data-point chart:repeated="4"/>
          </chart:series>
          <chart:series chart:style-name="ch9" chart:values-cell-range-address="Sheet2.C25:Sheet2.C28" chart:label-cell-address="Sheet2.C24:Sheet2.C24" chart:class="chart:bar">
            <chart:data-point chart:repeated="4"/>
          </chart:series>
          <chart:series chart:style-name="ch9" chart:values-cell-range-address="Sheet2.D25:Sheet2.D28" chart:label-cell-address="Sheet2.D24:Sheet2.D24" chart:class="chart:bar">
            <chart:data-point chart:repeated="4"/>
          </chart:series>
          <chart:series chart:style-name="ch9" chart:values-cell-range-address="Sheet2.E25:Sheet2.E28" chart:label-cell-address="Sheet2.E24:Sheet2.E24" chart:class="chart:bar">
            <chart:data-point chart:repeated="4"/>
          </chart:series>
          <chart:series chart:style-name="ch9" chart:values-cell-range-address="Sheet2.F25:Sheet2.F28" chart:label-cell-address="Sheet2.F24:Sheet2.F24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es_issued</text:p>
                <draw:g>
                  <svg:desc>Sheet2.B24:Sheet2.B24</svg:desc>
                </draw:g>
              </table:table-cell>
              <table:table-cell office:value-type="string">
                <text:p>reads_issued</text:p>
                <draw:g>
                  <svg:desc>Sheet2.C24:Sheet2.C24</svg:desc>
                </draw:g>
              </table:table-cell>
              <table:table-cell office:value-type="string">
                <text:p>write_time</text:p>
                <draw:g>
                  <svg:desc>Sheet2.D24:Sheet2.D24</svg:desc>
                </draw:g>
              </table:table-cell>
              <table:table-cell office:value-type="string">
                <text:p>read_time</text:p>
                <draw:g>
                  <svg:desc>Sheet2.E24:Sheet2.E24</svg:desc>
                </draw:g>
              </table:table-cell>
              <table:table-cell office:value-type="string">
                <text:p> cpuutil</text:p>
                <draw:g>
                  <svg:desc>Sheet2.F24:Sheet2.F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zip2 @ grep</text:p>
                <draw:g>
                  <svg:desc>Sheet2.A25:Sheet2.A28</svg:desc>
                </draw:g>
              </table:table-cell>
              <table:table-cell office:value-type="float" office:value="1.08240511551052">
                <text:p>1.08240511551052</text:p>
                <draw:g>
                  <svg:desc>Sheet2.B25:Sheet2.B28</svg:desc>
                </draw:g>
              </table:table-cell>
              <table:table-cell office:value-type="float" office:value="0.995302263300306">
                <text:p>0.995302263300306</text:p>
                <draw:g>
                  <svg:desc>Sheet2.C25:Sheet2.C28</svg:desc>
                </draw:g>
              </table:table-cell>
              <table:table-cell office:value-type="float" office:value="0.884909786771145">
                <text:p>0.884909786771145</text:p>
                <draw:g>
                  <svg:desc>Sheet2.D25:Sheet2.D28</svg:desc>
                </draw:g>
              </table:table-cell>
              <table:table-cell office:value-type="float" office:value="0.811506760759677">
                <text:p>0.811506760759677</text:p>
                <draw:g>
                  <svg:desc>Sheet2.E25:Sheet2.E28</svg:desc>
                </draw:g>
              </table:table-cell>
              <table:table-cell office:value-type="float" office:value="0.999149930931888">
                <text:p>0.999149930931888</text:p>
                <draw:g>
                  <svg:desc>Sheet2.F25:Sheet2.F28</svg:desc>
                </draw:g>
              </table:table-cell>
            </table:table-row>
            <table:table-row>
              <table:table-cell office:value-type="string">
                <text:p>Gzip@Grep</text:p>
              </table:table-cell>
              <table:table-cell office:value-type="float" office:value="1.05591778880231">
                <text:p>1.05591778880231</text:p>
              </table:table-cell>
              <table:table-cell office:value-type="float" office:value="0.993793220265603">
                <text:p>0.993793220265603</text:p>
              </table:table-cell>
              <table:table-cell office:value-type="float" office:value="1.19742421862761">
                <text:p>1.19742421862761</text:p>
              </table:table-cell>
              <table:table-cell office:value-type="float" office:value="0.793491607402319">
                <text:p>0.793491607402319</text:p>
              </table:table-cell>
              <table:table-cell office:value-type="float" office:value="0.993210989710406">
                <text:p>0.993210989710406</text:p>
              </table:table-cell>
            </table:table-row>
            <table:table-row>
              <table:table-cell office:value-type="string">
                <text:p>Cat @ Grep</text:p>
              </table:table-cell>
              <table:table-cell office:value-type="float" office:value="0.816198089078325">
                <text:p>0.816198089078325</text:p>
              </table:table-cell>
              <table:table-cell office:value-type="float" office:value="0.806080624291264">
                <text:p>0.806080624291264</text:p>
              </table:table-cell>
              <table:table-cell office:value-type="float" office:value="1.10442131090193">
                <text:p>1.10442131090193</text:p>
              </table:table-cell>
              <table:table-cell office:value-type="float" office:value="0.838806358896492">
                <text:p>0.838806358896492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string">
                <text:p>dd @grep</text:p>
              </table:table-cell>
              <table:table-cell office:value-type="float" office:value="0.879702892415605">
                <text:p>0.879702892415605</text:p>
              </table:table-cell>
              <table:table-cell office:value-type="float" office:value="0.168668610862666">
                <text:p>0.168668610862666</text:p>
              </table:table-cell>
              <table:table-cell office:value-type="float" office:value="0.851355128955593">
                <text:p>0.851355128955593</text:p>
              </table:table-cell>
              <table:table-cell office:value-type="float" office:value="0.914238841054065">
                <text:p>0.914238841054065</text:p>
              </table:table-cell>
              <table:table-cell office:value-type="float" office:value="0.811320754716981">
                <text:p>0.811320754716981</text:p>
              </table:table-cell>
            </table:table-row>
          </table:table-rows>
        </table:table>
      </chart:chart>
    </office:chart>
  </office:body>
</office:document-content>
</file>

<file path=Graph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Linux_X86_64 LibreOffice_project/066b007f5ebcc236395c7d282ba488bca6720265</meta:generator>
  </office:meta>
</office:document-meta>
</file>

<file path=Graph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Graph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xmlns:gnm="http://www.gnumeric.org/odf-extension/1.0" gnm:font-stretch-pango="4" draw:stroke="none" svg:stroke-width="0.035cm" draw:fill="none" draw:fill-color="#d9d9d9"/>
      <style:text-properties fo:font-family="Sans" fo:font-size="10pt" style:font-size-asian="10pt" style:font-size-complex="10pt"/>
    </style:style>
    <style:style style:name="ch4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xmlns:gnm="http://www.gnumeric.org/odf-extension/1.0" gnm:font-stretch-pango="4" svg:stroke-width="0.035cm"/>
      <style:text-properties fo:font-family="Sans"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start"/>
      <style:graphic-properties xmlns:gnm="http://www.gnumeric.org/odf-extension/1.0" gnm:font-stretch-pango="4" svg:stroke-width="0.035cm"/>
      <style:text-properties fo:font-family="Sans" fo:font-size="10pt" style:font-size-asian="10pt" style:font-size-complex="10pt"/>
    </style:style>
    <style:style style:name="ch7" style:family="chart">
      <style:chart-properties style:rotation-angle="90"/>
      <style:graphic-properties svg:stroke-width="0.035cm"/>
      <style:text-properties fo:font-family="Sans" fo:font-size="9pt" style:font-size-asian="9pt" style:font-size-complex="9pt"/>
    </style:style>
    <style:style style:name="ch8" style:family="chart">
      <style:graphic-properties xmlns:gnm="http://www.gnumeric.org/odf-extension/1.0" gnm:font-stretch-pango="4" svg:stroke-width="0.035cm"/>
    </style:style>
    <style:style style:name="ch9" style:family="chart" style:data-style-name="N2">
      <style:chart-properties chart:link-data-style-to-source="true"/>
      <style:graphic-properties xmlns:gnm="http://www.gnumeric.org/odf-extension/1.0" gnm:font-stretch-pango="4" draw:stroke="none" svg:stroke-width="0.035cm"/>
      <style:text-properties fo:font-family="Sans" fo:font-size="10pt" style:font-size-asian="10pt" style:font-size-complex="10pt"/>
    </style:style>
    <style:style style:name="ch10" style:family="chart">
      <style:graphic-properties xmlns:gnm="http://www.gnumeric.org/odf-extension/1.0" gnm:font-stretch-pango="4" draw:stroke="solid" svg:stroke-width="0.035cm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593cm" svg:height="7.584cm" xlink:href=".." xlink:type="simple" chart:class="chart:bar" chart:style-name="ch1">
        <chart:title svg:x="5.733cm" svg:y="0.321cm" chart:style-name="ch2">
          <text:p>Desempenho de Grep</text:p>
        </chart:title>
        <chart:legend chart:legend-position="end" svg:x="7.47cm" svg:y="3.347cm" style:legend-expansion="high" chart:style-name="ch3"/>
        <chart:plot-area chart:style-name="ch4" table:cell-range-address="Sheet2.A17:Sheet2.F22" chart:data-source-has-labels="both" svg:x="1.249cm" svg:y="1.243cm" svg:width="6.023cm" svg:height="6.19cm">
          <chartooo:coordinate-region svg:x="2.364cm" svg:y="1.243cm" svg:width="4.905cm" svg:height="3.935cm"/>
          <chart:axis chart:dimension="x" chart:name="primary-x" chart:style-name="ch5" chartooo:axis-type="text">
            <chart:categories table:cell-range-address="Sheet2.A18:Sheet2.A22"/>
          </chart:axis>
          <chart:axis chart:dimension="y" chart:name="primary-y" chart:style-name="ch6">
            <chart:title svg:x="2.097cm" svg:y="5.932cm" chart:style-name="ch7">
              <text:p>Pontuação Normalizada</text:p>
            </chart:title>
            <chart:grid chart:style-name="ch8" chart:class="major"/>
          </chart:axis>
          <chart:series chart:style-name="ch9" chart:values-cell-range-address="Sheet2.B18:Sheet2.B22" chart:label-cell-address="Sheet2.B17:Sheet2.B17" chart:class="chart:bar">
            <chart:data-point chart:repeated="5"/>
          </chart:series>
          <chart:series chart:style-name="ch9" chart:values-cell-range-address="Sheet2.C18:Sheet2.C22" chart:label-cell-address="Sheet2.C17:Sheet2.C17" chart:class="chart:bar">
            <chart:data-point chart:repeated="5"/>
          </chart:series>
          <chart:series chart:style-name="ch9" chart:values-cell-range-address="Sheet2.D18:Sheet2.D22" chart:label-cell-address="Sheet2.D17:Sheet2.D17" chart:class="chart:bar">
            <chart:data-point chart:repeated="5"/>
          </chart:series>
          <chart:series chart:style-name="ch9" chart:values-cell-range-address="Sheet2.E18:Sheet2.E22" chart:label-cell-address="Sheet2.E17:Sheet2.E17" chart:class="chart:bar">
            <chart:data-point chart:repeated="5"/>
          </chart:series>
          <chart:series chart:style-name="ch9" chart:values-cell-range-address="Sheet2.F18:Sheet2.F22" chart:label-cell-address="Sheet2.F17:Sheet2.F17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es_issued</text:p>
                <draw:g>
                  <svg:desc>Sheet2.B17:Sheet2.B17</svg:desc>
                </draw:g>
              </table:table-cell>
              <table:table-cell office:value-type="string">
                <text:p>reads_issued</text:p>
                <draw:g>
                  <svg:desc>Sheet2.C17:Sheet2.C17</svg:desc>
                </draw:g>
              </table:table-cell>
              <table:table-cell office:value-type="string">
                <text:p>write_time</text:p>
                <draw:g>
                  <svg:desc>Sheet2.D17:Sheet2.D17</svg:desc>
                </draw:g>
              </table:table-cell>
              <table:table-cell office:value-type="string">
                <text:p>read_time</text:p>
                <draw:g>
                  <svg:desc>Sheet2.E17:Sheet2.E17</svg:desc>
                </draw:g>
              </table:table-cell>
              <table:table-cell office:value-type="string">
                <text:p> cpuutil</text:p>
                <draw:g>
                  <svg:desc>Sheet2.F17:Sheet2.F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ep@bzip2</text:p>
                <draw:g>
                  <svg:desc>Sheet2.A18:Sheet2.A22</svg:desc>
                </draw:g>
              </table:table-cell>
              <table:table-cell office:value-type="float" office:value="0.900892894925733">
                <text:p>0.900892894925733</text:p>
                <draw:g>
                  <svg:desc>Sheet2.B18:Sheet2.B22</svg:desc>
                </draw:g>
              </table:table-cell>
              <table:table-cell office:value-type="float" office:value="0.990338980717835">
                <text:p>0.990338980717835</text:p>
                <draw:g>
                  <svg:desc>Sheet2.C18:Sheet2.C22</svg:desc>
                </draw:g>
              </table:table-cell>
              <table:table-cell office:value-type="float" office:value="0.453213077790304">
                <text:p>0.453213077790304</text:p>
                <draw:g>
                  <svg:desc>Sheet2.D18:Sheet2.D22</svg:desc>
                </draw:g>
              </table:table-cell>
              <table:table-cell office:value-type="float" office:value="0.670629302822007">
                <text:p>0.670629302822007</text:p>
                <draw:g>
                  <svg:desc>Sheet2.E18:Sheet2.E22</svg:desc>
                </draw:g>
              </table:table-cell>
              <table:table-cell office:value-type="float" office:value="1.04518747997009">
                <text:p>1.04518747997009</text:p>
                <draw:g>
                  <svg:desc>Sheet2.F18:Sheet2.F22</svg:desc>
                </draw:g>
              </table:table-cell>
            </table:table-row>
            <table:table-row>
              <table:table-cell office:value-type="string">
                <text:p>Grep@cat</text:p>
              </table:table-cell>
              <table:table-cell office:value-type="float" office:value="0.73750581862765">
                <text:p>0.73750581862765</text:p>
              </table:table-cell>
              <table:table-cell office:value-type="float" office:value="0.768779763417432">
                <text:p>0.768779763417432</text:p>
              </table:table-cell>
              <table:table-cell office:value-type="float" office:value="0.559023485784488">
                <text:p>0.559023485784488</text:p>
              </table:table-cell>
              <table:table-cell office:value-type="float" office:value="0.086785539507807">
                <text:p>0.086785539507807</text:p>
              </table:table-cell>
              <table:table-cell office:value-type="float" office:value="0.88590962504006">
                <text:p>0.88590962504006</text:p>
              </table:table-cell>
            </table:table-row>
            <table:table-row>
              <table:table-cell office:value-type="string">
                <text:p>Grep@crypt</text:p>
              </table:table-cell>
              <table:table-cell office:value-type="float" office:value="0.77470272100165">
                <text:p>0.77470272100165</text:p>
              </table:table-cell>
              <table:table-cell office:value-type="float" office:value="0.95483058085274">
                <text:p>0.95483058085274</text:p>
              </table:table-cell>
              <table:table-cell office:value-type="float" office:value="0.414124649459403">
                <text:p>0.414124649459403</text:p>
              </table:table-cell>
              <table:table-cell office:value-type="float" office:value="0.31725615308149">
                <text:p>0.31725615308149</text:p>
              </table:table-cell>
              <table:table-cell office:value-type="float" office:value="1.01698536481145">
                <text:p>1.01698536481145</text:p>
              </table:table-cell>
            </table:table-row>
            <table:table-row>
              <table:table-cell office:value-type="string">
                <text:p>Grep@dd</text:p>
              </table:table-cell>
              <table:table-cell office:value-type="float" office:value="0.759722398543862">
                <text:p>0.759722398543862</text:p>
              </table:table-cell>
              <table:table-cell office:value-type="float" office:value="0.543951466077737">
                <text:p>0.543951466077737</text:p>
              </table:table-cell>
              <table:table-cell office:value-type="float" office:value="0.0633525363777484">
                <text:p>0.0633525363777484</text:p>
              </table:table-cell>
              <table:table-cell office:value-type="float" office:value="0.0330013412968947">
                <text:p>0.0330013412968947</text:p>
              </table:table-cell>
              <table:table-cell office:value-type="float" office:value="0.529216963999573">
                <text:p>0.529216963999573</text:p>
              </table:table-cell>
            </table:table-row>
            <table:table-row>
              <table:table-cell office:value-type="string">
                <text:p>Grep@cp</text:p>
              </table:table-cell>
              <table:table-cell office:value-type="float" office:value="0.942744699758791">
                <text:p>0.942744699758791</text:p>
              </table:table-cell>
              <table:table-cell office:value-type="float" office:value="0.766591198360792">
                <text:p>0.766591198360792</text:p>
              </table:table-cell>
              <table:table-cell office:value-type="float" office:value="0.28207227224886">
                <text:p>0.28207227224886</text:p>
              </table:table-cell>
              <table:table-cell office:value-type="float" office:value="0.0856482097799813">
                <text:p>0.0856482097799813</text:p>
              </table:table-cell>
              <table:table-cell office:value-type="float" office:value="0.88355944877684">
                <text:p>0.88355944877684</text:p>
              </table:table-cell>
            </table:table-row>
          </table:table-rows>
        </table:table>
      </chart:chart>
    </office:chart>
  </office:body>
</office:document-content>
</file>

<file path=Graph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Linux_X86_64 LibreOffice_project/066b007f5ebcc236395c7d282ba488bca6720265</meta:generator>
  </office:meta>
</office:document-meta>
</file>

<file path=Graph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Graph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xmlns:gnm="http://www.gnumeric.org/odf-extension/1.0" gnm:font-stretch-pango="4" draw:stroke="none" svg:stroke-width="0.035cm" draw:fill="none" draw:fill-color="#d9d9d9"/>
      <style:text-properties fo:font-family="Sans" fo:font-size="10pt" style:font-size-asian="10pt" style:font-size-complex="10pt"/>
    </style:style>
    <style:style style:name="ch4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xmlns:gnm="http://www.gnumeric.org/odf-extension/1.0" gnm:font-stretch-pango="4" svg:stroke-width="0.035cm"/>
      <style:text-properties fo:font-family="Sans"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start"/>
      <style:graphic-properties xmlns:gnm="http://www.gnumeric.org/odf-extension/1.0" gnm:font-stretch-pango="4" svg:stroke-width="0.035cm"/>
      <style:text-properties fo:font-family="Sans" fo:font-size="10pt" style:font-size-asian="10pt" style:font-size-complex="10pt"/>
    </style:style>
    <style:style style:name="ch7" style:family="chart">
      <style:chart-properties style:rotation-angle="90"/>
      <style:graphic-properties svg:stroke-width="0.035cm"/>
      <style:text-properties fo:font-family="Sans" fo:font-size="9pt" style:font-size-asian="9pt" style:font-size-complex="9pt"/>
    </style:style>
    <style:style style:name="ch8" style:family="chart">
      <style:graphic-properties xmlns:gnm="http://www.gnumeric.org/odf-extension/1.0" gnm:font-stretch-pango="4" svg:stroke-width="0.035cm"/>
    </style:style>
    <style:style style:name="ch9" style:family="chart" style:data-style-name="N2">
      <style:chart-properties chart:link-data-style-to-source="true"/>
      <style:graphic-properties xmlns:gnm="http://www.gnumeric.org/odf-extension/1.0" gnm:font-stretch-pango="4" draw:stroke="none" svg:stroke-width="0.035cm"/>
      <style:text-properties fo:font-family="Sans" fo:font-size="10pt" style:font-size-asian="10pt" style:font-size-complex="10pt"/>
    </style:style>
    <style:style style:name="ch10" style:family="chart">
      <style:graphic-properties xmlns:gnm="http://www.gnumeric.org/odf-extension/1.0" gnm:font-stretch-pango="4" draw:stroke="solid" svg:stroke-width="0.035cm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585cm" svg:height="7.532cm" xlink:href=".." xlink:type="simple" chart:class="chart:bar" chart:style-name="ch1">
        <chart:title svg:x="6cm" svg:y="0.324cm" chart:style-name="ch2">
          <text:p>Desempenho de dd</text:p>
        </chart:title>
        <chart:legend chart:legend-position="end" svg:x="7.466cm" svg:y="3.374cm" style:legend-expansion="high" chart:style-name="ch3"/>
        <chart:plot-area chart:style-name="ch4" table:cell-range-address="Sheet2.A10:Sheet2.F15" chart:data-source-has-labels="both" svg:x="1.249cm" svg:y="1.241cm" svg:width="6.015cm" svg:height="6.141cm">
          <chartooo:coordinate-region svg:x="2.241cm" svg:y="1.241cm" svg:width="5.023cm" svg:height="4.204cm"/>
          <chart:axis chart:dimension="x" chart:name="primary-x" chart:style-name="ch5" chartooo:axis-type="text">
            <chart:categories table:cell-range-address="Sheet2.A11:Sheet2.A15"/>
          </chart:axis>
          <chart:axis chart:dimension="y" chart:name="primary-y" chart:style-name="ch6">
            <chart:title svg:x="2.099cm" svg:y="6.206cm" chart:style-name="ch7">
              <text:p>Pontuação normalizada</text:p>
            </chart:title>
            <chart:grid chart:style-name="ch8" chart:class="major"/>
          </chart:axis>
          <chart:series chart:style-name="ch9" chart:values-cell-range-address="Sheet2.B11:Sheet2.B15" chart:label-cell-address="Sheet2.B10:Sheet2.B10" chart:class="chart:bar">
            <chart:data-point chart:repeated="5"/>
          </chart:series>
          <chart:series chart:style-name="ch9" chart:values-cell-range-address="Sheet2.C11:Sheet2.C15" chart:label-cell-address="Sheet2.C10:Sheet2.C10" chart:class="chart:bar">
            <chart:data-point chart:repeated="5"/>
          </chart:series>
          <chart:series chart:style-name="ch9" chart:values-cell-range-address="Sheet2.D11:Sheet2.D15" chart:label-cell-address="Sheet2.D10:Sheet2.D10" chart:class="chart:bar">
            <chart:data-point chart:repeated="5"/>
          </chart:series>
          <chart:series chart:style-name="ch9" chart:values-cell-range-address="Sheet2.E11:Sheet2.E15" chart:label-cell-address="Sheet2.E10:Sheet2.E10" chart:class="chart:bar">
            <chart:data-point chart:repeated="5"/>
          </chart:series>
          <chart:series chart:style-name="ch9" chart:values-cell-range-address="Sheet2.F11:Sheet2.F15" chart:label-cell-address="Sheet2.F10:Sheet2.F10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es_issued</text:p>
                <draw:g>
                  <svg:desc>Sheet2.B10:Sheet2.B10</svg:desc>
                </draw:g>
              </table:table-cell>
              <table:table-cell office:value-type="string">
                <text:p>reads_issued</text:p>
                <draw:g>
                  <svg:desc>Sheet2.C10:Sheet2.C10</svg:desc>
                </draw:g>
              </table:table-cell>
              <table:table-cell office:value-type="string">
                <text:p>write_time</text:p>
                <draw:g>
                  <svg:desc>Sheet2.D10:Sheet2.D10</svg:desc>
                </draw:g>
              </table:table-cell>
              <table:table-cell office:value-type="string">
                <text:p>read_time</text:p>
                <draw:g>
                  <svg:desc>Sheet2.E10:Sheet2.E10</svg:desc>
                </draw:g>
              </table:table-cell>
              <table:table-cell office:value-type="string">
                <text:p> cpuutil</text:p>
                <draw:g>
                  <svg:desc>Sheet2.F10:Sheet2.F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d @ cat</text:p>
                <draw:g>
                  <svg:desc>Sheet2.A11:Sheet2.A15</svg:desc>
                </draw:g>
              </table:table-cell>
              <table:table-cell office:value-type="float" office:value="0.777169616178616">
                <text:p>0.777169616178616</text:p>
                <draw:g>
                  <svg:desc>Sheet2.B11:Sheet2.B15</svg:desc>
                </draw:g>
              </table:table-cell>
              <table:table-cell office:value-type="float" office:value="0.181394912366877">
                <text:p>0.181394912366877</text:p>
                <draw:g>
                  <svg:desc>Sheet2.C11:Sheet2.C15</svg:desc>
                </draw:g>
              </table:table-cell>
              <table:table-cell office:value-type="float" office:value="0.70404753633216">
                <text:p>0.70404753633216</text:p>
                <draw:g>
                  <svg:desc>Sheet2.D11:Sheet2.D15</svg:desc>
                </draw:g>
              </table:table-cell>
              <table:table-cell office:value-type="float" office:value="0.759718824523131">
                <text:p>0.759718824523131</text:p>
                <draw:g>
                  <svg:desc>Sheet2.E11:Sheet2.E15</svg:desc>
                </draw:g>
              </table:table-cell>
              <table:table-cell office:value-type="float" office:value="0.773584905660377">
                <text:p>0.773584905660377</text:p>
                <draw:g>
                  <svg:desc>Sheet2.F11:Sheet2.F15</svg:desc>
                </draw:g>
              </table:table-cell>
            </table:table-row>
            <table:table-row>
              <table:table-cell office:value-type="string">
                <text:p>dd @ dd</text:p>
              </table:table-cell>
              <table:table-cell office:value-type="float" office:value="0.470252058338197">
                <text:p>0.470252058338197</text:p>
              </table:table-cell>
              <table:table-cell office:value-type="float" office:value="0.378006525567651">
                <text:p>0.378006525567651</text:p>
              </table:table-cell>
              <table:table-cell office:value-type="float" office:value="0.406431077747939">
                <text:p>0.406431077747939</text:p>
              </table:table-cell>
              <table:table-cell office:value-type="float" office:value="0.241948078605297">
                <text:p>0.241948078605297</text:p>
              </table:table-cell>
              <table:table-cell office:value-type="float" office:value="0.358490566037736">
                <text:p>0.358490566037736</text:p>
              </table:table-cell>
            </table:table-row>
            <table:table-row>
              <table:table-cell office:value-type="string">
                <text:p>dd @grep</text:p>
              </table:table-cell>
              <table:table-cell office:value-type="float" office:value="0.879702892415605">
                <text:p>0.879702892415605</text:p>
              </table:table-cell>
              <table:table-cell office:value-type="float" office:value="0.168668610862666">
                <text:p>0.168668610862666</text:p>
              </table:table-cell>
              <table:table-cell office:value-type="float" office:value="0.851355128955593">
                <text:p>0.851355128955593</text:p>
              </table:table-cell>
              <table:table-cell office:value-type="float" office:value="0.914238841054065">
                <text:p>0.914238841054065</text:p>
              </table:table-cell>
              <table:table-cell office:value-type="float" office:value="0.811320754716981">
                <text:p>0.811320754716981</text:p>
              </table:table-cell>
            </table:table-row>
            <table:table-row>
              <table:table-cell office:value-type="string">
                <text:p>dd @gzip</text:p>
              </table:table-cell>
              <table:table-cell office:value-type="float" office:value="0.83121403224407">
                <text:p>0.83121403224407</text:p>
              </table:table-cell>
              <table:table-cell office:value-type="float" office:value="0.863684924784067">
                <text:p>0.863684924784067</text:p>
              </table:table-cell>
              <table:table-cell office:value-type="float" office:value="0.79778622502697">
                <text:p>0.79778622502697</text:p>
              </table:table-cell>
              <table:table-cell office:value-type="float" office:value="0.424398418325014">
                <text:p>0.424398418325014</text:p>
              </table:table-cell>
              <table:table-cell office:value-type="float" office:value="0.830188679245283">
                <text:p>0.830188679245283</text:p>
              </table:table-cell>
            </table:table-row>
            <table:table-row>
              <table:table-cell office:value-type="string">
                <text:p>dd@cp</text:p>
              </table:table-cell>
              <table:table-cell office:value-type="float" office:value="0.777274252971702">
                <text:p>0.777274252971702</text:p>
              </table:table-cell>
              <table:table-cell office:value-type="float" office:value="0.140595674645599">
                <text:p>0.140595674645599</text:p>
              </table:table-cell>
              <table:table-cell office:value-type="float" office:value="0.741241962970533">
                <text:p>0.741241962970533</text:p>
              </table:table-cell>
              <table:table-cell office:value-type="float" office:value="0.95743478637228">
                <text:p>0.95743478637228</text:p>
              </table:table-cell>
              <table:table-cell office:value-type="float" office:value="0.716981132075472">
                <text:p>0.716981132075472</text:p>
              </table:table-cell>
            </table:table-row>
          </table:table-rows>
        </table:table>
      </chart:chart>
    </office:chart>
  </office:body>
</office:document-content>
</file>

<file path=Graph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Linux_X86_64 LibreOffice_project/066b007f5ebcc236395c7d282ba488bca6720265</meta:generator>
  </office:meta>
</office:document-meta>
</file>

<file path=Graph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Graph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xmlns:gnm="http://www.gnumeric.org/odf-extension/1.0" gnm:font-stretch-pango="4" draw:stroke="none" svg:stroke-width="0.035cm" draw:fill="none" draw:fill-color="#d9d9d9"/>
      <style:text-properties fo:font-family="Sans" fo:font-size="10pt" style:font-size-asian="10pt" style:font-size-complex="10pt"/>
    </style:style>
    <style:style style:name="ch4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xmlns:gnm="http://www.gnumeric.org/odf-extension/1.0" gnm:font-stretch-pango="4" svg:stroke-width="0.035cm"/>
      <style:text-properties fo:font-family="Sans"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start"/>
      <style:graphic-properties xmlns:gnm="http://www.gnumeric.org/odf-extension/1.0" gnm:font-stretch-pango="4" svg:stroke-width="0.035cm"/>
      <style:text-properties fo:font-family="Sans" fo:font-size="10pt" style:font-size-asian="10pt" style:font-size-complex="10pt"/>
    </style:style>
    <style:style style:name="ch7" style:family="chart">
      <style:chart-properties style:rotation-angle="90"/>
      <style:graphic-properties svg:stroke-width="0.035cm"/>
      <style:text-properties fo:font-family="Sans" fo:font-size="9pt" style:font-size-asian="9pt" style:font-size-complex="9pt"/>
    </style:style>
    <style:style style:name="ch8" style:family="chart">
      <style:graphic-properties xmlns:gnm="http://www.gnumeric.org/odf-extension/1.0" gnm:font-stretch-pango="4" svg:stroke-width="0.035cm"/>
    </style:style>
    <style:style style:name="ch9" style:family="chart" style:data-style-name="N2">
      <style:chart-properties chart:link-data-style-to-source="true"/>
      <style:graphic-properties xmlns:gnm="http://www.gnumeric.org/odf-extension/1.0" gnm:font-stretch-pango="4" draw:stroke="none" svg:stroke-width="0.035cm"/>
      <style:text-properties fo:font-family="Sans" fo:font-size="10pt" style:font-size-asian="10pt" style:font-size-complex="10pt"/>
    </style:style>
    <style:style style:name="ch10" style:family="chart">
      <style:graphic-properties xmlns:gnm="http://www.gnumeric.org/odf-extension/1.0" gnm:font-stretch-pango="4" draw:stroke="solid" svg:stroke-width="0.035cm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1.448cm" svg:height="7.655cm" xlink:href=".." xlink:type="simple" chart:class="chart:bar" chart:style-name="ch1">
        <chart:title svg:x="6.382cm" svg:y="0.327cm" chart:style-name="ch2">
          <text:p>Desempenho de Bzip</text:p>
        </chart:title>
        <chart:legend chart:legend-position="end" svg:x="8.338cm" svg:y="3.477cm" style:legend-expansion="high" chart:style-name="ch3"/>
        <chart:plot-area chart:style-name="ch4" table:cell-range-address="Sheet2.A2:Sheet2.F7" chart:data-source-has-labels="both" svg:x="1.266cm" svg:y="1.247cm" svg:width="6.844cm" svg:height="6.255cm">
          <chartooo:coordinate-region svg:x="2.283cm" svg:y="1.247cm" svg:width="5.827cm" svg:height="3.739cm"/>
          <chart:axis chart:dimension="x" chart:name="primary-x" chart:style-name="ch5" chartooo:axis-type="text">
            <chart:categories table:cell-range-address="Sheet2.A3:Sheet2.A7"/>
          </chart:axis>
          <chart:axis chart:dimension="y" chart:name="primary-y" chart:style-name="ch6">
            <chart:title svg:x="2.178cm" svg:y="6.269cm" chart:style-name="ch7">
              <text:p>Pontuação Normalizada</text:p>
            </chart:title>
            <chart:grid chart:style-name="ch8" chart:class="major"/>
          </chart:axis>
          <chart:series chart:style-name="ch9" chart:values-cell-range-address="Sheet2.B3:Sheet2.B7" chart:label-cell-address="Sheet2.B2:Sheet2.B2" chart:class="chart:bar">
            <chart:data-point chart:repeated="5"/>
          </chart:series>
          <chart:series chart:style-name="ch9" chart:values-cell-range-address="Sheet2.C3:Sheet2.C7" chart:label-cell-address="Sheet2.C2:Sheet2.C2" chart:class="chart:bar">
            <chart:data-point chart:repeated="5"/>
          </chart:series>
          <chart:series chart:style-name="ch9" chart:values-cell-range-address="Sheet2.D3:Sheet2.D7" chart:label-cell-address="Sheet2.D2:Sheet2.D2" chart:class="chart:bar">
            <chart:data-point chart:repeated="5"/>
          </chart:series>
          <chart:series chart:style-name="ch9" chart:values-cell-range-address="Sheet2.E3:Sheet2.E7" chart:label-cell-address="Sheet2.E2:Sheet2.E2" chart:class="chart:bar">
            <chart:data-point chart:repeated="5"/>
          </chart:series>
          <chart:series chart:style-name="ch9" chart:values-cell-range-address="Sheet2.F3:Sheet2.F7" chart:label-cell-address="Sheet2.F2:Sheet2.F2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es_issued</text:p>
                <draw:g>
                  <svg:desc>Sheet2.B2:Sheet2.B2</svg:desc>
                </draw:g>
              </table:table-cell>
              <table:table-cell office:value-type="string">
                <text:p>reads_issued</text:p>
                <draw:g>
                  <svg:desc>Sheet2.C2:Sheet2.C2</svg:desc>
                </draw:g>
              </table:table-cell>
              <table:table-cell office:value-type="string">
                <text:p>write_time</text:p>
                <draw:g>
                  <svg:desc>Sheet2.D2:Sheet2.D2</svg:desc>
                </draw:g>
              </table:table-cell>
              <table:table-cell office:value-type="string">
                <text:p>read_time</text:p>
                <draw:g>
                  <svg:desc>Sheet2.E2:Sheet2.E2</svg:desc>
                </draw:g>
              </table:table-cell>
              <table:table-cell office:value-type="string">
                <text:p> cpuutil</text:p>
                <draw:g>
                  <svg:desc>Sheet2.F2:Sheet2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zip2 @ cat</text:p>
                <draw:g>
                  <svg:desc>Sheet2.A3:Sheet2.A7</svg:desc>
                </draw:g>
              </table:table-cell>
              <table:table-cell office:value-type="float" office:value="0.983148410776689">
                <text:p>0.983148410776689</text:p>
                <draw:g>
                  <svg:desc>Sheet2.B3:Sheet2.B7</svg:desc>
                </draw:g>
              </table:table-cell>
              <table:table-cell office:value-type="float" office:value="0.488281173848536">
                <text:p>0.488281173848536</text:p>
                <draw:g>
                  <svg:desc>Sheet2.C3:Sheet2.C7</svg:desc>
                </draw:g>
              </table:table-cell>
              <table:table-cell office:value-type="float" office:value="0.983292831108698">
                <text:p>0.983292831108698</text:p>
                <draw:g>
                  <svg:desc>Sheet2.D3:Sheet2.D7</svg:desc>
                </draw:g>
              </table:table-cell>
              <table:table-cell office:value-type="float" office:value="0.097276402787848">
                <text:p>0.097276402787848</text:p>
                <draw:g>
                  <svg:desc>Sheet2.E3:Sheet2.E7</svg:desc>
                </draw:g>
              </table:table-cell>
              <table:table-cell office:value-type="float" office:value="0.598979917118266">
                <text:p>0.598979917118266</text:p>
                <draw:g>
                  <svg:desc>Sheet2.F3:Sheet2.F7</svg:desc>
                </draw:g>
              </table:table-cell>
            </table:table-row>
            <table:table-row>
              <table:table-cell office:value-type="string">
                <text:p>Bzip2 @bzip2 </text:p>
              </table:table-cell>
              <table:table-cell office:value-type="float" office:value="1.06999249186446">
                <text:p>1.06999249186446</text:p>
              </table:table-cell>
              <table:table-cell office:value-type="float" office:value="0.921881372928166">
                <text:p>0.921881372928166</text:p>
              </table:table-cell>
              <table:table-cell office:value-type="float" office:value="0.977650256717072">
                <text:p>0.977650256717072</text:p>
              </table:table-cell>
              <table:table-cell office:value-type="float" office:value="0.464111751603977">
                <text:p>0.464111751603977</text:p>
              </table:table-cell>
              <table:table-cell office:value-type="float" office:value="0.950377218148975">
                <text:p>0.950377218148975</text:p>
              </table:table-cell>
            </table:table-row>
            <table:table-row>
              <table:table-cell office:value-type="string">
                <text:p>Bzip2 @ grep</text:p>
              </table:table-cell>
              <table:table-cell office:value-type="float" office:value="0.875531826143426">
                <text:p>0.875531826143426</text:p>
              </table:table-cell>
              <table:table-cell office:value-type="float" office:value="0.995302263300306">
                <text:p>0.995302263300306</text:p>
              </table:table-cell>
              <table:table-cell office:value-type="float" office:value="0.884909786771145">
                <text:p>0.884909786771145</text:p>
              </table:table-cell>
              <table:table-cell office:value-type="float" office:value="0.811506760759677">
                <text:p>0.811506760759677</text:p>
              </table:table-cell>
              <table:table-cell office:value-type="float" office:value="0.999149930931888">
                <text:p>0.999149930931888</text:p>
              </table:table-cell>
            </table:table-row>
            <table:table-row>
              <table:table-cell office:value-type="string">
                <text:p>Bzip2 @ dd</text:p>
              </table:table-cell>
              <table:table-cell office:value-type="float" office:value="1.02569450237589">
                <text:p>1.02569450237589</text:p>
              </table:table-cell>
              <table:table-cell office:value-type="float" office:value="0.278658793210479">
                <text:p>0.278658793210479</text:p>
              </table:table-cell>
              <table:table-cell office:value-type="float" office:value="0.0840495417129695">
                <text:p>0.0840495417129695</text:p>
              </table:table-cell>
              <table:table-cell office:value-type="float" office:value="0.0348524842690453">
                <text:p>0.0348524842690453</text:p>
              </table:table-cell>
              <table:table-cell office:value-type="float" office:value="0.307725002656466">
                <text:p>0.307725002656466</text:p>
              </table:table-cell>
            </table:table-row>
            <table:table-row>
              <table:table-cell office:value-type="string">
                <text:p>Bzip2@crypt</text:p>
              </table:table-cell>
              <table:table-cell office:value-type="float" office:value="0.793442896469681">
                <text:p>0.793442896469681</text:p>
              </table:table-cell>
              <table:table-cell office:value-type="float" office:value="0.848152766370115">
                <text:p>0.848152766370115</text:p>
              </table:table-cell>
              <table:table-cell office:value-type="float" office:value="1.05888125613346">
                <text:p>1.05888125613346</text:p>
              </table:table-cell>
              <table:table-cell office:value-type="float" office:value="0.313335260825424">
                <text:p>0.313335260825424</text:p>
              </table:table-cell>
              <table:table-cell office:value-type="float" office:value="0.952502390819254">
                <text:p>0.952502390819254</text:p>
              </table:table-cell>
            </table:table-row>
          </table:table-rows>
        </table:table>
      </chart:chart>
    </office:chart>
  </office:body>
</office:document-content>
</file>

<file path=Graph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Linux_X86_64 LibreOffice_project/066b007f5ebcc236395c7d282ba488bca6720265</meta:generator>
  </office:meta>
</office:document-meta>
</file>

<file path=Graph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317cm" svg:height="9.73cm" xlink:href=".." xlink:type="simple" chart:class="chart:bar" chart:style-name="ch1">
        <chart:legend chart:legend-position="end" svg:x="15.213cm" svg:y="4.317cm" style:legend-expansion="high" chart:style-name="ch2"/>
        <chart:plot-area chart:style-name="ch3" table:cell-range-address="'Média Ponderada'.A1:'Média Ponderada'.C2 'Média Ponderada'.A4:'Média Ponderada'.C4 'Média Ponderada'.A8:'Média Ponderada'.C8 'Média Ponderada'.A17:'Média Ponderada'.C17 'Média Ponderada'.A22:'Média Ponderada'.C23 'Média Ponderada'.A27:'Média Ponderada'.C28 'Média Ponderada'.A31:'Média Ponderada'.C32 'Média Ponderada'.A37:'Média Ponderada'.C38 'Média Ponderada'.A41:'Média Ponderada'.C42 'Média Ponderada'.A48:'Média Ponderada'.C48" chart:data-source-has-labels="both" svg:x="0.346cm" svg:y="0.194cm" svg:width="14.521cm" svg:height="9.342cm">
          <chartooo:coordinate-region svg:x="1.551cm" svg:y="0.194cm" svg:width="13.316cm" svg:height="7.096cm"/>
          <chart:axis chart:dimension="x" chart:name="primary-x" chart:style-name="ch4" chartooo:axis-type="auto">
            <chartooo:date-scale/>
            <chart:categories table:cell-range-address="'Média Ponderada'.A2:'Média Ponderada'.A2 'Média Ponderada'.A4:'Média Ponderada'.A4 'Média Ponderada'.A8:'Média Ponderada'.A8 'Média Ponderada'.A17:'Média Ponderada'.A17 'Média Ponderada'.A22:'Média Ponderada'.A23 'Média Ponderada'.A27:'Média Ponderada'.A28 'Média Ponderada'.A31:'Média Ponderada'.A32 'Média Ponderada'.A37:'Média Ponderada'.A38 'Média Ponderada'.A41:'Média Ponderada'.A42 'Média Ponderada'.A48:'Média Ponderada'.A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édia Ponderada'.B2:'Média Ponderada'.B2 'Média Ponderada'.B4:'Média Ponderada'.B4 'Média Ponderada'.B8:'Média Ponderada'.B8 'Média Ponderada'.B17:'Média Ponderada'.B17 'Média Ponderada'.B22:'Média Ponderada'.B23 'Média Ponderada'.B27:'Média Ponderada'.B28 'Média Ponderada'.B31:'Média Ponderada'.B32 'Média Ponderada'.B37:'Média Ponderada'.B38 'Média Ponderada'.B41:'Média Ponderada'.B42 'Média Ponderada'.B48:'Média Ponderada'.B48" chart:label-cell-address="'Média Ponderada'.B1:'Média Ponderada'.B1" chart:class="chart:bar">
            <chart:data-point chart:repeated="15"/>
          </chart:series>
          <chart:series chart:style-name="ch8" chart:values-cell-range-address="'Média Ponderada'.C2:'Média Ponderada'.C2 'Média Ponderada'.C4:'Média Ponderada'.C4 'Média Ponderada'.C8:'Média Ponderada'.C8 'Média Ponderada'.C17:'Média Ponderada'.C17 'Média Ponderada'.C22:'Média Ponderada'.C23 'Média Ponderada'.C27:'Média Ponderada'.C28 'Média Ponderada'.C31:'Média Ponderada'.C32 'Média Ponderada'.C37:'Média Ponderada'.C38 'Média Ponderada'.C41:'Média Ponderada'.C42 'Média Ponderada'.C48:'Média Ponderada'.C48" chart:label-cell-address="'Média Ponderada'.C1:'Média Ponderada'.C1" chart:class="chart:bar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Real</text:p>
                <draw:g>
                  <svg:desc>'Média Ponderada'.B1:'Média Ponderada'.B1</svg:desc>
                </draw:g>
              </table:table-cell>
              <table:table-cell office:value-type="string">
                <text:p>Predição</text:p>
                <draw:g>
                  <svg:desc>'Média Ponderada'.C1:'Média Ponderada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zip2 @bzip2</text:p>
                <draw:g>
                  <svg:desc>'Média Ponderada'.A2:'Média Ponderada'.A2 'Média Ponderada'.A4:'Média Ponderada'.A4 'Média Ponderada'.A8:'Média Ponderada'.A8 'Média Ponderada'.A17:'Média Ponderada'.A17 'Média Ponderada'.A22:'Média Ponderada'.A23 'Média Ponderada'.A27:'Média Ponderada'.A28 'Média Ponderada'.A31:'Média Ponderada'.A32 'Média Ponderada'.A37:'Média Ponderada'.A38 'Média Ponderada'.A41:'Média Ponderada'.A42 'Média Ponderada'.A48:'Média Ponderada'.A48</svg:desc>
                </draw:g>
              </table:table-cell>
              <table:table-cell office:value-type="float" office:value="0.8980366978">
                <text:p>0.8980366978</text:p>
                <draw:g>
                  <svg:desc>'Média Ponderada'.B2:'Média Ponderada'.B2 'Média Ponderada'.B4:'Média Ponderada'.B4 'Média Ponderada'.B8:'Média Ponderada'.B8 'Média Ponderada'.B17:'Média Ponderada'.B17 'Média Ponderada'.B22:'Média Ponderada'.B23 'Média Ponderada'.B27:'Média Ponderada'.B28 'Média Ponderada'.B31:'Média Ponderada'.B32 'Média Ponderada'.B37:'Média Ponderada'.B38 'Média Ponderada'.B41:'Média Ponderada'.B42 'Média Ponderada'.B48:'Média Ponderada'.B48</svg:desc>
                </draw:g>
              </table:table-cell>
              <table:table-cell office:value-type="float" office:value="0.8835023">
                <text:p>0.8835023</text:p>
                <draw:g>
                  <svg:desc>'Média Ponderada'.C2:'Média Ponderada'.C2 'Média Ponderada'.C4:'Média Ponderada'.C4 'Média Ponderada'.C8:'Média Ponderada'.C8 'Média Ponderada'.C17:'Média Ponderada'.C17 'Média Ponderada'.C22:'Média Ponderada'.C23 'Média Ponderada'.C27:'Média Ponderada'.C28 'Média Ponderada'.C31:'Média Ponderada'.C32 'Média Ponderada'.C37:'Média Ponderada'.C38 'Média Ponderada'.C41:'Média Ponderada'.C42 'Média Ponderada'.C48:'Média Ponderada'.C48</svg:desc>
                </draw:g>
              </table:table-cell>
            </table:table-row>
            <table:table-row>
              <table:table-cell office:value-type="string">
                <text:p>Cat@bzip2</text:p>
              </table:table-cell>
              <table:table-cell office:value-type="float" office:value="0.7231122584">
                <text:p>0.7231122584</text:p>
              </table:table-cell>
              <table:table-cell office:value-type="float" office:value="0.6851501">
                <text:p>0.6851501</text:p>
              </table:table-cell>
            </table:table-row>
            <table:table-row>
              <table:table-cell office:value-type="string">
                <text:p>Gzip@bzip2</text:p>
              </table:table-cell>
              <table:table-cell office:value-type="float" office:value="0.8858008895">
                <text:p>0.8858008895</text:p>
              </table:table-cell>
              <table:table-cell office:value-type="float" office:value="0.9045358">
                <text:p>0.9045358</text:p>
              </table:table-cell>
            </table:table-row>
            <table:table-row>
              <table:table-cell office:value-type="string">
                <text:p>Crypt @ cat</text:p>
              </table:table-cell>
              <table:table-cell office:value-type="float" office:value="0.6691508377">
                <text:p>0.6691508377</text:p>
              </table:table-cell>
              <table:table-cell office:value-type="float" office:value="0.675271">
                <text:p>0.675271</text:p>
              </table:table-cell>
            </table:table-row>
            <table:table-row>
              <table:table-cell office:value-type="string">
                <text:p>Gzip @ cat</text:p>
              </table:table-cell>
              <table:table-cell office:value-type="float" office:value="0.4199027256">
                <text:p>0.4199027256</text:p>
              </table:table-cell>
              <table:table-cell office:value-type="float" office:value="0.4531797">
                <text:p>0.4531797</text:p>
              </table:table-cell>
            </table:table-row>
            <table:table-row>
              <table:table-cell office:value-type="string">
                <text:p>Bzip2 @ cp</text:p>
              </table:table-cell>
              <table:table-cell office:value-type="float" office:value="0.4988767379">
                <text:p>0.4988767379</text:p>
              </table:table-cell>
              <table:table-cell office:value-type="float" office:value="0.4906157">
                <text:p>0.4906157</text:p>
              </table:table-cell>
            </table:table-row>
            <table:table-row>
              <table:table-cell office:value-type="string">
                <text:p>dd @ cp</text:p>
              </table:table-cell>
              <table:table-cell office:value-type="float" office:value="0.7489066213">
                <text:p>0.7489066213</text:p>
              </table:table-cell>
              <table:table-cell office:value-type="float" office:value="0.7954018">
                <text:p>0.7954018</text:p>
              </table:table-cell>
            </table:table-row>
            <table:table-row>
              <table:table-cell office:value-type="string">
                <text:p>Grep @ cp</text:p>
              </table:table-cell>
              <table:table-cell office:value-type="float" office:value="0.796655001">
                <text:p>0.796655001</text:p>
              </table:table-cell>
              <table:table-cell office:value-type="float" office:value="0.7688851">
                <text:p>0.7688851</text:p>
              </table:table-cell>
            </table:table-row>
            <table:table-row>
              <table:table-cell office:value-type="string">
                <text:p>Crypt @ dd</text:p>
              </table:table-cell>
              <table:table-cell office:value-type="float" office:value="0.3868707233">
                <text:p>0.3868707233</text:p>
              </table:table-cell>
              <table:table-cell office:value-type="float" office:value="0.2691293">
                <text:p>0.2691293</text:p>
              </table:table-cell>
            </table:table-row>
            <table:table-row>
              <table:table-cell office:value-type="string">
                <text:p>Cat@ dd</text:p>
              </table:table-cell>
              <table:table-cell office:value-type="float" office:value="0.1987992919">
                <text:p>0.1987992919</text:p>
              </table:table-cell>
              <table:table-cell office:value-type="float" office:value="0.2561297">
                <text:p>0.2561297</text:p>
              </table:table-cell>
            </table:table-row>
            <table:table-row>
              <table:table-cell office:value-type="string">
                <text:p>Bzip2 @ grep</text:p>
              </table:table-cell>
              <table:table-cell office:value-type="float" office:value="0.9979348731">
                <text:p>0.9979348731</text:p>
              </table:table-cell>
              <table:table-cell office:value-type="float" office:value="0.8634257">
                <text:p>0.8634257</text:p>
              </table:table-cell>
            </table:table-row>
            <table:table-row>
              <table:table-cell office:value-type="string">
                <text:p>Crypt@ grep</text:p>
              </table:table-cell>
              <table:table-cell office:value-type="float" office:value="0.9919583582">
                <text:p>0.9919583582</text:p>
              </table:table-cell>
              <table:table-cell office:value-type="float" office:value="0.5798983">
                <text:p>0.5798983</text:p>
              </table:table-cell>
            </table:table-row>
            <table:table-row>
              <table:table-cell office:value-type="string">
                <text:p>dd @ grep</text:p>
              </table:table-cell>
              <table:table-cell office:value-type="float" office:value="0.8380298064">
                <text:p>0.8380298064</text:p>
              </table:table-cell>
              <table:table-cell office:value-type="float" office:value="0.7803348">
                <text:p>0.7803348</text:p>
              </table:table-cell>
            </table:table-row>
            <table:table-row>
              <table:table-cell office:value-type="string">
                <text:p>Grep@ grep</text:p>
              </table:table-cell>
              <table:table-cell office:value-type="float" office:value="0.9883367885">
                <text:p>0.9883367885</text:p>
              </table:table-cell>
              <table:table-cell office:value-type="float" office:value="0.9849811">
                <text:p>0.9849811</text:p>
              </table:table-cell>
            </table:table-row>
            <table:table-row>
              <table:table-cell office:value-type="string">
                <text:p>dd @ gzip</text:p>
              </table:table-cell>
              <table:table-cell office:value-type="float" office:value="0.8019178101">
                <text:p>0.8019178101</text:p>
              </table:table-cell>
              <table:table-cell office:value-type="float" office:value="0.7830651">
                <text:p>0.78306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Linux_X86_64 LibreOffice_project/066b007f5ebcc236395c7d282ba488bca672026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88cm" xlink:href=".." xlink:type="simple" chart:class="chart:bar" chart:style-name="ch1">
        <chart:legend chart:legend-position="end" svg:x="13.842cm" svg:y="3.697cm" style:legend-expansion="high" chart:style-name="ch2"/>
        <chart:plot-area chart:style-name="ch3" table:cell-range-address="'LINEAR REGRESSION ERROR'.A22:'LINEAR REGRESSION ERROR'.D29" chart:data-source-has-labels="both" svg:x="0.319cm" svg:y="0.179cm" svg:width="13.204cm" svg:height="8.63cm">
          <chartooo:coordinate-region svg:x="0.94cm" svg:y="0.378cm" svg:width="12.583cm" svg:height="7.784cm"/>
          <chart:axis chart:dimension="x" chart:name="primary-x" chart:style-name="ch4" chartooo:axis-type="auto">
            <chartooo:date-scale/>
            <chart:categories table:cell-range-address="'LINEAR REGRESSION ERROR'.A23:'LINEAR REGRESSION ERROR'.A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LINEAR REGRESSION ERROR'.B23:'LINEAR REGRESSION ERROR'.B29" chart:label-cell-address="'LINEAR REGRESSION ERROR'.B22:'LINEAR REGRESSION ERROR'.B22" chart:class="chart:bar">
            <chart:data-point chart:repeated="7"/>
          </chart:series>
          <chart:series chart:style-name="ch8" chart:values-cell-range-address="'LINEAR REGRESSION ERROR'.C23:'LINEAR REGRESSION ERROR'.C29" chart:label-cell-address="'LINEAR REGRESSION ERROR'.C22:'LINEAR REGRESSION ERROR'.C22" chart:class="chart:bar">
            <chart:data-point chart:repeated="7"/>
          </chart:series>
          <chart:series chart:style-name="ch9" chart:values-cell-range-address="'LINEAR REGRESSION ERROR'.D23:'LINEAR REGRESSION ERROR'.D29" chart:label-cell-address="'LINEAR REGRESSION ERROR'.D22:'LINEAR REGRESSION ERROR'.D22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</text:p>
                <draw:g>
                  <svg:desc>'LINEAR REGRESSION ERROR'.B22:'LINEAR REGRESSION ERROR'.B22</svg:desc>
                </draw:g>
              </table:table-cell>
              <table:table-cell office:value-type="string">
                <text:p>Maior</text:p>
                <draw:g>
                  <svg:desc>'LINEAR REGRESSION ERROR'.C22:'LINEAR REGRESSION ERROR'.C22</svg:desc>
                </draw:g>
              </table:table-cell>
              <table:table-cell office:value-type="string">
                <text:p> Mediana</text:p>
                <draw:g>
                  <svg:desc>'LINEAR REGRESSION ERROR'.D22:'LINEAR REGRESSION ERROR'.D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zip</text:p>
                <draw:g>
                  <svg:desc>'LINEAR REGRESSION ERROR'.A23:'LINEAR REGRESSION ERROR'.A29</svg:desc>
                </draw:g>
              </table:table-cell>
              <table:table-cell office:value-type="float" office:value="11.1920053230784">
                <text:p>11.1920053230784</text:p>
                <draw:g>
                  <svg:desc>'LINEAR REGRESSION ERROR'.B23:'LINEAR REGRESSION ERROR'.B29</svg:desc>
                </draw:g>
              </table:table-cell>
              <table:table-cell office:value-type="float" office:value="34.011852629545">
                <text:p>34.011852629545</text:p>
                <draw:g>
                  <svg:desc>'LINEAR REGRESSION ERROR'.C23:'LINEAR REGRESSION ERROR'.C29</svg:desc>
                </draw:g>
              </table:table-cell>
              <table:table-cell office:value-type="float" office:value="7.50443119543798">
                <text:p>7.50443119543798</text:p>
                <draw:g>
                  <svg:desc>'LINEAR REGRESSION ERROR'.D23:'LINEAR REGRESSION ERROR'.D29</svg:desc>
                </draw:g>
              </table:table-cell>
            </table:table-row>
            <table:table-row>
              <table:table-cell office:value-type="string">
                <text:p>cat</text:p>
              </table:table-cell>
              <table:table-cell office:value-type="float" office:value="18.7799062403625">
                <text:p>18.7799062403625</text:p>
              </table:table-cell>
              <table:table-cell office:value-type="float" office:value="53.5881909502899">
                <text:p>53.5881909502899</text:p>
              </table:table-cell>
              <table:table-cell office:value-type="float" office:value="13.3558879067454">
                <text:p>13.3558879067454</text:p>
              </table:table-cell>
            </table:table-row>
            <table:table-row>
              <table:table-cell office:value-type="string">
                <text:p>cp</text:p>
              </table:table-cell>
              <table:table-cell office:value-type="float" office:value="13.7826147953218">
                <text:p>13.7826147953218</text:p>
              </table:table-cell>
              <table:table-cell office:value-type="float" office:value="52.493895707252">
                <text:p>52.493895707252</text:p>
              </table:table-cell>
              <table:table-cell office:value-type="float" office:value="9.77994963132153">
                <text:p>9.77994963132153</text:p>
              </table:table-cell>
            </table:table-row>
            <table:table-row>
              <table:table-cell office:value-type="string">
                <text:p>crypt</text:p>
              </table:table-cell>
              <table:table-cell office:value-type="float" office:value="12.026005620302">
                <text:p>12.026005620302</text:p>
              </table:table-cell>
              <table:table-cell office:value-type="float" office:value="53.6535102810143">
                <text:p>53.6535102810143</text:p>
              </table:table-cell>
              <table:table-cell office:value-type="float" office:value="7.50443119543798">
                <text:p>7.50443119543798</text:p>
              </table:table-cell>
            </table:table-row>
            <table:table-row>
              <table:table-cell office:value-type="string">
                <text:p>dd</text:p>
              </table:table-cell>
              <table:table-cell office:value-type="float" office:value="14.1057428563886">
                <text:p>14.1057428563886</text:p>
              </table:table-cell>
              <table:table-cell office:value-type="float" office:value="53.6535102810143">
                <text:p>53.6535102810143</text:p>
              </table:table-cell>
              <table:table-cell office:value-type="float" office:value="7.65299154364059">
                <text:p>7.65299154364059</text:p>
              </table:table-cell>
            </table:table-row>
            <table:table-row>
              <table:table-cell office:value-type="string">
                <text:p>Grep</text:p>
              </table:table-cell>
              <table:table-cell office:value-type="float" office:value="11.0768356294864">
                <text:p>11.0768356294864</text:p>
              </table:table-cell>
              <table:table-cell office:value-type="float" office:value="38.5771695995777">
                <text:p>38.5771695995777</text:p>
              </table:table-cell>
              <table:table-cell office:value-type="float" office:value="8.42077209594835">
                <text:p>8.42077209594835</text:p>
              </table:table-cell>
            </table:table-row>
            <table:table-row>
              <table:table-cell office:value-type="string">
                <text:p>gzip</text:p>
              </table:table-cell>
              <table:table-cell office:value-type="float" office:value="17.7438554238037">
                <text:p>17.7438554238037</text:p>
              </table:table-cell>
              <table:table-cell office:value-type="float" office:value="53.5881909502899">
                <text:p>53.5881909502899</text:p>
              </table:table-cell>
              <table:table-cell office:value-type="float" office:value="7.46372878247076">
                <text:p>7.463728782470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Linux_X86_64 LibreOffice_project/066b007f5ebcc236395c7d282ba488bca672026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161cm" svg:height="10.216cm" xlink:href=".." xlink:type="simple" chart:class="chart:bar" chart:style-name="ch1">
        <chart:legend chart:legend-position="end" svg:x="16.057cm" svg:y="4.56cm" style:legend-expansion="high" chart:style-name="ch2"/>
        <chart:plot-area chart:style-name="ch3" table:cell-range-address="'Linear regression'.A1:'Linear regression'.C2 'Linear regression'.A4:'Linear regression'.C4 'Linear regression'.A8:'Linear regression'.C8 'Linear regression'.A17:'Linear regression'.C17 'Linear regression'.A22:'Linear regression'.C23 'Linear regression'.A27:'Linear regression'.C28 'Linear regression'.A31:'Linear regression'.C32 'Linear regression'.A37:'Linear regression'.C38 'Linear regression'.A41:'Linear regression'.C42 'Linear regression'.A48:'Linear regression'.C48" chart:data-source-has-labels="both" svg:x="0.363cm" svg:y="0.204cm" svg:width="15.331cm" svg:height="9.808cm">
          <chartooo:coordinate-region svg:x="1.541cm" svg:y="0.204cm" svg:width="14.153cm" svg:height="7.562cm"/>
          <chart:axis chart:dimension="x" chart:name="primary-x" chart:style-name="ch4" chartooo:axis-type="auto">
            <chartooo:date-scale/>
            <chart:categories table:cell-range-address="'Linear regression'.A2:'Linear regression'.A2 'Linear regression'.A4:'Linear regression'.A4 'Linear regression'.A8:'Linear regression'.A8 'Linear regression'.A17:'Linear regression'.A17 'Linear regression'.A22:'Linear regression'.A23 'Linear regression'.A27:'Linear regression'.A28 'Linear regression'.A31:'Linear regression'.A32 'Linear regression'.A37:'Linear regression'.A38 'Linear regression'.A41:'Linear regression'.A42 'Linear regression'.A48:'Linear regression'.A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Linear regression'.B2:'Linear regression'.B2 'Linear regression'.B4:'Linear regression'.B4 'Linear regression'.B8:'Linear regression'.B8 'Linear regression'.B17:'Linear regression'.B17 'Linear regression'.B22:'Linear regression'.B23 'Linear regression'.B27:'Linear regression'.B28 'Linear regression'.B31:'Linear regression'.B32 'Linear regression'.B37:'Linear regression'.B38 'Linear regression'.B41:'Linear regression'.B42 'Linear regression'.B48:'Linear regression'.B48" chart:label-cell-address="'Linear regression'.B1:'Linear regression'.B1" chart:class="chart:bar">
            <chart:data-point chart:repeated="15"/>
          </chart:series>
          <chart:series chart:style-name="ch8" chart:values-cell-range-address="'Linear regression'.C2:'Linear regression'.C2 'Linear regression'.C4:'Linear regression'.C4 'Linear regression'.C8:'Linear regression'.C8 'Linear regression'.C17:'Linear regression'.C17 'Linear regression'.C22:'Linear regression'.C23 'Linear regression'.C27:'Linear regression'.C28 'Linear regression'.C31:'Linear regression'.C32 'Linear regression'.C37:'Linear regression'.C38 'Linear regression'.C41:'Linear regression'.C42 'Linear regression'.C48:'Linear regression'.C48" chart:label-cell-address="'Linear regression'.C1:'Linear regression'.C1" chart:class="chart:bar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</text:p>
                <draw:g>
                  <svg:desc>'Linear regression'.B1:'Linear regression'.B1</svg:desc>
                </draw:g>
              </table:table-cell>
              <table:table-cell office:value-type="string">
                <text:p>Predição</text:p>
                <draw:g>
                  <svg:desc>'Linear regression'.C1:'Linear regression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zip2 @bzip2</text:p>
                <draw:g>
                  <svg:desc>'Linear regression'.A2:'Linear regression'.A2 'Linear regression'.A4:'Linear regression'.A4 'Linear regression'.A8:'Linear regression'.A8 'Linear regression'.A17:'Linear regression'.A17 'Linear regression'.A22:'Linear regression'.A23 'Linear regression'.A27:'Linear regression'.A28 'Linear regression'.A31:'Linear regression'.A32 'Linear regression'.A37:'Linear regression'.A38 'Linear regression'.A41:'Linear regression'.A42 'Linear regression'.A48:'Linear regression'.A48</svg:desc>
                </draw:g>
              </table:table-cell>
              <table:table-cell office:value-type="float" office:value="0.8980366978">
                <text:p>0.8980366978</text:p>
                <draw:g>
                  <svg:desc>'Linear regression'.B2:'Linear regression'.B2 'Linear regression'.B4:'Linear regression'.B4 'Linear regression'.B8:'Linear regression'.B8 'Linear regression'.B17:'Linear regression'.B17 'Linear regression'.B22:'Linear regression'.B23 'Linear regression'.B27:'Linear regression'.B28 'Linear regression'.B31:'Linear regression'.B32 'Linear regression'.B37:'Linear regression'.B38 'Linear regression'.B41:'Linear regression'.B42 'Linear regression'.B48:'Linear regression'.B48</svg:desc>
                </draw:g>
              </table:table-cell>
              <table:table-cell office:value-type="float" office:value="0.9101495">
                <text:p>0.9101495</text:p>
                <draw:g>
                  <svg:desc>'Linear regression'.C2:'Linear regression'.C2 'Linear regression'.C4:'Linear regression'.C4 'Linear regression'.C8:'Linear regression'.C8 'Linear regression'.C17:'Linear regression'.C17 'Linear regression'.C22:'Linear regression'.C23 'Linear regression'.C27:'Linear regression'.C28 'Linear regression'.C31:'Linear regression'.C32 'Linear regression'.C37:'Linear regression'.C38 'Linear regression'.C41:'Linear regression'.C42 'Linear regression'.C48:'Linear regression'.C48</svg:desc>
                </draw:g>
              </table:table-cell>
            </table:table-row>
            <table:table-row>
              <table:table-cell office:value-type="string">
                <text:p>Cat@bzip2</text:p>
              </table:table-cell>
              <table:table-cell office:value-type="float" office:value="0.7231122584">
                <text:p>0.7231122584</text:p>
              </table:table-cell>
              <table:table-cell office:value-type="float" office:value="0.6556127">
                <text:p>0.6556127</text:p>
              </table:table-cell>
            </table:table-row>
            <table:table-row>
              <table:table-cell office:value-type="string">
                <text:p>Gzip@bzip2</text:p>
              </table:table-cell>
              <table:table-cell office:value-type="float" office:value="0.8858008895">
                <text:p>0.8858008895</text:p>
              </table:table-cell>
              <table:table-cell office:value-type="float" office:value="0.9450909">
                <text:p>0.9450909</text:p>
              </table:table-cell>
            </table:table-row>
            <table:table-row>
              <table:table-cell office:value-type="string">
                <text:p>Crypt @ cat</text:p>
              </table:table-cell>
              <table:table-cell office:value-type="float" office:value="0.6691508377">
                <text:p>0.6691508377</text:p>
              </table:table-cell>
              <table:table-cell office:value-type="float" office:value="0.7071558">
                <text:p>0.7071558</text:p>
              </table:table-cell>
            </table:table-row>
            <table:table-row>
              <table:table-cell office:value-type="string">
                <text:p>Gzip @ cat</text:p>
              </table:table-cell>
              <table:table-cell office:value-type="float" office:value="0.4199027256">
                <text:p>0.4199027256</text:p>
              </table:table-cell>
              <table:table-cell office:value-type="float" office:value="0.644921">
                <text:p>0.644921</text:p>
              </table:table-cell>
            </table:table-row>
            <table:table-row>
              <table:table-cell office:value-type="string">
                <text:p>Bzip2 @ cp</text:p>
              </table:table-cell>
              <table:table-cell office:value-type="float" office:value="0.4988767379">
                <text:p>0.4988767379</text:p>
              </table:table-cell>
              <table:table-cell office:value-type="float" office:value="0.6557184">
                <text:p>0.6557184</text:p>
              </table:table-cell>
            </table:table-row>
            <table:table-row>
              <table:table-cell office:value-type="string">
                <text:p>dd @ cp</text:p>
              </table:table-cell>
              <table:table-cell office:value-type="float" office:value="0.7489066213">
                <text:p>0.7489066213</text:p>
              </table:table-cell>
              <table:table-cell office:value-type="float" office:value="0.8045604">
                <text:p>0.8045604</text:p>
              </table:table-cell>
            </table:table-row>
            <table:table-row>
              <table:table-cell office:value-type="string">
                <text:p>Grep @ cp</text:p>
              </table:table-cell>
              <table:table-cell office:value-type="float" office:value="0.796655001">
                <text:p>0.796655001</text:p>
              </table:table-cell>
              <table:table-cell office:value-type="float" office:value="0.7356088">
                <text:p>0.7356088</text:p>
              </table:table-cell>
            </table:table-row>
            <table:table-row>
              <table:table-cell office:value-type="string">
                <text:p>Crypt @ dd</text:p>
              </table:table-cell>
              <table:table-cell office:value-type="float" office:value="0.3868707233">
                <text:p>0.3868707233</text:p>
              </table:table-cell>
              <table:table-cell office:value-type="float" office:value="0.179301">
                <text:p>0.179301</text:p>
              </table:table-cell>
            </table:table-row>
            <table:table-row>
              <table:table-cell office:value-type="string">
                <text:p>Cat@ dd</text:p>
              </table:table-cell>
              <table:table-cell office:value-type="float" office:value="0.1987992919">
                <text:p>0.1987992919</text:p>
              </table:table-cell>
              <table:table-cell office:value-type="float" office:value="0.2282874">
                <text:p>0.2282874</text:p>
              </table:table-cell>
            </table:table-row>
            <table:table-row>
              <table:table-cell office:value-type="string">
                <text:p>Bzip2 @ grep</text:p>
              </table:table-cell>
              <table:table-cell office:value-type="float" office:value="0.9979348731">
                <text:p>0.9979348731</text:p>
              </table:table-cell>
              <table:table-cell office:value-type="float" office:value="0.9437123">
                <text:p>0.9437123</text:p>
              </table:table-cell>
            </table:table-row>
            <table:table-row>
              <table:table-cell office:value-type="string">
                <text:p>Crypt@ grep</text:p>
              </table:table-cell>
              <table:table-cell office:value-type="float" office:value="0.9919583582">
                <text:p>0.9919583582</text:p>
              </table:table-cell>
              <table:table-cell office:value-type="float" office:value="0.6092889">
                <text:p>0.6092889</text:p>
              </table:table-cell>
            </table:table-row>
            <table:table-row>
              <table:table-cell office:value-type="string">
                <text:p>dd @ grep</text:p>
              </table:table-cell>
              <table:table-cell office:value-type="float" office:value="0.8380298064">
                <text:p>0.8380298064</text:p>
              </table:table-cell>
              <table:table-cell office:value-type="float" office:value="0.8738987">
                <text:p>0.8738987</text:p>
              </table:table-cell>
            </table:table-row>
            <table:table-row>
              <table:table-cell office:value-type="string">
                <text:p>Grep@ grep</text:p>
              </table:table-cell>
              <table:table-cell office:value-type="float" office:value="0.9883367885">
                <text:p>0.9883367885</text:p>
              </table:table-cell>
              <table:table-cell office:value-type="float" office:value="0.9051112">
                <text:p>0.9051112</text:p>
              </table:table-cell>
            </table:table-row>
            <table:table-row>
              <table:table-cell office:value-type="string">
                <text:p>dd @ gzip</text:p>
              </table:table-cell>
              <table:table-cell office:value-type="float" office:value="0.8019178101">
                <text:p>0.8019178101</text:p>
              </table:table-cell>
              <table:table-cell office:value-type="float" office:value="0.7918451">
                <text:p>0.791845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Linux_X86_64 LibreOffice_project/066b007f5ebcc236395c7d282ba488bca672026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88cm" xlink:href=".." xlink:type="simple" chart:class="chart:bar" chart:style-name="ch1">
        <chart:legend chart:legend-position="end" svg:x="13.894cm" svg:y="3.946cm" style:legend-expansion="high" chart:style-name="ch2"/>
        <chart:plot-area chart:style-name="ch3" table:cell-range-address="'polinomial regression'.A1:'polinomial regression'.C2 'polinomial regression'.A4:'polinomial regression'.C4 'polinomial regression'.A8:'polinomial regression'.C8 'polinomial regression'.A17:'polinomial regression'.C17 'polinomial regression'.A22:'polinomial regression'.C23 'polinomial regression'.A27:'polinomial regression'.C28 'polinomial regression'.A31:'polinomial regression'.C32 'polinomial regression'.A37:'polinomial regression'.C38 'polinomial regression'.A41:'polinomial regression'.C42 'polinomial regression'.A48:'polinomial regression'.C48" chart:data-source-has-labels="both" svg:x="0.319cm" svg:y="0.179cm" svg:width="13.256cm" svg:height="8.63cm">
          <chartooo:coordinate-region svg:x="1.565cm" svg:y="0.179cm" svg:width="12.01cm" svg:height="6.384cm"/>
          <chart:axis chart:dimension="x" chart:name="primary-x" chart:style-name="ch4" chartooo:axis-type="auto">
            <chartooo:date-scale/>
            <chart:categories table:cell-range-address="'polinomial regression'.A2:'polinomial regression'.A2 'polinomial regression'.A4:'polinomial regression'.A4 'polinomial regression'.A8:'polinomial regression'.A8 'polinomial regression'.A17:'polinomial regression'.A17 'polinomial regression'.A22:'polinomial regression'.A23 'polinomial regression'.A27:'polinomial regression'.A28 'polinomial regression'.A31:'polinomial regression'.A32 'polinomial regression'.A37:'polinomial regression'.A38 'polinomial regression'.A41:'polinomial regression'.A42 'polinomial regression'.A48:'polinomial regression'.A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olinomial regression'.B2:'polinomial regression'.B2 'polinomial regression'.B4:'polinomial regression'.B4 'polinomial regression'.B8:'polinomial regression'.B8 'polinomial regression'.B17:'polinomial regression'.B17 'polinomial regression'.B22:'polinomial regression'.B23 'polinomial regression'.B27:'polinomial regression'.B28 'polinomial regression'.B31:'polinomial regression'.B32 'polinomial regression'.B37:'polinomial regression'.B38 'polinomial regression'.B41:'polinomial regression'.B42 'polinomial regression'.B48:'polinomial regression'.B48" chart:label-cell-address="'polinomial regression'.B1:'polinomial regression'.B1" chart:class="chart:bar">
            <chart:data-point chart:repeated="15"/>
          </chart:series>
          <chart:series chart:style-name="ch8" chart:values-cell-range-address="'polinomial regression'.C2:'polinomial regression'.C2 'polinomial regression'.C4:'polinomial regression'.C4 'polinomial regression'.C8:'polinomial regression'.C8 'polinomial regression'.C17:'polinomial regression'.C17 'polinomial regression'.C22:'polinomial regression'.C23 'polinomial regression'.C27:'polinomial regression'.C28 'polinomial regression'.C31:'polinomial regression'.C32 'polinomial regression'.C37:'polinomial regression'.C38 'polinomial regression'.C41:'polinomial regression'.C42 'polinomial regression'.C48:'polinomial regression'.C48" chart:label-cell-address="'polinomial regression'.C1:'polinomial regression'.C1" chart:class="chart:bar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</text:p>
                <draw:g>
                  <svg:desc>'polinomial regression'.B1:'polinomial regression'.B1</svg:desc>
                </draw:g>
              </table:table-cell>
              <table:table-cell office:value-type="string">
                <text:p>Predição</text:p>
                <draw:g>
                  <svg:desc>'polinomial regression'.C1:'polinomial regression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zip2 @bzip2</text:p>
                <draw:g>
                  <svg:desc>'polinomial regression'.A2:'polinomial regression'.A2 'polinomial regression'.A4:'polinomial regression'.A4 'polinomial regression'.A8:'polinomial regression'.A8 'polinomial regression'.A17:'polinomial regression'.A17 'polinomial regression'.A22:'polinomial regression'.A23 'polinomial regression'.A27:'polinomial regression'.A28 'polinomial regression'.A31:'polinomial regression'.A32 'polinomial regression'.A37:'polinomial regression'.A38 'polinomial regression'.A41:'polinomial regression'.A42 'polinomial regression'.A48:'polinomial regression'.A48</svg:desc>
                </draw:g>
              </table:table-cell>
              <table:table-cell office:value-type="float" office:value="0.8980366978">
                <text:p>0.8980366978</text:p>
                <draw:g>
                  <svg:desc>'polinomial regression'.B2:'polinomial regression'.B2 'polinomial regression'.B4:'polinomial regression'.B4 'polinomial regression'.B8:'polinomial regression'.B8 'polinomial regression'.B17:'polinomial regression'.B17 'polinomial regression'.B22:'polinomial regression'.B23 'polinomial regression'.B27:'polinomial regression'.B28 'polinomial regression'.B31:'polinomial regression'.B32 'polinomial regression'.B37:'polinomial regression'.B38 'polinomial regression'.B41:'polinomial regression'.B42 'polinomial regression'.B48:'polinomial regression'.B48</svg:desc>
                </draw:g>
              </table:table-cell>
              <table:table-cell office:value-type="float" office:value="0.9041855758">
                <text:p>0.9041855758</text:p>
                <draw:g>
                  <svg:desc>'polinomial regression'.C2:'polinomial regression'.C2 'polinomial regression'.C4:'polinomial regression'.C4 'polinomial regression'.C8:'polinomial regression'.C8 'polinomial regression'.C17:'polinomial regression'.C17 'polinomial regression'.C22:'polinomial regression'.C23 'polinomial regression'.C27:'polinomial regression'.C28 'polinomial regression'.C31:'polinomial regression'.C32 'polinomial regression'.C37:'polinomial regression'.C38 'polinomial regression'.C41:'polinomial regression'.C42 'polinomial regression'.C48:'polinomial regression'.C48</svg:desc>
                </draw:g>
              </table:table-cell>
            </table:table-row>
            <table:table-row>
              <table:table-cell office:value-type="string">
                <text:p>Cat@bzip2</text:p>
              </table:table-cell>
              <table:table-cell office:value-type="float" office:value="0.7231122584">
                <text:p>0.7231122584</text:p>
              </table:table-cell>
              <table:table-cell office:value-type="float" office:value="0.6910628195">
                <text:p>0.6910628195</text:p>
              </table:table-cell>
            </table:table-row>
            <table:table-row>
              <table:table-cell office:value-type="string">
                <text:p>Gzip@bzip2</text:p>
              </table:table-cell>
              <table:table-cell office:value-type="float" office:value="0.8858008895">
                <text:p>0.8858008895</text:p>
              </table:table-cell>
              <table:table-cell office:value-type="float" office:value="0.8958948242">
                <text:p>0.8958948242</text:p>
              </table:table-cell>
            </table:table-row>
            <table:table-row>
              <table:table-cell office:value-type="string">
                <text:p>Crypt @ cat</text:p>
              </table:table-cell>
              <table:table-cell office:value-type="float" office:value="0.6691508377">
                <text:p>0.6691508377</text:p>
              </table:table-cell>
              <table:table-cell office:value-type="float" office:value="0.6682854986">
                <text:p>0.6682854986</text:p>
              </table:table-cell>
            </table:table-row>
            <table:table-row>
              <table:table-cell office:value-type="string">
                <text:p>Gzip @ cat</text:p>
              </table:table-cell>
              <table:table-cell office:value-type="float" office:value="0.4199027256">
                <text:p>0.4199027256</text:p>
              </table:table-cell>
              <table:table-cell office:value-type="float" office:value="0.4526539641">
                <text:p>0.4526539641</text:p>
              </table:table-cell>
            </table:table-row>
            <table:table-row>
              <table:table-cell office:value-type="string">
                <text:p>Bzip2 @ cp</text:p>
              </table:table-cell>
              <table:table-cell office:value-type="float" office:value="0.4988767379">
                <text:p>0.4988767379</text:p>
              </table:table-cell>
              <table:table-cell office:value-type="float" office:value="0.5002802745">
                <text:p>0.5002802745</text:p>
              </table:table-cell>
            </table:table-row>
            <table:table-row>
              <table:table-cell office:value-type="string">
                <text:p>dd @ cp</text:p>
              </table:table-cell>
              <table:table-cell office:value-type="float" office:value="0.7489066213">
                <text:p>0.7489066213</text:p>
              </table:table-cell>
              <table:table-cell office:value-type="float" office:value="0.7608373348">
                <text:p>0.7608373348</text:p>
              </table:table-cell>
            </table:table-row>
            <table:table-row>
              <table:table-cell office:value-type="string">
                <text:p>Grep @ cp</text:p>
              </table:table-cell>
              <table:table-cell office:value-type="float" office:value="0.796655001">
                <text:p>0.796655001</text:p>
              </table:table-cell>
              <table:table-cell office:value-type="float" office:value="0.7805932913">
                <text:p>0.7805932913</text:p>
              </table:table-cell>
            </table:table-row>
            <table:table-row>
              <table:table-cell office:value-type="string">
                <text:p>Crypt @ dd</text:p>
              </table:table-cell>
              <table:table-cell office:value-type="float" office:value="0.3868707233">
                <text:p>0.3868707233</text:p>
              </table:table-cell>
              <table:table-cell office:value-type="float" office:value="0.3991726973">
                <text:p>0.3991726973</text:p>
              </table:table-cell>
            </table:table-row>
            <table:table-row>
              <table:table-cell office:value-type="string">
                <text:p>Cat@ dd</text:p>
              </table:table-cell>
              <table:table-cell office:value-type="float" office:value="0.1987992919">
                <text:p>0.1987992919</text:p>
              </table:table-cell>
              <table:table-cell office:value-type="float" office:value="0.1600374034">
                <text:p>0.1600374034</text:p>
              </table:table-cell>
            </table:table-row>
            <table:table-row>
              <table:table-cell office:value-type="string">
                <text:p>Bzip2 @ grep</text:p>
              </table:table-cell>
              <table:table-cell office:value-type="float" office:value="0.9979348731">
                <text:p>0.9979348731</text:p>
              </table:table-cell>
              <table:table-cell office:value-type="float" office:value="0.9826851079">
                <text:p>0.9826851079</text:p>
              </table:table-cell>
            </table:table-row>
            <table:table-row>
              <table:table-cell office:value-type="string">
                <text:p>Crypt@ grep</text:p>
              </table:table-cell>
              <table:table-cell office:value-type="float" office:value="0.9919583582">
                <text:p>0.9919583582</text:p>
              </table:table-cell>
              <table:table-cell office:value-type="float" office:value="0.9530515405">
                <text:p>0.9530515405</text:p>
              </table:table-cell>
            </table:table-row>
            <table:table-row>
              <table:table-cell office:value-type="string">
                <text:p>dd @ grep</text:p>
              </table:table-cell>
              <table:table-cell office:value-type="float" office:value="0.8380298064">
                <text:p>0.8380298064</text:p>
              </table:table-cell>
              <table:table-cell office:value-type="float" office:value="0.8440608302">
                <text:p>0.8440608302</text:p>
              </table:table-cell>
            </table:table-row>
            <table:table-row>
              <table:table-cell office:value-type="string">
                <text:p>Grep@ grep</text:p>
              </table:table-cell>
              <table:table-cell office:value-type="float" office:value="0.9883367885">
                <text:p>0.9883367885</text:p>
              </table:table-cell>
              <table:table-cell office:value-type="float" office:value="0.9914716192">
                <text:p>0.9914716192</text:p>
              </table:table-cell>
            </table:table-row>
            <table:table-row>
              <table:table-cell office:value-type="string">
                <text:p>dd @ gzip</text:p>
              </table:table-cell>
              <table:table-cell office:value-type="float" office:value="0.8019178101">
                <text:p>0.8019178101</text:p>
              </table:table-cell>
              <table:table-cell office:value-type="float" office:value="0.7980660965">
                <text:p>0.798066096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Linux_X86_64 LibreOffice_project/066b007f5ebcc236395c7d282ba488bca672026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843cm" svg:y="3.703cm" style:legend-expansion="high" chart:style-name="ch2"/>
        <chart:plot-area chart:style-name="ch3" table:cell-range-address="'Média Erro'.A22:'Média Erro'.D29" chart:data-source-has-labels="both" svg:x="1.331cm" svg:y="0.18cm" svg:width="12.192cm" svg:height="7.659cm">
          <chartooo:coordinate-region svg:x="1.952cm" svg:y="0.379cm" svg:width="11.571cm" svg:height="6.813cm"/>
          <chart:axis chart:dimension="x" chart:name="primary-x" chart:style-name="ch4" chartooo:axis-type="auto">
            <chartooo:date-scale/>
            <chart:title svg:x="6.576cm" svg:y="8.019cm" chart:style-name="ch5">
              <text:p>Aplicações</text:p>
            </chart:title>
            <chart:categories table:cell-range-address="'Média Erro'.A23:'Média Erro'.A29"/>
          </chart:axis>
          <chart:axis chart:dimension="y" chart:name="primary-y" chart:style-name="ch6">
            <chart:title svg:x="0.451cm" svg:y="5.283cm" chart:style-name="ch7">
              <text:p>Erro da Predição</text:p>
            </chart:title>
            <chart:grid chart:style-name="ch8" chart:class="major"/>
          </chart:axis>
          <chart:series chart:style-name="ch9" chart:values-cell-range-address="'Média Erro'.B23:'Média Erro'.B29" chart:label-cell-address="'Média Erro'.B22:'Média Erro'.B22" chart:class="chart:bar">
            <chart:data-point chart:repeated="7"/>
          </chart:series>
          <chart:series chart:style-name="ch10" chart:values-cell-range-address="'Média Erro'.C23:'Média Erro'.C29" chart:label-cell-address="'Média Erro'.C22:'Média Erro'.C22" chart:class="chart:bar">
            <chart:data-point chart:repeated="7"/>
          </chart:series>
          <chart:series chart:style-name="ch11" chart:values-cell-range-address="'Média Erro'.D23:'Média Erro'.D29" chart:label-cell-address="'Média Erro'.D22:'Média Erro'.D22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</text:p>
                <draw:g>
                  <svg:desc>'Média Erro'.B22:'Média Erro'.B22</svg:desc>
                </draw:g>
              </table:table-cell>
              <table:table-cell office:value-type="string">
                <text:p>Maior</text:p>
                <draw:g>
                  <svg:desc>'Média Erro'.C22:'Média Erro'.C22</svg:desc>
                </draw:g>
              </table:table-cell>
              <table:table-cell office:value-type="string">
                <text:p> Mediana</text:p>
                <draw:g>
                  <svg:desc>'Média Erro'.D22:'Média Erro'.D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zip</text:p>
                <draw:g>
                  <svg:desc>'Média Erro'.A23:'Média Erro'.A29</svg:desc>
                </draw:g>
              </table:table-cell>
              <table:table-cell office:value-type="float" office:value="5.05191075166263">
                <text:p>5.05191075166263</text:p>
                <draw:g>
                  <svg:desc>'Média Erro'.B23:'Média Erro'.B29</svg:desc>
                </draw:g>
              </table:table-cell>
              <table:table-cell office:value-type="float" office:value="13.478752644665">
                <text:p>13.478752644665</text:p>
                <draw:g>
                  <svg:desc>'Média Erro'.C23:'Média Erro'.C29</svg:desc>
                </draw:g>
              </table:table-cell>
              <table:table-cell office:value-type="float" office:value="2.11502502673881">
                <text:p>2.11502502673881</text:p>
                <draw:g>
                  <svg:desc>'Média Erro'.D23:'Média Erro'.D29</svg:desc>
                </draw:g>
              </table:table-cell>
            </table:table-row>
            <table:table-row>
              <table:table-cell office:value-type="string">
                <text:p>cat</text:p>
              </table:table-cell>
              <table:table-cell office:value-type="float" office:value="10.20897695683">
                <text:p>10.20897695683</text:p>
              </table:table-cell>
              <table:table-cell office:value-type="float" office:value="61.9355865919218">
                <text:p>61.9355865919218</text:p>
              </table:table-cell>
              <table:table-cell office:value-type="float" office:value="4.57683330241328">
                <text:p>4.57683330241328</text:p>
              </table:table-cell>
            </table:table-row>
            <table:table-row>
              <table:table-cell office:value-type="string">
                <text:p>cp</text:p>
              </table:table-cell>
              <table:table-cell office:value-type="float" office:value="7.55754743501686">
                <text:p>7.55754743501686</text:p>
              </table:table-cell>
              <table:table-cell office:value-type="float" office:value="31.3397139313379">
                <text:p>31.3397139313379</text:p>
              </table:table-cell>
              <table:table-cell office:value-type="float" office:value="5.78586314292156">
                <text:p>5.78586314292156</text:p>
              </table:table-cell>
            </table:table-row>
            <table:table-row>
              <table:table-cell office:value-type="string">
                <text:p>crypt</text:p>
              </table:table-cell>
              <table:table-cell office:value-type="float" office:value="9.25312935985672">
                <text:p>9.25312935985672</text:p>
              </table:table-cell>
              <table:table-cell office:value-type="float" office:value="41.5400560712771">
                <text:p>41.5400560712771</text:p>
              </table:table-cell>
              <table:table-cell office:value-type="float" office:value="5.75955931829146">
                <text:p>5.75955931829146</text:p>
              </table:table-cell>
            </table:table-row>
            <table:table-row>
              <table:table-cell office:value-type="string">
                <text:p>dd</text:p>
              </table:table-cell>
              <table:table-cell office:value-type="float" office:value="22.1342747274509">
                <text:p>22.1342747274509</text:p>
              </table:table-cell>
              <table:table-cell office:value-type="float" office:value="65.1098034073604">
                <text:p>65.1098034073604</text:p>
              </table:table-cell>
              <table:table-cell office:value-type="float" office:value="10.7609219175874">
                <text:p>10.7609219175874</text:p>
              </table:table-cell>
            </table:table-row>
            <table:table-row>
              <table:table-cell office:value-type="string">
                <text:p>Grep</text:p>
              </table:table-cell>
              <table:table-cell office:value-type="float" office:value="9.38069748754505">
                <text:p>9.38069748754505</text:p>
              </table:table-cell>
              <table:table-cell office:value-type="float" office:value="41.5400560712771">
                <text:p>41.5400560712771</text:p>
              </table:table-cell>
              <table:table-cell office:value-type="float" office:value="2.98554649357312">
                <text:p>2.98554649357312</text:p>
              </table:table-cell>
            </table:table-row>
            <table:table-row>
              <table:table-cell office:value-type="string">
                <text:p>gzip</text:p>
              </table:table-cell>
              <table:table-cell office:value-type="float" office:value="12.8085079870142">
                <text:p>12.8085079870142</text:p>
              </table:table-cell>
              <table:table-cell office:value-type="float" office:value="61.9355865919218">
                <text:p>61.9355865919218</text:p>
              </table:table-cell>
              <table:table-cell office:value-type="float" office:value="5.78586314292156">
                <text:p>5.7858631429215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Linux_X86_64 LibreOffice_project/066b007f5ebcc236395c7d282ba488bca672026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8.994cm" xlink:href=".." xlink:type="simple" chart:class="chart:bar" chart:style-name="ch1">
        <chart:legend chart:legend-position="end" svg:x="13.841cm" svg:y="3.7cm" style:legend-expansion="high" chart:style-name="ch2"/>
        <chart:plot-area chart:style-name="ch3" table:cell-range-address="'polinomial error'.A22:'polinomial error'.D29" chart:data-source-has-labels="both" svg:x="1.33cm" svg:y="0.179cm" svg:width="12.192cm" svg:height="7.655cm">
          <chartooo:coordinate-region svg:x="1.951cm" svg:y="0.378cm" svg:width="11.571cm" svg:height="6.809cm"/>
          <chart:axis chart:dimension="x" chart:name="primary-x" chart:style-name="ch4" chartooo:axis-type="auto">
            <chartooo:date-scale/>
            <chart:title svg:x="6.575cm" svg:y="8.013cm" chart:style-name="ch5">
              <text:p>Aplicações</text:p>
            </chart:title>
            <chart:categories table:cell-range-address="'polinomial error'.A23:'polinomial error'.A29"/>
          </chart:axis>
          <chart:axis chart:dimension="y" chart:name="primary-y" chart:style-name="ch6">
            <chart:title svg:x="0.451cm" svg:y="5.28cm" chart:style-name="ch7">
              <text:p>Erro da Predição</text:p>
            </chart:title>
            <chart:grid chart:style-name="ch8" chart:class="major"/>
          </chart:axis>
          <chart:series chart:style-name="ch9" chart:values-cell-range-address="'polinomial error'.B23:'polinomial error'.B29" chart:label-cell-address="'polinomial error'.B22:'polinomial error'.B22" chart:class="chart:bar">
            <chart:data-point chart:repeated="7"/>
          </chart:series>
          <chart:series chart:style-name="ch10" chart:values-cell-range-address="'polinomial error'.C23:'polinomial error'.C29" chart:label-cell-address="'polinomial error'.C22:'polinomial error'.C22" chart:class="chart:bar">
            <chart:data-point chart:repeated="7"/>
          </chart:series>
          <chart:series chart:style-name="ch11" chart:values-cell-range-address="'polinomial error'.D23:'polinomial error'.D29" chart:label-cell-address="'polinomial error'.D22:'polinomial error'.D22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</text:p>
                <draw:g>
                  <svg:desc>'polinomial error'.B22:'polinomial error'.B22</svg:desc>
                </draw:g>
              </table:table-cell>
              <table:table-cell office:value-type="string">
                <text:p>Maior</text:p>
                <draw:g>
                  <svg:desc>'polinomial error'.C22:'polinomial error'.C22</svg:desc>
                </draw:g>
              </table:table-cell>
              <table:table-cell office:value-type="string">
                <text:p> Mediana</text:p>
                <draw:g>
                  <svg:desc>'polinomial error'.D22:'polinomial error'.D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zip</text:p>
                <draw:g>
                  <svg:desc>'polinomial error'.A23:'polinomial error'.A29</svg:desc>
                </draw:g>
              </table:table-cell>
              <table:table-cell office:value-type="float" office:value="3.68009742403606">
                <text:p>3.68009742403606</text:p>
                <draw:g>
                  <svg:desc>'polinomial error'.B23:'polinomial error'.B29</svg:desc>
                </draw:g>
              </table:table-cell>
              <table:table-cell office:value-type="float" office:value="18.7960348117873">
                <text:p>18.7960348117873</text:p>
                <draw:g>
                  <svg:desc>'polinomial error'.C23:'polinomial error'.C29</svg:desc>
                </draw:g>
              </table:table-cell>
              <table:table-cell office:value-type="float" office:value="2.53326818202238">
                <text:p>2.53326818202238</text:p>
                <draw:g>
                  <svg:desc>'polinomial error'.D23:'polinomial error'.D29</svg:desc>
                </draw:g>
              </table:table-cell>
            </table:table-row>
            <table:table-row>
              <table:table-cell office:value-type="string">
                <text:p>cat</text:p>
              </table:table-cell>
              <table:table-cell office:value-type="float" office:value="9.34537661048309">
                <text:p>9.34537661048309</text:p>
              </table:table-cell>
              <table:table-cell office:value-type="float" office:value="53.4647958192427">
                <text:p>53.4647958192427</text:p>
              </table:table-cell>
              <table:table-cell office:value-type="float" office:value="4.43215261914028">
                <text:p>4.43215261914028</text:p>
              </table:table-cell>
            </table:table-row>
            <table:table-row>
              <table:table-cell office:value-type="string">
                <text:p>cp</text:p>
              </table:table-cell>
              <table:table-cell office:value-type="float" office:value="4.48618169491156">
                <text:p>4.48618169491156</text:p>
              </table:table-cell>
              <table:table-cell office:value-type="float" office:value="9.17196303142779">
                <text:p>9.17196303142779</text:p>
              </table:table-cell>
              <table:table-cell office:value-type="float" office:value="4.7850035906927">
                <text:p>4.7850035906927</text:p>
              </table:table-cell>
            </table:table-row>
            <table:table-row>
              <table:table-cell office:value-type="string">
                <text:p>crypt</text:p>
              </table:table-cell>
              <table:table-cell office:value-type="float" office:value="3.7173742831919">
                <text:p>3.7173742831919</text:p>
              </table:table-cell>
              <table:table-cell office:value-type="float" office:value="10.217212529817">
                <text:p>10.217212529817</text:p>
              </table:table-cell>
              <table:table-cell office:value-type="float" office:value="2.93045022853536">
                <text:p>2.93045022853536</text:p>
              </table:table-cell>
            </table:table-row>
            <table:table-row>
              <table:table-cell office:value-type="string">
                <text:p>dd</text:p>
              </table:table-cell>
              <table:table-cell office:value-type="float" office:value="5.63236173895228">
                <text:p>5.63236173895228</text:p>
              </table:table-cell>
              <table:table-cell office:value-type="float" office:value="19.4980012904161">
                <text:p>19.4980012904161</text:p>
              </table:table-cell>
              <table:table-cell office:value-type="float" office:value="3.17986688035331">
                <text:p>3.17986688035331</text:p>
              </table:table-cell>
            </table:table-row>
            <table:table-row>
              <table:table-cell office:value-type="string">
                <text:p>Grep</text:p>
              </table:table-cell>
              <table:table-cell office:value-type="float" office:value="1.88144691922481">
                <text:p>1.88144691922481</text:p>
              </table:table-cell>
              <table:table-cell office:value-type="float" office:value="7.84644074594187">
                <text:p>7.84644074594187</text:p>
              </table:table-cell>
              <table:table-cell office:value-type="float" office:value="0.922618386357164">
                <text:p>0.922618386357164</text:p>
              </table:table-cell>
            </table:table-row>
            <table:table-row>
              <table:table-cell office:value-type="string">
                <text:p>gzip</text:p>
              </table:table-cell>
              <table:table-cell office:value-type="float" office:value="7.3222206715497">
                <text:p>7.3222206715497</text:p>
              </table:table-cell>
              <table:table-cell office:value-type="float" office:value="53.4647958192427">
                <text:p>53.4647958192427</text:p>
              </table:table-cell>
              <table:table-cell office:value-type="float" office:value="3.93245693539675">
                <text:p>3.9324569353967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Linux_X86_64 LibreOffice_project/066b007f5ebcc236395c7d282ba488bca672026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